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9CA0000048C018FC55623274BFE.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ans" svg:font-family="'Liberation Sans'" style:font-family-generic="swiss"/>
    <style:font-face style:name="FreeMono" svg:font-family="FreeMono" style:font-adornments="Regular" style:font-family-generic="moder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table:align="margins"/>
    </style:style>
    <style:style style:name="Tableau3.A" style:family="table-column">
      <style:table-column-properties style:rel-column-width="32767*"/>
    </style:style>
    <style:style style:name="Tableau3.B" style:family="table-column">
      <style:table-column-properties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893cm"/>
    </style:style>
    <style:style style:name="Tableau5.B" style:family="table-column">
      <style:table-column-properties style:column-width="11.12cm"/>
    </style:style>
    <style:style style:name="Tableau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dddddd" fo:padding="0.097cm" fo:border="0.05pt solid #000000">
        <style:background-image/>
      </style:table-cell-properties>
    </style:style>
    <style:style style:name="Tableau5.A2" style:family="table-cell">
      <style:table-cell-properties fo:background-color="#dddddd"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0.05pt solid #000000"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292cm"/>
    </style:style>
    <style:style style:name="Tableau7.B" style:family="table-column">
      <style:table-column-properties style:column-width="11.721cm"/>
    </style:style>
    <style:style style:name="Tableau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dddddd" fo:padding="0.097cm" fo:border="0.05pt solid #000000">
        <style:background-image/>
      </style:table-cell-properties>
    </style:style>
    <style:style style:name="Tableau7.A2" style:family="table-cell">
      <style:table-cell-properties fo:background-color="#dddddd"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45cm"/>
    </style:style>
    <style:style style:name="Tableau9.B" style:family="table-column">
      <style:table-column-properties style:column-width="11.562cm"/>
    </style:style>
    <style:style style:name="Tableau9.1" style:family="table-row">
      <style:table-row-properties style:min-row-height="1.085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B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3" style:family="table">
      <style:table-properties table:align="margins"/>
    </style:style>
    <style:style style:name="Tableau3.A" style:family="table-column">
      <style:table-column-properties style:rel-column-width="32767*"/>
    </style:style>
    <style:style style:name="Tableau3.B" style:family="table-column">
      <style:table-column-properties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292cm"/>
    </style:style>
    <style:style style:name="Tableau7.B" style:family="table-column">
      <style:table-column-properties style:column-width="11.721cm"/>
    </style:style>
    <style:style style:name="Tableau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dddddd" fo:padding="0.097cm" fo:border="0.05pt solid #000000">
        <style:background-image/>
      </style:table-cell-properties>
    </style:style>
    <style:style style:name="Tableau7.A2" style:family="table-cell">
      <style:table-cell-properties fo:background-color="#dddddd"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893cm"/>
    </style:style>
    <style:style style:name="Tableau5.B" style:family="table-column">
      <style:table-column-properties style:column-width="11.12cm"/>
    </style:style>
    <style:style style:name="Tableau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dddddd" fo:padding="0.097cm" fo:border="0.05pt solid #000000">
        <style:background-image/>
      </style:table-cell-properties>
    </style:style>
    <style:style style:name="Tableau5.A2" style:family="table-cell">
      <style:table-cell-properties fo:background-color="#dddddd"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0.05pt solid #000000"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45cm"/>
    </style:style>
    <style:style style:name="Tableau9.B" style:family="table-column">
      <style:table-column-properties style:column-width="11.562cm"/>
    </style:style>
    <style:style style:name="Tableau9.1" style:family="table-row">
      <style:table-row-properties style:min-row-height="1.085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B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5.45cm"/>
    </style:style>
    <style:style style:name="Tableau2.B" style:family="table-column">
      <style:table-column-properties style:column-width="11.562cm"/>
    </style:style>
    <style:style style:name="Tableau2.1" style:family="table-row">
      <style:table-row-properties style:min-row-height="1.085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 style:family="table">
      <style:table-properties style:width="18.812cm" fo:margin-left="-0.968cm" table:align="left"/>
    </style:style>
    <style:style style:name="Tableau1.A" style:family="table-column">
      <style:table-column-properties style:column-width="2.99cm"/>
    </style:style>
    <style:style style:name="Tableau1.B" style:family="table-column">
      <style:table-column-properties style:column-width="15.822cm"/>
    </style:style>
    <style:style style:name="Tableau1.A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1" style:family="table">
      <style:table-properties style:width="15.628cm" table:align="margins"/>
    </style:style>
    <style:style style:name="Tableau11.A" style:family="table-column">
      <style:table-column-properties style:column-width="6.006cm" style:rel-column-width="25185*"/>
    </style:style>
    <style:style style:name="Tableau11.B" style:family="table-column">
      <style:table-column-properties style:column-width="4.411cm" style:rel-column-width="18499*"/>
    </style:style>
    <style:style style:name="Tableau11.C" style:family="table-column">
      <style:table-column-properties style:column-width="5.211cm" style:rel-column-width="21851*"/>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8" style:family="table">
      <style:table-properties style:width="27.199cm" fo:margin-left="-0.967cm" fo:break-before="auto" fo:break-after="auto" table:align="left"/>
    </style:style>
    <style:style style:name="Tableau8.A" style:family="table-column">
      <style:table-column-properties style:column-width="3.106cm"/>
    </style:style>
    <style:style style:name="Tableau8.B" style:family="table-column">
      <style:table-column-properties style:column-width="4.09cm"/>
    </style:style>
    <style:style style:name="Tableau8.C" style:family="table-column">
      <style:table-column-properties style:column-width="3.704cm"/>
    </style:style>
    <style:style style:name="Tableau8.D" style:family="table-column">
      <style:table-column-properties style:column-width="2.91cm"/>
    </style:style>
    <style:style style:name="Tableau8.E" style:family="table-column">
      <style:table-column-properties style:column-width="4.577cm"/>
    </style:style>
    <style:style style:name="Tableau8.F" style:family="table-column">
      <style:table-column-properties style:column-width="3.519cm"/>
    </style:style>
    <style:style style:name="Tableau8.G" style:family="table-column">
      <style:table-column-properties style:column-width="3.096cm"/>
    </style:style>
    <style:style style:name="Tableau8.H" style:family="table-column">
      <style:table-column-properties style:column-width="2.196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E1" style:family="table-cell">
      <style:table-cell-properties fo:background-color="#dddddd"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none" fo:border-top="none" fo:border-bottom="0.05pt solid #000000"/>
    </style:style>
    <style:style style:name="Tableau8.H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none" fo:border-top="none" fo:border-bottom="0.05pt solid #000000"/>
    </style:style>
    <style:style style:name="Tableau8.E3" style:family="table-cell">
      <style:table-cell-properties fo:padding="0.097cm" fo:border-left="0.05pt solid #000000" fo:border-right="none" fo:border-top="none" fo:border-bottom="0.05pt solid #000000"/>
    </style:style>
    <style:style style:name="Tableau8.F3" style:family="table-cell">
      <style:table-cell-properties fo:padding="0.097cm" fo:border-left="0.05pt solid #000000" fo:border-right="none" fo:border-top="none" fo:border-bottom="0.05pt solid #000000"/>
    </style:style>
    <style:style style:name="Tableau8.G3" style:family="table-cell">
      <style:table-cell-properties fo:padding="0.097cm" fo:border-left="0.05pt solid #000000" fo:border-right="none" fo:border-top="none" fo:border-bottom="0.05pt solid #000000"/>
    </style:style>
    <style:style style:name="Tableau8.H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none" fo:border-top="none" fo:border-bottom="0.05pt solid #000000"/>
    </style:style>
    <style:style style:name="Tableau8.E4" style:family="table-cell">
      <style:table-cell-properties fo:padding="0.097cm" fo:border-left="0.05pt solid #000000" fo:border-right="none" fo:border-top="none" fo:border-bottom="0.05pt solid #000000"/>
    </style:style>
    <style:style style:name="Tableau8.F4" style:family="table-cell">
      <style:table-cell-properties fo:padding="0.097cm" fo:border-left="0.05pt solid #000000" fo:border-right="none" fo:border-top="none" fo:border-bottom="0.05pt solid #000000"/>
    </style:style>
    <style:style style:name="Tableau8.G4" style:family="table-cell">
      <style:table-cell-properties fo:padding="0.097cm" fo:border-left="0.05pt solid #000000" fo:border-right="none" fo:border-top="none" fo:border-bottom="0.05pt solid #000000"/>
    </style:style>
    <style:style style:name="Tableau8.H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none" fo:border-top="none" fo:border-bottom="0.05pt solid #000000"/>
    </style:style>
    <style:style style:name="Tableau8.E5" style:family="table-cell">
      <style:table-cell-properties fo:padding="0.097cm" fo:border-left="0.05pt solid #000000" fo:border-right="none" fo:border-top="none" fo:border-bottom="0.05pt solid #000000"/>
    </style:style>
    <style:style style:name="Tableau8.F5" style:family="table-cell">
      <style:table-cell-properties fo:padding="0.097cm" fo:border-left="0.05pt solid #000000" fo:border-right="none" fo:border-top="none" fo:border-bottom="0.05pt solid #000000"/>
    </style:style>
    <style:style style:name="Tableau8.G5" style:family="table-cell">
      <style:table-cell-properties fo:padding="0.097cm" fo:border-left="0.05pt solid #000000" fo:border-right="none" fo:border-top="none" fo:border-bottom="0.05pt solid #000000"/>
    </style:style>
    <style:style style:name="Tableau8.H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none" fo:border-top="none" fo:border-bottom="0.05pt solid #000000"/>
    </style:style>
    <style:style style:name="Tableau8.E6" style:family="table-cell">
      <style:table-cell-properties fo:padding="0.097cm" fo:border-left="0.05pt solid #000000" fo:border-right="none" fo:border-top="none" fo:border-bottom="0.05pt solid #000000"/>
    </style:style>
    <style:style style:name="Tableau8.F6" style:family="table-cell">
      <style:table-cell-properties fo:padding="0.097cm" fo:border-left="0.05pt solid #000000" fo:border-right="none" fo:border-top="none" fo:border-bottom="0.05pt solid #000000"/>
    </style:style>
    <style:style style:name="Tableau8.G6" style:family="table-cell">
      <style:table-cell-properties fo:padding="0.097cm" fo:border-left="0.05pt solid #000000" fo:border-right="none" fo:border-top="none" fo:border-bottom="0.05pt solid #000000"/>
    </style:style>
    <style:style style:name="Tableau8.H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none" fo:border-top="none" fo:border-bottom="0.05pt solid #000000"/>
    </style:style>
    <style:style style:name="Tableau8.E7" style:family="table-cell">
      <style:table-cell-properties fo:padding="0.097cm" fo:border-left="0.05pt solid #000000" fo:border-right="none" fo:border-top="none" fo:border-bottom="0.05pt solid #000000"/>
    </style:style>
    <style:style style:name="Tableau8.F7" style:family="table-cell">
      <style:table-cell-properties fo:padding="0.097cm" fo:border-left="0.05pt solid #000000" fo:border-right="none" fo:border-top="none" fo:border-bottom="0.05pt solid #000000"/>
    </style:style>
    <style:style style:name="Tableau8.G7" style:family="table-cell">
      <style:table-cell-properties fo:padding="0.097cm" fo:border-left="0.05pt solid #000000" fo:border-right="none" fo:border-top="none" fo:border-bottom="0.05pt solid #000000"/>
    </style:style>
    <style:style style:name="Tableau8.H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none" fo:border-top="none" fo:border-bottom="0.05pt solid #000000"/>
    </style:style>
    <style:style style:name="Tableau8.E8" style:family="table-cell">
      <style:table-cell-properties fo:padding="0.097cm" fo:border-left="0.05pt solid #000000" fo:border-right="none" fo:border-top="none" fo:border-bottom="0.05pt solid #000000"/>
    </style:style>
    <style:style style:name="Tableau8.F8" style:family="table-cell">
      <style:table-cell-properties fo:padding="0.097cm" fo:border-left="0.05pt solid #000000" fo:border-right="none" fo:border-top="none" fo:border-bottom="0.05pt solid #000000"/>
    </style:style>
    <style:style style:name="Tableau8.G8" style:family="table-cell">
      <style:table-cell-properties fo:padding="0.097cm" fo:border-left="0.05pt solid #000000" fo:border-right="none" fo:border-top="none" fo:border-bottom="0.05pt solid #000000"/>
    </style:style>
    <style:style style:name="Tableau8.H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none" fo:border-top="none" fo:border-bottom="0.05pt solid #000000"/>
    </style:style>
    <style:style style:name="Tableau8.E9" style:family="table-cell">
      <style:table-cell-properties fo:padding="0.097cm" fo:border-left="0.05pt solid #000000" fo:border-right="none" fo:border-top="none" fo:border-bottom="0.05pt solid #000000"/>
    </style:style>
    <style:style style:name="Tableau8.F9" style:family="table-cell">
      <style:table-cell-properties fo:padding="0.097cm" fo:border-left="0.05pt solid #000000" fo:border-right="none" fo:border-top="none" fo:border-bottom="0.05pt solid #000000"/>
    </style:style>
    <style:style style:name="Tableau8.G9" style:family="table-cell">
      <style:table-cell-properties fo:padding="0.097cm" fo:border-left="0.05pt solid #000000" fo:border-right="none" fo:border-top="none" fo:border-bottom="0.05pt solid #000000"/>
    </style:style>
    <style:style style:name="Tableau8.H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none" fo:border-top="none" fo:border-bottom="0.05pt solid #000000"/>
    </style:style>
    <style:style style:name="Tableau8.E10" style:family="table-cell">
      <style:table-cell-properties fo:padding="0.097cm" fo:border-left="0.05pt solid #000000" fo:border-right="none" fo:border-top="none" fo:border-bottom="0.05pt solid #000000"/>
    </style:style>
    <style:style style:name="Tableau8.F10" style:family="table-cell">
      <style:table-cell-properties fo:padding="0.097cm" fo:border-left="0.05pt solid #000000" fo:border-right="none" fo:border-top="none" fo:border-bottom="0.05pt solid #000000"/>
    </style:style>
    <style:style style:name="Tableau8.G10" style:family="table-cell">
      <style:table-cell-properties fo:padding="0.097cm" fo:border-left="0.05pt solid #000000" fo:border-right="none" fo:border-top="none" fo:border-bottom="0.05pt solid #000000"/>
    </style:style>
    <style:style style:name="Tableau8.H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none" fo:border-top="none" fo:border-bottom="0.05pt solid #000000"/>
    </style:style>
    <style:style style:name="Tableau8.E11" style:family="table-cell">
      <style:table-cell-properties fo:padding="0.097cm" fo:border-left="0.05pt solid #000000" fo:border-right="none" fo:border-top="none" fo:border-bottom="0.05pt solid #000000"/>
    </style:style>
    <style:style style:name="Tableau8.F11" style:family="table-cell">
      <style:table-cell-properties fo:padding="0.097cm" fo:border-left="0.05pt solid #000000" fo:border-right="none" fo:border-top="none" fo:border-bottom="0.05pt solid #000000"/>
    </style:style>
    <style:style style:name="Tableau8.G11" style:family="table-cell">
      <style:table-cell-properties fo:padding="0.097cm" fo:border-left="0.05pt solid #000000" fo:border-right="none" fo:border-top="none" fo:border-bottom="0.05pt solid #000000"/>
    </style:style>
    <style:style style:name="Tableau8.H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none" fo:border-top="none" fo:border-bottom="0.05pt solid #000000"/>
    </style:style>
    <style:style style:name="Tableau8.E12" style:family="table-cell">
      <style:table-cell-properties fo:padding="0.097cm" fo:border-left="0.05pt solid #000000" fo:border-right="none" fo:border-top="none" fo:border-bottom="0.05pt solid #000000"/>
    </style:style>
    <style:style style:name="Tableau8.F12" style:family="table-cell">
      <style:table-cell-properties fo:padding="0.097cm" fo:border-left="0.05pt solid #000000" fo:border-right="none" fo:border-top="none" fo:border-bottom="0.05pt solid #000000"/>
    </style:style>
    <style:style style:name="Tableau8.G12" style:family="table-cell">
      <style:table-cell-properties fo:padding="0.097cm" fo:border-left="0.05pt solid #000000" fo:border-right="none" fo:border-top="none" fo:border-bottom="0.05pt solid #000000"/>
    </style:style>
    <style:style style:name="Tableau8.H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none" fo:border-top="none" fo:border-bottom="0.05pt solid #000000"/>
    </style:style>
    <style:style style:name="Tableau8.E13" style:family="table-cell">
      <style:table-cell-properties fo:padding="0.097cm" fo:border-left="0.05pt solid #000000" fo:border-right="none" fo:border-top="none" fo:border-bottom="0.05pt solid #000000"/>
    </style:style>
    <style:style style:name="Tableau8.F13" style:family="table-cell">
      <style:table-cell-properties fo:padding="0.097cm" fo:border-left="0.05pt solid #000000" fo:border-right="none" fo:border-top="none" fo:border-bottom="0.05pt solid #000000"/>
    </style:style>
    <style:style style:name="Tableau8.G13" style:family="table-cell">
      <style:table-cell-properties fo:padding="0.097cm" fo:border-left="0.05pt solid #000000" fo:border-right="none" fo:border-top="none" fo:border-bottom="0.05pt solid #000000"/>
    </style:style>
    <style:style style:name="Tableau8.H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none" fo:border-top="none" fo:border-bottom="0.05pt solid #000000"/>
    </style:style>
    <style:style style:name="Tableau8.E14" style:family="table-cell">
      <style:table-cell-properties fo:padding="0.097cm" fo:border-left="0.05pt solid #000000" fo:border-right="none" fo:border-top="none" fo:border-bottom="0.05pt solid #000000"/>
    </style:style>
    <style:style style:name="Tableau8.F14" style:family="table-cell">
      <style:table-cell-properties fo:padding="0.097cm" fo:border-left="0.05pt solid #000000" fo:border-right="none" fo:border-top="none" fo:border-bottom="0.05pt solid #000000"/>
    </style:style>
    <style:style style:name="Tableau8.G14" style:family="table-cell">
      <style:table-cell-properties fo:padding="0.097cm" fo:border-left="0.05pt solid #000000" fo:border-right="none" fo:border-top="none" fo:border-bottom="0.05pt solid #000000"/>
    </style:style>
    <style:style style:name="Tableau8.H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none" fo:border-top="none" fo:border-bottom="0.05pt solid #000000"/>
    </style:style>
    <style:style style:name="Tableau8.E15" style:family="table-cell">
      <style:table-cell-properties fo:padding="0.097cm" fo:border-left="0.05pt solid #000000" fo:border-right="none" fo:border-top="none" fo:border-bottom="0.05pt solid #000000"/>
    </style:style>
    <style:style style:name="Tableau8.F15" style:family="table-cell">
      <style:table-cell-properties fo:padding="0.097cm" fo:border-left="0.05pt solid #000000" fo:border-right="none" fo:border-top="none" fo:border-bottom="0.05pt solid #000000"/>
    </style:style>
    <style:style style:name="Tableau8.G15" style:family="table-cell">
      <style:table-cell-properties fo:padding="0.097cm" fo:border-left="0.05pt solid #000000" fo:border-right="none" fo:border-top="none" fo:border-bottom="0.05pt solid #000000"/>
    </style:style>
    <style:style style:name="Tableau8.H15" style:family="table-cell">
      <style:table-cell-properties fo:padding="0.097cm" fo:border-left="0.05pt solid #000000" fo:border-right="0.05pt solid #000000" fo:border-top="none" fo:border-bottom="0.05pt solid #000000"/>
    </style:style>
    <style:style style:name="Tableau4" style:family="table">
      <style:table-properties style:width="27.199cm" fo:margin-left="-0.967cm" fo:break-before="auto" fo:break-after="auto" table:align="left"/>
    </style:style>
    <style:style style:name="Tableau4.A" style:family="table-column">
      <style:table-column-properties style:column-width="3.598cm"/>
    </style:style>
    <style:style style:name="Tableau4.B" style:family="table-column">
      <style:table-column-properties style:column-width="4.895cm"/>
    </style:style>
    <style:style style:name="Tableau4.C" style:family="table-column">
      <style:table-column-properties style:column-width="3.704cm"/>
    </style:style>
    <style:style style:name="Tableau4.D" style:family="table-column">
      <style:table-column-properties style:column-width="3.201cm"/>
    </style:style>
    <style:style style:name="Tableau4.F" style:family="table-column">
      <style:table-column-properties style:column-width="3.519cm"/>
    </style:style>
    <style:style style:name="Tableau4.G" style:family="table-column">
      <style:table-column-properties style:column-width="3.387cm"/>
    </style:style>
    <style:style style:name="Tableau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4.E1" style:family="table-cell">
      <style:table-cell-properties fo:background-color="#dddddd"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none" fo:border-top="none" fo:border-bottom="0.05pt solid #000000"/>
    </style:style>
    <style:style style:name="Tableau4.G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none" fo:border-top="none" fo:border-bottom="0.05pt solid #000000"/>
    </style:style>
    <style:style style:name="Tableau4.F3" style:family="table-cell">
      <style:table-cell-properties fo:padding="0.097cm" fo:border-left="0.05pt solid #000000" fo:border-right="none" fo:border-top="none" fo:border-bottom="0.05pt solid #000000"/>
    </style:style>
    <style:style style:name="Tableau4.G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none" fo:border-top="none" fo:border-bottom="0.05pt solid #000000"/>
    </style:style>
    <style:style style:name="Tableau4.E4" style:family="table-cell">
      <style:table-cell-properties fo:padding="0.097cm" fo:border-left="0.05pt solid #000000" fo:border-right="none" fo:border-top="none" fo:border-bottom="0.05pt solid #000000"/>
    </style:style>
    <style:style style:name="Tableau4.F4" style:family="table-cell">
      <style:table-cell-properties fo:padding="0.097cm" fo:border-left="0.05pt solid #000000" fo:border-right="none" fo:border-top="none" fo:border-bottom="0.05pt solid #000000"/>
    </style:style>
    <style:style style:name="Tableau4.G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none" fo:border-top="none" fo:border-bottom="0.05pt solid #000000"/>
    </style:style>
    <style:style style:name="Tableau4.E5" style:family="table-cell">
      <style:table-cell-properties fo:padding="0.097cm" fo:border-left="0.05pt solid #000000" fo:border-right="none" fo:border-top="none" fo:border-bottom="0.05pt solid #000000"/>
    </style:style>
    <style:style style:name="Tableau4.F5" style:family="table-cell">
      <style:table-cell-properties fo:padding="0.097cm" fo:border-left="0.05pt solid #000000" fo:border-right="none" fo:border-top="none" fo:border-bottom="0.05pt solid #000000"/>
    </style:style>
    <style:style style:name="Tableau4.G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none" fo:border-top="none" fo:border-bottom="0.05pt solid #000000"/>
    </style:style>
    <style:style style:name="Tableau4.E6" style:family="table-cell">
      <style:table-cell-properties fo:padding="0.097cm" fo:border-left="0.05pt solid #000000" fo:border-right="none" fo:border-top="none" fo:border-bottom="0.05pt solid #000000"/>
    </style:style>
    <style:style style:name="Tableau4.F6" style:family="table-cell">
      <style:table-cell-properties fo:padding="0.097cm" fo:border-left="0.05pt solid #000000" fo:border-right="none" fo:border-top="none" fo:border-bottom="0.05pt solid #000000"/>
    </style:style>
    <style:style style:name="Tableau4.G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none" fo:border-top="none" fo:border-bottom="0.05pt solid #000000"/>
    </style:style>
    <style:style style:name="Tableau4.D7" style:family="table-cell">
      <style:table-cell-properties fo:padding="0.097cm" fo:border-left="0.05pt solid #000000" fo:border-right="none" fo:border-top="none" fo:border-bottom="0.05pt solid #000000"/>
    </style:style>
    <style:style style:name="Tableau4.E7" style:family="table-cell">
      <style:table-cell-properties fo:padding="0.097cm" fo:border-left="0.05pt solid #000000" fo:border-right="none" fo:border-top="none" fo:border-bottom="0.05pt solid #000000"/>
    </style:style>
    <style:style style:name="Tableau4.F7" style:family="table-cell">
      <style:table-cell-properties fo:padding="0.097cm" fo:border-left="0.05pt solid #000000" fo:border-right="none" fo:border-top="none" fo:border-bottom="0.05pt solid #000000"/>
    </style:style>
    <style:style style:name="Tableau4.G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none" fo:border-top="none" fo:border-bottom="0.05pt solid #000000"/>
    </style:style>
    <style:style style:name="Tableau4.D8" style:family="table-cell">
      <style:table-cell-properties fo:padding="0.097cm" fo:border-left="0.05pt solid #000000" fo:border-right="none" fo:border-top="none" fo:border-bottom="0.05pt solid #000000"/>
    </style:style>
    <style:style style:name="Tableau4.E8" style:family="table-cell">
      <style:table-cell-properties fo:padding="0.097cm" fo:border-left="0.05pt solid #000000" fo:border-right="none" fo:border-top="none" fo:border-bottom="0.05pt solid #000000"/>
    </style:style>
    <style:style style:name="Tableau4.F8" style:family="table-cell">
      <style:table-cell-properties fo:padding="0.097cm" fo:border-left="0.05pt solid #000000" fo:border-right="none" fo:border-top="none" fo:border-bottom="0.05pt solid #000000"/>
    </style:style>
    <style:style style:name="Tableau4.G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none" fo:border-top="none" fo:border-bottom="0.05pt solid #000000"/>
    </style:style>
    <style:style style:name="Tableau4.D9" style:family="table-cell">
      <style:table-cell-properties fo:padding="0.097cm" fo:border-left="0.05pt solid #000000" fo:border-right="none" fo:border-top="none" fo:border-bottom="0.05pt solid #000000"/>
    </style:style>
    <style:style style:name="Tableau4.E9" style:family="table-cell">
      <style:table-cell-properties fo:padding="0.097cm" fo:border-left="0.05pt solid #000000" fo:border-right="none" fo:border-top="none" fo:border-bottom="0.05pt solid #000000"/>
    </style:style>
    <style:style style:name="Tableau4.F9" style:family="table-cell">
      <style:table-cell-properties fo:padding="0.097cm" fo:border-left="0.05pt solid #000000" fo:border-right="none" fo:border-top="none" fo:border-bottom="0.05pt solid #000000"/>
    </style:style>
    <style:style style:name="Tableau4.G9" style:family="table-cell">
      <style:table-cell-properties fo:padding="0.097cm" fo:border-left="0.05pt solid #000000" fo:border-right="0.05pt solid #000000"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fo:padding="0.097cm" fo:border-left="0.05pt solid #000000" fo:border-right="none" fo:border-top="none" fo:border-bottom="0.05pt solid #000000"/>
    </style:style>
    <style:style style:name="Tableau4.D10" style:family="table-cell">
      <style:table-cell-properties fo:padding="0.097cm" fo:border-left="0.05pt solid #000000" fo:border-right="none" fo:border-top="none" fo:border-bottom="0.05pt solid #000000"/>
    </style:style>
    <style:style style:name="Tableau4.E10" style:family="table-cell">
      <style:table-cell-properties fo:padding="0.097cm" fo:border-left="0.05pt solid #000000" fo:border-right="none" fo:border-top="none" fo:border-bottom="0.05pt solid #000000"/>
    </style:style>
    <style:style style:name="Tableau4.F10" style:family="table-cell">
      <style:table-cell-properties fo:padding="0.097cm" fo:border-left="0.05pt solid #000000" fo:border-right="none" fo:border-top="none" fo:border-bottom="0.05pt solid #000000"/>
    </style:style>
    <style:style style:name="Tableau4.G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none" fo:border-top="none" fo:border-bottom="0.05pt solid #000000"/>
    </style:style>
    <style:style style:name="Tableau4.B11" style:family="table-cell">
      <style:table-cell-properties fo:padding="0.097cm" fo:border-left="0.05pt solid #000000" fo:border-right="none" fo:border-top="none" fo:border-bottom="0.05pt solid #000000"/>
    </style:style>
    <style:style style:name="Tableau4.C11" style:family="table-cell">
      <style:table-cell-properties fo:padding="0.097cm" fo:border-left="0.05pt solid #000000" fo:border-right="none" fo:border-top="none" fo:border-bottom="0.05pt solid #000000"/>
    </style:style>
    <style:style style:name="Tableau4.D11" style:family="table-cell">
      <style:table-cell-properties fo:padding="0.097cm" fo:border-left="0.05pt solid #000000" fo:border-right="none" fo:border-top="none" fo:border-bottom="0.05pt solid #000000"/>
    </style:style>
    <style:style style:name="Tableau4.E11" style:family="table-cell">
      <style:table-cell-properties fo:padding="0.097cm" fo:border-left="0.05pt solid #000000" fo:border-right="none" fo:border-top="none" fo:border-bottom="0.05pt solid #000000"/>
    </style:style>
    <style:style style:name="Tableau4.F11" style:family="table-cell">
      <style:table-cell-properties fo:padding="0.097cm" fo:border-left="0.05pt solid #000000" fo:border-right="none" fo:border-top="none" fo:border-bottom="0.05pt solid #000000"/>
    </style:style>
    <style:style style:name="Tableau4.G11" style:family="table-cell">
      <style:table-cell-properties fo:padding="0.097cm" fo:border-left="0.05pt solid #000000" fo:border-right="0.05pt solid #000000" fo:border-top="none" fo:border-bottom="0.05pt solid #000000"/>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fo:padding="0.097cm" fo:border-left="0.05pt solid #000000" fo:border-right="none" fo:border-top="none" fo:border-bottom="0.05pt solid #000000"/>
    </style:style>
    <style:style style:name="Tableau4.D12" style:family="table-cell">
      <style:table-cell-properties fo:padding="0.097cm" fo:border-left="0.05pt solid #000000" fo:border-right="none" fo:border-top="none" fo:border-bottom="0.05pt solid #000000"/>
    </style:style>
    <style:style style:name="Tableau4.E12" style:family="table-cell">
      <style:table-cell-properties fo:padding="0.097cm" fo:border-left="0.05pt solid #000000" fo:border-right="none" fo:border-top="none" fo:border-bottom="0.05pt solid #000000"/>
    </style:style>
    <style:style style:name="Tableau4.F12" style:family="table-cell">
      <style:table-cell-properties fo:padding="0.097cm" fo:border-left="0.05pt solid #000000" fo:border-right="none" fo:border-top="none" fo:border-bottom="0.05pt solid #000000"/>
    </style:style>
    <style:style style:name="Tableau4.G12" style:family="table-cell">
      <style:table-cell-properties fo:padding="0.097cm" fo:border-left="0.05pt solid #000000" fo:border-right="0.05pt solid #000000" fo:border-top="none" fo:border-bottom="0.05pt solid #000000"/>
    </style:style>
    <style:style style:name="Tableau4.A13" style:family="table-cell">
      <style:table-cell-properties fo:padding="0.097cm" fo:border-left="0.05pt solid #000000" fo:border-right="none" fo:border-top="none" fo:border-bottom="0.05pt solid #000000"/>
    </style:style>
    <style:style style:name="Tableau4.B13" style:family="table-cell">
      <style:table-cell-properties fo:padding="0.097cm" fo:border-left="0.05pt solid #000000" fo:border-right="none" fo:border-top="none" fo:border-bottom="0.05pt solid #000000"/>
    </style:style>
    <style:style style:name="Tableau4.C13" style:family="table-cell">
      <style:table-cell-properties fo:padding="0.097cm" fo:border-left="0.05pt solid #000000" fo:border-right="none" fo:border-top="none" fo:border-bottom="0.05pt solid #000000"/>
    </style:style>
    <style:style style:name="Tableau4.D13" style:family="table-cell">
      <style:table-cell-properties fo:padding="0.097cm" fo:border-left="0.05pt solid #000000" fo:border-right="none" fo:border-top="none" fo:border-bottom="0.05pt solid #000000"/>
    </style:style>
    <style:style style:name="Tableau4.E13" style:family="table-cell">
      <style:table-cell-properties fo:padding="0.097cm" fo:border-left="0.05pt solid #000000" fo:border-right="none" fo:border-top="none" fo:border-bottom="0.05pt solid #000000"/>
    </style:style>
    <style:style style:name="Tableau4.F13" style:family="table-cell">
      <style:table-cell-properties fo:padding="0.097cm" fo:border-left="0.05pt solid #000000" fo:border-right="none" fo:border-top="none" fo:border-bottom="0.05pt solid #000000"/>
    </style:style>
    <style:style style:name="Tableau4.G13" style:family="table-cell">
      <style:table-cell-properties fo:padding="0.097cm" fo:border-left="0.05pt solid #000000" fo:border-right="0.05pt solid #000000" fo:border-top="none" fo:border-bottom="0.05pt solid #000000"/>
    </style:style>
    <style:style style:name="Tableau4.A14" style:family="table-cell">
      <style:table-cell-properties fo:padding="0.097cm" fo:border-left="0.05pt solid #000000" fo:border-right="none" fo:border-top="none" fo:border-bottom="0.05pt solid #000000"/>
    </style:style>
    <style:style style:name="Tableau4.B14" style:family="table-cell">
      <style:table-cell-properties fo:padding="0.097cm" fo:border-left="0.05pt solid #000000" fo:border-right="none" fo:border-top="none" fo:border-bottom="0.05pt solid #000000"/>
    </style:style>
    <style:style style:name="Tableau4.C14" style:family="table-cell">
      <style:table-cell-properties fo:padding="0.097cm" fo:border-left="0.05pt solid #000000" fo:border-right="none" fo:border-top="none" fo:border-bottom="0.05pt solid #000000"/>
    </style:style>
    <style:style style:name="Tableau4.D14" style:family="table-cell">
      <style:table-cell-properties fo:padding="0.097cm" fo:border-left="0.05pt solid #000000" fo:border-right="none" fo:border-top="none" fo:border-bottom="0.05pt solid #000000"/>
    </style:style>
    <style:style style:name="Tableau4.E14" style:family="table-cell">
      <style:table-cell-properties fo:padding="0.097cm" fo:border-left="0.05pt solid #000000" fo:border-right="none" fo:border-top="none" fo:border-bottom="0.05pt solid #000000"/>
    </style:style>
    <style:style style:name="Tableau4.F14" style:family="table-cell">
      <style:table-cell-properties fo:padding="0.097cm" fo:border-left="0.05pt solid #000000" fo:border-right="none" fo:border-top="none" fo:border-bottom="0.05pt solid #000000"/>
    </style:style>
    <style:style style:name="Tableau4.G14" style:family="table-cell">
      <style:table-cell-properties fo:padding="0.097cm" fo:border-left="0.05pt solid #000000" fo:border-right="0.05pt solid #000000" fo:border-top="none" fo:border-bottom="0.05pt solid #000000"/>
    </style:style>
    <style:style style:name="Tableau4.A15" style:family="table-cell">
      <style:table-cell-properties fo:padding="0.097cm" fo:border-left="0.05pt solid #000000" fo:border-right="none" fo:border-top="none" fo:border-bottom="0.05pt solid #000000"/>
    </style:style>
    <style:style style:name="Tableau4.B15" style:family="table-cell">
      <style:table-cell-properties fo:padding="0.097cm" fo:border-left="0.05pt solid #000000" fo:border-right="none" fo:border-top="none" fo:border-bottom="0.05pt solid #000000"/>
    </style:style>
    <style:style style:name="Tableau4.C15" style:family="table-cell">
      <style:table-cell-properties fo:padding="0.097cm" fo:border-left="0.05pt solid #000000" fo:border-right="none" fo:border-top="none" fo:border-bottom="0.05pt solid #000000"/>
    </style:style>
    <style:style style:name="Tableau4.D15" style:family="table-cell">
      <style:table-cell-properties fo:padding="0.097cm" fo:border-left="0.05pt solid #000000" fo:border-right="none" fo:border-top="none" fo:border-bottom="0.05pt solid #000000"/>
    </style:style>
    <style:style style:name="Tableau4.E15" style:family="table-cell">
      <style:table-cell-properties fo:padding="0.097cm" fo:border-left="0.05pt solid #000000" fo:border-right="none" fo:border-top="none" fo:border-bottom="0.05pt solid #000000"/>
    </style:style>
    <style:style style:name="Tableau4.F15" style:family="table-cell">
      <style:table-cell-properties fo:padding="0.097cm" fo:border-left="0.05pt solid #000000" fo:border-right="none" fo:border-top="none" fo:border-bottom="0.05pt solid #000000"/>
    </style:style>
    <style:style style:name="Tableau4.G15" style:family="table-cell">
      <style:table-cell-properties fo:padding="0.097cm" fo:border-left="0.05pt solid #000000" fo:border-right="0.05pt solid #000000" fo:border-top="none" fo:border-bottom="0.05pt solid #000000"/>
    </style:style>
    <style:style style:name="Tableau4.A16" style:family="table-cell">
      <style:table-cell-properties fo:padding="0.097cm" fo:border-left="0.05pt solid #000000" fo:border-right="none" fo:border-top="none" fo:border-bottom="0.05pt solid #000000"/>
    </style:style>
    <style:style style:name="Tableau4.B16" style:family="table-cell">
      <style:table-cell-properties fo:padding="0.097cm" fo:border-left="0.05pt solid #000000" fo:border-right="none" fo:border-top="none" fo:border-bottom="0.05pt solid #000000"/>
    </style:style>
    <style:style style:name="Tableau4.C16" style:family="table-cell">
      <style:table-cell-properties fo:padding="0.097cm" fo:border-left="0.05pt solid #000000" fo:border-right="none" fo:border-top="none" fo:border-bottom="0.05pt solid #000000"/>
    </style:style>
    <style:style style:name="Tableau4.D16" style:family="table-cell">
      <style:table-cell-properties fo:padding="0.097cm" fo:border-left="0.05pt solid #000000" fo:border-right="none" fo:border-top="none" fo:border-bottom="0.05pt solid #000000"/>
    </style:style>
    <style:style style:name="Tableau4.E16" style:family="table-cell">
      <style:table-cell-properties fo:padding="0.097cm" fo:border-left="0.05pt solid #000000" fo:border-right="none" fo:border-top="none" fo:border-bottom="0.05pt solid #000000"/>
    </style:style>
    <style:style style:name="Tableau4.F16" style:family="table-cell">
      <style:table-cell-properties fo:padding="0.097cm" fo:border-left="0.05pt solid #000000" fo:border-right="none" fo:border-top="none" fo:border-bottom="0.05pt solid #000000"/>
    </style:style>
    <style:style style:name="Tableau4.G16" style:family="table-cell">
      <style:table-cell-properties fo:padding="0.097cm" fo:border-left="0.05pt solid #000000" fo:border-right="0.05pt solid #000000" fo:border-top="none" fo:border-bottom="0.05pt solid #000000"/>
    </style:style>
    <style:style style:name="Tableau4.A17" style:family="table-cell">
      <style:table-cell-properties fo:padding="0.097cm" fo:border-left="0.05pt solid #000000" fo:border-right="none" fo:border-top="none" fo:border-bottom="0.05pt solid #000000"/>
    </style:style>
    <style:style style:name="Tableau4.B17" style:family="table-cell">
      <style:table-cell-properties fo:padding="0.097cm" fo:border-left="0.05pt solid #000000" fo:border-right="none" fo:border-top="none" fo:border-bottom="0.05pt solid #000000"/>
    </style:style>
    <style:style style:name="Tableau4.C17" style:family="table-cell">
      <style:table-cell-properties fo:padding="0.097cm" fo:border-left="0.05pt solid #000000" fo:border-right="none" fo:border-top="none" fo:border-bottom="0.05pt solid #000000"/>
    </style:style>
    <style:style style:name="Tableau4.D17" style:family="table-cell">
      <style:table-cell-properties fo:padding="0.097cm" fo:border-left="0.05pt solid #000000" fo:border-right="none" fo:border-top="none" fo:border-bottom="0.05pt solid #000000"/>
    </style:style>
    <style:style style:name="Tableau4.E17" style:family="table-cell">
      <style:table-cell-properties fo:padding="0.097cm" fo:border-left="0.05pt solid #000000" fo:border-right="none" fo:border-top="none" fo:border-bottom="0.05pt solid #000000"/>
    </style:style>
    <style:style style:name="Tableau4.F17" style:family="table-cell">
      <style:table-cell-properties fo:padding="0.097cm" fo:border-left="0.05pt solid #000000" fo:border-right="none" fo:border-top="none" fo:border-bottom="0.05pt solid #000000"/>
    </style:style>
    <style:style style:name="Tableau4.G17"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45cm"/>
    </style:style>
    <style:style style:name="Tableau13.B" style:family="table-column">
      <style:table-column-properties style:column-width="11.562cm"/>
    </style:style>
    <style:style style:name="Tableau13.1" style:family="table-row">
      <style:table-row-properties style:min-row-height="1.085cm"/>
    </style:style>
    <style:style style:name="Tableau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3.B1" style:family="table-cell">
      <style:table-cell-properties fo:background-color="#dddddd" fo:padding="0.097cm" fo:border="0.05pt solid #000000">
        <style:background-image/>
      </style:table-cell-properties>
    </style:style>
    <style:style style:name="Tableau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4" style:family="table">
      <style:table-properties style:width="18.812cm" fo:margin-left="-0.968cm" table:align="left"/>
    </style:style>
    <style:style style:name="Tableau14.A" style:family="table-column">
      <style:table-column-properties style:column-width="2.99cm"/>
    </style:style>
    <style:style style:name="Tableau14.B" style:family="table-column">
      <style:table-column-properties style:column-width="15.822cm"/>
    </style:style>
    <style:style style:name="Tableau14.A1" style:family="table-cell">
      <style:table-cell-properties fo:background-color="#dddddd"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5.628cm" table:align="margins"/>
    </style:style>
    <style:style style:name="Tableau15.A" style:family="table-column">
      <style:table-column-properties style:column-width="6.006cm" style:rel-column-width="25185*"/>
    </style:style>
    <style:style style:name="Tableau15.B" style:family="table-column">
      <style:table-column-properties style:column-width="4.411cm" style:rel-column-width="18499*"/>
    </style:style>
    <style:style style:name="Tableau15.C" style:family="table-column">
      <style:table-column-properties style:column-width="5.211cm" style:rel-column-width="21851*"/>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893cm"/>
    </style:style>
    <style:style style:name="Tableau6.B" style:family="table-column">
      <style:table-column-properties style:column-width="11.12cm"/>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5.292cm"/>
    </style:style>
    <style:style style:name="Tableau10.B" style:family="table-column">
      <style:table-column-properties style:column-width="11.721cm"/>
    </style:style>
    <style:style style:name="Tableau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dddddd" fo:padding="0.097cm" fo:border="0.05pt solid #000000">
        <style:background-image/>
      </style:table-cell-properties>
    </style:style>
    <style:style style:name="Tableau10.A2" style:family="table-cell">
      <style:table-cell-properties fo:background-color="#dddddd" fo:padding="0.097cm" fo:border-left="0.05pt solid #000000" fo:border-right="none" fo:border-top="none" fo:border-bottom="0.05pt solid #000000">
        <style:background-image/>
      </style:table-cell-properties>
    </style:style>
    <style:style style:name="Tableau10.B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2pt" style:text-underline-style="none" fo:font-weight="normal" officeooo:paragraph-rsid="00402de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color="#000000" style:font-name="Times New Roman" fo:font-size="12pt" fo:font-style="normal" fo:font-weight="bold" officeooo:paragraph-rsid="006e7bba" style:font-size-asian="12pt" style:font-style-asian="normal" style:font-weight-asian="bold" style:font-size-complex="12pt" style:font-style-complex="normal"/>
    </style:style>
    <style:style style:name="P4" style:family="paragraph" style:parent-style-name="Standard">
      <style:paragraph-properties fo:text-align="start" style:justify-single-word="false"/>
      <style:text-properties style:font-name="Times New Roman" fo:font-size="12pt" officeooo:rsid="0013500b" officeooo:paragraph-rsid="0013500b" style:font-size-asian="12pt" style:font-size-complex="12pt"/>
    </style:style>
    <style:style style:name="P5" style:family="paragraph" style:parent-style-name="Standard">
      <style:paragraph-properties fo:text-align="start" style:justify-single-word="false"/>
      <style:text-properties style:font-name="Times New Roman" fo:font-size="12pt" officeooo:rsid="0013500b" officeooo:paragraph-rsid="002e02d0" style:font-size-asian="12pt" style:font-size-complex="12pt"/>
    </style:style>
    <style:style style:name="P6" style:family="paragraph" style:parent-style-name="Standard">
      <style:paragraph-properties fo:text-align="start" style:justify-single-word="false"/>
      <style:text-properties style:font-name="Times New Roman" fo:font-size="12pt" style:font-size-asian="12pt" style:font-size-complex="12pt"/>
    </style:style>
    <style:style style:name="P7" style:family="paragraph" style:parent-style-name="Standard">
      <style:paragraph-properties fo:text-align="start" style:justify-single-word="false"/>
      <style:text-properties fo:color="#ff3333" style:text-line-through-style="solid" style:text-line-through-type="single" style:font-name="Times New Roman" fo:font-size="12pt" style:font-size-asian="12pt" style:font-size-complex="12pt"/>
    </style:style>
    <style:style style:name="P8" style:family="paragraph" style:parent-style-name="Standard">
      <style:paragraph-properties fo:text-align="start" style:justify-single-word="false"/>
      <style:text-properties style:font-name="Times New Roman" fo:font-size="12pt" officeooo:rsid="0013500b" officeooo:paragraph-rsid="0019b0fa" style:font-size-asian="12pt" style:font-size-complex="12pt"/>
    </style:style>
    <style:style style:name="P9" style:family="paragraph" style:parent-style-name="Footer" style:master-page-name="">
      <style:paragraph-properties fo:text-align="center" style:justify-single-word="false" style:page-number="auto" fo:break-before="auto" fo:break-after="auto"/>
      <style:text-properties fo:font-size="10.5pt" style:font-size-asian="10.5pt" style:font-size-complex="10.5pt"/>
    </style:style>
    <style:style style:name="P10" style:family="paragraph" style:parent-style-name="Footer">
      <style:paragraph-properties fo:text-align="center" style:justify-single-word="false"/>
      <style:text-properties fo:font-size="10.5pt" style:font-size-asian="10.5pt" style:font-size-complex="10.5pt"/>
    </style:style>
    <style:style style:name="P11" style:family="paragraph" style:parent-style-name="Standard">
      <style:paragraph-properties fo:margin-left="0cm" fo:margin-right="0cm" fo:text-align="start" style:justify-single-word="false" fo:text-indent="0cm" style:auto-text-indent="false"/>
      <style:text-properties fo:color="#000000" style:font-name="Times New Roman" fo:font-size="10.5pt" fo:font-style="normal" fo:font-weight="bold" officeooo:rsid="0034e1ce" officeooo:paragraph-rsid="0082966a" fo:background-color="transparent" style:font-name-asian="Liberation Sans" style:font-size-asian="10.5pt" style:font-style-asian="normal" style:font-weight-asian="bold" style:font-name-complex="Liberation Sans" style:font-size-complex="10.5pt" style:font-style-complex="normal" style:font-weight-complex="bold"/>
    </style:style>
    <style:style style:name="P12"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0pt" fo:font-style="italic" style:text-underline-style="none" fo:font-weight="bold" officeooo:rsid="001fa49d" officeooo:paragraph-rsid="007339c2" fo:background-color="transparent" style:font-name-asian="Liberation Sans" style:font-size-asian="10pt" style:font-style-asian="italic" style:font-weight-asian="bold" style:font-name-complex="Liberation Sans" style:font-size-complex="10pt" style:font-style-complex="normal" style:font-weight-complex="normal"/>
    </style:style>
    <style:style style:name="P13"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style>
    <style:style style:name="P14"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11599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15"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6" style:family="paragraph" style:parent-style-name="Standard" style:list-style-name="L1">
      <style:paragraph-properties fo:margin-left="0.914cm" fo:margin-right="0cm" fo:text-indent="-0.697cm" style:auto-text-indent="false">
        <style:tab-stops>
          <style:tab-stop style:position="0.891cm"/>
        </style:tab-stops>
      </style:paragraph-properties>
      <style:text-properties officeooo:paragraph-rsid="002d547c"/>
    </style:style>
    <style:style style:name="P17" style:family="paragraph" style:parent-style-name="Standard" style:list-style-name="L1">
      <style:paragraph-properties fo:margin-left="0.914cm" fo:margin-right="0cm" fo:text-align="justify" style:justify-single-word="false" fo:text-indent="-0.697cm" style:auto-text-indent="false">
        <style:tab-stops>
          <style:tab-stop style:position="0.891cm"/>
        </style:tab-stops>
      </style:paragraph-properties>
    </style:style>
    <style:style style:name="P18"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italic" style:text-underline-style="none" fo:font-weight="bold" officeooo:rsid="002c5c10" officeooo:paragraph-rsid="007339c2" fo:background-color="transparent" style:font-name-asian="Liberation Sans" style:font-size-asian="12pt" style:font-style-asian="italic" style:font-weight-asian="bold" style:font-name-complex="Liberation Sans" style:font-size-complex="12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normal" officeooo:rsid="0066d064"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bold"/>
    </style:style>
    <style:style style:name="P20" style:family="paragraph" style:parent-style-name="Standard" style:list-style-name="L1">
      <style:paragraph-properties fo:margin-left="0.914cm" fo:margin-right="0cm" fo:text-align="justify" style:justify-single-word="false" fo:text-indent="-0.697cm" style:auto-text-indent="false">
        <style:tab-stops>
          <style:tab-stop style:position="0.891cm"/>
        </style:tab-stops>
      </style:paragraph-properties>
      <style:text-properties officeooo:paragraph-rsid="001fa49d"/>
    </style:style>
    <style:style style:name="P21" style:family="paragraph" style:parent-style-name="Standard">
      <style:paragraph-properties fo:margin-top="0.101cm" fo:margin-bottom="0cm" loext:contextual-spacing="false" fo:text-align="justify" style:justify-single-word="fals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4d2301"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24" style:family="paragraph" style:parent-style-name="Standard">
      <style:paragraph-properties fo:text-align="justify" style:justify-single-word="fals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Times New Roman" fo:font-size="12pt" style:text-underline-style="none" fo:font-weight="bold" style:font-size-asian="12pt" style:font-weight-asian="bold" style:font-size-complex="12pt"/>
    </style:style>
    <style:style style:name="P26"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27"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000000" style:font-name="Times New Roman" fo:font-size="12pt" fo:font-weight="bold" style:font-size-asian="12pt" style:font-weight-asian="bold" style:font-size-complex="12pt"/>
    </style:style>
    <style:style style:name="P29" style:family="paragraph" style:parent-style-name="Standard">
      <style:paragraph-properties fo:text-align="start" style:justify-single-word="false"/>
      <style:text-properties fo:color="#000000" style:font-name="Times New Roman" fo:font-size="12pt" style:font-size-asian="12pt" style:font-size-complex="12pt"/>
    </style:style>
    <style:style style:name="P30"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11599e"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fo:font-weight="normal" officeooo:rsid="00265a84" officeooo:paragraph-rsid="003b6e2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9pt" fo:font-weight="normal" style:font-size-asian="9pt" style:font-weight-asian="normal" style:font-size-complex="9pt" style:font-weight-complex="normal"/>
    </style:style>
    <style:style style:name="P34" style:family="paragraph" style:parent-style-name="Standard">
      <style:paragraph-properties fo:text-align="justify" style:justify-single-word="false"/>
      <style:text-properties style:font-name="Times New Roman" fo:font-size="9pt" fo:font-weight="normal" officeooo:paragraph-rsid="0019b0fa" style:font-size-asian="9pt" style:font-weight-asian="normal" style:font-size-complex="9pt" style:font-weight-complex="normal"/>
    </style:style>
    <style:style style:name="P35" style:family="paragraph" style:parent-style-name="Standard">
      <style:paragraph-properties fo:text-align="justify" style:justify-single-word="false"/>
      <style:text-properties style:font-name="Times New Roman" fo:font-size="9pt" fo:font-weight="normal" officeooo:paragraph-rsid="0019b0fa" fo:background-color="transparent" style:font-size-asian="9pt" style:font-weight-asian="normal" style:font-size-complex="9pt" style:font-weight-complex="normal"/>
    </style:style>
    <style:style style:name="P36"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11599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37" style:family="paragraph" style:parent-style-name="Standard">
      <style:paragraph-properties fo:text-align="center" style:justify-single-word="false"/>
      <style:text-properties style:font-name="Times New Roman" fo:font-size="12pt" fo:font-weight="bold" fo:background-color="transparent"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style>
    <style:style style:name="P40" style:family="paragraph" style:parent-style-name="Standard">
      <style:paragraph-properties fo:text-align="justify" style:justify-single-word="false"/>
      <style:text-properties style:font-name="Times New Roman" fo:font-size="12pt" fo:font-style="italic" style:text-underline-style="none" fo:font-weight="bold" style:font-size-asian="12pt" style:font-style-asian="italic" style:font-weight-asian="bold" style:font-size-complex="12pt" style:font-style-complex="italic"/>
    </style:style>
    <style:style style:name="P41" style:family="paragraph" style:parent-style-name="Standard">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normal" officeooo:rsid="0011599e"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43" style:family="paragraph" style:parent-style-name="Standard" style:list-style-name="L2">
      <style:paragraph-properties fo:margin-left="0.841cm" fo:margin-right="0cm" fo:text-align="justify" style:justify-single-word="false" fo:text-indent="-0.635cm" style:auto-text-indent="false">
        <style:tab-stops>
          <style:tab-stop style:position="0.866cm"/>
        </style:tab-stops>
      </style:paragraph-properties>
      <style:text-properties style:use-window-font-color="true" style:font-name="Times New Roman" fo:font-size="12pt" style:font-size-asian="12pt" style:font-size-complex="12pt"/>
    </style:style>
    <style:style style:name="P44"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normal" officeooo:rsid="00370f15"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45"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866cm" fo:margin-right="0cm" fo:text-align="justify" style:justify-single-word="false" fo:text-indent="-0.649cm" style:auto-text-indent="false">
        <style:tab-stops>
          <style:tab-stop style:position="0.866cm"/>
        </style:tab-stops>
      </style:paragraph-properties>
      <style:text-properties style:font-name="Times New Roman" fo:font-size="12pt" style:font-size-asian="12pt" style:font-size-complex="12pt"/>
    </style:style>
    <style:style style:name="P47" style:family="paragraph" style:parent-style-name="Standard">
      <style:paragraph-properties fo:margin-left="0.866cm" fo:margin-right="0cm" fo:text-align="justify" style:justify-single-word="false" fo:text-indent="-0.626cm" style:auto-text-indent="false">
        <style:tab-stops>
          <style:tab-stop style:position="0.866cm"/>
        </style:tab-stops>
      </style:paragraph-properties>
      <style:text-properties style:font-name="Times New Roman" fo:font-size="12pt" style:font-size-asian="12pt" style:font-size-complex="12pt"/>
    </style:style>
    <style:style style:name="P48" style:family="paragraph" style:parent-style-name="Standard" style:list-style-name="L3">
      <style:paragraph-properties fo:margin-left="0.866cm" fo:margin-right="0cm" fo:text-align="justify" style:justify-single-word="false" fo:text-indent="-0.626cm" style:auto-text-indent="false">
        <style:tab-stops>
          <style:tab-stop style:position="0.866cm"/>
        </style:tab-stops>
      </style:paragraph-properties>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use-window-font-color="true" style:font-name="Times New Roman" fo:font-size="12pt" fo:font-style="normal" fo:font-weight="bold" style:font-size-asian="12pt" style:font-style-asian="normal" style:font-weight-asian="bold" style:font-size-complex="12pt" style:font-style-complex="normal"/>
    </style:style>
    <style:style style:name="P51" style:family="paragraph" style:parent-style-name="Standard">
      <style:paragraph-properties fo:text-align="justify" style:justify-single-word="false"/>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use-window-font-color="true" style:font-name="Times New Roman" fo:font-size="12pt" style:font-size-asian="12pt" style:font-size-complex="12pt"/>
    </style:style>
    <style:style style:name="P53" style:family="paragraph" style:parent-style-name="Standard" style:list-style-name="L4">
      <style:paragraph-properties fo:margin-left="0.866cm" fo:margin-right="0cm" fo:text-align="justify" style:justify-single-word="false" fo:text-indent="-0.635cm" style:auto-text-indent="false">
        <style:tab-stops>
          <style:tab-stop style:position="0.866cm"/>
        </style:tab-stops>
      </style:paragraph-properties>
      <style:text-properties style:use-window-font-color="true" style:font-name="Times New Roman" fo:font-size="12pt" fo:background-color="transparent" style:font-size-asian="12pt" style:font-size-complex="12pt"/>
    </style:style>
    <style:style style:name="P54" style:family="paragraph" style:parent-style-name="Standard" style:list-style-name="L5">
      <style:paragraph-properties fo:margin-left="0.866cm" fo:margin-right="0cm" fo:text-align="justify" style:justify-single-word="false" fo:text-indent="-0.635cm" style:auto-text-indent="false">
        <style:tab-stops>
          <style:tab-stop style:position="0.866cm"/>
        </style:tab-stops>
      </style:paragraph-properties>
      <style:text-properties fo:color="#000000" style:font-name="Times New Roman" fo:font-size="12pt" officeooo:paragraph-rsid="0011599e" style:font-size-asian="12pt" style:font-size-complex="12pt"/>
    </style:style>
    <style:style style:name="P55" style:family="paragraph" style:parent-style-name="Standard" style:list-style-name="L5">
      <style:paragraph-properties fo:margin-left="0.866cm" fo:margin-right="0cm" fo:text-align="justify" style:justify-single-word="false" fo:text-indent="-0.635cm" style:auto-text-indent="false">
        <style:tab-stops>
          <style:tab-stop style:position="0.866cm"/>
        </style:tab-stops>
      </style:paragraph-properties>
      <style:text-properties fo:color="#000000" style:font-name="Times New Roman" fo:font-size="12pt" style:font-size-asian="12pt" style:font-size-complex="12pt"/>
    </style:style>
    <style:style style:name="P56" style:family="paragraph" style:parent-style-name="Standard">
      <style:paragraph-properties fo:text-align="justify"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Times New Roman" fo:font-size="12pt" style:font-size-asian="12pt" style:font-size-complex="12pt"/>
    </style:style>
    <style:style style:name="P58" style:family="paragraph" style:parent-style-name="Standard">
      <style:paragraph-properties fo:text-align="justify" style:justify-single-word="false"/>
      <style:text-properties style:font-name="Times New Roman" fo:font-size="12pt" fo:font-style="normal" fo:font-weight="bold" style:font-name-asian="Liberation Sans" style:font-size-asian="12pt" style:font-style-asian="normal" style:font-weight-asian="bold" style:font-name-complex="Liberation Sans" style:font-size-complex="12pt" style:font-style-complex="normal"/>
    </style:style>
    <style:style style:name="P59" style:family="paragraph" style:parent-style-name="Standard">
      <style:paragraph-properties fo:text-align="justify" style:justify-single-word="false"/>
      <style:text-properties style:font-name="Times New Roman" fo:font-size="12pt" officeooo:paragraph-rsid="0044f9df" style:font-size-asian="12pt" style:font-size-complex="12pt"/>
    </style:style>
    <style:style style:name="P60" style:family="paragraph" style:parent-style-name="Standard">
      <style:paragraph-properties fo:margin-left="0.697cm" fo:margin-right="0cm" fo:text-align="justify" style:justify-single-word="false" fo:text-indent="-0.482cm" style:auto-text-indent="false">
        <style:tab-stops>
          <style:tab-stop style:position="0.721cm"/>
        </style:tab-stops>
      </style:paragraph-properties>
      <style:text-properties style:font-name="Times New Roman" fo:font-size="12pt" style:font-size-asian="12pt" style:font-size-complex="12pt"/>
    </style:style>
    <style:style style:name="P61" style:family="paragraph" style:parent-style-name="Standard">
      <style:paragraph-properties fo:margin-left="0.769cm" fo:margin-right="0cm" fo:text-align="justify" style:justify-single-word="false" fo:text-indent="-0.554cm" style:auto-text-indent="false">
        <style:tab-stops>
          <style:tab-stop style:position="0.914cm"/>
        </style:tab-stops>
      </style:paragraph-properties>
      <style:text-properties style:font-name="Times New Roman" fo:font-size="12pt" style:font-size-asian="12pt" style:font-size-complex="12pt"/>
    </style:style>
    <style:style style:name="P62"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2c5c10"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63" style:family="paragraph" style:parent-style-name="Standard">
      <style:paragraph-properties fo:text-align="justify" style:justify-single-word="false"/>
      <style:text-properties style:font-name="Times New Roman" fo:font-size="12pt" fo:font-style="italic" fo:font-weight="normal" style:font-name-asian="Liberation Sans" style:font-size-asian="12pt" style:font-style-asian="italic" style:font-weight-asian="normal" style:font-name-complex="Liberation Sans" style:font-size-complex="12pt" style:font-style-complex="italic" style:font-weight-complex="normal"/>
    </style:style>
    <style:style style:name="P64" style:family="paragraph" style:parent-style-name="Standard">
      <style:paragraph-properties fo:text-align="justify" style:justify-single-word="false"/>
      <style:text-properties style:font-name="Times New Roman" fo:font-size="12pt" fo:font-style="normal" fo:font-weight="normal" style:font-name-asian="Liberation Sans" style:font-size-asian="12pt" style:font-style-asian="normal" style:font-weight-asian="normal" style:font-name-complex="Liberation Sans" style:font-size-complex="12pt" style:font-style-complex="normal" style:font-weight-complex="normal"/>
    </style:style>
    <style:style style:name="P65" style:family="paragraph" style:parent-style-name="Standard">
      <style:paragraph-properties fo:text-align="justify" style:justify-single-word="false"/>
      <style:text-properties fo:color="#ff3333" style:font-name="Times New Roman" fo:font-size="12pt" fo:font-style="normal" style:text-underline-style="none" fo:font-weight="normal" officeooo:rsid="0030081e" officeooo:paragraph-rsid="0059df32" style:font-name-asian="Liberation Sans" style:font-size-asian="12pt" style:font-style-asian="normal" style:font-weight-asian="normal" style:font-name-complex="Liberation Sans" style:font-size-complex="12pt" style:font-style-complex="normal" style:font-weight-complex="normal"/>
    </style:style>
    <style:style style:name="P66"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2c5c10"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2c5c10"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68"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style>
    <style:style style:name="P69" style:family="paragraph" style:parent-style-name="Standard">
      <style:paragraph-properties fo:text-align="justify" style:justify-single-word="false"/>
      <style:text-properties style:font-name="Times New Roman" fo:font-size="12pt" fo:font-style="italic" fo:font-weight="bold" style:font-size-asian="12pt" style:font-style-asian="italic" style:font-weight-asian="bold" style:font-size-complex="12pt" style:font-style-complex="normal"/>
    </style:style>
    <style:style style:name="P70" style:family="paragraph" style:parent-style-name="Standard">
      <style:paragraph-properties fo:margin-left="-0.801cm" fo:margin-right="0cm" fo:text-align="start" style:justify-single-word="false" fo:text-indent="0cm" style:auto-text-indent="false" text:number-lines="false" text:line-number="0">
        <style:tab-stops>
          <style:tab-stop style:position="8.5cm" style:type="center"/>
          <style:tab-stop style:position="18.997cm" style:type="right"/>
        </style:tab-stops>
      </style:paragraph-properties>
      <style:text-properties style:use-window-font-color="true" style:font-name="Times New Roman" fo:font-size="12pt" fo:font-style="normal" fo:font-weight="bold" officeooo:rsid="0034e1ce" officeooo:paragraph-rsid="0034e1ce" style:font-name-asian="Liberation Sans" style:font-size-asian="12pt" style:font-style-asian="normal" style:font-weight-asian="bold" style:font-name-complex="Liberation Sans" style:font-size-complex="12pt" style:font-style-complex="normal"/>
    </style:style>
    <style:style style:name="P71"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bold" officeooo:rsid="0034e1c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0pt" fo:font-style="normal" style:text-underline-style="none" fo:font-weight="bold" officeooo:rsid="0034e1ce" officeooo:paragraph-rsid="007339c2" fo:background-color="transparent" style:font-name-asian="Liberation Sans" style:font-size-asian="10pt" style:font-style-asian="normal" style:font-weight-asian="bold" style:font-name-complex="Liberation Sans" style:font-size-complex="10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0pt" fo:font-style="normal" style:text-underline-style="none" fo:font-weight="bold" officeooo:rsid="001fa49d" officeooo:paragraph-rsid="007339c2" fo:background-color="transparent" style:font-name-asian="Liberation Sans" style:font-size-asian="10pt" style:font-style-asian="normal" style:font-weight-asian="bold" style:font-name-complex="Liberation Sans" style:font-size-complex="10pt" style:font-style-complex="normal" style:font-weight-complex="normal"/>
    </style:style>
    <style:style style:name="P74" style:family="paragraph" style:parent-style-name="Standard">
      <style:paragraph-properties fo:text-align="justify" style:justify-single-word="false"/>
      <style:text-properties style:use-window-font-color="true" style:font-name="Times New Roman" fo:font-size="18pt" fo:font-style="normal" officeooo:rsid="001fa49d" officeooo:paragraph-rsid="002151a8" style:font-name-asian="Liberation Sans" style:font-size-asian="18pt" style:font-style-asian="normal" style:font-name-complex="Liberation Sans" style:font-size-complex="18pt" style:font-style-complex="normal"/>
    </style:style>
    <style:style style:name="P75"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ff3333" style:font-name="Times New Roman" fo:font-size="12pt" fo:font-style="normal" style:text-underline-style="none" fo:font-weight="bold" officeooo:rsid="0034e1c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76" style:family="paragraph" style:parent-style-name="Standard">
      <style:paragraph-properties fo:margin-left="-0.801cm" fo:margin-right="0cm" fo:text-align="start" style:justify-single-word="false" fo:text-indent="0cm" style:auto-text-indent="false" text:number-lines="false" text:line-number="0">
        <style:tab-stops>
          <style:tab-stop style:position="8.5cm" style:type="center"/>
          <style:tab-stop style:position="18.997cm" style:type="right"/>
        </style:tab-stops>
      </style:paragraph-properties>
      <style:text-properties style:font-name="Times New Roman" officeooo:paragraph-rsid="004324b7" style:font-name-asian="Liberation Sans" style:font-name-complex="Liberation Sans"/>
    </style:style>
    <style:style style:name="P77" style:family="paragraph" style:parent-style-name="Standard">
      <style:paragraph-properties fo:text-align="start" style:justify-single-word="false"/>
      <style:text-properties style:font-name="Times New Roman" fo:font-size="12pt" style:font-name-asian="Liberation Sans" style:font-size-asian="12pt" style:font-name-complex="Liberation Sans" style:font-size-complex="12pt"/>
    </style:style>
    <style:style style:name="P78"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66d064" officeooo:paragraph-rsid="007621ae"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79" style:family="paragraph" style:parent-style-name="Standard">
      <style:paragraph-properties fo:text-align="justify" style:justify-single-word="false"/>
      <style:text-properties fo:color="#000000" style:font-name="Times New Roman" fo:font-size="12pt" fo:font-weight="bold" officeooo:paragraph-rsid="007621ae" style:font-size-asian="12pt" style:font-weight-asian="bold" style:font-size-complex="12pt"/>
    </style:style>
    <style:style style:name="P80" style:family="paragraph" style:parent-style-name="Standard">
      <style:paragraph-properties fo:text-align="justify" style:justify-single-word="false"/>
      <style:text-properties fo:color="#000000" style:font-name="Times New Roman" fo:font-size="12pt" fo:font-style="normal" style:text-underline-style="none" fo:font-weight="bold" officeooo:rsid="0066d064" officeooo:paragraph-rsid="007621ae"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81" style:family="paragraph" style:parent-style-name="Standard" style:master-page-name="Standard">
      <style:paragraph-properties fo:text-align="justify" style:justify-single-word="false" style:page-number="auto"/>
      <style:text-properties style:use-window-font-color="true" style:font-name="Times New Roman" fo:font-size="12pt" fo:font-style="italic" style:text-underline-style="none" fo:font-weight="normal" officeooo:rsid="0034e1ce" officeooo:paragraph-rsid="007621ae" fo:background-color="transparent" style:font-name-asian="Liberation Sans" style:font-size-asian="12pt" style:font-style-asian="italic" style:font-weight-asian="normal" style:font-name-complex="Liberation Sans" style:font-size-complex="12pt" style:font-style-complex="italic" style:font-weight-complex="normal"/>
    </style:style>
    <style:style style:name="P82" style:family="paragraph" style:parent-style-name="Standard">
      <style:paragraph-properties fo:text-align="justify" style:justify-single-word="false"/>
      <style:text-properties fo:color="#000000" style:font-name="Times New Roman" fo:font-size="12pt" fo:font-weight="bold" officeooo:rsid="00769687" officeooo:paragraph-rsid="007621ae" style:font-size-asian="12pt" style:font-weight-asian="bold" style:font-size-complex="12pt"/>
    </style:style>
    <style:style style:name="P83"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italic" style:text-underline-style="solid" style:text-underline-width="auto" style:text-underline-color="font-color" fo:font-weight="normal" officeooo:paragraph-rsid="00745dc2" style:font-size-asian="12pt" style:font-style-asian="italic"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66d064" officeooo:paragraph-rsid="007d96c3" fo:background-color="transparent" style:font-name-asian="Liberation Sans" style:font-size-asian="12pt" style:font-style-asian="normal" style:font-weight-asian="normal" style:font-name-complex="Liberation Sans" style:font-size-complex="12pt" style:font-style-complex="normal" style:font-weight-complex="bold"/>
    </style:style>
    <style:style style:name="P85" style:family="paragraph" style:parent-style-name="Standard">
      <style:paragraph-properties fo:text-align="center" style:justify-single-word="false"/>
      <style:text-properties style:font-name="Times New Roman" fo:font-size="12pt" fo:font-weight="bold" officeooo:paragraph-rsid="00868c9b" fo:background-color="transparent" style:font-size-asian="12pt" style:font-weight-asian="bold" style:font-size-complex="12pt" style:font-weight-complex="bold"/>
    </style:style>
    <style:style style:name="P86" style:family="paragraph" style:parent-style-name="Footer">
      <style:paragraph-properties fo:text-align="center" style:justify-single-word="false"/>
      <style:text-properties fo:font-size="10.5pt" style:font-size-asian="9.14999961853027pt" style:font-size-complex="10.5pt"/>
    </style:style>
    <style:style style:name="P87" style:family="paragraph" style:parent-style-name="Footer">
      <style:paragraph-properties fo:text-align="center" style:justify-single-word="false"/>
      <style:text-properties fo:font-size="10.5pt" style:font-size-asian="10.5pt" style:font-size-complex="10.5pt"/>
    </style:style>
    <style:style style:name="P88" style:family="paragraph" style:parent-style-name="Table_20_Contents">
      <style:paragraph-properties fo:text-align="center" style:justify-single-word="false"/>
      <style:text-properties style:font-name="Times New Roman" fo:font-size="11pt" officeooo:paragraph-rsid="00402de8" style:font-size-asian="11pt" style:font-size-complex="11pt"/>
    </style:style>
    <style:style style:name="P89" style:family="paragraph" style:parent-style-name="Table_20_Contents">
      <style:paragraph-properties fo:text-align="center" style:justify-single-word="false"/>
      <style:text-properties style:font-name="Times New Roman" fo:font-size="11pt" fo:font-weight="bold" officeooo:rsid="0054d363" officeooo:paragraph-rsid="007339c2"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style:font-name="Times New Roman" fo:font-size="11pt" fo:font-weight="bold" officeooo:paragraph-rsid="007339c2" style:font-size-asian="11pt" style:font-weight-asian="bold" style:font-size-complex="11pt" style:font-weight-complex="bold"/>
    </style:style>
    <style:style style:name="P91" style:family="paragraph" style:parent-style-name="Table_20_Contents">
      <style:paragraph-properties fo:text-align="start" style:justify-single-word="false"/>
      <style:text-properties style:font-name="Times New Roman" fo:font-size="12pt" style:font-size-asian="12pt" style:font-size-complex="12pt"/>
    </style:style>
    <style:style style:name="P92" style:family="paragraph" style:parent-style-name="Table_20_Contents">
      <style:paragraph-properties fo:text-align="start" style:justify-single-word="false"/>
      <style:text-properties style:font-name="Times New Roman" fo:font-size="12pt" officeooo:paragraph-rsid="0019b0fa" style:font-size-asian="12pt" style:font-size-complex="12pt"/>
    </style:style>
    <style:style style:name="P93" style:family="paragraph" style:parent-style-name="Table_20_Contents">
      <style:paragraph-properties fo:text-align="start" style:justify-single-word="false"/>
      <style:text-properties style:font-name="Times New Roman" fo:font-size="12pt" officeooo:paragraph-rsid="00850ab0" style:font-size-asian="12pt" style:font-size-complex="12pt"/>
    </style:style>
    <style:style style:name="P94" style:family="paragraph" style:parent-style-name="Table_20_Contents">
      <style:paragraph-properties fo:text-align="justify" style:justify-single-word="false"/>
      <style:text-properties style:font-name="Times New Roman" fo:font-size="12pt" style:font-size-asian="12pt" style:font-size-complex="12pt"/>
    </style:style>
    <style:style style:name="P95" style:family="paragraph" style:parent-style-name="Table_20_Contents">
      <style:paragraph-properties fo:text-align="justify" style:justify-single-word="false"/>
      <style:text-properties style:font-name="Times New Roman" fo:font-size="12pt" officeooo:paragraph-rsid="00868c9b" style:font-size-asian="12pt" style:font-size-complex="12pt"/>
    </style:style>
    <style:style style:name="P96" style:family="paragraph" style:parent-style-name="Table_20_Contents">
      <style:paragraph-properties fo:text-align="center" style:justify-single-word="false"/>
      <style:text-properties style:font-name="Times New Roman" fo:font-size="12pt" style:text-underline-style="none" fo:font-weight="normal" officeooo:rsid="001c1a3e" officeooo:paragraph-rsid="00850ab0"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font-name="Times New Roman" fo:font-size="12pt" style:text-underline-style="none" fo:font-weight="normal" officeooo:rsid="001c1a3e" officeooo:paragraph-rsid="007621ae" style:font-size-asian="12pt" style:font-weight-asian="normal" style:font-size-complex="12pt" style:font-weight-complex="normal"/>
    </style:style>
    <style:style style:name="P98" style:family="paragraph" style:parent-style-name="Table_20_Contents">
      <style:paragraph-properties fo:text-align="justify" style:justify-single-word="false"/>
      <style:text-properties style:font-name="Times New Roman" fo:font-size="12pt" style:font-name-asian="Liberation Sans" style:font-size-asian="12pt" style:font-name-complex="Liberation Sans" style:font-size-complex="12pt"/>
    </style:style>
    <style:style style:name="P99" style:family="paragraph" style:parent-style-name="Table_20_Contents">
      <style:paragraph-properties fo:text-align="justify" style:justify-single-word="false"/>
      <style:text-properties style:font-name="Times New Roman" fo:font-size="12pt" officeooo:paragraph-rsid="00868c9b" style:font-name-asian="Liberation Sans" style:font-size-asian="12pt" style:font-name-complex="Liberation Sans" style:font-size-complex="12pt"/>
    </style:style>
    <style:style style:name="P100" style:family="paragraph" style:parent-style-name="Table_20_Contents">
      <style:paragraph-properties fo:text-align="start" style:justify-single-word="false"/>
      <style:text-properties style:font-name="Times New Roman" officeooo:paragraph-rsid="007339c2"/>
    </style:style>
    <style:style style:name="P101" style:family="paragraph" style:parent-style-name="Table_20_Contents">
      <style:paragraph-properties fo:text-align="center" style:justify-single-word="false"/>
      <style:text-properties officeooo:paragraph-rsid="007339c2"/>
    </style:style>
    <style:style style:name="P102" style:family="paragraph" style:parent-style-name="Table_20_Contents">
      <style:paragraph-properties fo:text-align="center" style:justify-single-word="false"/>
      <style:text-properties fo:color="#000000" style:font-name="Times New Roman" fo:font-size="11pt" style:text-underline-style="none" fo:font-weight="normal" officeooo:rsid="003efbd8" officeooo:paragraph-rsid="00850ab0" style:font-size-asian="11pt" style:font-weight-asian="normal" style:font-size-complex="11pt" style:font-weight-complex="normal"/>
    </style:style>
    <style:style style:name="P103" style:family="paragraph" style:parent-style-name="Table_20_Contents">
      <style:paragraph-properties fo:text-align="center" style:justify-single-word="false"/>
      <style:text-properties fo:color="#000000" style:font-name="Times New Roman" fo:font-size="11pt" style:text-underline-style="none" fo:font-weight="normal" officeooo:rsid="003efbd8" officeooo:paragraph-rsid="007621ae" style:font-size-asian="11pt" style:font-weight-asian="normal" style:font-size-complex="11pt" style:font-weight-complex="normal"/>
    </style:style>
    <style:style style:name="P104" style:family="paragraph" style:parent-style-name="Table_20_Contents">
      <style:text-properties officeooo:paragraph-rsid="00850ab0"/>
    </style:style>
    <style:style style:name="P105" style:family="paragraph" style:parent-style-name="Table_20_Contents">
      <style:text-properties officeooo:paragraph-rsid="007621ae"/>
    </style:style>
    <style:style style:name="P10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7" style:family="paragraph" style:parent-style-name="Standard">
      <style:paragraph-properties fo:text-align="justify" style:justify-single-word="false"/>
      <style:text-properties style:font-name="Times New Roman" fo:font-size="12pt" fo:font-style="italic" fo:font-weight="normal" style:font-name-asian="Liberation Sans" style:font-size-asian="12pt" style:font-style-asian="italic" style:font-weight-asian="normal" style:font-name-complex="Liberation Sans" style:font-size-complex="12pt" style:font-style-complex="italic" style:font-weight-complex="normal"/>
    </style:style>
    <style:style style:name="P108" style:family="paragraph" style:parent-style-name="Standard">
      <style:paragraph-properties fo:text-align="justify" style:justify-single-word="false"/>
      <style:text-properties style:font-name="Times New Roman" fo:font-size="12pt" fo:font-style="italic" fo:font-weight="normal" officeooo:paragraph-rsid="00868c9b" style:font-name-asian="Liberation Sans" style:font-size-asian="12pt" style:font-style-asian="italic" style:font-weight-asian="normal" style:font-name-complex="Liberation Sans" style:font-size-complex="12pt" style:font-style-complex="italic" style:font-weight-complex="normal"/>
    </style:style>
    <style:style style:name="P109" style:family="paragraph" style:parent-style-name="Standard">
      <style:paragraph-properties fo:text-align="justify" style:justify-single-word="false"/>
      <style:text-properties style:font-name="Times New Roman" fo:font-size="12pt" fo:font-style="italic" fo:font-weight="bold" style:font-size-asian="12pt" style:font-style-asian="italic" style:font-weight-asian="bold" style:font-size-complex="12pt" style:font-style-complex="normal"/>
    </style:style>
    <style:style style:name="P110" style:family="paragraph" style:parent-style-name="Standard">
      <style:paragraph-properties fo:text-align="start" style:justify-single-word="false"/>
      <style:text-properties style:font-name="Times New Roman" fo:font-size="12pt" fo:font-style="italic" fo:font-weight="bold" style:font-size-asian="12pt" style:font-style-asian="italic" style:font-weight-asian="bold" style:font-size-complex="12pt"/>
    </style:style>
    <style:style style:name="P111" style:family="paragraph" style:parent-style-name="Standard">
      <style:paragraph-properties fo:text-align="justify" style:justify-single-word="false"/>
      <style:text-properties style:font-name="Times New Roman" fo:font-size="12pt" fo:font-style="italic" style:text-underline-style="none" fo:font-weight="bold" style:font-size-asian="12pt" style:font-style-asian="italic" style:font-weight-asian="bold" style:font-size-complex="12pt" style:font-style-complex="italic"/>
    </style:style>
    <style:style style:name="P112" style:family="paragraph" style:parent-style-name="Standard">
      <style:paragraph-properties fo:text-align="justify" style:justify-single-word="false"/>
      <style:text-properties style:font-name="Times New Roman" fo:font-size="12pt" fo:font-style="italic" style:text-underline-style="none" fo:font-weight="bold" officeooo:paragraph-rsid="00868c9b" style:font-size-asian="12pt" style:font-style-asian="italic" style:font-weight-asian="bold" style:font-size-complex="12pt" style:font-style-complex="italic"/>
    </style:style>
    <style:style style:name="P113" style:family="paragraph" style:parent-style-name="Standard">
      <style:paragraph-properties fo:text-align="start" style:justify-single-word="false"/>
      <style:text-properties style:font-name="Times New Roman" fo:font-size="12pt" fo:font-style="normal" fo:font-weight="bold" officeooo:paragraph-rsid="006e7bba" style:font-size-asian="12pt" style:font-style-asian="normal" style:font-weight-asian="bold" style:font-size-complex="12pt" style:font-style-complex="normal"/>
    </style:style>
    <style:style style:name="P114" style:family="paragraph" style:parent-style-name="Standard">
      <style:paragraph-properties fo:text-align="start" style:justify-single-word="false"/>
      <style:text-properties style:font-name="Times New Roman" fo:font-size="12pt" fo:font-style="normal" fo:font-weight="bold" officeooo:paragraph-rsid="00850ab0" style:font-size-asian="12pt" style:font-style-asian="normal" style:font-weight-asian="bold" style:font-size-complex="12pt" style:font-style-complex="normal"/>
    </style:style>
    <style:style style:name="P115" style:family="paragraph" style:parent-style-name="Standard">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style>
    <style:style style:name="P116" style:family="paragraph" style:parent-style-name="Standard">
      <style:paragraph-properties fo:text-align="justify" style:justify-single-word="false"/>
      <style:text-properties style:font-name="Times New Roman" fo:font-size="12pt" fo:font-style="normal" fo:font-weight="bold" officeooo:paragraph-rsid="00868c9b" style:font-size-asian="12pt" style:font-style-asian="normal" style:font-weight-asian="bold" style:font-size-complex="12pt" style:font-style-complex="normal"/>
    </style:style>
    <style:style style:name="P117" style:family="paragraph" style:parent-style-name="Standard">
      <style:paragraph-properties fo:text-align="justify" style:justify-single-word="false"/>
      <style:text-properties style:font-name="Times New Roman" fo:font-size="12pt" fo:font-style="normal" fo:font-weight="bold" style:font-name-asian="Liberation Sans" style:font-size-asian="12pt" style:font-style-asian="normal" style:font-weight-asian="bold" style:font-name-complex="Liberation Sans" style:font-size-complex="12pt" style:font-style-complex="normal"/>
    </style:style>
    <style:style style:name="P118" style:family="paragraph" style:parent-style-name="Standard">
      <style:paragraph-properties fo:text-align="justify" style:justify-single-word="false"/>
      <style:text-properties style:font-name="Times New Roman" fo:font-size="12pt" fo:font-style="normal" fo:font-weight="bold" officeooo:paragraph-rsid="00868c9b" style:font-name-asian="Liberation Sans" style:font-size-asian="12pt" style:font-style-asian="normal" style:font-weight-asian="bold" style:font-name-complex="Liberation Sans" style:font-size-complex="12pt" style:font-style-complex="normal"/>
    </style:style>
    <style:style style:name="P119"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style>
    <style:style style:name="P120" style:family="paragraph" style:parent-style-name="Standard">
      <style:paragraph-properties fo:text-align="justify" style:justify-single-word="false"/>
      <style:text-properties style:font-name="Times New Roman" fo:font-size="12pt" fo:font-style="normal" fo:font-weight="normal" officeooo:paragraph-rsid="00868c9b" style:font-size-asian="12pt" style:font-style-asian="normal" style:font-weight-asian="normal" style:font-size-complex="12pt" style:font-style-complex="normal"/>
    </style:style>
    <style:style style:name="P121"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Times New Roman" fo:font-size="12pt" fo:font-style="normal" fo:font-weight="normal" officeooo:paragraph-rsid="00868c9b"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Times New Roman" fo:font-size="12pt" fo:font-style="normal" fo:font-weight="normal" style:font-name-asian="Liberation Sans" style:font-size-asian="12pt" style:font-style-asian="normal" style:font-weight-asian="normal" style:font-name-complex="Liberation Sans" style:font-size-complex="12pt" style:font-style-complex="normal" style:font-weight-complex="normal"/>
    </style:style>
    <style:style style:name="P124" style:family="paragraph" style:parent-style-name="Standard">
      <style:paragraph-properties fo:text-align="justify" style:justify-single-word="false"/>
      <style:text-properties style:font-name="Times New Roman" fo:font-size="12pt" fo:font-style="normal" fo:font-weight="normal" officeooo:paragraph-rsid="00868c9b" style:font-name-asian="Liberation Sans" style:font-size-asian="12pt" style:font-style-asian="normal" style:font-weight-asian="normal" style:font-name-complex="Liberation Sans" style:font-size-complex="12pt" style:font-style-complex="normal" style:font-weight-complex="normal"/>
    </style:style>
    <style:style style:name="P125"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126" style:family="paragraph" style:parent-style-name="Standard">
      <style:paragraph-properties fo:text-align="justify" style:justify-single-word="false"/>
      <style:text-properties style:font-name="Times New Roman" fo:font-size="12pt" fo:font-style="normal" officeooo:paragraph-rsid="00868c9b" style:font-size-asian="12pt" style:font-style-asian="normal" style:font-size-complex="12pt" style:font-style-complex="normal"/>
    </style:style>
    <style:style style:name="P127" style:family="paragraph" style:parent-style-name="Standard">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font-name="Times New Roman" fo:font-size="12pt" fo:font-style="normal" style:text-underline-style="none" fo:font-weight="normal" officeooo:paragraph-rsid="00868c9b"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style:font-name="Times New Roman" fo:font-size="12pt" fo:font-style="normal" style:text-underline-style="none" fo:font-weight="normal" officeooo:rsid="006ad3cd" officeooo:paragraph-rsid="00868c9b"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Times New Roman" fo:font-size="12pt" officeooo:rsid="0013500b" officeooo:paragraph-rsid="0019b0fa" style:font-size-asian="12pt" style:font-size-complex="12pt"/>
    </style:style>
    <style:style style:name="P131" style:family="paragraph" style:parent-style-name="Standard">
      <style:paragraph-properties fo:text-align="start" style:justify-single-word="false"/>
      <style:text-properties style:font-name="Times New Roman" fo:font-size="12pt" officeooo:rsid="0013500b" officeooo:paragraph-rsid="002e02d0" style:font-size-asian="12pt" style:font-size-complex="12pt"/>
    </style:style>
    <style:style style:name="P132" style:family="paragraph" style:parent-style-name="Standard">
      <style:paragraph-properties fo:text-align="start" style:justify-single-word="false"/>
      <style:text-properties style:font-name="Times New Roman" fo:font-size="12pt" officeooo:rsid="0013500b" officeooo:paragraph-rsid="0013500b" style:font-size-asian="12pt" style:font-size-complex="12pt"/>
    </style:style>
    <style:style style:name="P133" style:family="paragraph" style:parent-style-name="Standard">
      <style:paragraph-properties fo:text-align="start" style:justify-single-word="false"/>
      <style:text-properties style:font-name="Times New Roman" fo:font-size="12pt" officeooo:rsid="0013500b" officeooo:paragraph-rsid="00850ab0" style:font-size-asian="12pt" style:font-size-complex="12pt"/>
    </style:style>
    <style:style style:name="P134" style:family="paragraph" style:parent-style-name="Standard">
      <style:paragraph-properties fo:text-align="start" style:justify-single-word="false"/>
      <style:text-properties style:font-name="Times New Roman" fo:font-size="12pt" style:font-size-asian="12pt" style:font-size-complex="12pt"/>
    </style:style>
    <style:style style:name="P135" style:family="paragraph" style:parent-style-name="Standard">
      <style:paragraph-properties fo:text-align="start" style:justify-single-word="false"/>
      <style:text-properties style:font-name="Times New Roman" fo:font-size="12pt" officeooo:paragraph-rsid="002e02d0" style:font-size-asian="12pt" style:font-size-complex="12pt"/>
    </style:style>
    <style:style style:name="P136" style:family="paragraph" style:parent-style-name="Standard">
      <style:paragraph-properties fo:text-align="start" style:justify-single-word="false"/>
      <style:text-properties style:font-name="Times New Roman" fo:font-size="12pt" officeooo:paragraph-rsid="00850ab0" style:font-size-asian="12pt" style:font-size-complex="12pt"/>
    </style:style>
    <style:style style:name="P137" style:family="paragraph" style:parent-style-name="Standard">
      <style:paragraph-properties fo:text-align="justify" style:justify-single-word="false"/>
      <style:text-properties style:font-name="Times New Roman" fo:font-size="12pt" style:font-size-asian="12pt" style:font-size-complex="12pt"/>
    </style:style>
    <style:style style:name="P138" style:family="paragraph" style:parent-style-name="Standard">
      <style:paragraph-properties fo:text-align="justify" style:justify-single-word="false"/>
      <style:text-properties style:font-name="Times New Roman" fo:font-size="12pt" officeooo:paragraph-rsid="0044f9df" style:font-size-asian="12pt" style:font-size-complex="12pt"/>
    </style:style>
    <style:style style:name="P139" style:family="paragraph" style:parent-style-name="Standard">
      <style:paragraph-properties fo:text-align="justify" style:justify-single-word="false"/>
      <style:text-properties style:font-name="Times New Roman" fo:font-size="12pt" officeooo:paragraph-rsid="00745dc2" style:font-size-asian="12pt" style:font-size-complex="12pt"/>
    </style:style>
    <style:style style:name="P140" style:family="paragraph" style:parent-style-name="Standard">
      <style:paragraph-properties fo:text-align="justify" style:justify-single-word="false"/>
      <style:text-properties style:font-name="Times New Roman" fo:font-size="12pt" officeooo:paragraph-rsid="00868c9b" style:font-size-asian="12pt" style:font-size-complex="12pt"/>
    </style:style>
    <style:style style:name="P141" style:family="paragraph" style:parent-style-name="Standard">
      <style:paragraph-properties fo:text-align="center" style:justify-single-word="false"/>
      <style:text-properties style:font-name="Times New Roman" fo:font-size="12pt" officeooo:paragraph-rsid="0084b54e" style:font-size-asian="12pt" style:font-size-complex="12pt"/>
    </style:style>
    <style:style style:name="P142" style:family="paragraph" style:parent-style-name="Standard">
      <style:paragraph-properties fo:text-align="center" style:justify-single-word="false"/>
      <style:text-properties style:font-name="Times New Roman" fo:font-size="12pt" officeooo:paragraph-rsid="0019b0fa" style:font-size-asian="12pt" style:font-size-complex="12pt"/>
    </style:style>
    <style:style style:name="P143" style:family="paragraph" style:parent-style-name="Standard">
      <style:paragraph-properties fo:text-align="center" style:justify-single-word="false"/>
      <style:text-properties style:font-name="Times New Roman" fo:font-size="12pt" officeooo:paragraph-rsid="00850ab0" style:font-size-asian="12pt" style:font-size-complex="12pt"/>
    </style:style>
    <style:style style:name="P144" style:family="paragraph" style:parent-style-name="Standard">
      <style:paragraph-properties fo:text-align="center" style:justify-single-word="false"/>
      <style:text-properties style:font-name="Times New Roman" fo:font-size="12pt" officeooo:paragraph-rsid="00868c9b" style:font-size-asian="12pt" style:font-size-complex="12pt"/>
    </style:style>
    <style:style style:name="P145" style:family="paragraph" style:parent-style-name="Standard">
      <style:text-properties style:font-name="Times New Roman" fo:font-size="12pt" officeooo:rsid="0011b9b5" officeooo:paragraph-rsid="00868c9b" style:font-size-asian="12pt" style:font-size-complex="12pt"/>
    </style:style>
    <style:style style:name="P146" style:family="paragraph" style:parent-style-name="Standard">
      <style:text-properties style:font-name="Times New Roman" fo:font-size="12pt" officeooo:rsid="0012cd26" officeooo:paragraph-rsid="00868c9b" style:font-size-asian="12pt" style:font-size-complex="12pt"/>
    </style:style>
    <style:style style:name="P147" style:family="paragraph" style:parent-style-name="Standard">
      <style:paragraph-properties fo:text-align="start" style:justify-single-word="false"/>
      <style:text-properties style:font-name="Times New Roman" fo:font-size="12pt" style:font-name-asian="Liberation Sans" style:font-size-asian="12pt" style:font-name-complex="Liberation Sans" style:font-size-complex="12pt"/>
    </style:style>
    <style:style style:name="P148" style:family="paragraph" style:parent-style-name="Standard">
      <style:paragraph-properties fo:text-align="start" style:justify-single-word="false"/>
      <style:text-properties style:font-name="Times New Roman" fo:font-size="12pt" officeooo:paragraph-rsid="007339c2" style:font-name-asian="Liberation Sans" style:font-size-asian="12pt" style:font-name-complex="Liberation Sans" style:font-size-complex="12pt"/>
    </style:style>
    <style:style style:name="P149" style:family="paragraph" style:parent-style-name="Standard">
      <style:paragraph-properties fo:text-align="justify" style:justify-single-word="false"/>
      <style:text-properties style:font-name="Times New Roman" fo:font-size="12pt" style:font-name-asian="Liberation Sans" style:font-size-asian="12pt" style:font-name-complex="Liberation Sans" style:font-size-complex="12pt"/>
    </style:style>
    <style:style style:name="P150" style:family="paragraph" style:parent-style-name="Standard">
      <style:paragraph-properties fo:text-align="justify" style:justify-single-word="false"/>
      <style:text-properties style:font-name="Times New Roman" fo:font-size="12pt" officeooo:paragraph-rsid="00868c9b" style:font-name-asian="Liberation Sans" style:font-size-asian="12pt" style:font-name-complex="Liberation Sans" style:font-size-complex="12pt"/>
    </style:style>
    <style:style style:name="P151" style:family="paragraph" style:parent-style-name="Standard">
      <style:paragraph-properties fo:text-align="center" style:justify-single-word="false"/>
      <style:text-properties style:font-name="Times New Roman" fo:font-size="12pt" fo:font-weight="bold" fo:background-color="transparent" style:font-size-asian="12pt" style:font-weight-asian="bold" style:font-size-complex="12pt" style:font-weight-complex="bold"/>
    </style:style>
    <style:style style:name="P152" style:family="paragraph" style:parent-style-name="Standard">
      <style:paragraph-properties fo:text-align="center" style:justify-single-word="false"/>
      <style:text-properties style:font-name="Times New Roman" fo:font-size="12pt" fo:font-weight="bold" officeooo:paragraph-rsid="00868c9b" fo:background-color="transparent" style:font-size-asian="12pt" style:font-weight-asian="bold" style:font-size-complex="12pt" style:font-weight-complex="bold"/>
    </style:style>
    <style:style style:name="P15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style:font-name="Times New Roman" fo:font-size="12pt" fo:font-weight="normal" officeooo:paragraph-rsid="00745dc2"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style:font-name="Times New Roman" fo:font-size="12pt" fo:font-weight="normal" officeooo:rsid="00265a84" officeooo:paragraph-rsid="003b6e28"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style:font-name="Times New Roman" fo:font-size="12pt" fo:font-weight="normal" officeooo:rsid="00265a84" officeooo:paragraph-rsid="00745dc2"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158" style:family="paragraph" style:parent-style-name="Standard">
      <style:paragraph-properties fo:text-align="justify" style:justify-single-word="false"/>
      <style:text-properties style:font-name="Times New Roman" fo:font-size="12pt" style:text-underline-style="none" officeooo:paragraph-rsid="00745dc2" style:font-size-asian="12pt" style:font-size-complex="12pt"/>
    </style:style>
    <style:style style:name="P159" style:family="paragraph" style:parent-style-name="Standard">
      <style:text-properties style:font-name="Times New Roman" fo:font-size="12pt" style:text-underline-style="solid" style:text-underline-width="auto" style:text-underline-color="font-color" fo:font-weight="bold" officeooo:rsid="0011b9b5" officeooo:paragraph-rsid="00868c9b" style:font-size-asian="12pt" style:font-weight-asian="bold" style:font-size-complex="12pt" style:font-weight-complex="bold"/>
    </style:style>
    <style:style style:name="P160" style:family="paragraph" style:parent-style-name="Standard">
      <style:text-properties style:font-name="Times New Roman" fo:font-size="12pt" style:text-underline-style="solid" style:text-underline-width="auto" style:text-underline-color="font-color" fo:font-weight="bold" officeooo:rsid="0016410d" officeooo:paragraph-rsid="00868c9b" style:font-size-asian="12pt" style:font-weight-asian="bold" style:font-size-complex="12pt" style:font-weight-complex="bold"/>
    </style:style>
    <style:style style:name="P161" style:family="paragraph" style:parent-style-name="Standard">
      <style:text-properties style:font-name="Times New Roman" fo:font-size="12pt" style:text-underline-style="solid" style:text-underline-width="auto" style:text-underline-color="font-color" fo:font-weight="bold" officeooo:rsid="00181f4f" officeooo:paragraph-rsid="00868c9b" style:font-size-asian="12pt" style:font-weight-asian="bold" style:font-size-complex="12pt" style:font-weight-complex="bold"/>
    </style:style>
    <style:style style:name="P162" style:family="paragraph" style:parent-style-name="Standard">
      <style:paragraph-properties fo:text-align="justify" style:justify-single-word="false"/>
      <style:text-properties style:font-name="Times New Roman" fo:font-size="9pt" fo:font-weight="normal" officeooo:paragraph-rsid="0019b0fa" fo:background-color="transparent" style:font-size-asian="9pt" style:font-weight-asian="normal" style:font-size-complex="9pt" style:font-weight-complex="normal"/>
    </style:style>
    <style:style style:name="P163" style:family="paragraph" style:parent-style-name="Standard">
      <style:paragraph-properties fo:text-align="justify" style:justify-single-word="false"/>
      <style:text-properties style:font-name="Times New Roman" fo:font-size="9pt" fo:font-weight="normal" style:font-size-asian="9pt" style:font-weight-asian="normal" style:font-size-complex="9pt" style:font-weight-complex="normal"/>
    </style:style>
    <style:style style:name="P164" style:family="paragraph" style:parent-style-name="Standard">
      <style:paragraph-properties fo:text-align="justify" style:justify-single-word="false"/>
      <style:text-properties style:font-name="Times New Roman" fo:font-size="9pt" fo:font-weight="normal" officeooo:paragraph-rsid="0019b0fa" style:font-size-asian="9pt" style:font-weight-asian="normal" style:font-size-complex="9pt" style:font-weight-complex="normal"/>
    </style:style>
    <style:style style:name="P165" style:family="paragraph" style:parent-style-name="Standard">
      <style:paragraph-properties fo:text-align="justify" style:justify-single-word="false"/>
      <style:text-properties style:font-name="Times New Roman" fo:font-size="9pt" fo:font-weight="normal" officeooo:paragraph-rsid="00745dc2" style:font-size-asian="9pt" style:font-weight-asian="normal" style:font-size-complex="9pt" style:font-weight-complex="normal"/>
    </style:style>
    <style:style style:name="P166" style:family="paragraph" style:parent-style-name="Standard">
      <style:paragraph-properties fo:text-align="center" style:justify-single-word="false"/>
      <style:text-properties style:font-name="Times New Roman" fo:font-size="11pt" officeooo:paragraph-rsid="007339c2" style:font-size-asian="11pt" style:font-size-complex="11pt"/>
    </style:style>
    <style:style style:name="P167" style:family="paragraph" style:parent-style-name="Standard">
      <style:paragraph-properties fo:text-align="start" style:justify-single-word="false"/>
      <style:text-properties fo:color="#ff3333" style:text-line-through-style="solid" style:text-line-through-type="single" style:font-name="Times New Roman" fo:font-size="12pt" style:font-size-asian="12pt" style:font-size-complex="12pt"/>
    </style:style>
    <style:style style:name="P168" style:family="paragraph" style:parent-style-name="Standard">
      <style:paragraph-properties fo:text-align="justify" style:justify-single-word="false"/>
      <style:text-properties fo:color="#ff3333" style:font-name="Times New Roman" fo:font-size="12pt" fo:font-style="normal" style:text-underline-style="none" fo:font-weight="normal" officeooo:rsid="0030081e" officeooo:paragraph-rsid="0059df32" style:font-name-asian="Liberation Sans" style:font-size-asian="12pt" style:font-style-asian="normal" style:font-weight-asian="normal" style:font-name-complex="Liberation Sans" style:font-size-complex="12pt" style:font-style-complex="normal" style:font-weight-complex="normal"/>
    </style:style>
    <style:style style:name="P169" style:family="paragraph" style:parent-style-name="Standard">
      <style:paragraph-properties fo:text-align="justify" style:justify-single-word="false"/>
      <style:text-properties style:use-window-font-color="true" style:font-name="Times New Roman" fo:font-size="18pt" fo:font-style="normal" officeooo:rsid="001fa49d" officeooo:paragraph-rsid="002151a8" style:font-name-asian="Liberation Sans" style:font-size-asian="18pt" style:font-style-asian="normal" style:font-name-complex="Liberation Sans" style:font-size-complex="18pt" style:font-style-complex="normal"/>
    </style:style>
    <style:style style:name="P170" style:family="paragraph" style:parent-style-name="Standard">
      <style:paragraph-properties fo:text-align="justify" style:justify-single-word="false"/>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style:use-window-font-color="true" style:font-name="Times New Roman" fo:font-size="12pt" fo:font-style="normal" style:text-underline-style="none" fo:font-weight="normal" officeooo:paragraph-rsid="00868c9b"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style:use-window-font-color="true" style:font-name="Times New Roman" fo:font-size="12pt" fo:font-style="normal" fo:font-weight="bold" style:font-size-asian="12pt" style:font-style-asian="normal" style:font-weight-asian="bold" style:font-size-complex="12pt" style:font-style-complex="normal"/>
    </style:style>
    <style:style style:name="P173" style:family="paragraph" style:parent-style-name="Standard">
      <style:paragraph-properties fo:text-align="justify" style:justify-single-word="false"/>
      <style:text-properties style:use-window-font-color="true" style:font-name="Times New Roman" fo:font-size="12pt" fo:font-style="normal" fo:font-weight="bold" officeooo:paragraph-rsid="00868c9b" style:font-size-asian="12pt" style:font-style-asian="normal" style:font-weight-asian="bold" style:font-size-complex="12pt" style:font-style-complex="normal"/>
    </style:style>
    <style:style style:name="P174" style:family="paragraph" style:parent-style-name="Standard">
      <style:paragraph-properties fo:text-align="justify" style:justify-single-word="false"/>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style:use-window-font-color="true" style:font-name="Times New Roman" fo:font-size="12pt" fo:font-style="normal" fo:font-weight="normal" officeooo:paragraph-rsid="00868c9b"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style:use-window-font-color="true" style:font-name="Times New Roman" fo:font-size="12pt" style:font-size-asian="12pt" style:font-size-complex="12pt"/>
    </style:style>
    <style:style style:name="P177" style:family="paragraph" style:parent-style-name="Standard">
      <style:paragraph-properties fo:text-align="justify" style:justify-single-word="false"/>
      <style:text-properties style:use-window-font-color="true" style:font-name="Times New Roman" fo:font-size="12pt" officeooo:paragraph-rsid="00868c9b" style:font-size-asian="12pt" style:font-size-complex="12pt"/>
    </style:style>
    <style:style style:name="P178" style:family="paragraph" style:parent-style-name="Standard">
      <style:paragraph-properties fo:text-align="start" style:justify-single-word="false"/>
      <style:text-properties style:use-window-font-color="true" style:font-name="Times New Roman" fo:font-size="12pt" fo:font-style="italic" fo:font-weight="bold" style:font-size-asian="12pt" style:font-style-asian="italic" style:font-weight-asian="bold" style:font-size-complex="12pt"/>
    </style:style>
    <style:style style:name="P179" style:family="paragraph" style:parent-style-name="Standard">
      <style:paragraph-properties fo:text-align="start" style:justify-single-word="false"/>
      <style:text-properties style:use-window-font-color="true" style:font-name="Times New Roman" fo:font-size="12pt" fo:font-weight="bold" officeooo:paragraph-rsid="007339c2" style:font-size-asian="12pt" style:font-weight-asian="bold" style:font-size-complex="12pt"/>
    </style:style>
    <style:style style:name="P180" style:family="paragraph" style:parent-style-name="Standard">
      <style:paragraph-properties fo:text-align="start" style:justify-single-word="false"/>
      <style:text-properties style:use-window-font-color="true" style:font-name="Times New Roman" fo:font-size="12pt" fo:font-weight="bold" officeooo:paragraph-rsid="007339c2" style:font-name-asian="Liberation Sans" style:font-size-asian="12pt" style:font-weight-asian="bold" style:font-name-complex="Liberation Sans" style:font-size-complex="12pt" style:font-weight-complex="bold"/>
    </style:style>
    <style:style style:name="P181"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style>
    <style:style style:name="P182" style:family="paragraph" style:parent-style-name="Standard">
      <style:paragraph-properties fo:text-align="justify" style:justify-single-word="false"/>
      <style:text-properties fo:color="#000000" style:font-name="Times New Roman" fo:font-size="12pt" fo:font-weight="bold" officeooo:paragraph-rsid="007621ae" style:font-size-asian="12pt" style:font-weight-asian="bold" style:font-size-complex="12pt"/>
    </style:style>
    <style:style style:name="P183" style:family="paragraph" style:parent-style-name="Standard">
      <style:paragraph-properties fo:text-align="justify" style:justify-single-word="false"/>
      <style:text-properties fo:color="#000000" style:font-name="Times New Roman" fo:font-size="12pt" fo:font-weight="bold" officeooo:paragraph-rsid="00745dc2" style:font-size-asian="12pt" style:font-weight-asian="bold" style:font-size-complex="12pt"/>
    </style:style>
    <style:style style:name="P184" style:family="paragraph" style:parent-style-name="Standard">
      <style:paragraph-properties fo:text-align="justify" style:justify-single-word="false"/>
      <style:text-properties fo:color="#000000" style:font-name="Times New Roman" fo:font-size="12pt" fo:font-weight="bold" officeooo:paragraph-rsid="00850ab0" style:font-size-asian="12pt" style:font-weight-asian="bold" style:font-size-complex="12pt"/>
    </style:style>
    <style:style style:name="P185" style:family="paragraph" style:parent-style-name="Standard">
      <style:paragraph-properties fo:text-align="start" style:justify-single-word="false"/>
      <style:text-properties fo:color="#000000" style:font-name="Times New Roman" fo:font-size="12pt" fo:font-weight="bold" style:font-size-asian="12pt" style:font-weight-asian="bold" style:font-size-complex="12pt"/>
    </style:style>
    <style:style style:name="P186" style:family="paragraph" style:parent-style-name="Standard">
      <style:paragraph-properties fo:text-align="start" style:justify-single-word="false"/>
      <style:text-properties fo:color="#000000" style:font-name="Times New Roman" fo:font-size="12pt" fo:font-weight="bold" officeooo:paragraph-rsid="00745dc2" style:font-size-asian="12pt" style:font-weight-asian="bold" style:font-size-complex="12pt"/>
    </style:style>
    <style:style style:name="P187"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88" style:family="paragraph" style:parent-style-name="Standard">
      <style:paragraph-properties fo:text-align="justify" style:justify-single-word="false"/>
      <style:text-properties fo:color="#000000" style:font-name="Times New Roman" fo:font-size="12pt" fo:font-weight="bold" officeooo:paragraph-rsid="00745dc2" style:font-size-asian="12pt" style:font-weight-asian="bold" style:font-size-complex="12pt" style:font-weight-complex="bold"/>
    </style:style>
    <style:style style:name="P189" style:family="paragraph" style:parent-style-name="Standard">
      <style:paragraph-properties fo:text-align="center" style:justify-single-word="false"/>
      <style:text-properties fo:color="#000000" style:font-name="Times New Roman" fo:font-size="12pt" fo:font-weight="bold" officeooo:rsid="0016410d" officeooo:paragraph-rsid="00868c9b" style:font-size-asian="12pt" style:font-weight-asian="bold" style:font-size-complex="12pt" style:font-weight-complex="bold"/>
    </style:style>
    <style:style style:name="P190" style:family="paragraph" style:parent-style-name="Standard">
      <style:paragraph-properties fo:text-align="justify" style:justify-single-word="false"/>
      <style:text-properties fo:color="#000000" style:font-name="Times New Roman" fo:font-size="12pt" fo:font-weight="bold" officeooo:rsid="00769687" officeooo:paragraph-rsid="007621ae" style:font-size-asian="12pt" style:font-weight-asian="bold" style:font-size-complex="12pt"/>
    </style:style>
    <style:style style:name="P191" style:family="paragraph" style:parent-style-name="Standard">
      <style:paragraph-properties fo:text-align="justify" style:justify-single-word="false"/>
      <style:text-properties fo:color="#000000" style:font-name="Times New Roman" fo:font-size="12pt" fo:font-weight="bold" officeooo:rsid="00769687" officeooo:paragraph-rsid="00850ab0" style:font-size-asian="12pt" style:font-weight-asian="bold" style:font-size-complex="12pt"/>
    </style:style>
    <style:style style:name="P192" style:family="paragraph" style:parent-style-name="Standard">
      <style:paragraph-properties fo:text-align="center" style:justify-single-word="false"/>
      <style:text-properties fo:color="#000000" style:font-name="Times New Roman" fo:font-size="12pt" fo:font-weight="bold" style:font-size-asian="12pt" style:font-weight-asian="bold" style:font-size-complex="12pt"/>
    </style:style>
    <style:style style:name="P193" style:family="paragraph" style:parent-style-name="Standard">
      <style:paragraph-properties fo:text-align="center" style:justify-single-word="false"/>
      <style:text-properties fo:color="#000000" style:font-name="Times New Roman" fo:font-size="12pt" fo:font-weight="bold" officeooo:paragraph-rsid="00850ab0" style:font-size-asian="12pt" style:font-weight-asian="bold" style:font-size-complex="12pt"/>
    </style:style>
    <style:style style:name="P194" style:family="paragraph" style:parent-style-name="Standard">
      <style:paragraph-properties fo:text-align="center" style:justify-single-word="false"/>
      <style:text-properties fo:color="#000000" style:font-name="Times New Roman" fo:font-size="12pt" fo:font-weight="bold" officeooo:paragraph-rsid="007621ae" style:font-size-asian="12pt" style:font-weight-asian="bold" style:font-size-complex="12pt"/>
    </style:style>
    <style:style style:name="P195" style:family="paragraph" style:parent-style-name="Standard">
      <style:paragraph-properties fo:text-align="justify"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color="#000000" style:font-name="Times New Roman" fo:font-size="12pt" fo:font-style="normal" fo:font-weight="normal" officeooo:paragraph-rsid="00868c9b"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color="#000000" style:font-name="Times New Roman" fo:font-size="12pt" fo:font-style="normal" fo:font-weight="normal" officeooo:paragraph-rsid="00868c9b" style:font-name-asian="Liberation Sans" style:font-size-asian="12pt" style:font-style-asian="normal" style:font-weight-asian="normal" style:font-name-complex="Liberation Sans" style:font-size-complex="12pt" style:font-style-complex="normal" style:font-weight-complex="normal"/>
    </style:style>
    <style:style style:name="P198" style:family="paragraph" style:parent-style-name="Standard">
      <style:paragraph-properties fo:text-align="justify" style:justify-single-word="false"/>
      <style:text-properties fo:color="#000000" style:font-name="Times New Roman" fo:font-size="12pt" fo:font-style="normal" style:text-underline-style="none" fo:font-weight="bold" officeooo:rsid="0066d064" officeooo:paragraph-rsid="007621ae"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199" style:family="paragraph" style:parent-style-name="Standard">
      <style:paragraph-properties fo:text-align="justify" style:justify-single-word="false"/>
      <style:text-properties fo:color="#000000" style:font-name="Times New Roman" fo:font-size="12pt" fo:font-style="normal" style:text-underline-style="none" fo:font-weight="normal" officeooo:rsid="002e2d85" officeooo:paragraph-rsid="00868c9b"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color="#000000" style:font-name="Times New Roman" fo:font-size="12pt" fo:font-style="normal" style:text-underline-style="none" fo:font-weight="normal" officeooo:rsid="0030081e" officeooo:paragraph-rsid="00868c9b"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202" style:family="paragraph" style:parent-style-name="Standard">
      <style:paragraph-properties fo:text-align="justify" style:justify-single-word="false"/>
      <style:text-properties fo:color="#000000" style:font-name="Times New Roman" fo:font-size="12pt" officeooo:paragraph-rsid="00745dc2" style:font-size-asian="12pt" style:font-size-complex="12pt"/>
    </style:style>
    <style:style style:name="P203" style:family="paragraph" style:parent-style-name="Standard">
      <style:paragraph-properties fo:text-align="justify" style:justify-single-word="false"/>
      <style:text-properties fo:color="#000000" style:font-name="Times New Roman" fo:font-size="12pt" officeooo:paragraph-rsid="00868c9b" style:font-size-asian="12pt" style:font-size-complex="12pt"/>
    </style:style>
    <style:style style:name="P204"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05" style:family="paragraph" style:parent-style-name="Standard">
      <style:paragraph-properties fo:text-align="start" style:justify-single-word="false"/>
      <style:text-properties fo:color="#000000" style:font-name="Times New Roman" fo:font-size="12pt" officeooo:paragraph-rsid="00745dc2" style:font-size-asian="12pt" style:font-size-complex="12pt"/>
    </style:style>
    <style:style style:name="P206" style:family="paragraph" style:parent-style-name="Standard">
      <style:paragraph-properties fo:text-align="justify" style:justify-single-word="false"/>
      <style:text-properties fo:color="#000000" style:font-name="Times New Roman" fo:font-size="12pt" officeooo:rsid="0064f0b0" officeooo:paragraph-rsid="00868c9b" style:font-size-asian="12pt" style:font-size-complex="12pt"/>
    </style:style>
    <style:style style:name="P207" style:family="paragraph" style:parent-style-name="Standard">
      <style:paragraph-properties fo:text-align="center" style:justify-single-word="false"/>
      <style:text-properties fo:color="#000000" style:font-name="Times New Roman" fo:font-size="12pt" officeooo:rsid="0016410d" officeooo:paragraph-rsid="00868c9b" style:font-size-asian="12pt" style:font-size-complex="12pt"/>
    </style:style>
    <style:style style:name="P208" style:family="paragraph" style:parent-style-name="Standard">
      <style:paragraph-properties fo:text-align="justify" style:justify-single-word="false"/>
      <style:text-properties fo:color="#000000" style:font-name="Times New Roman" fo:font-size="12pt" style:text-underline-style="none" fo:font-weight="bold" style:font-size-asian="12pt" style:font-weight-asian="bold" style:font-size-complex="12pt"/>
    </style:style>
    <style:style style:name="P209" style:family="paragraph" style:parent-style-name="Standard">
      <style:paragraph-properties fo:text-align="justify" style:justify-single-word="false"/>
      <style:text-properties fo:color="#000000" style:font-name="Times New Roman" fo:font-size="12pt" style:text-underline-style="none" fo:font-weight="bold" officeooo:paragraph-rsid="00745dc2" style:font-size-asian="12pt" style:font-weight-asian="bold" style:font-size-complex="12pt"/>
    </style:style>
    <style:style style:name="P210" style:family="paragraph" style:parent-style-name="Standard">
      <style:paragraph-properties fo:text-align="justify" style:justify-single-word="fals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weight-complex="normal"/>
    </style:style>
    <style:style style:name="P211" style:family="paragraph" style:parent-style-name="Standard">
      <style:paragraph-properties fo:text-align="start" style:justify-single-word="false"/>
      <style:text-properties fo:color="#000000" style:font-name="Times New Roman" fo:font-size="12pt" fo:font-style="italic" fo:font-weight="normal" officeooo:paragraph-rsid="006fa20e" style:font-size-asian="12pt" style:font-style-asian="italic" style:font-weight-asian="normal" style:font-size-complex="12pt" style:font-style-complex="italic" style:font-weight-complex="normal"/>
    </style:style>
    <style:style style:name="P212" style:family="paragraph" style:parent-style-name="Standard">
      <style:paragraph-properties fo:text-align="justify" style:justify-single-word="false"/>
      <style:text-properties fo:color="#000000" style:font-name="Times New Roman" fo:font-size="12pt" fo:font-style="italic" style:text-underline-style="none" fo:font-weight="bold" officeooo:rsid="002e2d85" officeooo:paragraph-rsid="00868c9b" style:font-size-asian="12pt" style:font-style-asian="italic" style:font-weight-asian="bold" style:font-size-complex="12pt" style:font-style-complex="italic"/>
    </style:style>
    <style:style style:name="P213" style:family="paragraph" style:parent-style-name="Standard">
      <style:paragraph-properties fo:text-align="justify" style:justify-single-word="false"/>
      <style:text-properties fo:color="#000000" style:font-name="Times New Roman" fo:font-size="12pt" fo:font-style="italic" style:text-underline-style="none" fo:font-weight="bold" officeooo:paragraph-rsid="00868c9b" style:font-size-asian="12pt" style:font-style-asian="italic" style:font-weight-asian="bold" style:font-size-complex="12pt" style:font-style-complex="italic"/>
    </style:style>
    <style:style style:name="P214" style:family="paragraph" style:parent-style-name="Standard">
      <style:paragraph-properties fo:text-align="start" style:justify-single-word="false"/>
      <style:text-properties fo:color="#000000" style:font-name="Times New Roman" fo:font-size="12pt" fo:font-weight="normal" officeooo:paragraph-rsid="00745dc2" style:font-size-asian="12pt" style:font-weight-asian="normal" style:font-size-complex="12pt" style:font-weight-complex="normal"/>
    </style:style>
    <style:style style:name="P215" style:family="paragraph" style:parent-style-name="Standard">
      <style:paragraph-properties fo:text-align="start" style:justify-single-word="false"/>
      <style:text-properties fo:color="#000000" style:font-name="Times New Roman" fo:font-size="10pt" officeooo:rsid="0058549e" officeooo:paragraph-rsid="007339c2" style:font-name-asian="Liberation Sans" style:font-size-asian="10pt" style:font-name-complex="Liberation Sans" style:font-size-complex="10pt"/>
    </style:style>
    <style:style style:name="P216" style:family="paragraph" style:parent-style-name="Standard">
      <style:paragraph-properties fo:text-align="start" style:justify-single-word="false"/>
      <style:text-properties fo:color="#000000" style:font-name="Times New Roman" fo:font-size="10.5pt" officeooo:paragraph-rsid="007339c2" style:font-name-asian="Liberation Sans" style:font-size-asian="10.5pt" style:font-name-complex="Liberation Sans" style:font-size-complex="10.5pt"/>
    </style:style>
    <style:style style:name="P217" style:family="paragraph" style:parent-style-name="Standard">
      <style:paragraph-properties fo:text-align="start" style:justify-single-word="false"/>
      <style:text-properties fo:color="#000000" style:font-name="Times New Roman" fo:font-size="6pt" officeooo:paragraph-rsid="007339c2" style:font-name-asian="Liberation Sans" style:font-size-asian="5.25pt" style:font-name-complex="Liberation Sans" style:font-size-complex="6pt"/>
    </style:style>
    <style:style style:name="P218" style:family="paragraph" style:parent-style-name="Standard">
      <style:paragraph-properties fo:text-align="center" style:justify-single-word="false"/>
      <style:text-properties fo:color="#000000" style:font-name="Times New Roman" fo:font-size="11pt" officeooo:rsid="0066d064" officeooo:paragraph-rsid="007339c2" style:font-size-asian="11pt" style:font-size-complex="11pt"/>
    </style:style>
    <style:style style:name="P219" style:family="paragraph" style:parent-style-name="Standard">
      <style:paragraph-properties fo:text-align="center" style:justify-single-word="false"/>
      <style:text-properties fo:color="#000000" fo:font-size="11pt" officeooo:paragraph-rsid="0084b54e" style:font-size-asian="11pt" style:font-size-complex="11pt"/>
    </style:style>
    <style:style style:name="P220" style:family="paragraph" style:parent-style-name="Standard">
      <style:paragraph-properties fo:text-align="center" style:justify-single-word="false"/>
      <style:text-properties fo:color="#000000" fo:font-size="11pt" officeooo:paragraph-rsid="00850ab0" style:font-size-asian="11pt" style:font-size-complex="11pt"/>
    </style:style>
    <style:style style:name="P221" style:family="paragraph" style:parent-style-name="Standard">
      <style:paragraph-properties fo:text-align="center" style:justify-single-word="false"/>
      <style:text-properties fo:color="#000000" style:text-line-through-style="none" style:text-line-through-type="none" style:font-name="Times New Roman" fo:font-size="12pt" officeooo:rsid="002e02d0" officeooo:paragraph-rsid="002e02d0" style:font-size-asian="12pt" style:font-size-complex="12pt"/>
    </style:style>
    <style:style style:name="P222" style:family="paragraph" style:parent-style-name="Standard">
      <style:paragraph-properties fo:text-align="center" style:justify-single-word="false"/>
      <style:text-properties fo:color="#000000" style:text-line-through-style="none" style:text-line-through-type="none" style:font-name="Times New Roman" fo:font-size="12pt" officeooo:rsid="002e02d0" officeooo:paragraph-rsid="00850ab0" style:font-size-asian="12pt" style:font-size-complex="12pt"/>
    </style:style>
    <style:style style:name="P223" style:family="paragraph" style:parent-style-name="Standard">
      <style:paragraph-properties fo:text-align="justify" style:justify-single-word="false"/>
    </style:style>
    <style:style style:name="P224" style:family="paragraph" style:parent-style-name="Standard">
      <style:paragraph-properties fo:text-align="justify" style:justify-single-word="false"/>
      <style:text-properties officeooo:paragraph-rsid="00745dc2"/>
    </style:style>
    <style:style style:name="P225" style:family="paragraph" style:parent-style-name="Standard">
      <style:paragraph-properties fo:text-align="justify" style:justify-single-word="false">
        <style:tab-stops>
          <style:tab-stop style:position="0.866cm"/>
        </style:tab-stops>
      </style:paragraph-properties>
      <style:text-properties officeooo:paragraph-rsid="00868c9b"/>
    </style:style>
    <style:style style:name="P226" style:family="paragraph" style:parent-style-name="Standard">
      <style:paragraph-properties fo:text-align="justify" style:justify-single-word="false"/>
      <style:text-properties officeooo:paragraph-rsid="00868c9b"/>
    </style:style>
    <style:style style:name="P227" style:family="paragraph" style:parent-style-name="Standard">
      <style:paragraph-properties fo:text-align="center" style:justify-single-word="false"/>
      <style:text-properties fo:color="#0000ff" style:font-name="Times New Roman" fo:font-size="12pt" fo:font-weight="bold" style:font-size-asian="12pt" style:font-weight-asian="bold" style:font-size-complex="12pt"/>
    </style:style>
    <style:style style:name="P228" style:family="paragraph" style:parent-style-name="Standard">
      <style:paragraph-properties fo:text-align="center" style:justify-single-word="false"/>
      <style:text-properties fo:color="#0000ff" style:font-name="Times New Roman" fo:font-size="12pt" fo:font-weight="bold" officeooo:paragraph-rsid="00850ab0" style:font-size-asian="12pt" style:font-weight-asian="bold" style:font-size-complex="12pt"/>
    </style:style>
    <style:style style:name="P229" style:family="paragraph" style:parent-style-name="Standard">
      <style:paragraph-properties fo:text-align="center" style:justify-single-word="false"/>
      <style:text-properties fo:color="#0000ff" style:font-name="Times New Roman" fo:font-size="12pt" fo:font-weight="bold" officeooo:paragraph-rsid="007621ae" style:font-size-asian="12pt" style:font-weight-asian="bold" style:font-size-complex="12pt"/>
    </style:style>
    <style:style style:name="P230" style:family="paragraph" style:parent-style-name="Standard">
      <style:paragraph-properties fo:text-align="center" style:justify-single-word="false"/>
      <style:text-properties officeooo:paragraph-rsid="0084b54e"/>
    </style:style>
    <style:style style:name="P231" style:family="paragraph" style:parent-style-name="Standard">
      <style:paragraph-properties fo:text-align="center" style:justify-single-word="false"/>
      <style:text-properties officeooo:paragraph-rsid="00850ab0"/>
    </style:style>
    <style:style style:name="P232" style:family="paragraph" style:parent-style-name="Standard">
      <style:text-properties officeooo:paragraph-rsid="00850ab0"/>
    </style:style>
    <style:style style:name="P233" style:family="paragraph" style:parent-style-name="Standard">
      <style:text-properties officeooo:paragraph-rsid="00868c9b"/>
    </style:style>
    <style:style style:name="P234" style:family="paragraph" style:parent-style-name="Footer" style:master-page-name="">
      <style:paragraph-properties fo:text-align="center" style:justify-single-word="false" style:page-number="auto" fo:break-before="auto" fo:break-after="auto"/>
      <style:text-properties fo:font-size="10.5pt" style:font-size-asian="10.5pt" style:font-size-complex="10.5pt"/>
    </style:style>
    <style:style style:name="P235" style:family="paragraph" style:parent-style-name="Standard">
      <style:paragraph-properties fo:margin-left="0cm" fo:margin-right="0cm" fo:text-align="start" style:justify-single-word="false" fo:text-indent="0cm" style:auto-text-indent="false"/>
      <style:text-properties fo:color="#000000" style:font-name="Times New Roman" fo:font-size="10.5pt" fo:font-style="normal" fo:font-weight="bold" officeooo:rsid="0034e1ce" officeooo:paragraph-rsid="0082966a" fo:background-color="transparent" style:font-name-asian="Liberation Sans" style:font-size-asian="10.5pt" style:font-style-asian="normal" style:font-weight-asian="bold" style:font-name-complex="Liberation Sans" style:font-size-complex="10.5pt" style:font-style-complex="normal" style:font-weight-complex="bold"/>
    </style:style>
    <style:style style:name="P236"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normal" officeooo:rsid="0066d064"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bold"/>
    </style:style>
    <style:style style:name="P237"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normal" officeooo:rsid="0011599e"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238"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ff3333" style:font-name="Times New Roman" fo:font-size="12pt" fo:font-style="normal" style:text-underline-style="none" fo:font-weight="bold" officeooo:rsid="0034e1c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239"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2c5c10"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240"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11599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241"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11599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242"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66d064" officeooo:paragraph-rsid="007621ae"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243"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66d064" officeooo:paragraph-rsid="00850ab0"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244"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11599e"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245"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66d064" officeooo:paragraph-rsid="00745d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246"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66d064" officeooo:paragraph-rsid="007d96c3" fo:background-color="transparent" style:font-name-asian="Liberation Sans" style:font-size-asian="12pt" style:font-style-asian="normal" style:font-weight-asian="normal" style:font-name-complex="Liberation Sans" style:font-size-complex="12pt" style:font-style-complex="normal" style:font-weight-complex="bold"/>
    </style:style>
    <style:style style:name="P247"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66d064" officeooo:paragraph-rsid="00745dc2" fo:background-color="transparent" style:font-name-asian="Liberation Sans" style:font-size-asian="12pt" style:font-style-asian="normal" style:font-weight-asian="normal" style:font-name-complex="Liberation Sans" style:font-size-complex="12pt" style:font-style-complex="normal" style:font-weight-complex="bold"/>
    </style:style>
    <style:style style:name="P248"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66d064" officeooo:paragraph-rsid="0080b72f" fo:background-color="transparent" style:font-name-asian="Liberation Sans" style:font-size-asian="12pt" style:font-style-asian="normal" style:font-weight-asian="normal" style:font-name-complex="Liberation Sans" style:font-size-complex="12pt" style:font-style-complex="normal" style:font-weight-complex="bold"/>
    </style:style>
    <style:style style:name="P249"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italic" style:text-underline-style="solid" style:text-underline-width="auto" style:text-underline-color="font-color" fo:font-weight="normal" officeooo:paragraph-rsid="00745dc2" style:font-size-asian="12pt" style:font-style-asian="italic" style:font-weight-asian="normal" style:font-size-complex="12pt" style:font-weight-complex="normal"/>
    </style:style>
    <style:style style:name="P250" style:family="paragraph" style:parent-style-name="Standard">
      <style:paragraph-properties fo:margin-left="0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9pt" fo:font-style="normal" style:text-underline-style="none" fo:font-weight="normal" officeooo:rsid="0066d064" officeooo:paragraph-rsid="00745dc2" fo:background-color="transparent" style:font-name-asian="Liberation Sans" style:font-size-asian="9pt" style:font-style-asian="normal" style:font-weight-asian="normal" style:font-name-complex="Liberation Sans" style:font-size-complex="9pt" style:font-style-complex="normal" style:font-weight-complex="bold"/>
    </style:style>
    <style:style style:name="P251" style:family="paragraph" style:parent-style-name="Standard">
      <style:paragraph-properties fo:margin-left="0cm" fo:margin-right="0cm" fo:text-align="start" style:justify-single-word="false" fo:text-indent="0cm" style:auto-text-indent="false" fo:break-before="page"/>
      <style:text-properties fo:color="#000000" style:font-name="Times New Roman" fo:font-size="10.5pt" fo:font-style="normal" fo:font-weight="normal" officeooo:rsid="0066d064" officeooo:paragraph-rsid="007339c2" fo:background-color="transparent" style:font-name-asian="Liberation Sans" style:font-size-asian="10.5pt" style:font-style-asian="normal" style:font-weight-asian="normal" style:font-name-complex="Liberation Sans" style:font-size-complex="10.5pt" style:font-style-complex="normal" style:font-weight-complex="normal"/>
    </style:style>
    <style:style style:name="P252" style:family="paragraph" style:parent-style-name="Standard" style:master-page-name="">
      <style:paragraph-properties fo:margin-left="0cm" fo:margin-right="0cm" fo:text-align="center" style:justify-single-word="false" fo:text-indent="0cm" style:auto-text-indent="false" style:page-number="auto" fo:break-before="auto" fo:break-after="auto"/>
      <style:text-properties fo:color="#000000" style:font-name="Times New Roman" fo:font-size="12pt" fo:font-style="normal" fo:font-weight="bold" officeooo:rsid="005f41c0" officeooo:paragraph-rsid="007339c2" style:font-name-asian="Liberation Sans" style:font-size-asian="12pt" style:font-style-asian="normal" style:font-weight-asian="bold" style:font-name-complex="Liberation Sans" style:font-size-complex="12pt" style:font-style-complex="normal" style:font-weight-complex="bold"/>
    </style:style>
    <style:style style:name="P253" style:family="paragraph" style:parent-style-name="Standard">
      <style:paragraph-properties fo:margin-left="-0.801cm" fo:margin-right="0cm" fo:text-align="start" style:justify-single-word="false" fo:text-indent="0cm" style:auto-text-indent="false" text:number-lines="false" text:line-number="0">
        <style:tab-stops>
          <style:tab-stop style:position="8.5cm" style:type="center"/>
          <style:tab-stop style:position="18.997cm" style:type="right"/>
        </style:tab-stops>
      </style:paragraph-properties>
      <style:text-properties style:font-name="Times New Roman" officeooo:paragraph-rsid="004324b7" style:font-name-asian="Liberation Sans" style:font-name-complex="Liberation Sans"/>
    </style:style>
    <style:style style:name="P254" style:family="paragraph" style:parent-style-name="Standard">
      <style:paragraph-properties fo:margin-left="-0.801cm" fo:margin-right="0cm" fo:text-align="start" style:justify-single-word="false" fo:text-indent="0cm" style:auto-text-indent="false" text:number-lines="false" text:line-number="0">
        <style:tab-stops>
          <style:tab-stop style:position="8.5cm" style:type="center"/>
          <style:tab-stop style:position="18.997cm" style:type="right"/>
        </style:tab-stops>
      </style:paragraph-properties>
      <style:text-properties style:use-window-font-color="true" style:font-name="Times New Roman" fo:font-size="12pt" fo:font-style="normal" fo:font-weight="bold" officeooo:rsid="0034e1ce" officeooo:paragraph-rsid="0034e1ce" style:font-name-asian="Liberation Sans" style:font-size-asian="12pt" style:font-style-asian="normal" style:font-weight-asian="bold" style:font-name-complex="Liberation Sans" style:font-size-complex="12pt" style:font-style-complex="normal"/>
    </style:style>
    <style:style style:name="P255" style:family="paragraph" style:parent-style-name="Standard" style:master-page-name="">
      <style:paragraph-properties fo:margin-left="-0.801cm" fo:margin-right="0cm" fo:text-align="start" style:justify-single-word="false" fo:text-indent="0cm" style:auto-text-indent="false" style:page-number="auto"/>
      <style:text-properties style:use-window-font-color="true" style:font-name="Times New Roman" fo:font-size="10pt" fo:font-style="italic" officeooo:paragraph-rsid="007339c2" style:font-size-asian="8.75pt" style:font-style-asian="italic" style:font-size-complex="10pt" style:font-style-complex="italic"/>
    </style:style>
    <style:style style:name="P256" style:family="paragraph" style:parent-style-name="Standard" style:master-page-name="">
      <style:paragraph-properties fo:margin-left="-0.801cm" fo:margin-right="0cm" fo:text-align="start" style:justify-single-word="false" fo:text-indent="0cm" style:auto-text-indent="false" style:page-number="auto"/>
      <style:text-properties fo:color="#000000" style:font-name="Times New Roman" fo:font-size="6pt" fo:font-weight="normal" officeooo:rsid="0034e1ce" officeooo:paragraph-rsid="007339c2" style:font-name-asian="Liberation Sans" style:font-size-asian="5.25pt" style:font-weight-asian="normal" style:font-name-complex="Liberation Sans" style:font-size-complex="6pt" style:font-weight-complex="normal"/>
    </style:style>
    <style:style style:name="P257" style:family="paragraph" style:parent-style-name="Standard">
      <style:paragraph-properties fo:margin-left="-0.801cm" fo:margin-right="0cm" fo:text-align="start" style:justify-single-word="false" fo:text-indent="0cm" style:auto-text-indent="false"/>
      <style:text-properties fo:color="#ff3333" style:font-name="Times New Roman" fo:font-size="10pt" fo:font-style="normal" fo:font-weight="bold" officeooo:rsid="001fa49d" officeooo:paragraph-rsid="007339c2" style:font-name-asian="Liberation Sans" style:font-size-asian="10pt" style:font-style-asian="normal" style:font-weight-asian="bold" style:font-name-complex="Liberation Sans" style:font-size-complex="10pt" style:font-style-complex="normal" style:font-weight-complex="bold"/>
    </style:style>
    <style:style style:name="P258" style:family="paragraph" style:parent-style-name="Standard">
      <style:paragraph-properties fo:margin-left="0.697cm" fo:margin-right="0cm" fo:text-align="justify" style:justify-single-word="false" fo:text-indent="-0.482cm" style:auto-text-indent="false">
        <style:tab-stops>
          <style:tab-stop style:position="0.721cm"/>
        </style:tab-stops>
      </style:paragraph-properties>
      <style:text-properties style:font-name="Times New Roman" fo:font-size="12pt" style:font-size-asian="12pt" style:font-size-complex="12pt"/>
    </style:style>
    <style:style style:name="P259" style:family="paragraph" style:parent-style-name="Standard">
      <style:paragraph-properties fo:margin-left="0.697cm" fo:margin-right="0cm" fo:text-align="justify" style:justify-single-word="false" fo:text-indent="-0.482cm" style:auto-text-indent="false">
        <style:tab-stops>
          <style:tab-stop style:position="0.721cm"/>
        </style:tab-stops>
      </style:paragraph-properties>
      <style:text-properties style:font-name="Times New Roman" fo:font-size="12pt" officeooo:paragraph-rsid="00868c9b" style:font-size-asian="12pt" style:font-size-complex="12pt"/>
    </style:style>
    <style:style style:name="P260" style:family="paragraph" style:parent-style-name="Standard">
      <style:paragraph-properties fo:margin-left="0.697cm" fo:margin-right="0cm" fo:text-align="justify" style:justify-single-word="false" fo:text-indent="-0.482cm" style:auto-text-indent="false">
        <style:tab-stops>
          <style:tab-stop style:position="0.721cm"/>
        </style:tab-stops>
      </style:paragraph-properties>
      <style:text-properties fo:color="#000000" style:font-name="Times New Roman" fo:font-size="12pt" officeooo:paragraph-rsid="00868c9b" style:font-size-asian="12pt" style:font-size-complex="12pt"/>
    </style:style>
    <style:style style:name="P261" style:family="paragraph" style:parent-style-name="Standard">
      <style:paragraph-properties fo:margin-left="0.769cm" fo:margin-right="0cm" fo:text-align="justify" style:justify-single-word="false" fo:text-indent="-0.554cm" style:auto-text-indent="false">
        <style:tab-stops>
          <style:tab-stop style:position="0.914cm"/>
        </style:tab-stops>
      </style:paragraph-properties>
      <style:text-properties style:font-name="Times New Roman" fo:font-size="12pt" style:font-size-asian="12pt" style:font-size-complex="12pt"/>
    </style:style>
    <style:style style:name="P262" style:family="paragraph" style:parent-style-name="Standard">
      <style:paragraph-properties fo:margin-left="0.769cm" fo:margin-right="0cm" fo:text-align="justify" style:justify-single-word="false" fo:text-indent="-0.554cm" style:auto-text-indent="false">
        <style:tab-stops>
          <style:tab-stop style:position="0.914cm"/>
        </style:tab-stops>
      </style:paragraph-properties>
      <style:text-properties style:font-name="Times New Roman" fo:font-size="12pt" officeooo:paragraph-rsid="00868c9b" style:font-size-asian="12pt" style:font-size-complex="12pt"/>
    </style:style>
    <style:style style:name="P263" style:family="paragraph" style:parent-style-name="Standard">
      <style:paragraph-properties fo:margin-left="0.866cm" fo:margin-right="0cm" fo:text-align="justify" style:justify-single-word="false" fo:text-indent="-0.649cm" style:auto-text-indent="false">
        <style:tab-stops>
          <style:tab-stop style:position="0.866cm"/>
        </style:tab-stops>
      </style:paragraph-properties>
      <style:text-properties style:font-name="Times New Roman" fo:font-size="12pt" style:font-size-asian="12pt" style:font-size-complex="12pt"/>
    </style:style>
    <style:style style:name="P264" style:family="paragraph" style:parent-style-name="Standard">
      <style:paragraph-properties fo:margin-left="0.866cm" fo:margin-right="0cm" fo:text-align="justify" style:justify-single-word="false" fo:text-indent="-0.649cm" style:auto-text-indent="false">
        <style:tab-stops>
          <style:tab-stop style:position="0.866cm"/>
        </style:tab-stops>
      </style:paragraph-properties>
      <style:text-properties style:font-name="Times New Roman" fo:font-size="12pt" officeooo:paragraph-rsid="00868c9b" style:font-size-asian="12pt" style:font-size-complex="12pt"/>
    </style:style>
    <style:style style:name="P265" style:family="paragraph" style:parent-style-name="Standard">
      <style:paragraph-properties fo:margin-left="0.866cm" fo:margin-right="0cm" fo:text-align="justify" style:justify-single-word="false" fo:text-indent="-0.626cm" style:auto-text-indent="false">
        <style:tab-stops>
          <style:tab-stop style:position="0.866cm"/>
        </style:tab-stops>
      </style:paragraph-properties>
      <style:text-properties style:font-name="Times New Roman" fo:font-size="12pt" style:font-size-asian="12pt" style:font-size-complex="12pt"/>
    </style:style>
    <style:style style:name="P266" style:family="paragraph" style:parent-style-name="Standard">
      <style:paragraph-properties fo:margin-left="0.866cm" fo:margin-right="0cm" fo:text-align="justify" style:justify-single-word="false" fo:text-indent="-0.626cm" style:auto-text-indent="false">
        <style:tab-stops>
          <style:tab-stop style:position="0.866cm"/>
        </style:tab-stops>
      </style:paragraph-properties>
      <style:text-properties style:font-name="Times New Roman" fo:font-size="12pt" officeooo:paragraph-rsid="00868c9b" style:font-size-asian="12pt" style:font-size-complex="12pt"/>
    </style:style>
    <style:style style:name="P267" style:family="paragraph" style:parent-style-name="Standard">
      <style:paragraph-properties fo:margin-top="0.101cm" fo:margin-bottom="0cm" loext:contextual-spacing="false" fo:text-align="justify" style:justify-single-word="fals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weight-complex="normal"/>
    </style:style>
    <style:style style:name="P268" style:family="paragraph" style:parent-style-name="Standard">
      <style:paragraph-properties fo:margin-top="0.101cm" fo:margin-bottom="0cm" loext:contextual-spacing="false" fo:text-align="justify" style:justify-single-word="false"/>
      <style:text-properties fo:color="#000000" style:font-name="Times New Roman" fo:font-size="12pt" fo:font-style="italic" style:text-underline-style="solid" style:text-underline-width="auto" style:text-underline-color="font-color" fo:font-weight="normal" officeooo:paragraph-rsid="00745dc2" style:font-size-asian="12pt" style:font-style-asian="italic" style:font-weight-asian="normal" style:font-size-complex="12pt" style:font-weight-complex="normal"/>
    </style:style>
    <style:style style:name="P269" style:family="paragraph" style:parent-style-name="Standard">
      <style:paragraph-properties fo:text-align="justify" style:justify-single-word="false" fo:break-before="page"/>
      <style:text-properties fo:color="#000000" style:font-name="Times New Roman" fo:font-size="12pt" fo:font-weight="bold" officeooo:paragraph-rsid="00745dc2" style:font-size-asian="12pt" style:font-weight-asian="bold" style:font-size-complex="12pt"/>
    </style:style>
    <style:style style:name="P270" style:family="paragraph" style:parent-style-name="Standard" style:master-page-name="">
      <style:paragraph-properties fo:margin-left="0.6cm" fo:margin-right="0cm" fo:text-indent="0cm" style:auto-text-indent="false" style:page-number="auto"/>
      <style:text-properties officeooo:paragraph-rsid="00868c9b"/>
    </style:style>
    <style:style style:name="P271" style:family="paragraph" style:parent-style-name="Standard" style:master-page-name="">
      <style:paragraph-properties fo:margin-left="0.6cm" fo:margin-right="0cm" fo:text-indent="0cm" style:auto-text-indent="false" style:page-number="auto"/>
      <style:text-properties style:font-name="Times New Roman" fo:font-size="12pt" officeooo:rsid="0012cd26" officeooo:paragraph-rsid="00868c9b" style:font-size-asian="12pt" style:font-size-complex="12pt"/>
    </style:style>
    <style:style style:name="P272" style:family="paragraph" style:parent-style-name="Standard" style:master-page-name="">
      <style:paragraph-properties fo:margin-left="0.6cm" fo:margin-right="0cm" fo:text-indent="0cm" style:auto-text-indent="false" style:page-number="auto"/>
      <style:text-properties style:font-name="Times New Roman" fo:font-size="12pt" officeooo:rsid="001ba466" officeooo:paragraph-rsid="00868c9b" style:font-size-asian="12pt" style:font-size-complex="12pt"/>
    </style:style>
    <style:style style:name="P273" style:family="paragraph" style:parent-style-name="Standard">
      <style:paragraph-properties fo:margin-left="0.6cm" fo:margin-right="0cm" fo:text-indent="0cm" style:auto-text-indent="false"/>
      <style:text-properties officeooo:paragraph-rsid="00868c9b"/>
    </style:style>
    <style:style style:name="P274" style:family="paragraph" style:parent-style-name="Standard">
      <style:paragraph-properties fo:margin-left="0.101cm" fo:margin-right="0cm" fo:text-align="justify" style:justify-single-word="false" fo:text-indent="0cm" style:auto-text-indent="false">
        <style:tab-stops>
          <style:tab-stop style:position="5.893cm"/>
        </style:tab-stops>
      </style:paragraph-properties>
      <style:text-properties fo:color="#000000" style:font-name="Times New Roman" fo:font-size="12pt" officeooo:rsid="00566a47" officeooo:paragraph-rsid="00868c9b" style:font-name-asian="Liberation Sans" style:font-size-asian="12pt" style:font-name-complex="Liberation Sans" style:font-size-complex="12pt"/>
    </style:style>
    <style:style style:name="P275" style:family="paragraph" style:parent-style-name="Standard">
      <style:paragraph-properties fo:margin-left="0.48cm" fo:margin-right="0cm" fo:text-align="justify" style:justify-single-word="false" fo:text-indent="-0.362cm" style:auto-text-indent="false">
        <style:tab-stops>
          <style:tab-stop style:position="5.893cm"/>
        </style:tab-stops>
      </style:paragraph-properties>
      <style:text-properties fo:color="#000000" style:font-name="Times New Roman" fo:font-size="12pt" officeooo:paragraph-rsid="00868c9b" style:font-name-asian="Liberation Sans" style:font-size-asian="12pt" style:font-name-complex="Liberation Sans" style:font-size-complex="12pt"/>
    </style:style>
    <style:style style:name="P276" style:family="paragraph" style:parent-style-name="Standard">
      <style:paragraph-properties fo:margin-left="0.48cm" fo:margin-right="0cm" fo:text-align="justify" style:justify-single-word="false" fo:text-indent="-0.362cm" style:auto-text-indent="false">
        <style:tab-stops>
          <style:tab-stop style:position="5.893cm"/>
        </style:tab-stops>
      </style:paragraph-properties>
      <style:text-properties fo:color="#000000" style:font-name="Times New Roman" fo:font-size="12pt" officeooo:paragraph-rsid="00868c9b" style:font-size-asian="12pt" style:font-size-complex="12pt"/>
    </style:style>
    <style:style style:name="P277" style:family="paragraph" style:parent-style-name="Standard">
      <style:paragraph-properties fo:margin-left="0.48cm" fo:margin-right="0cm" fo:text-align="justify" style:justify-single-word="false" fo:text-indent="-0.362cm" style:auto-text-indent="false">
        <style:tab-stops>
          <style:tab-stop style:position="5.893cm"/>
        </style:tab-stops>
      </style:paragraph-properties>
      <style:text-properties style:font-name="Times New Roman" fo:font-size="12pt" style:font-size-asian="12pt" style:font-size-complex="12pt"/>
    </style:style>
    <style:style style:name="P278" style:family="paragraph" style:parent-style-name="Standard">
      <style:paragraph-properties fo:margin-left="0.48cm" fo:margin-right="0cm" fo:text-align="justify" style:justify-single-word="false" fo:text-indent="-0.362cm" style:auto-text-indent="false">
        <style:tab-stops>
          <style:tab-stop style:position="5.893cm"/>
        </style:tab-stops>
      </style:paragraph-properties>
      <style:text-properties style:font-name="Times New Roman" fo:font-size="12pt" officeooo:paragraph-rsid="00868c9b" style:font-size-asian="12pt" style:font-size-complex="12pt"/>
    </style:style>
    <style:style style:name="P279" style:family="paragraph" style:parent-style-name="Standard">
      <style:paragraph-properties fo:margin-left="0.48cm" fo:margin-right="0cm" fo:text-align="justify" style:justify-single-word="false" fo:text-indent="-0.362cm" style:auto-text-indent="false">
        <style:tab-stops>
          <style:tab-stop style:position="5.893cm"/>
        </style:tab-stops>
      </style:paragraph-properties>
      <style:text-properties style:font-name="Times New Roman" fo:font-size="12pt" style:font-name-asian="Liberation Sans" style:font-size-asian="12pt" style:font-name-complex="Liberation Sans" style:font-size-complex="12pt"/>
    </style:style>
    <style:style style:name="P280" style:family="paragraph" style:parent-style-name="Standard">
      <style:paragraph-properties fo:margin-left="0.432cm" fo:margin-right="0cm" fo:text-align="justify" style:justify-single-word="false" fo:text-indent="-0.337cm" style:auto-text-indent="false">
        <style:tab-stops>
          <style:tab-stop style:position="5.868cm"/>
        </style:tab-stops>
      </style:paragraph-properties>
      <style:text-properties style:font-name="Times New Roman" fo:font-size="12pt" style:font-name-asian="Liberation Sans" style:font-size-asian="12pt" style:font-name-complex="Liberation Sans" style:font-size-complex="12pt"/>
    </style:style>
    <style:style style:name="P281" style:family="paragraph" style:parent-style-name="Standard">
      <style:paragraph-properties fo:margin-left="0.432cm" fo:margin-right="0cm" fo:text-align="justify" style:justify-single-word="false" fo:text-indent="-0.337cm" style:auto-text-indent="false">
        <style:tab-stops>
          <style:tab-stop style:position="5.868cm"/>
        </style:tab-stops>
      </style:paragraph-properties>
      <style:text-properties style:font-name="Times New Roman" fo:font-size="12pt" style:font-size-asian="12pt" style:font-size-complex="12pt"/>
    </style:style>
    <style:style style:name="P282" style:family="paragraph" style:parent-style-name="Standard">
      <style:paragraph-properties fo:text-align="start" style:justify-single-word="false"/>
      <style:text-properties fo:color="#000000" style:font-name="Times New Roman" fo:font-size="12pt" fo:font-style="normal" fo:font-weight="bold" officeooo:paragraph-rsid="006e7bba" style:font-size-asian="12pt" style:font-style-asian="normal" style:font-weight-asian="bold" style:font-size-complex="12pt" style:font-style-complex="normal"/>
    </style:style>
    <style:style style:name="P283"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0pt" fo:font-style="italic" style:text-underline-style="none" fo:font-weight="bold" officeooo:rsid="001fa49d" officeooo:paragraph-rsid="007339c2" fo:background-color="transparent" style:font-name-asian="Liberation Sans" style:font-size-asian="10pt" style:font-style-asian="italic" style:font-weight-asian="bold" style:font-name-complex="Liberation Sans" style:font-size-complex="10pt" style:font-style-complex="normal" style:font-weight-complex="normal"/>
    </style:style>
    <style:style style:name="P284"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2c5c10"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285"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11599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286"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4d2301"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287"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bold" officeooo:rsid="002c5c10"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bold"/>
    </style:style>
    <style:style style:name="P288"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2c5c10"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289"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11599e"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290"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italic" style:text-underline-style="none" fo:font-weight="bold" officeooo:rsid="002c5c10" officeooo:paragraph-rsid="007339c2" fo:background-color="transparent" style:font-name-asian="Liberation Sans" style:font-size-asian="12pt" style:font-style-asian="italic" style:font-weight-asian="bold" style:font-name-complex="Liberation Sans" style:font-size-complex="12pt" style:font-style-complex="normal" style:font-weight-complex="normal"/>
    </style:style>
    <style:style style:name="P291"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0pt" fo:font-style="normal" style:text-underline-style="none" fo:font-weight="bold" officeooo:rsid="001fa49d" officeooo:paragraph-rsid="007339c2" fo:background-color="transparent" style:font-name-asian="Liberation Sans" style:font-size-asian="10pt" style:font-style-asian="normal" style:font-weight-asian="bold" style:font-name-complex="Liberation Sans" style:font-size-complex="10pt" style:font-style-complex="normal" style:font-weight-complex="normal"/>
    </style:style>
    <style:style style:name="P292"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0pt" fo:font-style="normal" style:text-underline-style="none" fo:font-weight="bold" officeooo:rsid="0034e1ce" officeooo:paragraph-rsid="007339c2" fo:background-color="transparent" style:font-name-asian="Liberation Sans" style:font-size-asian="10pt" style:font-style-asian="normal" style:font-weight-asian="bold" style:font-name-complex="Liberation Sans" style:font-size-complex="10pt" style:font-style-complex="normal" style:font-weight-complex="normal"/>
    </style:style>
    <style:style style:name="P293"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bold" officeooo:rsid="0034e1ce" officeooo:paragraph-rsid="007339c2" fo:background-color="transparent" style:font-name-asian="Liberation Sans" style:font-size-asian="12pt" style:font-style-asian="normal" style:font-weight-asian="bold" style:font-name-complex="Liberation Sans" style:font-size-complex="12pt" style:font-style-complex="normal" style:font-weight-complex="normal"/>
    </style:style>
    <style:style style:name="P294"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normal" officeooo:rsid="00370f15"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295" style:family="paragraph" style:parent-style-name="Standard">
      <style:paragraph-properties fo:margin-left="0cm" fo:margin-right="0cm" fo:text-align="start" style:justify-single-word="false" fo:text-indent="0cm" style:auto-text-indent="false" text:number-lines="false" text:line-number="0">
        <style:tab-stops>
          <style:tab-stop style:position="1.005cm"/>
        </style:tab-stops>
      </style:paragraph-properties>
      <style:text-properties style:use-window-font-color="true" style:font-name="Times New Roman" fo:font-size="12pt" fo:font-style="normal" style:text-underline-style="none" fo:font-weight="normal" officeooo:rsid="0011599e" officeooo:paragraph-rsid="007339c2"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296" style:family="paragraph" style:parent-style-name="Standard" style:list-style-name="L5">
      <style:paragraph-properties fo:margin-left="0.866cm" fo:margin-right="0cm" fo:text-align="justify" style:justify-single-word="false" fo:text-indent="-0.635cm" style:auto-text-indent="false">
        <style:tab-stops>
          <style:tab-stop style:position="0.866cm"/>
        </style:tab-stops>
      </style:paragraph-properties>
      <style:text-properties fo:color="#000000" style:font-name="Times New Roman" fo:font-size="12pt" style:font-size-asian="12pt" style:font-size-complex="12pt"/>
    </style:style>
    <style:style style:name="P297" style:family="paragraph" style:parent-style-name="Standard" style:list-style-name="L5">
      <style:paragraph-properties fo:margin-left="0.866cm" fo:margin-right="0cm" fo:text-align="justify" style:justify-single-word="false" fo:text-indent="-0.635cm" style:auto-text-indent="false">
        <style:tab-stops>
          <style:tab-stop style:position="0.866cm"/>
        </style:tab-stops>
      </style:paragraph-properties>
      <style:text-properties fo:color="#000000" style:font-name="Times New Roman" fo:font-size="12pt" officeooo:paragraph-rsid="0011599e" style:font-size-asian="12pt" style:font-size-complex="12pt"/>
    </style:style>
    <style:style style:name="P298" style:family="paragraph" style:parent-style-name="Standard" style:list-style-name="L9">
      <style:paragraph-properties fo:margin-left="0.866cm" fo:margin-right="0cm" fo:text-align="justify" style:justify-single-word="false" fo:text-indent="-0.635cm" style:auto-text-indent="false">
        <style:tab-stops>
          <style:tab-stop style:position="0.866cm"/>
        </style:tab-stops>
      </style:paragraph-properties>
      <style:text-properties fo:color="#000000" style:font-name="Times New Roman" fo:font-size="12pt" officeooo:paragraph-rsid="00868c9b" style:font-size-asian="12pt" style:font-size-complex="12pt"/>
    </style:style>
    <style:style style:name="P299" style:family="paragraph" style:parent-style-name="Standard" style:list-style-name="L4">
      <style:paragraph-properties fo:margin-left="0.866cm" fo:margin-right="0cm" fo:text-align="justify" style:justify-single-word="false" fo:text-indent="-0.635cm" style:auto-text-indent="false">
        <style:tab-stops>
          <style:tab-stop style:position="0.866cm"/>
        </style:tab-stops>
      </style:paragraph-properties>
      <style:text-properties style:use-window-font-color="true" style:font-name="Times New Roman" fo:font-size="12pt" fo:background-color="transparent" style:font-size-asian="12pt" style:font-size-complex="12pt"/>
    </style:style>
    <style:style style:name="P300" style:family="paragraph" style:parent-style-name="Standard" style:list-style-name="L13">
      <style:paragraph-properties fo:margin-left="0.866cm" fo:margin-right="0cm" fo:text-align="justify" style:justify-single-word="false" fo:text-indent="-0.635cm" style:auto-text-indent="false">
        <style:tab-stops>
          <style:tab-stop style:position="0.866cm"/>
        </style:tab-stops>
      </style:paragraph-properties>
      <style:text-properties style:font-name="Times New Roman" fo:font-size="12pt" fo:font-style="normal" fo:font-weight="bold" officeooo:paragraph-rsid="00868c9b" style:font-size-asian="12pt" style:font-style-asian="normal" style:font-weight-asian="bold" style:font-size-complex="12pt" style:font-style-complex="normal"/>
    </style:style>
    <style:style style:name="P301" style:family="paragraph" style:parent-style-name="Standard" style:list-style-name="L3">
      <style:paragraph-properties fo:margin-left="0.866cm" fo:margin-right="0cm" fo:text-align="justify" style:justify-single-word="false" fo:text-indent="-0.626cm" style:auto-text-indent="false">
        <style:tab-stops>
          <style:tab-stop style:position="0.866cm"/>
        </style:tab-stops>
      </style:paragraph-properties>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02" style:family="paragraph" style:parent-style-name="Standard" style:list-style-name="L11">
      <style:paragraph-properties fo:margin-left="0.866cm" fo:margin-right="0cm" fo:text-align="justify" style:justify-single-word="false" fo:text-indent="-0.626cm" style:auto-text-indent="false">
        <style:tab-stops>
          <style:tab-stop style:position="0.866cm"/>
        </style:tab-stops>
      </style:paragraph-properties>
      <style:text-properties style:font-name="Times New Roman" fo:font-size="12pt" fo:font-style="normal" style:text-underline-style="none" fo:font-weight="normal" officeooo:paragraph-rsid="00868c9b" style:font-size-asian="12pt" style:font-style-asian="normal" style:font-weight-asian="normal" style:font-size-complex="12pt" style:font-style-complex="normal" style:font-weight-complex="normal"/>
    </style:style>
    <style:style style:name="P303" style:family="paragraph" style:parent-style-name="Standard" style:list-style-name="L2">
      <style:paragraph-properties fo:margin-left="0.841cm" fo:margin-right="0cm" fo:text-align="justify" style:justify-single-word="false" fo:text-indent="-0.635cm" style:auto-text-indent="false">
        <style:tab-stops>
          <style:tab-stop style:position="0.866cm"/>
        </style:tab-stops>
      </style:paragraph-properties>
      <style:text-properties style:use-window-font-color="true" style:font-name="Times New Roman" fo:font-size="12pt" style:font-size-asian="12pt" style:font-size-complex="12pt"/>
    </style:style>
    <style:style style:name="P304" style:family="paragraph" style:parent-style-name="Standard" style:list-style-name="L10">
      <style:paragraph-properties fo:margin-left="0.841cm" fo:margin-right="0cm" fo:text-align="justify" style:justify-single-word="false" fo:text-indent="-0.635cm" style:auto-text-indent="false">
        <style:tab-stops>
          <style:tab-stop style:position="0.866cm"/>
        </style:tab-stops>
      </style:paragraph-properties>
      <style:text-properties style:use-window-font-color="true" style:font-name="Times New Roman" fo:font-size="12pt" fo:font-style="normal" style:text-underline-style="none" fo:font-weight="normal" officeooo:paragraph-rsid="00868c9b" fo:background-color="transparent" style:font-size-asian="12pt" style:font-style-asian="normal" style:font-weight-asian="normal" style:font-size-complex="12pt" style:font-style-complex="normal" style:font-weight-complex="normal"/>
    </style:style>
    <style:style style:name="P305" style:family="paragraph" style:parent-style-name="Standard" style:list-style-name="L1">
      <style:paragraph-properties fo:margin-left="0.914cm" fo:margin-right="0cm" fo:text-align="justify" style:justify-single-word="false" fo:text-indent="-0.697cm" style:auto-text-indent="false">
        <style:tab-stops>
          <style:tab-stop style:position="0.891cm"/>
        </style:tab-stops>
      </style:paragraph-properties>
    </style:style>
    <style:style style:name="P306" style:family="paragraph" style:parent-style-name="Standard" style:list-style-name="L1">
      <style:paragraph-properties fo:margin-left="0.914cm" fo:margin-right="0cm" fo:text-align="justify" style:justify-single-word="false" fo:text-indent="-0.697cm" style:auto-text-indent="false">
        <style:tab-stops>
          <style:tab-stop style:position="0.891cm"/>
        </style:tab-stops>
      </style:paragraph-properties>
      <style:text-properties officeooo:paragraph-rsid="001fa49d"/>
    </style:style>
    <style:style style:name="P307" style:family="paragraph" style:parent-style-name="Standard" style:list-style-name="L6">
      <style:paragraph-properties fo:margin-left="0.914cm" fo:margin-right="0cm" fo:text-align="justify" style:justify-single-word="false" fo:text-indent="-0.697cm" style:auto-text-indent="false">
        <style:tab-stops>
          <style:tab-stop style:position="0.891cm"/>
        </style:tab-stops>
      </style:paragraph-properties>
      <style:text-properties officeooo:paragraph-rsid="00745dc2"/>
    </style:style>
    <style:style style:name="P308" style:family="paragraph" style:parent-style-name="Standard" style:list-style-name="L1">
      <style:paragraph-properties fo:margin-left="0.914cm" fo:margin-right="0cm" fo:text-indent="-0.697cm" style:auto-text-indent="false">
        <style:tab-stops>
          <style:tab-stop style:position="0.891cm"/>
        </style:tab-stops>
      </style:paragraph-properties>
      <style:text-properties officeooo:paragraph-rsid="002d547c"/>
    </style:style>
    <style:style style:name="P309" style:family="paragraph" style:parent-style-name="Standard" style:list-style-name="L6">
      <style:paragraph-properties fo:margin-left="0.914cm" fo:margin-right="0cm" fo:text-indent="-0.697cm" style:auto-text-indent="false">
        <style:tab-stops>
          <style:tab-stop style:position="0.891cm"/>
        </style:tab-stops>
      </style:paragraph-properties>
      <style:text-properties officeooo:paragraph-rsid="00745dc2"/>
    </style:style>
    <style:style style:name="P310" style:family="paragraph" style:parent-style-name="Standard" style:master-page-name="Standard">
      <style:paragraph-properties fo:text-align="justify" style:justify-single-word="false" style:page-number="auto"/>
      <style:text-properties style:use-window-font-color="true" style:font-name="Times New Roman" fo:font-size="12pt" fo:font-style="italic" style:text-underline-style="none" fo:font-weight="normal" officeooo:rsid="0034e1ce" officeooo:paragraph-rsid="007621ae" fo:background-color="transparent" style:font-name-asian="Liberation Sans" style:font-size-asian="12pt" style:font-style-asian="italic" style:font-weight-asian="normal" style:font-name-complex="Liberation Sans" style:font-size-complex="12pt" style:font-style-complex="italic" style:font-weight-complex="normal"/>
    </style:style>
    <style:style style:name="P311" style:family="paragraph" style:parent-style-name="Standard" style:master-page-name="Standard">
      <style:paragraph-properties fo:text-align="justify" style:justify-single-word="false" style:page-number="auto"/>
      <style:text-properties style:use-window-font-color="true" style:font-name="Times New Roman" fo:font-size="12pt" fo:font-style="italic" fo:font-weight="normal" officeooo:rsid="0034e1ce" officeooo:paragraph-rsid="00850ab0" style:font-name-asian="Liberation Sans" style:font-size-asian="12pt" style:font-style-asian="italic" style:font-weight-asian="normal" style:font-name-complex="Liberation Sans" style:font-size-complex="12pt" style:font-style-complex="italic" style:font-weight-complex="normal"/>
    </style:style>
    <style:style style:name="P312" style:family="paragraph" style:parent-style-name="Standard" style:master-page-name="Standard">
      <style:paragraph-properties fo:text-align="start" style:justify-single-word="false" style:page-number="auto" fo:break-before="page"/>
      <style:text-properties fo:color="#000000" style:font-name="Times New Roman" fo:font-size="12pt" fo:font-weight="bold" officeooo:paragraph-rsid="00745dc2" style:font-size-asian="12pt" style:font-weight-asian="bold" style:font-size-complex="12pt"/>
    </style:style>
    <style:style style:name="P313" style:family="paragraph" style:parent-style-name="Standard" style:master-page-name="Landscape">
      <style:paragraph-properties fo:text-align="center" style:justify-single-word="false" style:page-number="auto"/>
      <style:text-properties fo:color="#000000" style:font-name="Times New Roman" fo:font-size="12pt" fo:font-style="normal" fo:font-weight="bold" officeooo:rsid="00634486" officeooo:paragraph-rsid="007339c2" style:font-size-asian="12pt" style:font-style-asian="normal" style:font-weight-asian="bold" style:font-size-complex="12pt" style:font-style-complex="normal"/>
    </style:style>
    <style:style style:name="P314" style:family="paragraph" style:parent-style-name="Standard" style:list-style-name="L6" style:master-page-name="">
      <style:paragraph-properties fo:margin-left="1cm" fo:margin-right="0cm" fo:text-align="justify" style:justify-single-word="false" fo:text-indent="-0.801cm" style:auto-text-indent="false" style:page-number="auto">
        <style:tab-stops>
          <style:tab-stop style:position="1.005cm"/>
        </style:tab-stops>
      </style:paragraph-properties>
      <style:text-properties officeooo:paragraph-rsid="00745dc2"/>
    </style:style>
    <style:style style:name="P315" style:family="paragraph" style:parent-style-name="Standard" style:list-style-name="L6" style:master-page-name="">
      <style:paragraph-properties fo:margin-left="0.9cm" fo:margin-right="0cm" fo:text-align="justify" style:justify-single-word="false" fo:text-indent="-0.6cm" style:auto-text-indent="false" style:page-number="auto">
        <style:tab-stops>
          <style:tab-stop style:position="0.891cm"/>
        </style:tab-stops>
      </style:paragraph-properties>
      <style:text-properties officeooo:paragraph-rsid="00745dc2"/>
    </style:style>
    <style:style style:name="P316" style:family="paragraph" style:parent-style-name="Standard" style:list-style-name="L9" style:master-page-name="">
      <style:paragraph-properties fo:margin-left="0.9cm" fo:margin-right="0cm" fo:text-align="justify" style:justify-single-word="false" fo:text-indent="-0.6cm" style:auto-text-indent="false" style:page-number="auto">
        <style:tab-stops>
          <style:tab-stop style:position="0.866cm"/>
        </style:tab-stops>
      </style:paragraph-properties>
      <style:text-properties fo:color="#000000" style:font-name="Times New Roman" fo:font-size="12pt" fo:font-style="normal" style:text-underline-style="none" fo:font-weight="normal" officeooo:paragraph-rsid="00868c9b" style:font-size-asian="12pt" style:font-style-asian="normal" style:font-weight-asian="normal" style:font-size-complex="12pt" style:font-style-complex="normal" style:font-weight-complex="normal"/>
    </style:style>
    <style:style style:name="P317" style:family="paragraph" style:parent-style-name="Standard" style:list-style-name="L7" style:master-page-name="">
      <style:paragraph-properties fo:margin-left="0.801cm" fo:margin-right="0cm" fo:text-align="justify" style:justify-single-word="false" fo:text-indent="-0.6cm" style:auto-text-indent="false" style:page-number="auto">
        <style:tab-stops>
          <style:tab-stop style:position="0.866cm"/>
        </style:tab-stops>
      </style:paragraph-properties>
      <style:text-properties style:font-name="Times New Roman" fo:font-size="12pt" officeooo:paragraph-rsid="00868c9b" style:font-size-asian="12pt" style:font-size-complex="12pt"/>
    </style:style>
    <style:style style:name="P318" style:family="paragraph" style:parent-style-name="Standard" style:list-style-name="L8" style:master-page-name="">
      <style:paragraph-properties fo:margin-left="0.801cm" fo:margin-right="0cm" fo:text-align="justify" style:justify-single-word="false" fo:text-indent="-0.6cm" style:auto-text-indent="false" style:page-number="auto">
        <style:tab-stops>
          <style:tab-stop style:position="1.111cm"/>
        </style:tab-stops>
      </style:paragraph-properties>
      <style:text-properties fo:color="#000000" style:font-name="Times New Roman" fo:font-size="12pt" officeooo:paragraph-rsid="00868c9b" style:font-size-asian="12pt" style:font-size-complex="12pt"/>
    </style:style>
    <style:style style:name="P319" style:family="paragraph" style:parent-style-name="Standard" style:list-style-name="L8">
      <style:paragraph-properties fo:margin-left="0.801cm" fo:margin-right="0cm" fo:text-align="justify" style:justify-single-word="false" fo:text-indent="-0.6cm" style:auto-text-indent="false">
        <style:tab-stops>
          <style:tab-stop style:position="1.111cm"/>
        </style:tab-stops>
      </style:paragraph-properties>
      <style:text-properties fo:color="#000000" style:font-name="Times New Roman" fo:font-size="12pt" officeooo:rsid="00865ada" officeooo:paragraph-rsid="00868c9b" style:font-size-asian="12pt" style:font-size-complex="12pt"/>
    </style:style>
    <style:style style:name="P320" style:family="paragraph" style:parent-style-name="Standard" style:list-style-name="L8">
      <style:paragraph-properties fo:margin-left="0.801cm" fo:margin-right="0cm" fo:text-align="justify" style:justify-single-word="false" fo:text-indent="-0.6cm" style:auto-text-indent="false">
        <style:tab-stops>
          <style:tab-stop style:position="1.111cm"/>
        </style:tab-stops>
      </style:paragraph-properties>
      <style:text-properties fo:color="#000000" style:text-line-through-style="none" style:text-line-through-type="none" style:font-name="Times New Roman" fo:font-size="12pt" officeooo:paragraph-rsid="00868c9b" fo:background-color="transparent" style:font-size-asian="12pt" style:font-size-complex="12pt"/>
    </style:style>
    <style:style style:name="P321" style:family="paragraph" style:parent-style-name="Standard" style:list-style-name="L12">
      <style:paragraph-properties fo:margin-left="1cm" fo:margin-right="0cm" fo:text-align="justify" style:justify-single-word="false" fo:text-indent="-0.64cm" style:auto-text-indent="false">
        <style:tab-stops>
          <style:tab-stop style:position="0.866cm"/>
        </style:tab-stops>
      </style:paragraph-properties>
      <style:text-properties style:use-window-font-color="true" style:font-name="Times New Roman" fo:font-size="12pt" officeooo:paragraph-rsid="00868c9b" fo:background-color="transparent" style:font-size-asian="12pt" style:font-size-complex="12pt"/>
    </style:style>
    <style:style style:name="P322" style:family="paragraph" style:parent-style-name="Standard" style:list-style-name="L14" style:master-page-name="">
      <style:paragraph-properties fo:margin-left="0.6cm" fo:margin-right="0cm" fo:text-indent="-0.6cm" style:auto-text-indent="false" style:page-number="auto">
        <style:tab-stops>
          <style:tab-stop style:position="0.291cm"/>
        </style:tab-stops>
      </style:paragraph-properties>
      <style:text-properties style:font-name="Times New Roman" fo:font-size="12pt" fo:font-style="italic" style:text-underline-style="solid" style:text-underline-width="auto" style:text-underline-color="font-color" officeooo:rsid="0012cd26" officeooo:paragraph-rsid="00868c9b" style:font-size-asian="12pt" style:font-style-asian="italic" style:font-size-complex="12pt" style:font-style-complex="italic"/>
    </style:style>
    <style:style style:name="P323" style:family="paragraph" style:parent-style-name="Standard" style:list-style-name="L15" style:master-page-name="">
      <style:paragraph-properties fo:margin-left="0.6cm" fo:margin-right="0cm" fo:text-indent="-0.6cm" style:auto-text-indent="false" style:page-number="auto">
        <style:tab-stops>
          <style:tab-stop style:position="0.291cm"/>
        </style:tab-stops>
      </style:paragraph-properties>
      <style:text-properties style:font-name="Times New Roman" fo:font-size="12pt" fo:font-style="italic" style:text-underline-style="solid" style:text-underline-width="auto" style:text-underline-color="font-color" officeooo:rsid="0012cd26" officeooo:paragraph-rsid="00868c9b" style:font-size-asian="12pt" style:font-style-asian="italic" style:font-size-complex="12pt" style:font-style-complex="italic"/>
    </style:style>
    <style:style style:name="P324" style:family="paragraph" style:parent-style-name="Standard" style:list-style-name="L16" style:master-page-name="">
      <style:paragraph-properties fo:margin-left="0.6cm" fo:margin-right="0cm" fo:text-indent="-0.6cm" style:auto-text-indent="false" style:page-number="auto">
        <style:tab-stops>
          <style:tab-stop style:position="0.291cm"/>
        </style:tab-stops>
      </style:paragraph-properties>
      <style:text-properties style:font-name="Times New Roman" fo:font-size="12pt" fo:font-style="italic" style:text-underline-style="solid" style:text-underline-width="auto" style:text-underline-color="font-color" officeooo:rsid="0012cd26" officeooo:paragraph-rsid="00868c9b" style:font-size-asian="12pt" style:font-style-asian="italic" style:font-size-complex="12pt" style:font-style-complex="italic"/>
    </style:style>
    <style:style style:name="P325" style:family="paragraph" style:parent-style-name="Standard" style:list-style-name="L17">
      <style:paragraph-properties fo:margin-left="0.6cm" fo:margin-right="0cm" fo:text-indent="-0.6cm" style:auto-text-indent="false">
        <style:tab-stops>
          <style:tab-stop style:position="0.291cm"/>
        </style:tab-stops>
      </style:paragraph-properties>
      <style:text-properties style:font-name="Times New Roman" fo:font-size="12pt" officeooo:paragraph-rsid="00868c9b" style:font-size-asian="12pt" style:font-size-complex="12pt"/>
    </style:style>
    <style:style style:name="P326" style:family="paragraph" style:parent-style-name="Standard" style:list-style-name="L18" style:master-page-name="">
      <style:paragraph-properties fo:margin-left="0.6cm" fo:margin-right="0cm" fo:text-indent="0cm" style:auto-text-indent="false" style:page-number="auto"/>
      <style:text-properties officeooo:paragraph-rsid="00868c9b"/>
    </style:style>
    <style:style style:name="P327" style:family="paragraph" style:parent-style-name="Standard" style:list-style-name="L18">
      <style:paragraph-properties fo:margin-left="0.6cm" fo:margin-right="0cm" fo:text-align="justify" style:justify-single-word="false" fo:text-indent="0cm" style:auto-text-indent="false" text:number-lines="false" text:line-number="0">
        <style:tab-stops>
          <style:tab-stop style:position="1.005cm"/>
        </style:tab-stops>
      </style:paragraph-properties>
      <style:text-properties fo:color="#000000" style:font-name="Times New Roman" fo:font-size="12pt" fo:font-style="normal" style:text-underline-style="none" fo:font-weight="normal" officeooo:rsid="0066d064" officeooo:paragraph-rsid="00868c9b" fo:background-color="transparent" style:font-name-asian="Liberation Sans" style:font-size-asian="12pt" style:font-style-asian="normal" style:font-weight-asian="normal" style:font-name-complex="Liberation Sans" style:font-size-complex="12pt" style:font-style-complex="normal" style:font-weight-complex="normal"/>
    </style:style>
    <style:style style:name="P328" style:family="paragraph" style:parent-style-name="Table_20_Contents">
      <style:paragraph-properties fo:text-align="center" style:justify-single-word="false"/>
      <style:text-properties style:font-name="Times New Roman" fo:font-size="12pt" style:text-underline-style="none" fo:font-weight="normal" officeooo:paragraph-rsid="00402de8" style:font-size-asian="12pt" style:font-weight-asian="normal" style:font-size-complex="12pt" style:font-weight-complex="normal"/>
    </style:style>
    <style:style style:name="P329" style:family="paragraph">
      <style:paragraph-properties fo:text-align="start"/>
      <style:text-properties style:text-line-through-style="none" style:text-line-through-type="none" style:font-name="FreeMono" fo:font-size="12pt" fo:font-style="normal" style:text-underline-style="none" fo:font-weight="normal"/>
    </style:style>
    <style:style style:name="P330" style:family="paragraph">
      <style:paragraph-properties fo:text-align="start"/>
      <style:text-properties style:text-line-through-style="none" style:text-line-through-type="none" style:font-name="FreeMono" fo:font-size="11pt" fo:font-style="normal" style:text-underline-style="none" fo:font-weight="normal"/>
    </style:style>
    <style:style style:name="P331" style:family="paragraph">
      <style:paragraph-properties fo:text-align="center"/>
      <style:text-properties style:text-line-through-style="none" style:text-line-through-type="none" style:font-name="FreeMono" fo:font-size="12pt" fo:font-style="normal" style:text-underline-style="none" fo:font-weight="normal"/>
    </style:style>
    <style:style style:name="P332" style:family="paragraph">
      <style:paragraph-properties fo:text-align="start"/>
      <style:text-properties style:text-line-through-style="none" style:text-line-through-type="none" style:font-name="FreeMono" fo:font-size="10pt" fo:font-style="normal" style:text-underline-style="none" fo:font-weight="normal"/>
    </style:style>
    <style:style style:name="T1" style:family="text">
      <style:text-properties style:use-window-font-color="true"/>
    </style:style>
    <style:style style:name="T2" style:family="text">
      <style:text-properties fo:font-weight="normal" style:font-weight-asian="normal" style:font-weight-complex="normal"/>
    </style:style>
    <style:style style:name="T3" style:family="text">
      <style:text-properties fo:font-weight="normal" officeooo:rsid="002c943c" style:font-weight-asian="normal" style:font-weight-complex="normal"/>
    </style:style>
    <style:style style:name="T4" style:family="text">
      <style:text-properties fo:font-weight="normal" officeooo:rsid="005aa33d" style:font-weight-asian="normal" style:font-weight-complex="normal"/>
    </style:style>
    <style:style style:name="T5" style:family="text">
      <style:text-properties officeooo:rsid="002c943c"/>
    </style:style>
    <style:style style:name="T6" style:family="text">
      <style:text-properties officeooo:rsid="00634486"/>
    </style:style>
    <style:style style:name="T7" style:family="text">
      <style:text-properties fo:font-weight="normal" officeooo:rsid="0066d064" style:font-weight-asian="normal" style:font-weight-complex="normal"/>
    </style:style>
    <style:style style:name="T8" style:family="text">
      <style:text-properties fo:color="#000000" style:font-name="Times New Roman" fo:font-size="12pt" fo:font-style="italic" style:font-size-asian="12pt" style:font-style-asian="italic" style:font-size-complex="12pt"/>
    </style:style>
    <style:style style:name="T9" style:family="text">
      <style:text-properties fo:color="#000000" style:font-name="Times New Roman" fo:font-size="12pt" style:font-size-asian="12pt" style:font-size-complex="12pt"/>
    </style:style>
    <style:style style:name="T10" style:family="text">
      <style:text-properties style:font-name="Times New Roman"/>
    </style:style>
    <style:style style:name="T11" style:family="text">
      <style:text-properties fo:color="#0000ff" style:font-name="Times New Roman" fo:font-size="12pt" style:font-size-asian="12pt" style:font-size-complex="12pt"/>
    </style:style>
    <style:style style:name="T12" style:family="text">
      <style:text-properties fo:color="#000000" style:font-name="Times New Roman" fo:font-size="12pt" fo:font-style="normal" style:font-size-asian="12pt" style:font-style-asian="normal" style:font-size-complex="12pt" style:font-style-complex="normal"/>
    </style:style>
    <style:style style:name="T13" style:family="text">
      <style:text-properties fo:color="#000000" fo:font-style="italic" fo:font-weight="bold" officeooo:rsid="002c5c10" style:font-style-asian="italic" style:font-weight-asian="bold" style:font-weight-complex="normal"/>
    </style:style>
    <style:style style:name="T14" style:family="text">
      <style:text-properties fo:color="#000080" fo:font-style="italic" fo:font-weight="bold" officeooo:rsid="002c5c10" style:font-style-asian="italic" style:font-weight-asian="bold" style:font-weight-complex="normal"/>
    </style:style>
    <style:style style:name="T15" style:family="text">
      <style:text-properties fo:color="#000000" fo:font-style="italic" fo:font-weight="bold" officeooo:rsid="0011599e" style:font-style-asian="italic" style:font-weight-asian="bold" style:font-style-complex="italic" style:font-weight-complex="normal"/>
    </style:style>
    <style:style style:name="T16" style:family="text">
      <style:text-properties fo:color="#000000" fo:font-weight="bold" officeooo:rsid="0011599e" style:font-weight-asian="bold" style:font-weight-complex="normal"/>
    </style:style>
    <style:style style:name="T17" style:family="text">
      <style:text-properties fo:color="#ff3333" fo:font-weight="bold" officeooo:rsid="0011599e" style:font-weight-asian="bold" style:font-weight-complex="normal"/>
    </style:style>
    <style:style style:name="T18" style:family="text">
      <style:text-properties style:use-window-font-color="true" style:font-name="Times New Roman" fo:font-size="12pt" style:font-size-asian="12pt" style:font-size-complex="12pt"/>
    </style:style>
    <style:style style:name="T19" style:family="text">
      <style:text-properties fo:color="#000000" style:font-name="Times New Roman" fo:font-size="12pt" fo:font-weight="bold" style:font-size-asian="12pt" style:font-weight-asian="bold" style:font-size-complex="12pt"/>
    </style:style>
    <style:style style:name="T20" style:family="text">
      <style:text-properties style:font-name="Times New Roman" fo:font-size="12pt" style:font-size-asian="12pt" style:font-size-complex="12pt"/>
    </style:style>
    <style:style style:name="T21" style:family="text">
      <style:text-properties fo:color="#000000"/>
    </style:style>
    <style:style style:name="T22" style:family="text">
      <style:text-properties fo:color="#000000" fo:background-color="transparent" loext:char-shading-value="0"/>
    </style:style>
    <style:style style:name="T23" style:family="text">
      <style:text-properties fo:color="#000000" fo:font-weight="bold" fo:background-color="transparent" loext:char-shading-value="0" style:font-weight-asian="bold" style:font-weight-complex="bold"/>
    </style:style>
    <style:style style:name="T24" style:family="text">
      <style:text-properties fo:color="#000000" fo:font-weight="normal" fo:background-color="transparent" loext:char-shading-value="0" style:font-weight-asian="normal" style:font-weight-complex="normal"/>
    </style:style>
    <style:style style:name="T25" style:family="text">
      <style:text-properties officeooo:rsid="001c1a3e"/>
    </style:style>
    <style:style style:name="T26" style:family="text">
      <style:text-properties fo:background-color="transparent" loext:char-shading-value="0"/>
    </style:style>
    <style:style style:name="T27" style:family="text">
      <style:text-properties fo:color="#000000" officeooo:rsid="0011599e" style:font-weight-complex="normal"/>
    </style:style>
    <style:style style:name="T28" style:family="text">
      <style:text-properties officeooo:rsid="0011599e" style:font-weight-complex="normal"/>
    </style:style>
    <style:style style:name="T29" style:family="text">
      <style:text-properties style:text-line-through-style="none" style:text-line-through-type="none" officeooo:rsid="0011599e" style:font-weight-complex="normal"/>
    </style:style>
    <style:style style:name="T30" style:family="text">
      <style:text-properties officeooo:rsid="00370f15" style:font-weight-complex="normal"/>
    </style:style>
    <style:style style:name="T31" style:family="text">
      <style:text-properties fo:font-weight="bold" style:font-weight-asian="bold" style:font-weight-complex="bold"/>
    </style:style>
    <style:style style:name="T32" style:family="text">
      <style:text-properties style:use-window-font-color="true" fo:font-weight="bold" style:font-weight-asian="bold" style:font-weight-complex="bold"/>
    </style:style>
    <style:style style:name="T33" style:family="text">
      <style:text-properties style:use-window-font-color="true" fo:font-weight="bold" style:font-weight-asian="bold"/>
    </style:style>
    <style:style style:name="T3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use-window-font-color="true" style:font-name="Times New Roman" fo:font-size="12pt" fo:font-style="normal" style:font-size-asian="12pt" style:font-style-asian="normal" style:font-size-complex="12pt" style:font-style-complex="normal"/>
    </style:style>
    <style:style style:name="T36" style:family="text">
      <style:text-properties fo:color="#000080" officeooo:rsid="0011599e" style:font-weight-complex="normal"/>
    </style:style>
    <style:style style:name="T37" style:family="text">
      <style:text-properties fo:color="#000000" fo:font-style="normal" fo:font-weight="normal" style:font-style-asian="normal" style:font-weight-asian="normal" style:font-style-complex="normal" style:font-weight-complex="normal"/>
    </style:style>
    <style:style style:name="T38" style:family="text">
      <style:text-properties style:use-window-font-color="true" fo:font-style="normal" fo:font-weight="normal" style:font-style-asian="normal" style:font-weight-asian="normal" style:font-style-complex="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font-weight-complex="bold"/>
    </style:style>
    <style:style style:name="T41" style:family="text">
      <style:text-properties fo:color="#000000" fo:font-style="normal" style:font-style-asian="normal" style:font-style-complex="normal"/>
    </style:style>
    <style:style style:name="T42" style:family="text">
      <style:text-properties fo:color="#000081" fo:font-style="normal" style:font-style-asian="normal" style:font-style-complex="normal"/>
    </style:style>
    <style:style style:name="T43" style:family="text">
      <style:text-properties fo:color="#000000" fo:font-style="normal" fo:font-weight="normal" style:font-name-asian="Liberation Sans" style:font-style-asian="normal" style:font-weight-asian="normal" style:font-name-complex="Liberation Sans" style:font-style-complex="normal" style:font-weight-complex="normal"/>
    </style:style>
    <style:style style:name="T44" style:family="text">
      <style:text-properties fo:color="#000081"/>
    </style:style>
    <style:style style:name="T45" style:family="text">
      <style:text-properties fo:color="#000000" style:font-weight-complex="normal"/>
    </style:style>
    <style:style style:name="T46" style:family="text">
      <style:text-properties fo:color="#000081" style:font-weight-complex="normal"/>
    </style:style>
    <style:style style:name="T47" style:family="text">
      <style:text-properties fo:font-size="10pt" fo:font-weight="bold" officeooo:rsid="001fa49d" style:font-size-asian="10pt" style:font-weight-asian="bold" style:font-size-complex="10pt" style:font-weight-complex="normal"/>
    </style:style>
    <style:style style:name="T48" style:family="text">
      <style:text-properties fo:font-size="10pt" fo:font-weight="bold" officeooo:rsid="0026ea05" style:font-size-asian="10pt" style:font-weight-asian="bold" style:font-size-complex="10pt" style:font-weight-complex="normal"/>
    </style:style>
    <style:style style:name="T49" style:family="text">
      <style:text-properties fo:color="#000000"/>
    </style:style>
    <style:style style:name="T50" style:family="text">
      <style:text-properties fo:color="#000000" style:font-weight-complex="normal"/>
    </style:style>
    <style:style style:name="T51" style:family="text">
      <style:text-properties fo:color="#000000" officeooo:rsid="0011599e" style:font-weight-complex="normal"/>
    </style:style>
    <style:style style:name="T52" style:family="text">
      <style:text-properties fo:color="#000000" officeooo:rsid="006429b5" style:font-weight-complex="normal"/>
    </style:style>
    <style:style style:name="T53" style:family="text">
      <style:text-properties fo:color="#000000" fo:font-weight="bold" officeooo:rsid="0011599e" style:font-weight-asian="bold" style:font-weight-complex="normal"/>
    </style:style>
    <style:style style:name="T54" style:family="text">
      <style:text-properties fo:color="#000000" fo:font-weight="bold" fo:background-color="transparent" loext:char-shading-value="0" style:font-weight-asian="bold" style:font-weight-complex="bold"/>
    </style:style>
    <style:style style:name="T55" style:family="text">
      <style:text-properties fo:color="#000000" fo:font-style="normal" fo:font-weight="normal" style:font-style-asian="normal" style:font-weight-asian="normal" style:font-style-complex="normal" style:font-weight-complex="normal"/>
    </style:style>
    <style:style style:name="T56" style:family="text">
      <style:text-properties fo:color="#000000" fo:font-style="normal" fo:font-weight="normal" style:font-name-asian="Liberation Sans" style:font-style-asian="normal" style:font-weight-asian="normal" style:font-name-complex="Liberation Sans" style:font-style-complex="normal" style:font-weight-complex="normal"/>
    </style:style>
    <style:style style:name="T57" style:family="text">
      <style:text-properties fo:color="#000000" fo:font-style="normal" style:font-style-asian="normal" style:font-style-complex="normal"/>
    </style:style>
    <style:style style:name="T58" style:family="text">
      <style:text-properties fo:color="#000000" style:font-name="Times New Roman" fo:font-size="12pt" style:font-size-asian="12pt" style:font-size-complex="12pt"/>
    </style:style>
    <style:style style:name="T59" style:family="text">
      <style:text-properties fo:color="#000000" style:font-name="Times New Roman" fo:font-size="12pt" officeooo:rsid="002c5c10" style:font-size-asian="12pt" style:font-size-complex="12pt"/>
    </style:style>
    <style:style style:name="T60" style:family="text">
      <style:text-properties fo:color="#000000" style:font-name="Times New Roman" fo:font-size="12pt" officeooo:rsid="003efbd8" style:font-size-asian="12pt" style:font-size-complex="12pt"/>
    </style:style>
    <style:style style:name="T61" style:family="text">
      <style:text-properties fo:color="#000000" style:font-name="Times New Roman" fo:font-size="12pt" officeooo:rsid="00363149" style:font-size-asian="12pt" style:font-size-complex="12pt"/>
    </style:style>
    <style:style style:name="T62" style:family="text">
      <style:text-properties fo:color="#000000" style:font-name="Times New Roman" fo:font-size="12pt" officeooo:rsid="001f0ea3" style:font-size-asian="12pt" style:font-size-complex="12pt"/>
    </style:style>
    <style:style style:name="T63" style:family="text">
      <style:text-properties fo:color="#000000" style:font-name="Times New Roman" fo:font-size="12pt" officeooo:rsid="0012cd26" style:font-size-asian="12pt" style:font-size-complex="12pt"/>
    </style:style>
    <style:style style:name="T64" style:family="text">
      <style:text-properties fo:color="#000000" style:font-name="Times New Roman" fo:font-size="12pt" officeooo:rsid="001ba466" style:font-size-asian="12pt" style:font-size-complex="12pt"/>
    </style:style>
    <style:style style:name="T65" style:family="text">
      <style:text-properties fo:color="#000000" style:font-name="Times New Roman" fo:font-size="12pt" officeooo:rsid="001a053d" style:font-size-asian="12pt" style:font-size-complex="12pt"/>
    </style:style>
    <style:style style:name="T66" style:family="text">
      <style:text-properties fo:color="#000000" style:font-name="Times New Roman" fo:font-size="12pt" officeooo:rsid="0011599e" style:font-size-asian="12pt" style:font-size-complex="12pt"/>
    </style:style>
    <style:style style:name="T67" style:family="text">
      <style:text-properties fo:color="#000000" style:font-name="Times New Roman" fo:font-size="12pt" officeooo:rsid="0044a731" style:font-size-asian="12pt" style:font-size-complex="12pt"/>
    </style:style>
    <style:style style:name="T68" style:family="text">
      <style:text-properties fo:color="#000000" style:font-name="Times New Roman" fo:font-size="12pt" officeooo:rsid="0044f9df" style:font-size-asian="12pt" style:font-size-complex="12pt"/>
    </style:style>
    <style:style style:name="T69" style:family="text">
      <style:text-properties fo:color="#000000" style:font-name="Times New Roman" fo:font-size="12pt" officeooo:rsid="00181f4f" style:font-size-asian="12pt" style:font-size-complex="12pt"/>
    </style:style>
    <style:style style:name="T70" style:family="text">
      <style:text-properties fo:color="#000000" style:font-name="Times New Roman" fo:font-size="12pt" officeooo:rsid="0065ed91" style:font-size-asian="12pt" style:font-size-complex="12pt"/>
    </style:style>
    <style:style style:name="T71" style:family="text">
      <style:text-properties fo:color="#000000" style:font-name="Times New Roman" fo:font-size="12pt" fo:font-weight="bold" style:font-size-asian="12pt" style:font-weight-asian="bold" style:font-size-complex="12pt"/>
    </style:style>
    <style:style style:name="T72" style:family="text">
      <style:text-properties fo:color="#000000" style:font-name="Times New Roman" fo:font-size="12pt" fo:font-style="italic" style:font-size-asian="12pt" style:font-style-asian="italic" style:font-size-complex="12pt"/>
    </style:style>
    <style:style style:name="T73" style:family="text">
      <style:text-properties fo:color="#000000" style:font-name="Times New Roman" fo:font-size="12pt" fo:font-style="italic" officeooo:rsid="002c5c10" style:font-size-asian="12pt" style:font-style-asian="italic" style:font-size-complex="12pt"/>
    </style:style>
    <style:style style:name="T74" style:family="text">
      <style:text-properties fo:color="#000000" style:font-name="Times New Roman" fo:font-size="12pt" fo:font-style="italic" officeooo:rsid="004d2301" style:font-size-asian="12pt" style:font-style-asian="italic" style:font-size-complex="12pt"/>
    </style:style>
    <style:style style:name="T75" style:family="text">
      <style:text-properties fo:color="#000000" style:font-name="Times New Roman" fo:font-size="12pt" fo:font-style="italic" style:font-size-asian="12pt" style:font-style-asian="italic" style:font-size-complex="12pt" style:font-style-complex="italic"/>
    </style:style>
    <style:style style:name="T76" style:family="text">
      <style:text-properties fo:color="#000000" style:font-name="Times New Roman" fo:font-size="12pt" fo:font-style="normal" style:font-size-asian="12pt" style:font-style-asian="normal" style:font-size-complex="12pt" style:font-style-complex="normal"/>
    </style:style>
    <style:style style:name="T77" style:family="text">
      <style:text-properties fo:color="#000000" style:font-name="Times New Roman" fo:font-size="12pt" fo:font-weight="normal" officeooo:rsid="0065ed91" style:font-size-asian="12pt" style:font-weight-asian="normal" style:font-size-complex="12pt" style:font-weight-complex="normal"/>
    </style:style>
    <style:style style:name="T78" style:family="text">
      <style:text-properties fo:color="#000000" fo:background-color="transparent" loext:char-shading-value="0"/>
    </style:style>
    <style:style style:name="T79" style:family="text">
      <style:text-properties fo:color="#000000" fo:font-weight="normal" fo:background-color="transparent" loext:char-shading-value="0" style:font-weight-asian="normal" style:font-weight-complex="normal"/>
    </style:style>
    <style:style style:name="T80" style:family="text">
      <style:text-properties fo:color="#000000" fo:font-weight="normal" style:font-name-asian="Liberation Sans" style:font-weight-asian="normal" style:font-name-complex="Liberation Sans" style:font-weight-complex="normal"/>
    </style:style>
    <style:style style:name="T81" style:family="text">
      <style:text-properties fo:color="#000000" fo:font-weight="normal" officeooo:rsid="004d2301" style:font-name-asian="Liberation Sans" style:font-weight-asian="normal" style:font-name-complex="Liberation Sans" style:font-weight-complex="normal"/>
    </style:style>
    <style:style style:name="T82" style:family="text">
      <style:text-properties fo:color="#000000" fo:font-style="italic" fo:font-weight="bold" officeooo:rsid="0011599e" style:font-style-asian="italic" style:font-weight-asian="bold" style:font-style-complex="italic" style:font-weight-complex="normal"/>
    </style:style>
    <style:style style:name="T83" style:family="text">
      <style:text-properties fo:color="#000000" fo:font-style="italic" fo:font-weight="bold" officeooo:rsid="002c5c10" style:font-style-asian="italic" style:font-weight-asian="bold" style:font-weight-complex="normal"/>
    </style:style>
    <style:style style:name="T84" style:family="text">
      <style:text-properties fo:color="#000000" fo:font-style="italic" fo:font-weight="normal" officeooo:rsid="0066d064" style:font-style-asian="italic" style:font-weight-asian="normal" style:font-style-complex="italic" style:font-weight-complex="normal"/>
    </style:style>
    <style:style style:name="T85" style:family="text">
      <style:text-properties fo:color="#000000" fo:font-style="italic" style:font-style-asian="italic" style:font-style-complex="italic"/>
    </style:style>
    <style:style style:name="T86" style:family="text">
      <style:text-properties fo:color="#000000" fo:font-style="italic" officeooo:rsid="0066d064" style:font-style-asian="italic" style:font-style-complex="italic"/>
    </style:style>
    <style:style style:name="T87" style:family="text">
      <style:text-properties fo:color="#000000" style:text-underline-style="none" fo:font-weight="normal" officeooo:rsid="003efbd8" style:font-weight-asian="normal" style:font-weight-complex="normal"/>
    </style:style>
    <style:style style:name="T88" style:family="text">
      <style:text-properties fo:color="#000000" officeooo:rsid="0057bd9d"/>
    </style:style>
    <style:style style:name="T89" style:family="text">
      <style:text-properties fo:color="#000000" fo:font-size="11pt" fo:font-style="italic" fo:font-weight="normal" officeooo:rsid="00526f71" style:font-name-asian="Liberation Sans" style:font-size-asian="11pt" style:font-style-asian="italic" style:font-weight-asian="normal" style:font-name-complex="Liberation Sans" style:font-size-complex="11pt" style:font-style-complex="italic" style:font-weight-complex="normal"/>
    </style:style>
    <style:style style:name="T90" style:family="text">
      <style:text-properties fo:color="#000000" fo:font-size="11pt" fo:font-style="italic" fo:font-weight="normal" officeooo:rsid="0066d064" style:font-name-asian="Liberation Sans" style:font-size-asian="11pt" style:font-style-asian="italic" style:font-weight-asian="normal" style:font-name-complex="Liberation Sans" style:font-size-complex="11pt" style:font-style-complex="italic" style:font-weight-complex="normal"/>
    </style:style>
    <style:style style:name="T91" style:family="text">
      <style:text-properties fo:color="#000000" officeooo:rsid="00365c5a"/>
    </style:style>
    <style:style style:name="T92" style:family="text">
      <style:text-properties fo:color="#000000" officeooo:rsid="005d9286"/>
    </style:style>
    <style:style style:name="T93" style:family="text">
      <style:text-properties fo:color="#000000" style:text-line-through-style="none" style:text-line-through-type="none" style:font-name="Times New Roman" fo:font-size="12pt" officeooo:rsid="002e02d0" style:font-size-asian="12pt" style:font-size-complex="12pt"/>
    </style:style>
    <style:style style:name="T94" style:family="text">
      <style:text-properties fo:color="#000000" style:text-line-through-style="none" style:text-line-through-type="none" style:font-name="Times New Roman" fo:font-size="12pt" officeooo:rsid="00402de8" style:font-size-asian="12pt" style:font-size-complex="12pt"/>
    </style:style>
    <style:style style:name="T95" style:family="text">
      <style:text-properties fo:color="#000000" style:text-line-through-style="none" style:text-line-through-type="none" officeooo:rsid="002e02d0"/>
    </style:style>
    <style:style style:name="T96" style:family="text">
      <style:text-properties fo:color="#000000" style:text-line-through-style="none" style:text-line-through-type="none" officeooo:rsid="00402de8"/>
    </style:style>
    <style:style style:name="T97" style:family="text">
      <style:text-properties fo:color="#000000" style:text-line-through-style="none" style:text-line-through-type="none" officeooo:rsid="0084b54e"/>
    </style:style>
    <style:style style:name="T98" style:family="text">
      <style:text-properties fo:color="#000000" officeooo:rsid="0053a3b9"/>
    </style:style>
    <style:style style:name="T99" style:family="text">
      <style:text-properties fo:color="#000000" officeooo:rsid="005ef422"/>
    </style:style>
    <style:style style:name="T100" style:family="text">
      <style:text-properties fo:color="#000000" officeooo:rsid="0055fcc0"/>
    </style:style>
    <style:style style:name="T101" style:family="text">
      <style:text-properties fo:color="#000000" style:font-weight-complex="bold"/>
    </style:style>
    <style:style style:name="T102" style:family="text">
      <style:text-properties fo:color="#000000" officeooo:rsid="0065ed91"/>
    </style:style>
    <style:style style:name="T103" style:family="text">
      <style:text-properties fo:color="#000000" officeooo:rsid="001ba466"/>
    </style:style>
    <style:style style:name="T104" style:family="text">
      <style:text-properties style:use-window-font-color="true"/>
    </style:style>
    <style:style style:name="T105" style:family="text">
      <style:text-properties style:use-window-font-color="true" fo:font-style="normal" fo:font-weight="normal" style:font-style-asian="normal" style:font-weight-asian="normal" style:font-style-complex="normal" style:font-weight-complex="normal"/>
    </style:style>
    <style:style style:name="T106" style:family="text">
      <style:text-properties style:use-window-font-color="true" fo:font-style="normal" style:font-style-asian="normal" style:font-style-complex="normal"/>
    </style:style>
    <style:style style:name="T107" style:family="text">
      <style:text-properties style:use-window-font-color="true" fo:font-style="normal" style:text-underline-style="none" fo:font-weight="normal" officeooo:rsid="00647f36" style:font-style-asian="normal" style:font-weight-asian="normal" style:font-style-complex="normal" style:font-weight-complex="normal"/>
    </style:style>
    <style:style style:name="T108" style:family="text">
      <style:text-properties style:use-window-font-color="true" fo:font-weight="bold" style:font-weight-asian="bold"/>
    </style:style>
    <style:style style:name="T109" style:family="text">
      <style:text-properties style:use-window-font-color="true" fo:font-weight="bold" style:font-weight-asian="bold" style:font-weight-complex="bold"/>
    </style:style>
    <style:style style:name="T110"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11" style:family="text">
      <style:text-properties style:use-window-font-color="true" style:font-name="Times New Roman" fo:font-size="12pt" fo:font-style="normal" style:font-size-asian="12pt" style:font-style-asian="normal" style:font-size-complex="12pt" style:font-style-complex="normal"/>
    </style:style>
    <style:style style:name="T112" style:family="text">
      <style:text-properties style:use-window-font-color="true" style:font-name="Times New Roman" fo:font-size="12pt" style:font-size-asian="12pt" style:font-size-complex="12pt"/>
    </style:style>
    <style:style style:name="T113" style:family="text">
      <style:text-properties style:use-window-font-color="true" officeooo:rsid="00549079"/>
    </style:style>
    <style:style style:name="T114" style:family="text">
      <style:text-properties fo:font-weight="normal" style:font-weight-asian="normal" style:font-weight-complex="normal"/>
    </style:style>
    <style:style style:name="T115" style:family="text">
      <style:text-properties fo:font-weight="normal" officeooo:rsid="002c943c" style:font-weight-asian="normal" style:font-weight-complex="normal"/>
    </style:style>
    <style:style style:name="T116" style:family="text">
      <style:text-properties fo:font-weight="normal" officeooo:rsid="005aa33d" style:font-weight-asian="normal" style:font-weight-complex="normal"/>
    </style:style>
    <style:style style:name="T117" style:family="text">
      <style:text-properties fo:font-weight="normal" officeooo:rsid="0066d064" style:font-weight-asian="normal" style:font-weight-complex="normal"/>
    </style:style>
    <style:style style:name="T118" style:family="text">
      <style:text-properties fo:font-weight="normal" officeooo:rsid="00634486" style:font-weight-asian="normal" style:font-weight-complex="normal"/>
    </style:style>
    <style:style style:name="T119" style:family="text">
      <style:text-properties fo:font-weight="normal" officeooo:rsid="0086c8d4" style:font-weight-asian="normal" style:font-weight-complex="normal"/>
    </style:style>
    <style:style style:name="T120" style:family="text">
      <style:text-properties fo:font-weight="normal" officeooo:rsid="0083ad8a" style:font-weight-asian="normal" style:font-weight-complex="normal"/>
    </style:style>
    <style:style style:name="T121" style:family="text">
      <style:text-properties fo:font-weight="normal" officeooo:rsid="00526f71" style:font-name-asian="Liberation Sans" style:font-weight-asian="normal" style:font-name-complex="Liberation Sans" style:font-weight-complex="normal"/>
    </style:style>
    <style:style style:name="T122" style:family="text">
      <style:text-properties officeooo:rsid="002c943c"/>
    </style:style>
    <style:style style:name="T123" style:family="text">
      <style:text-properties officeooo:rsid="00634486"/>
    </style:style>
    <style:style style:name="T124" style:family="text">
      <style:text-properties fo:font-size="10pt" fo:font-weight="bold" officeooo:rsid="001fa49d" style:font-size-asian="10pt" style:font-weight-asian="bold" style:font-size-complex="10pt" style:font-weight-complex="normal"/>
    </style:style>
    <style:style style:name="T125" style:family="text">
      <style:text-properties fo:font-size="10pt" fo:font-weight="bold" officeooo:rsid="0026ea05" style:font-size-asian="10pt" style:font-weight-asian="bold" style:font-size-complex="10pt" style:font-weight-complex="normal"/>
    </style:style>
    <style:style style:name="T126" style:family="text">
      <style:text-properties fo:font-size="10pt" style:font-name-asian="Liberation Sans" style:font-size-asian="10pt" style:font-name-complex="Liberation Sans" style:font-size-complex="10pt"/>
    </style:style>
    <style:style style:name="T127" style:family="text">
      <style:text-properties fo:font-size="10pt" officeooo:rsid="00265a84" style:font-name-asian="Liberation Sans" style:font-size-asian="10pt" style:font-name-complex="Liberation Sans" style:font-size-complex="10pt"/>
    </style:style>
    <style:style style:name="T128" style:family="text">
      <style:text-properties fo:font-weight="bold" style:font-weight-asian="bold" style:font-weight-complex="bold"/>
    </style:style>
    <style:style style:name="T129" style:family="text">
      <style:text-properties fo:font-weight="bold" officeooo:rsid="0066d064" style:font-weight-asian="bold" style:font-weight-complex="bold"/>
    </style:style>
    <style:style style:name="T130" style:family="text">
      <style:text-properties fo:font-weight="bold" officeooo:rsid="00802b61" style:font-weight-asian="bold" style:font-weight-complex="bold"/>
    </style:style>
    <style:style style:name="T131" style:family="text">
      <style:text-properties fo:color="#000081"/>
    </style:style>
    <style:style style:name="T132" style:family="text">
      <style:text-properties fo:color="#000081" style:font-weight-complex="normal"/>
    </style:style>
    <style:style style:name="T133" style:family="text">
      <style:text-properties fo:color="#000081" fo:font-style="normal" style:font-style-asian="normal" style:font-style-complex="normal"/>
    </style:style>
    <style:style style:name="T134" style:family="text">
      <style:text-properties style:font-weight-complex="bold"/>
    </style:style>
    <style:style style:name="T135" style:family="text">
      <style:text-properties officeooo:rsid="004d2301" style:font-weight-complex="bold"/>
    </style:style>
    <style:style style:name="T136" style:family="text">
      <style:text-properties fo:color="#000080" officeooo:rsid="0011599e" style:font-weight-complex="normal"/>
    </style:style>
    <style:style style:name="T137" style:family="text">
      <style:text-properties fo:color="#000080" fo:font-style="italic" fo:font-weight="bold" officeooo:rsid="002c5c10" style:font-style-asian="italic" style:font-weight-asian="bold" style:font-weight-complex="normal"/>
    </style:style>
    <style:style style:name="T138" style:family="text">
      <style:text-properties fo:color="#000080" style:font-name="Times New Roman" fo:font-size="12pt" officeooo:rsid="0011599e" style:font-size-asian="12pt" style:font-size-complex="12pt"/>
    </style:style>
    <style:style style:name="T139" style:family="text">
      <style:text-properties officeooo:rsid="00370f15" style:font-weight-complex="normal"/>
    </style:style>
    <style:style style:name="T140" style:family="text">
      <style:text-properties officeooo:rsid="0011599e" style:font-weight-complex="normal"/>
    </style:style>
    <style:style style:name="T141" style:family="text">
      <style:text-properties style:text-line-through-style="none" style:text-line-through-type="none"/>
    </style:style>
    <style:style style:name="T142" style:family="text">
      <style:text-properties style:text-line-through-style="none" style:text-line-through-type="none" officeooo:rsid="0011599e" style:font-weight-complex="normal"/>
    </style:style>
    <style:style style:name="T143" style:family="text">
      <style:text-properties style:text-line-through-style="none" style:text-line-through-type="none" fo:background-color="transparent" loext:char-shading-value="0"/>
    </style:style>
    <style:style style:name="T144" style:family="text">
      <style:text-properties style:text-line-through-style="none" style:text-line-through-type="none" officeooo:rsid="006c9b39" fo:background-color="transparent" loext:char-shading-value="0"/>
    </style:style>
    <style:style style:name="T145" style:family="text">
      <style:text-properties fo:background-color="transparent" loext:char-shading-value="0"/>
    </style:style>
    <style:style style:name="T146" style:family="text">
      <style:text-properties style:font-name="Times New Roman"/>
    </style:style>
    <style:style style:name="T147" style:family="text">
      <style:text-properties style:font-name="Times New Roman" fo:font-size="12pt" style:font-size-asian="12pt" style:font-size-complex="12pt"/>
    </style:style>
    <style:style style:name="T148" style:family="text">
      <style:text-properties style:font-name="Times New Roman" fo:font-size="12pt" officeooo:rsid="00181f4f" style:font-size-asian="12pt" style:font-size-complex="12pt"/>
    </style:style>
    <style:style style:name="T149" style:family="text">
      <style:text-properties style:font-name="Times New Roman" fo:font-size="12pt" officeooo:rsid="001ba466" style:font-size-asian="12pt" style:font-size-complex="12pt"/>
    </style:style>
    <style:style style:name="T150" style:family="text">
      <style:text-properties style:font-name="Times New Roman" fo:font-size="12pt" officeooo:rsid="0065ed91" style:font-size-asian="12pt" style:font-size-complex="12pt"/>
    </style:style>
    <style:style style:name="T151" style:family="text">
      <style:text-properties style:font-name="Times New Roman" fo:font-size="12pt" officeooo:rsid="0012cd26" style:font-size-asian="12pt" style:font-size-complex="12pt"/>
    </style:style>
    <style:style style:name="T152" style:family="text">
      <style:text-properties style:font-name="Times New Roman" fo:font-size="12pt" officeooo:rsid="001f0ea3" style:font-size-asian="12pt" style:font-size-complex="12pt"/>
    </style:style>
    <style:style style:name="T153" style:family="text">
      <style:text-properties style:font-name="Times New Roman" fo:font-size="11pt" fo:font-weight="bold" style:font-size-asian="11pt" style:font-weight-asian="bold" style:font-size-complex="11pt" style:font-weight-complex="bold"/>
    </style:style>
    <style:style style:name="T154" style:family="text">
      <style:text-properties style:font-name="Times New Roman" fo:font-size="11pt" fo:font-weight="bold" officeooo:rsid="0066d064" style:font-size-asian="11pt" style:font-weight-asian="bold" style:font-size-complex="11pt" style:font-weight-complex="bold"/>
    </style:style>
    <style:style style:name="T155" style:family="text">
      <style:text-properties style:font-name="Times New Roman" fo:font-size="11pt" fo:font-style="italic" fo:font-weight="normal" officeooo:rsid="0066d064" style:font-size-asian="11pt" style:font-style-asian="italic" style:font-weight-asian="normal" style:font-size-complex="11pt" style:font-style-complex="italic" style:font-weight-complex="normal"/>
    </style:style>
    <style:style style:name="T156" style:family="text">
      <style:text-properties officeooo:rsid="001c1a3e"/>
    </style:style>
    <style:style style:name="T157" style:family="text">
      <style:text-properties fo:color="#ff3333"/>
    </style:style>
    <style:style style:name="T158" style:family="text">
      <style:text-properties fo:color="#ff3333" fo:font-weight="bold" officeooo:rsid="0011599e" style:font-weight-asian="bold" style:font-weight-complex="normal"/>
    </style:style>
    <style:style style:name="T159" style:family="text">
      <style:text-properties fo:color="#ff3333" officeooo:rsid="00181f4f"/>
    </style:style>
    <style:style style:name="T160" style:family="text">
      <style:text-properties fo:color="#0000ff" style:font-name="Times New Roman" fo:font-size="12pt" style:font-size-asian="12pt" style:font-size-complex="12pt"/>
    </style:style>
    <style:style style:name="T161" style:family="text">
      <style:text-properties fo:font-style="italic" style:font-style-asian="italic" style:font-style-complex="italic"/>
    </style:style>
    <style:style style:name="T162" style:family="text">
      <style:text-properties fo:font-style="italic" officeooo:rsid="0066d064" style:font-style-asian="italic" style:font-style-complex="italic"/>
    </style:style>
    <style:style style:name="T163" style:family="text">
      <style:text-properties fo:font-style="italic" officeooo:rsid="00634486" style:font-style-asian="italic" style:font-style-complex="italic"/>
    </style:style>
    <style:style style:name="T164" style:family="text">
      <style:text-properties fo:font-style="italic" fo:font-weight="normal" officeooo:rsid="0066d064" style:font-style-asian="italic" style:font-weight-asian="normal" style:font-style-complex="italic" style:font-weight-complex="normal"/>
    </style:style>
    <style:style style:name="T165" style:family="text">
      <style:text-properties fo:font-style="italic" fo:font-weight="normal" officeooo:rsid="00634486" style:font-style-asian="italic" style:font-weight-asian="normal" style:font-style-complex="italic" style:font-weight-complex="normal"/>
    </style:style>
    <style:style style:name="T166" style:family="text">
      <style:text-properties fo:font-style="italic" style:text-underline-style="solid" style:text-underline-width="auto" style:text-underline-color="font-color" officeooo:rsid="0012cd26" style:font-style-asian="italic" style:font-style-complex="italic"/>
    </style:style>
    <style:style style:name="T167" style:family="text">
      <style:text-properties fo:font-style="italic" style:text-underline-style="solid" style:text-underline-width="auto" style:text-underline-color="font-color" officeooo:rsid="001f0ea3" style:font-style-asian="italic" style:font-style-complex="italic"/>
    </style:style>
    <style:style style:name="T168" style:family="text">
      <style:text-properties style:text-underline-style="none" fo:font-weight="normal" style:font-weight-asian="normal" style:font-weight-complex="normal"/>
    </style:style>
    <style:style style:name="T169" style:family="text">
      <style:text-properties style:text-underline-style="none" fo:font-weight="normal" officeooo:rsid="002e02d0" style:font-weight-asian="normal" style:font-weight-complex="normal"/>
    </style:style>
    <style:style style:name="T170" style:family="text">
      <style:text-properties style:text-underline-style="none" fo:font-weight="normal" officeooo:rsid="003e23f5" style:font-weight-asian="normal" style:font-weight-complex="normal"/>
    </style:style>
    <style:style style:name="T171" style:family="text">
      <style:text-properties style:text-underline-style="none" fo:font-weight="normal" officeooo:rsid="004e7486" style:font-weight-asian="normal" style:font-weight-complex="normal"/>
    </style:style>
    <style:style style:name="T172" style:family="text">
      <style:text-properties officeooo:rsid="00402de8"/>
    </style:style>
    <style:style style:name="T173" style:family="text">
      <style:text-properties officeooo:rsid="006fa20e"/>
    </style:style>
    <style:style style:name="T174" style:family="text">
      <style:text-properties fo:font-style="normal" style:font-style-asian="normal" style:font-style-complex="normal"/>
    </style:style>
    <style:style style:name="T175" style:family="text">
      <style:text-properties fo:font-style="normal" style:text-underline-style="none" fo:font-weight="normal" officeooo:rsid="0059df32" style:font-style-asian="normal" style:font-weight-asian="normal" style:font-style-complex="normal" style:font-weight-complex="normal"/>
    </style:style>
    <style:style style:name="T176" style:family="text">
      <style:text-properties fo:font-style="normal" style:text-underline-style="none" fo:font-weight="normal" officeooo:rsid="002ee320" style:font-style-asian="normal" style:font-weight-asian="normal" style:font-style-complex="normal" style:font-weight-complex="normal"/>
    </style:style>
    <style:style style:name="T177" style:family="text">
      <style:text-properties fo:font-style="normal" style:text-underline-style="none" fo:font-weight="normal" officeooo:rsid="0031be62" style:font-style-asian="normal" style:font-weight-asian="normal" style:font-style-complex="normal" style:font-weight-complex="normal"/>
    </style:style>
    <style:style style:name="T178" style:family="text">
      <style:text-properties fo:font-style="normal" style:text-underline-style="none" fo:font-weight="normal" officeooo:rsid="005c7e10" style:font-style-asian="normal" style:font-weight-asian="normal" style:font-style-complex="normal" style:font-weight-complex="normal"/>
    </style:style>
    <style:style style:name="T179" style:family="text">
      <style:text-properties fo:font-style="normal" style:text-underline-style="none" fo:font-weight="normal" officeooo:rsid="0030081e" style:font-style-asian="normal" style:font-weight-asian="normal" style:font-style-complex="normal" style:font-weight-complex="normal"/>
    </style:style>
    <style:style style:name="T180" style:family="text">
      <style:text-properties officeooo:rsid="00667d66"/>
    </style:style>
    <style:style style:name="T181" style:family="text">
      <style:text-properties officeooo:rsid="0057bd9d"/>
    </style:style>
    <style:style style:name="T182" style:family="text">
      <style:text-properties officeooo:rsid="00526f71"/>
    </style:style>
    <style:style style:name="T183" style:family="text">
      <style:text-properties officeooo:rsid="00526f71" style:font-name-asian="Liberation Sans" style:font-name-complex="Liberation Sans" style:font-weight-complex="bold"/>
    </style:style>
    <style:style style:name="T184" style:family="text">
      <style:text-properties officeooo:rsid="0066d064"/>
    </style:style>
    <style:style style:name="T185" style:family="text">
      <style:text-properties officeooo:rsid="004fcb8b"/>
    </style:style>
    <style:style style:name="T186" style:family="text">
      <style:text-properties officeooo:rsid="003a2ccb"/>
    </style:style>
    <style:style style:name="T187" style:family="text">
      <style:text-properties officeooo:rsid="0050fe10"/>
    </style:style>
    <style:style style:name="T188" style:family="text">
      <style:text-properties officeooo:rsid="0052d629"/>
    </style:style>
    <style:style style:name="T189" style:family="text">
      <style:text-properties officeooo:rsid="003f9239"/>
    </style:style>
    <style:style style:name="T190" style:family="text">
      <style:text-properties style:text-outline="false" style:text-line-through-style="none" style:text-line-through-type="none" style:text-position="10% 100%" style:font-name="Times New Roman" fo:font-style="normal" fo:text-shadow="none" style:text-underline-style="none" fo:font-weight="bold" style:font-style-asian="normal" style:font-weight-asian="bold" style:text-emphasize="none"/>
    </style:style>
    <style:style style:name="T191" style:family="text">
      <style:text-properties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92" style:family="text">
      <style:text-properties style:text-outline="false" style:text-line-through-style="none" style:text-line-through-type="none" style:font-name="Times New Roman" fo:font-style="normal" fo:text-shadow="none" style:text-underline-style="none" fo:font-weight="normal" style:font-style-asian="normal" style:font-weight-asian="normal" style:text-emphasize="none"/>
    </style:style>
    <style:style style:name="T193" style:family="text">
      <style:text-properties officeooo:rsid="0086c8d4"/>
    </style:style>
    <style:style style:name="T194" style:family="text">
      <style:text-properties officeooo:rsid="001f0ea3"/>
    </style:style>
    <style:style style:name="T195" style:family="text">
      <style:text-properties officeooo:rsid="001ba466"/>
    </style:style>
    <style:style style:name="T196" style:family="text">
      <style:text-properties officeooo:rsid="001a053d"/>
    </style:style>
    <style:style style:name="T197" style:family="text">
      <style:text-properties officeooo:rsid="0054ddf0"/>
    </style:style>
    <style:style style:name="T198" style:family="text">
      <style:text-properties officeooo:rsid="00647f36"/>
    </style:style>
    <style:style style:name="T199" style:family="text">
      <style:text-properties officeooo:rsid="00865ada"/>
    </style:style>
    <style:style style:name="T200" style:family="text">
      <style:text-properties officeooo:rsid="004119f7"/>
    </style:style>
    <style:style style:name="T201" style:family="text">
      <style:text-properties officeooo:rsid="00370f15"/>
    </style:style>
    <style:style style:name="T202" style:family="text">
      <style:text-properties officeooo:rsid="005c518b"/>
    </style:style>
    <style:style style:name="T203" style:family="text">
      <style:text-properties officeooo:rsid="005b64c2"/>
    </style:style>
    <style:style style:name="T204" style:family="text">
      <style:text-properties officeooo:rsid="004d10a4"/>
    </style:style>
    <style:style style:name="T205" style:family="text">
      <style:text-properties officeooo:rsid="00566a47"/>
    </style:style>
    <style:style style:name="T206" style:family="text">
      <style:text-properties style:text-position="super 58%" fo:font-style="normal" style:text-underline-style="none" fo:font-weight="normal" officeooo:rsid="002ee320" style:font-style-asian="normal" style:font-weight-asian="normal" style:font-style-complex="normal" style:font-weight-complex="normal"/>
    </style:style>
    <style:style style:name="T207" style:family="text">
      <style:text-properties officeooo:rsid="006588db"/>
    </style:style>
    <style:style style:name="T208" style:family="text">
      <style:text-properties officeooo:rsid="007ea96a"/>
    </style:style>
    <style:style style:name="T209" style:family="text">
      <style:text-properties officeooo:rsid="0016410d"/>
    </style:style>
    <style:style style:name="T210" style:family="text">
      <style:text-properties officeooo:rsid="00181f4f"/>
    </style:style>
    <style:style style:name="T211" style:family="text">
      <style:text-properties officeooo:rsid="0065ed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top" fo:background-color="#ffffff" fo:border="non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vertical-align="top" fo:background-color="#ffffff"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s" form:control-implementation="ooo:com.sun.star.form.component.TextField" xml:id="control1" form:id="control1"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s_adresse" form:control-implementation="ooo:com.sun.star.form.component.TextField" xml:id="control2" form:id="control2"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s_commune" form:control-implementation="ooo:com.sun.star.form.component.TextField" xml:id="control3" form:id="control3"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iret" form:control-implementation="ooo:com.sun.star.form.component.TextField" xml:id="control4" form:id="control4"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a0" form:control-implementation="ooo:com.sun.star.form.component.TextField" xml:id="control5" form:id="control5"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a1" form:control-implementation="ooo:com.sun.star.form.component.TextField" xml:id="control6" form:id="control6"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a2" form:control-implementation="ooo:com.sun.star.form.component.TextField" xml:id="control7" form:id="control7"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a3" form:control-implementation="ooo:com.sun.star.form.component.TextField" xml:id="control8" form:id="control8"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a4" form:control-implementation="ooo:com.sun.star.form.component.TextField" xml:id="control9" form:id="control9"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vi0" form:control-implementation="ooo:com.sun.star.form.component.TextField" xml:id="control10" form:id="control10"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vi1" form:control-implementation="ooo:com.sun.star.form.component.TextField" xml:id="control11" form:id="control11"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vi2" form:control-implementation="ooo:com.sun.star.form.component.TextField" xml:id="control12" form:id="control12"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vi3" form:control-implementation="ooo:com.sun.star.form.component.TextField" xml:id="control13" form:id="control13"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vi4" form:control-implementation="ooo:com.sun.star.form.component.TextField" xml:id="control14" form:id="control14"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terpro" form:control-implementation="ooo:com.sun.star.form.component.TextField" xml:id="control15" form:id="control15"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renom" form:control-implementation="ooo:com.sun.star.form.component.TextField" xml:id="control16" form:id="control16"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fonction" form:control-implementation="ooo:com.sun.star.form.component.TextField" xml:id="control17" form:id="control17"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18" form:id="control18"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ephone" form:control-implementation="ooo:com.sun.star.form.component.TextField" xml:id="control19" form:id="control19"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rs" form:control-implementation="ooo:com.sun.star.form.component.TextField" xml:id="control20" form:id="control20"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rs_adresse" form:control-implementation="ooo:com.sun.star.form.component.TextField" xml:id="control21" form:id="control21"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rs_commune" form:control-implementation="ooo:com.sun.star.form.component.TextField" xml:id="control22" form:id="control22"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siret" form:control-implementation="ooo:com.sun.star.form.component.TextField" xml:id="control23" form:id="control23"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interpro" form:control-implementation="ooo:com.sun.star.form.component.TextField" xml:id="control24" form:id="control24"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ea0" form:control-implementation="ooo:com.sun.star.form.component.TextField" xml:id="control25" form:id="control25"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ea1" form:control-implementation="ooo:com.sun.star.form.component.TextField" xml:id="control26" form:id="control26"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ea2" form:control-implementation="ooo:com.sun.star.form.component.TextField" xml:id="control27" form:id="control27"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ea3" form:control-implementation="ooo:com.sun.star.form.component.TextField" xml:id="control28" form:id="control28"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ea4" form:control-implementation="ooo:com.sun.star.form.component.TextField" xml:id="control29" form:id="control29"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cvi0" form:control-implementation="ooo:com.sun.star.form.component.TextField" xml:id="control30" form:id="control30"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cvi1" form:control-implementation="ooo:com.sun.star.form.component.TextField" xml:id="control31" form:id="control31"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cvi2" form:control-implementation="ooo:com.sun.star.form.component.TextField" xml:id="control32" form:id="control32"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cvi3" form:control-implementation="ooo:com.sun.star.form.component.TextField" xml:id="control33" form:id="control33"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cvi4" form:control-implementation="ooo:com.sun.star.form.component.TextField" xml:id="control34" form:id="control34"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om" form:control-implementation="ooo:com.sun.star.form.component.TextField" xml:id="control35" form:id="control35"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bea" form:control-implementation="ooo:com.sun.star.form.component.TextField" xml:id="control36" form:id="control36" form:current-value="champ form" form:value="champ form"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tracked-changes>
        <text:changed-region xml:id="ct54344400" text:id="ct54344400">
          <text:format-change>
            <office:change-info>
              <dc:creator>Auteur inconnu</dc:creator>
              <dc:date>2016-04-15T17:17:00</dc:date>
            </office:change-info>
          </text:format-change>
        </text:changed-region>
        <text:changed-region xml:id="ct54346336" text:id="ct54346336">
          <text:deletion>
            <office:change-info>
              <dc:creator>Auteur inconnu</dc:creator>
              <dc:date>2016-04-11T15:29:00</dc:date>
            </office:change-info>
            <text:p text:style-name="P1">paiements</text:p>
          </text:deletion>
        </text:changed-region>
        <text:changed-region xml:id="ct54344768" text:id="ct54344768">
          <text:deletion>
            <office:change-info>
              <dc:creator>Auteur inconnu</dc:creator>
              <dc:date>2016-04-13T10:54:00</dc:date>
            </office:change-info>
            <text:p text:style-name="P1">Télé</text:p>
          </text:deletion>
        </text:changed-region>
        <text:changed-region xml:id="ct54348592" text:id="ct54348592">
          <text:insertion>
            <office:change-info>
              <dc:creator>Auteur inconnu</dc:creator>
              <dc:date>2016-04-13T10:54:00</dc:date>
            </office:change-info>
          </text:insertion>
        </text:changed-region>
        <text:changed-region xml:id="ct54350048" text:id="ct54350048">
          <text:format-change>
            <office:change-info>
              <dc:creator>Auteur inconnu</dc:creator>
              <dc:date>2016-04-15T17:17:00</dc:date>
            </office:change-info>
          </text:format-change>
        </text:changed-region>
        <text:changed-region xml:id="ct54352560" text:id="ct54352560">
          <text:insertion>
            <office:change-info>
              <dc:creator>Auteur inconnu</dc:creator>
              <dc:date>2016-04-15T17:09:00</dc:date>
            </office:change-info>
          </text:insertion>
        </text:changed-region>
        <text:changed-region xml:id="ct54353664" text:id="ct54353664">
          <text:insertion>
            <office:change-info>
              <dc:creator>Auteur inconnu</dc:creator>
              <dc:date>2016-04-15T17:10:00</dc:date>
            </office:change-info>
          </text:insertion>
        </text:changed-region>
        <text:changed-region xml:id="ct54356448" text:id="ct54356448">
          <text:insertion>
            <office:change-info>
              <dc:creator>Auteur inconnu</dc:creator>
              <dc:date>2016-04-15T17:17:00</dc:date>
            </office:change-info>
          </text:insertion>
        </text:changed-region>
        <text:changed-region xml:id="ct54099584" text:id="ct54099584">
          <text:insertion>
            <office:change-info>
              <dc:creator>Auteur inconnu</dc:creator>
              <dc:date>2016-06-01T14:03:00</dc:date>
            </office:change-info>
          </text:insertion>
        </text:changed-region>
        <text:changed-region xml:id="ct54339216" text:id="ct54339216">
          <text:insertion>
            <office:change-info>
              <dc:creator>Auteur inconnu</dc:creator>
              <dc:date>2016-06-01T14:04:00</dc:date>
            </office:change-info>
          </text:insertion>
        </text:changed-region>
        <text:changed-region xml:id="ct54352288" text:id="ct54352288">
          <text:insertion>
            <office:change-info>
              <dc:creator>Auteur inconnu</dc:creator>
              <dc:date>2016-06-01T14:16:00</dc:date>
            </office:change-info>
          </text:insertion>
        </text:changed-region>
        <text:changed-region xml:id="ct54336416" text:id="ct54336416">
          <text:insertion>
            <office:change-info>
              <dc:creator>Auteur inconnu</dc:creator>
              <dc:date>2016-06-03T09:13:00</dc:date>
            </office:change-info>
          </text:insertion>
        </text:changed-region>
        <text:changed-region xml:id="ct54354032" text:id="ct54354032">
          <text:insertion>
            <office:change-info>
              <dc:creator>Auteur inconnu</dc:creator>
              <dc:date>2016-06-01T14:17:00</dc:date>
            </office:change-info>
          </text:insertion>
        </text:changed-region>
        <text:changed-region xml:id="ct54340048" text:id="ct54340048">
          <text:insertion>
            <office:change-info>
              <dc:creator>Auteur inconnu</dc:creator>
              <dc:date>2016-06-03T09:13:00</dc:date>
            </office:change-info>
          </text:insertion>
        </text:changed-region>
        <text:changed-region xml:id="ct54346560" text:id="ct54346560">
          <text:format-change>
            <office:change-info>
              <dc:creator>Auteur inconnu</dc:creator>
              <dc:date>2016-06-03T09:13:00</dc:date>
            </office:change-info>
          </text:format-change>
        </text:changed-region>
        <text:changed-region xml:id="ct54354256" text:id="ct54354256">
          <text:insertion>
            <office:change-info>
              <dc:creator>Auteur inconnu</dc:creator>
              <dc:date>2016-05-25T15:58:00</dc:date>
            </office:change-info>
          </text:insertion>
        </text:changed-region>
        <text:changed-region xml:id="ct54328848" text:id="ct54328848">
          <text:deletion>
            <office:change-info>
              <dc:creator>Auteur inconnu</dc:creator>
              <dc:date>2016-04-15T17:15:00</dc:date>
            </office:change-info>
            <text:p text:style-name="P2"/>
            <text:p text:style-name="P2"/>
          </text:deletion>
        </text:changed-region>
        <text:changed-region xml:id="ct54351856" text:id="ct54351856">
          <text:format-change>
            <office:change-info>
              <dc:creator>Auteur inconnu</dc:creator>
              <dc:date>2016-06-03T09:16:00</dc:date>
            </office:change-info>
          </text:format-change>
        </text:changed-region>
        <text:changed-region xml:id="ct54349360" text:id="ct54349360">
          <text:deletion>
            <office:change-info>
              <dc:creator>Auteur inconnu</dc:creator>
              <dc:date>2016-05-30T15:42:00</dc:date>
            </office:change-info>
            <text:p text:style-name="P3">l’intégralité des champs doit être remplie</text:p>
          </text:deletion>
        </text:changed-region>
        <text:changed-region xml:id="ct54347200" text:id="ct54347200">
          <text:insertion>
            <office:change-info>
              <dc:creator>Auteur inconnu</dc:creator>
              <dc:date>2016-05-30T15:42:00</dc:date>
            </office:change-info>
          </text:insertion>
        </text:changed-region>
        <text:changed-region xml:id="ct54358352" text:id="ct54358352">
          <text:format-change>
            <office:change-info>
              <dc:creator>Auteur inconnu</dc:creator>
              <dc:date>2016-06-03T09:16:00</dc:date>
            </office:change-info>
          </text:format-change>
        </text:changed-region>
        <text:changed-region xml:id="ct54365136" text:id="ct54365136">
          <text:insertion>
            <office:change-info>
              <dc:creator>Rébecca Koubi</dc:creator>
              <dc:date>2016-07-20T11:10:00</dc:date>
            </office:change-info>
          </text:insertion>
        </text:changed-region>
        <text:changed-region xml:id="ct54409376" text:id="ct54409376">
          <text:deletion>
            <office:change-info>
              <dc:creator>Rébecca Koubi</dc:creator>
              <dc:date>2016-07-20T11:10:00</dc:date>
            </office:change-info>
            <text:p text:style-name="P4"/>
            <text:p text:style-name="P5"/>
            <text:p text:style-name="P5"/>
            <text:p text:style-name="P6">N°SIREN / SIRET <text:span text:style-name="T1">ou N° douane</text:span> :</text:p>
            <text:p text:style-name="P5"/>
            <text:p text:style-name="P6"/>
            <text:p text:style-name="P5"/>
            <text:p text:style-name="P5">Raison sociale :</text:p>
            <text:p text:style-name="P4"/>
          </text:deletion>
        </text:changed-region>
        <text:changed-region xml:id="ct54409152" text:id="ct54409152">
          <text:deletion>
            <office:change-info>
              <dc:creator>Auteur inconnu</dc:creator>
              <dc:date>2016-06-01T14:08:00</dc:date>
            </office:change-info>
            <text:p text:style-name="P4">N° CVI :</text:p>
          </text:deletion>
        </text:changed-region>
        <text:changed-region xml:id="ct54408928" text:id="ct54408928">
          <text:deletion>
            <office:change-info>
              <dc:creator>Rébecca Koubi</dc:creator>
              <dc:date>2016-07-20T11:10:00</dc:date>
            </office:change-info>
            <text:p text:style-name="P4"/>
            <text:p text:style-name="P4"/>
            <text:p text:style-name="P4"/>
            <table:table table:name="Tableau3" table:style-name="Tableau3">
              <table:table-column table:style-name="Tableau3.A"/>
              <table:table-column table:style-name="Tableau3.B"/>
              <table:table-row>
                <table:table-cell table:style-name="Tableau3.A1" office:value-type="string">
                  <text:p text:style-name="P221">N<text:span text:style-name="T172">uméro(s)</text:span> d’agrément</text:p>
                </table:table-cell>
                <table:table-cell table:style-name="Tableau3.B1" office:value-type="string">
                  <text:p text:style-name="P142"><text:span text:style-name="T173">I</text:span>nterprofession principale</text:p>
                </table:table-cell>
              </table:table-row>
              <table:table-row>
                <table:table-cell table:style-name="Tableau3.A2" office:value-type="string">
                  <text:p text:style-name="P91"/>
                </table:table-cell>
                <table:table-cell table:style-name="Tableau3.B2" table:number-rows-spanned="5" office:value-type="string">
                  <text:p text:style-name="P91"/>
                </table:table-cell>
              </table:table-row>
              <table:table-row>
                <table:table-cell table:style-name="Tableau3.A2" office:value-type="string">
                  <text:p text:style-name="P91"/>
                </table:table-cell>
                <table:covered-table-cell/>
              </table:table-row>
              <table:table-row>
                <table:table-cell table:style-name="Tableau3.A2" office:value-type="string">
                  <text:p text:style-name="P91"/>
                </table:table-cell>
                <table:covered-table-cell/>
              </table:table-row>
              <table:table-row>
                <table:table-cell table:style-name="Tableau3.A2" office:value-type="string">
                  <text:p text:style-name="P91"/>
                </table:table-cell>
                <table:covered-table-cell/>
              </table:table-row>
              <table:table-row>
                <table:table-cell table:style-name="Tableau3.A2" office:value-type="string">
                  <text:p text:style-name="P91"/>
                </table:table-cell>
                <table:covered-table-cell/>
              </table:table-row>
            </table:table>
            <text:p text:style-name="P4"/>
          </text:deletion>
        </text:changed-region>
        <text:changed-region xml:id="ct54408704" text:id="ct54408704">
          <text:deletion>
            <office:change-info>
              <dc:creator>Auteur inconnu</dc:creator>
              <dc:date>2016-06-01T14:09:00</dc:date>
            </office:change-info>
            <text:p text:style-name="P4"/>
            <text:p text:style-name="P6"/>
            <text:p text:style-name="P4">Identification de l'interprofession principale :</text:p>
          </text:deletion>
        </text:changed-region>
        <text:changed-region xml:id="ct54408480" text:id="ct54408480">
          <text:deletion>
            <office:change-info>
              <dc:creator>Auteur inconnu</dc:creator>
              <dc:date>2016-06-01T14:07:00</dc:date>
            </office:change-info>
            <text:p text:style-name="P4">Adresse :</text:p>
          </text:deletion>
        </text:changed-region>
        <text:changed-region xml:id="ct54408256" text:id="ct54408256">
          <text:deletion>
            <office:change-info>
              <dc:creator>Auteur inconnu</dc:creator>
              <dc:date>2016-06-01T14:09:00</dc:date>
            </office:change-info>
            <text:p text:style-name="P4"/>
            <text:p text:style-name="P7"/>
            <text:p text:style-name="P4"/>
          </text:deletion>
        </text:changed-region>
        <text:changed-region xml:id="ct54408032" text:id="ct54408032">
          <text:deletion>
            <office:change-info>
              <dc:creator>Rébecca Koubi</dc:creator>
              <dc:date>2016-07-20T11:10:00</dc:date>
            </office:change-info>
            <text:p text:style-name="P5"/>
            <text:p text:style-name="P4"/>
          </text:deletion>
        </text:changed-region>
        <text:changed-region xml:id="ct54363088" text:id="ct54363088">
          <text:deletion>
            <office:change-info>
              <dc:creator>Auteur inconnu</dc:creator>
              <dc:date>2016-04-13T10:32:00</dc:date>
            </office:change-info>
            <text:p text:style-name="P8"/>
            <text:p text:style-name="P5"/>
          </text:deletion>
        </text:changed-region>
        <text:changed-region xml:id="ct54369520" text:id="ct54369520">
          <text:insertion>
            <office:change-info>
              <dc:creator>Auteur inconnu</dc:creator>
              <dc:date>2016-05-25T16:10:00</dc:date>
            </office:change-info>
          </text:insertion>
        </text:changed-region>
        <text:changed-region xml:id="ct54410656" text:id="ct54410656">
          <text:insertion>
            <office:change-info>
              <dc:creator>Auteur inconnu</dc:creator>
              <dc:date>2016-05-25T16:10:00</dc:date>
            </office:change-info>
          </text:insertion>
        </text:changed-region>
        <text:changed-region xml:id="ct54349104" text:id="ct54349104">
          <text:insertion>
            <office:change-info>
              <dc:creator>Auteur inconnu</dc:creator>
              <dc:date>2016-05-25T16:10:00</dc:date>
            </office:change-info>
          </text:insertion>
        </text:changed-region>
        <text:changed-region xml:id="ct54416912" text:id="ct54416912">
          <text:insertion>
            <office:change-info>
              <dc:creator>Auteur inconnu</dc:creator>
              <dc:date>2016-05-25T16:10:00</dc:date>
            </office:change-info>
          </text:insertion>
        </text:changed-region>
        <text:changed-region xml:id="ct54418352" text:id="ct54418352">
          <text:deletion>
            <office:change-info>
              <dc:creator>Auteur inconnu</dc:creator>
              <dc:date>2016-04-13T10:33:00</dc:date>
            </office:change-info>
            <text:p text:style-name="P6"/>
            <text:p text:style-name="P6"/>
          </text:deletion>
        </text:changed-region>
        <text:changed-region xml:id="ct54418032" text:id="ct54418032">
          <text:deletion>
            <office:change-info>
              <dc:creator>MOA CIEL </dc:creator>
              <dc:date>2016-07-20T12:01:00</dc:date>
            </office:change-info>
            <text:p text:style-name="P6"/>
            <text:p text:style-name="P6"/>
          </text:deletion>
        </text:changed-region>
        <text:changed-region xml:id="ct53464736" text:id="ct53464736">
          <text:deletion>
            <office:change-info>
              <dc:creator>MOA CIEL </dc:creator>
              <dc:date>2016-07-20T11:59:00</dc:date>
            </office:change-info>
            <text:p text:style-name="P9"/>
            <text:p text:style-name="P10"/>
          </text:deletion>
        </text:changed-region>
        <text:changed-region xml:id="ct54329120" text:id="ct54329120">
          <text:insertion>
            <office:change-info>
              <dc:creator>Auteur inconnu</dc:creator>
              <dc:date>2016-06-03T09:18:00</dc:date>
            </office:change-info>
          </text:insertion>
        </text:changed-region>
        <text:changed-region xml:id="ct54420704" text:id="ct54420704">
          <text:insertion>
            <office:change-info>
              <dc:creator>Auteur inconnu</dc:creator>
              <dc:date>2016-06-03T09:19:00</dc:date>
            </office:change-info>
          </text:insertion>
        </text:changed-region>
        <text:changed-region xml:id="ct54431344" text:id="ct54431344">
          <text:deletion>
            <office:change-info>
              <dc:creator>Rébecca Koubi</dc:creator>
              <dc:date>2016-07-20T11:12:00</dc:date>
            </office:change-info>
            <text:p text:style-name="P11"><text:span text:style-name="T2">J’</text:span><text:span text:style-name="T3">adhère à la procédure </text:span><text:span text:style-name="T4">Télépaiements volet CIEL</text:span><text:span text:style-name="T3"> et je bénéficie de l’échéance annuelle unique de paiement </text:span><text:span text:style-name="T2"><text:s/>(EAUP). </text:span><text:span text:style-name="T5">Pour modifier mes modalités de paiement et opter pour l</text:span>’échéance mensuelle, <text:span text:style-name="T6">je</text:span> <text:span text:style-name="T6">coche dans le tableau, </text:span><text:span text:style-name="T7">face à l’agrément concerné.</text:span></text:p>
          </text:deletion>
        </text:changed-region>
        <text:changed-region xml:id="ct54658736" text:id="ct54658736">
          <text:insertion>
            <office:change-info>
              <dc:creator>Rébecca Koubi</dc:creator>
              <dc:date>2016-07-20T11:12:00</dc:date>
            </office:change-info>
          </text:insertion>
        </text:changed-region>
        <text:changed-region xml:id="ct54430304" text:id="ct54430304">
          <text:insertion>
            <office:change-info>
              <dc:creator>Auteur inconnu</dc:creator>
              <dc:date>2016-06-03T09:19:00</dc:date>
            </office:change-info>
          </text:insertion>
        </text:changed-region>
        <text:changed-region xml:id="ct54905280" text:id="ct54905280">
          <text:deletion>
            <office:change-info>
              <dc:creator>Auteur inconnu</dc:creator>
              <dc:date>2016-05-25T15:58:00</dc:date>
            </office:change-info>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deletion>
        </text:changed-region>
        <text:changed-region xml:id="ct54905056" text:id="ct54905056">
          <text:deletion>
            <office:change-info>
              <dc:creator>Auteur inconnu</dc:creator>
              <dc:date>2016-04-28T15:12:00</dc:date>
            </office:change-info>
            <text:p text:style-name="P12"/>
            <text:p text:style-name="P12"/>
          </text:deletion>
        </text:changed-region>
        <text:changed-region xml:id="ct54904832" text:id="ct54904832">
          <text:deletion>
            <office:change-info>
              <dc:creator>Auteur inconnu</dc:creator>
              <dc:date>2016-05-25T15:58:00</dc:date>
            </office:change-info>
            <text:p text:style-name="P12"/>
            <text:p text:style-name="P13"/>
            <text:p text:style-name="P12"/>
          </text:deletion>
        </text:changed-region>
        <text:changed-region xml:id="ct54904608" text:id="ct54904608">
          <text:deletion>
            <office:change-info>
              <dc:creator>Auteur inconnu</dc:creator>
              <dc:date>2016-04-20T16:37:00</dc:date>
            </office:change-info>
            <text:p text:style-name="P12"/>
            <text:p text:style-name="P12"/>
          </text:deletion>
        </text:changed-region>
        <text:changed-region xml:id="ct54904384" text:id="ct54904384">
          <text:deletion>
            <office:change-info>
              <dc:creator>Auteur inconnu</dc:creator>
              <dc:date>2016-04-13T10:43:00</dc:date>
            </office:change-info>
            <text:p text:style-name="P12"/>
            <text:p text:style-name="P13"/>
            <text:p text:style-name="P13"/>
            <text:p text:style-name="P13"/>
            <text:p text:style-name="P13"/>
            <text:p text:style-name="P13"/>
            <text:p text:style-name="P13"/>
            <text:p text:style-name="P13"/>
            <text:p text:style-name="P12"/>
          </text:deletion>
        </text:changed-region>
        <text:changed-region xml:id="ct54904160" text:id="ct54904160">
          <text:deletion>
            <office:change-info>
              <dc:creator>Auteur inconnu</dc:creator>
              <dc:date>2016-04-15T17:18:00</dc:date>
            </office:change-info>
            <text:p text:style-name="P12"/>
            <text:p text:style-name="P13"/>
            <text:p text:style-name="P13"/>
            <text:p text:style-name="P13"/>
            <text:p text:style-name="P12"/>
          </text:deletion>
        </text:changed-region>
        <text:changed-region xml:id="ct54903936" text:id="ct54903936">
          <text:deletion>
            <office:change-info>
              <dc:creator>Auteur inconnu</dc:creator>
              <dc:date>2016-05-25T15:58:00</dc:date>
            </office:change-info>
            <text:p text:style-name="P14">Article 1 : Définitions</text:p>
            <text:p text:style-name="P15">Dans la présente convention, on entend par :</text:p>
            <text:list xml:id="list4721910193902222821" text:style-name="L1">
              <text:list-item>
                <text:p text:style-name="P16"><text:span text:style-name="T8">Prodou@ne </text:span><text:span text:style-name="T9">: portail internet de la direction générale des douanes et droits indirects, accessible à l’adresse </text:span><text:span text:style-name="T10">https</text:span><text:span text:style-name="T11">:</text:span><text:span text:style-name="T10">//pro.douane.gouv.fr;</text:span></text:p>
              </text:list-item>
              <text:list-item>
                <text:p text:style-name="P17"><text:span text:style-name="T8">CIEL : </text:span><text:span text:style-name="T12">application informatique permettant le dépôt par voie dématérialisée des déclarations relatives aux contributions indirectes, accessible sur le portail Prodou@ne ;</text:span></text:p>
              </text:list-item>
            </text:list>
            <text:p text:style-name="P12"/>
          </text:deletion>
        </text:changed-region>
        <text:changed-region xml:id="ct54903712" text:id="ct54903712">
          <text:deletion>
            <office:change-info>
              <dc:creator>Auteur inconnu</dc:creator>
              <dc:date>2016-04-13T10:48:00</dc:date>
            </office:change-info>
            <text:p text:style-name="P18">Télépaiements</text:p>
          </text:deletion>
        </text:changed-region>
        <text:changed-region xml:id="ct54903488" text:id="ct54903488">
          <text:deletion>
            <office:change-info>
              <dc:creator>Auteur inconnu</dc:creator>
              <dc:date>2016-04-22T14:55:00</dc:date>
            </office:change-info>
            <text:p text:style-name="P18"><text:s/>- volet CIEL : application informatique de paiement dématérialisé de créances relevant du secteur des contributions indirectes accessible sur le portail Pro</text:p>
          </text:deletion>
        </text:changed-region>
        <text:changed-region xml:id="ct54903264" text:id="ct54903264">
          <text:deletion>
            <office:change-info>
              <dc:creator>Auteur inconnu</dc:creator>
              <dc:date>2016-04-13T11:18:00</dc:date>
            </office:change-info>
            <text:p text:style-name="P18">D</text:p>
          </text:deletion>
        </text:changed-region>
        <text:changed-region xml:id="ct54903040" text:id="ct54903040">
          <text:deletion>
            <office:change-info>
              <dc:creator>Auteur inconnu</dc:creator>
              <dc:date>2016-04-22T14:55:00</dc:date>
            </office:change-info>
            <text:p text:style-name="P18">ou@ne. Les paiements réalisés via la téléprocédure</text:p>
          </text:deletion>
        </text:changed-region>
        <text:changed-region xml:id="ct54886720" text:id="ct54886720">
          <text:deletion>
            <office:change-info>
              <dc:creator>Auteur inconnu</dc:creator>
              <dc:date>2016-04-13T10:49:00</dc:date>
            </office:change-info>
            <text:p text:style-name="P18">Télépaiements</text:p>
          </text:deletion>
        </text:changed-region>
        <text:changed-region xml:id="ct54886496" text:id="ct54886496">
          <text:deletion>
            <office:change-info>
              <dc:creator>Auteur inconnu</dc:creator>
              <dc:date>2016-04-13T10:57:00</dc:date>
            </office:change-info>
            <text:p text:style-name="P18"><text:s/></text:p>
          </text:deletion>
        </text:changed-region>
        <text:changed-region xml:id="ct54886272" text:id="ct54886272">
          <text:deletion>
            <office:change-info>
              <dc:creator>Auteur inconnu</dc:creator>
              <dc:date>2016-04-22T14:55:00</dc:date>
            </office:change-info>
            <text:p text:style-name="P18">. <text:s/>(volet CIEL) correspondent à des télérèglements par prélèvement SEPA interentreprises</text:p>
          </text:deletion>
        </text:changed-region>
        <text:changed-region xml:id="ct54886048" text:id="ct54886048">
          <text:deletion>
            <office:change-info>
              <dc:creator>Auteur inconnu</dc:creator>
              <dc:date>2016-04-22T13:55:00</dc:date>
            </office:change-info>
            <text:p text:style-name="P18"> ;le paiement par carte bancaire jusqu’à 1500 eurossans habilitation préalable et permet <text:s/></text:p>
          </text:deletion>
        </text:changed-region>
        <text:changed-region xml:id="ct53568080" text:id="ct53568080">
          <text:deletion>
            <office:change-info>
              <dc:creator>Auteur inconnu</dc:creator>
              <dc:date>2016-04-13T11:18:00</dc:date>
            </office:change-info>
            <text:p text:style-name="P19"><text:span text:style-name="T13"><text:s/></text:span><text:a xlink:type="simple" xlink:href="mailto:ProDou@ne" text:style-name="Internet_20_link" text:visited-style-name="Visited_20_Internet_20_Link"><text:span text:style-name="T14">ProDou@ne</text:span></text:a></text:p>
          </text:deletion>
        </text:changed-region>
        <text:changed-region xml:id="ct54900752" text:id="ct54900752">
          <text:deletion>
            <office:change-info>
              <dc:creator>Auteur inconnu</dc:creator>
              <dc:date>2016-04-22T13:55:00</dc:date>
            </office:change-info>
            <text:p text:style-name="P18">Le module CB est accessible depuis le portail</text:p>
          </text:deletion>
        </text:changed-region>
        <text:changed-region xml:id="ct54900528" text:id="ct54900528">
          <text:deletion>
            <office:change-info>
              <dc:creator>Auteur inconnu</dc:creator>
              <dc:date>2016-05-25T15:58:00</dc:date>
            </office:change-info>
            <text:p text:style-name="P12"/>
            <text:list xml:id="list144839781876865" text:continue-numbering="true" text:style-name="L1">
              <text:list-item>
                <text:p text:style-name="P17"><text:span text:style-name="T8">Opérateur bénéficiaire : </text:span><text:span text:style-name="T9">personne physique ou morale autorisée à bénéficier des dispositions de la présente convention, dont les déclarations peuvent être modifiées ou consultées en ligne et dont les créances sont consultables et payables en ligne, par les utilisateurs, désignés par elle, et préalablement habilités ;</text:span></text:p>
              </text:list-item>
              <text:list-item>
                <text:p text:style-name="P17"><text:span text:style-name="T8">Utilisateur </text:span><text:span text:style-name="T9">: personne physique, inscrite sur le portail Prodou@ne, disposant à ce titre d’un espace personnel et pouvant être habilitée à consulter et préparer la télédéclaration, à valider la saisie en ligne d’une déclaration, et à consulter/régler les créances ;</text:span></text:p>
              </text:list-item>
              <text:list-item>
                <text:p text:style-name="P20"><text:span text:style-name="T8">Inscription </text:span><text:span text:style-name="T9">: procédure permettant à une personne de créer un compte utilisateur sur le portail Prodou@ne ; </text:span></text:p>
              </text:list-item>
              <text:list-item>
                <text:p text:style-name="P17"><text:span text:style-name="T8">Espace personnel </text:span><text:span text:style-name="T9">: zone accessible à l’utilisateur du portail après authentification, et donnant accès aux téléprocédures pour lesquels il bénéficie d’une habilitation ;</text:span></text:p>
              </text:list-item>
            </text:list>
            <text:p text:style-name="P19"><text:span text:style-name="T15">Interprofession principale</text:span><text:span text:style-name="T16"> : l’opérateur désigne une organisation interprofessionnelle </text:span></text:p>
          </text:deletion>
        </text:changed-region>
        <text:changed-region xml:id="ct54900304" text:id="ct54900304">
          <text:deletion>
            <office:change-info>
              <dc:creator>Auteur inconnu</dc:creator>
              <dc:date>2016-04-13T10:50:00</dc:date>
            </office:change-info>
            <text:p text:style-name="P14">(soit le portail professionnel)</text:p>
          </text:deletion>
        </text:changed-region>
        <text:changed-region xml:id="ct54900080" text:id="ct54900080">
          <text:deletion>
            <office:change-info>
              <dc:creator>Auteur inconnu</dc:creator>
              <dc:date>2016-05-25T15:58:00</dc:date>
            </office:change-info>
            <text:p text:style-name="P14"><text:s/>avec </text:p>
          </text:deletion>
        </text:changed-region>
        <text:changed-region xml:id="ct54899856" text:id="ct54899856">
          <text:deletion>
            <office:change-info>
              <dc:creator>Auteur inconnu</dc:creator>
              <dc:date>2016-04-13T10:51:00</dc:date>
            </office:change-info>
            <text:p text:style-name="P14">lequel </text:p>
          </text:deletion>
        </text:changed-region>
        <text:changed-region xml:id="ct54899632" text:id="ct54899632">
          <text:deletion>
            <office:change-info>
              <dc:creator>Auteur inconnu</dc:creator>
              <dc:date>2016-05-25T15:58:00</dc:date>
            </office:change-info>
            <text:p text:style-name="P14">CIEL</text:p>
          </text:deletion>
        </text:changed-region>
        <text:changed-region xml:id="ct54899408" text:id="ct54899408">
          <text:deletion>
            <office:change-info>
              <dc:creator>Auteur inconnu</dc:creator>
              <dc:date>2016-04-13T10:51:00</dc:date>
            </office:change-info>
            <text:p text:style-name="P14"><text:s/>sera connecté</text:p>
          </text:deletion>
        </text:changed-region>
        <text:changed-region xml:id="ct54899184" text:id="ct54899184">
          <text:deletion>
            <office:change-info>
              <dc:creator>Auteur inconnu</dc:creator>
              <dc:date>2016-05-25T15:58:00</dc:date>
            </office:change-info>
            <text:p text:style-name="P14"><text:s/>pour effectuer ses obligations déclaratives.</text:p>
            <text:p text:style-name="P15"/>
            <text:p text:style-name="P15"/>
            <text:p text:style-name="P13">Article 2 : Description des services</text:p>
            <text:p text:style-name="P15">La téléprocédure CIEL permet aux opérateurs dûment habilités de créer, modifier, consulter et/ou valider en ligne une déclaration relative aux droits indirects.</text:p>
            <text:p text:style-name="P14">La téléprocédure </text:p>
          </text:deletion>
        </text:changed-region>
        <text:changed-region xml:id="ct54898960" text:id="ct54898960">
          <text:deletion>
            <office:change-info>
              <dc:creator>Auteur inconnu</dc:creator>
              <dc:date>2016-04-13T10:52:00</dc:date>
            </office:change-info>
            <text:p text:style-name="P14">Télépaiements</text:p>
          </text:deletion>
        </text:changed-region>
        <text:changed-region xml:id="ct54898736" text:id="ct54898736">
          <text:deletion>
            <office:change-info>
              <dc:creator>Auteur inconnu</dc:creator>
              <dc:date>2016-04-22T14:59:00</dc:date>
            </office:change-info>
            <text:p text:style-name="P14"><text:s/>- volet CIEL</text:p>
          </text:deletion>
        </text:changed-region>
        <text:changed-region xml:id="ct54898512" text:id="ct54898512">
          <text:deletion>
            <office:change-info>
              <dc:creator>Auteur inconnu</dc:creator>
              <dc:date>2016-05-25T15:58:00</dc:date>
            </office:change-info>
            <text:p text:style-name="P14"><text:s/>permet aux opérateurs dûment habilités de gérer leur adhésion au </text:p>
          </text:deletion>
        </text:changed-region>
        <text:changed-region xml:id="ct54898288" text:id="ct54898288">
          <text:deletion>
            <office:change-info>
              <dc:creator>Auteur inconnu</dc:creator>
              <dc:date>2016-04-13T10:52:00</dc:date>
            </office:change-info>
            <text:p text:style-name="P14">télépaiement</text:p>
          </text:deletion>
        </text:changed-region>
        <text:changed-region xml:id="ct54898064" text:id="ct54898064">
          <text:deletion>
            <office:change-info>
              <dc:creator>Auteur inconnu</dc:creator>
              <dc:date>2016-05-25T15:58:00</dc:date>
            </office:change-info>
            <text:p text:style-name="P19"><text:span text:style-name="T17"><text:s/></text:span><text:span text:style-name="T16">et/ou de consulter et régler les créances dont ils sont redevables.</text:span></text:p>
            <text:p text:style-name="P15">Ces services sont accessibles via le portail Prodou@ne.</text:p>
            <text:p text:style-name="P15"/>
            <text:p text:style-name="P15"/>
            <text:p text:style-name="P13">Article 3 : Conditions préalables à la fourniture du service</text:p>
            <text:p text:style-name="P21">3.1 Conditions propres à l’opérateur bénéficiaire</text:p>
            <text:p text:style-name="P22"><text:span text:style-name="T18">Tout opérateur ayant obtenu un agrément d'entrepositaire agréé, déposant des déclarations et potentiellement redevable de sommes à recouvrer au titre des droits indirects télépayables, peut solliciter le bénéfice de la présente convention. </text:span><text:span text:style-name="T9">Une fois imprimée, cette convention doit être signée par le représentant légal de l'opérateur bénéficiaire ou par une personne dûment mandatée, et déposée ou adressée, </text:span><text:span text:style-name="T19">en deux exemplaires originaux</text:span><text:span text:style-name="T9">, au service des douanes compétent</text:span><text:span text:style-name="T20">,</text:span><text:span text:style-name="T9"> accompagnée du contrat ou titre de représentation si nécessaire.</text:span></text:p>
            <text:p text:style-name="P21"/>
            <text:p text:style-name="P21">3.2 Prérequis technique</text:p>
            <text:p text:style-name="P15">L’utilisation des services nécessite un accès à Internet et une adresse de messagerie.</text:p>
            <text:p text:style-name="P14">Le bénéficiaire désirant utiliser les téléprocédures CIEL et </text:p>
          </text:deletion>
        </text:changed-region>
        <text:changed-region xml:id="ct54897840" text:id="ct54897840">
          <text:deletion>
            <office:change-info>
              <dc:creator>Auteur inconnu</dc:creator>
              <dc:date>2016-04-13T10:52:00</dc:date>
            </office:change-info>
            <text:p text:style-name="P23">Télépaiements</text:p>
          </text:deletion>
        </text:changed-region>
        <text:changed-region xml:id="ct54897616" text:id="ct54897616">
          <text:deletion>
            <office:change-info>
              <dc:creator>Auteur inconnu</dc:creator>
              <dc:date>2016-04-22T14:59:00</dc:date>
            </office:change-info>
            <text:p text:style-name="P23"><text:s/>(</text:p>
          </text:deletion>
        </text:changed-region>
        <text:changed-region xml:id="ct54897392" text:id="ct54897392">
          <text:deletion>
            <office:change-info>
              <dc:creator>Auteur inconnu</dc:creator>
              <dc:date>2016-05-25T15:58:00</dc:date>
            </office:change-info>
            <text:p text:style-name="P23">volet CIEL</text:p>
          </text:deletion>
        </text:changed-region>
        <text:changed-region xml:id="ct54897168" text:id="ct54897168">
          <text:deletion>
            <office:change-info>
              <dc:creator>Auteur inconnu</dc:creator>
              <dc:date>2016-04-22T14:59:00</dc:date>
            </office:change-info>
            <text:p text:style-name="P23">)</text:p>
          </text:deletion>
        </text:changed-region>
        <text:changed-region xml:id="ct54896944" text:id="ct54896944">
          <text:deletion>
            <office:change-info>
              <dc:creator>Auteur inconnu</dc:creator>
              <dc:date>2016-05-25T15:58:00</dc:date>
            </office:change-info>
            <text:p text:style-name="P14"><text:s/>devra donc procéder aux démarches nécessaires auprès d’un fournisseur d’accès Internet, s’il n’est pas déjà doté d’un accès Internet.</text:p>
            <text:p text:style-name="P24">3.3 Inscription des utilisateurs sur le portail Prodou@ne</text:p>
            <text:p text:style-name="P14">Seuls les titulaires d’un compte Prodou@ne peuvent bénéficier d’un accès aux téléprocédures CIEL et </text:p>
          </text:deletion>
        </text:changed-region>
        <text:changed-region xml:id="ct54896720" text:id="ct54896720">
          <text:deletion>
            <office:change-info>
              <dc:creator>Auteur inconnu</dc:creator>
              <dc:date>2016-04-13T10:58:00</dc:date>
            </office:change-info>
            <text:p text:style-name="P14">Télépaiements</text:p>
          </text:deletion>
        </text:changed-region>
        <text:changed-region xml:id="ct54896496" text:id="ct54896496">
          <text:deletion>
            <office:change-info>
              <dc:creator>Auteur inconnu</dc:creator>
              <dc:date>2016-05-25T15:58:00</dc:date>
            </office:change-info>
            <text:p text:style-name="P14"><text:s/>(volet CIEL).</text:p>
            <text:p text:style-name="P14">La personne souhaitant disposer d’un compte </text:p>
          </text:deletion>
        </text:changed-region>
        <text:changed-region xml:id="ct54896272" text:id="ct54896272">
          <text:deletion>
            <office:change-info>
              <dc:creator>Auteur inconnu</dc:creator>
              <dc:date>2016-04-13T11:09:00</dc:date>
            </office:change-info>
            <text:p text:style-name="P14">p</text:p>
          </text:deletion>
        </text:changed-region>
        <text:changed-region xml:id="ct54896048" text:id="ct54896048">
          <text:deletion>
            <office:change-info>
              <dc:creator>Auteur inconnu</dc:creator>
              <dc:date>2016-05-25T15:58:00</dc:date>
            </office:change-info>
            <text:p text:style-name="P14">rodou@ane doit s’inscrire sur le portail en renseignant son identifiant, son mot de passe et son adresse de messagerie électronique. Une fois son compte créé, elle dispose d’un espace personnel dans le portail.</text:p>
            <text:p text:style-name="P21"/>
            <text:p text:style-name="P21">3.4 Habilitation des utilisateurs</text:p>
            <text:p text:style-name="P15">L’opérateur bénéficiaire désigne les utilisateurs devant recevoir une habilitation, au moyen de la présente convention. Les habilitations peuvent par la suite être modifiées sur demande écrite adressée au service des douanes compétent, au moyen du même formulaire.</text:p>
            <text:p text:style-name="P15">À compter de la réception de ce formulaire, le service des douanes compétent procède aux opérations d’habilitation ou aux modifications sollicitées.</text:p>
            <text:p text:style-name="P15"/>
            <text:p text:style-name="P13"/>
            <text:p text:style-name="P13">Article 4 : Utilisation du service</text:p>
            <text:p text:style-name="P14">Les utilisateurs disposant d’un compte Prodou@ne et ayant reçu le(s) droit(s) nécessaire(s) pour utiliser la téléprocédure CIEL et la procédure </text:p>
          </text:deletion>
        </text:changed-region>
        <text:changed-region xml:id="ct54895824" text:id="ct54895824">
          <text:deletion>
            <office:change-info>
              <dc:creator>Auteur inconnu</dc:creator>
              <dc:date>2016-04-13T10:58:00</dc:date>
            </office:change-info>
            <text:p text:style-name="P14">Télépaiements</text:p>
          </text:deletion>
        </text:changed-region>
        <text:changed-region xml:id="ct54895600" text:id="ct54895600">
          <text:deletion>
            <office:change-info>
              <dc:creator>Auteur inconnu</dc:creator>
              <dc:date>2016-05-25T15:58:00</dc:date>
            </office:change-info>
            <text:p text:style-name="P14"><text:s/>(volet CIEL) accèdent au service depuis leur espace personnel, après authentification.</text:p>
            <text:p text:style-name="P15"/>
            <text:p text:style-name="P25"/>
            <text:p text:style-name="P25">Article 5 : Conservation des données</text:p>
            <text:p text:style-name="P26"><text:span text:style-name="T21">Les déclarations sont consultables en ligne pendan</text:span><text:span text:style-name="T22">t</text:span><text:span text:style-name="T23"> </text:span><text:span text:style-name="T24">3 ans</text:span><text:span text:style-name="T22"> plus </text:span><text:span text:style-name="T21">l'année en cours, à compter de leur validation et télétransmission, par les personnes habilitées.</text:span></text:p>
            <text:p text:style-name="P26"><text:span text:style-name="T21">Les créances sont consultables en ligne pend</text:span><text:span text:style-name="T22">ant </text:span><text:span text:style-name="T24">3 ans</text:span><text:span text:style-name="T22"> plus</text:span><text:span text:style-name="T21"> l'année en cours, à compter de leur paiement, par les </text:span>personnes habilitées.</text:p>
            <text:p text:style-name="P15"/>
            <text:p text:style-name="P15"/>
            <text:p text:style-name="P13">Article 6 : Obligations des parties</text:p>
            <text:p text:style-name="P15">L'opérateur bénéficiaire s'engage à prendre toutes les mesures nécessaires pour assurer la protection des mots de passe d’accès au service. Chaque utilisateur s'engage à ne pas divulguer les données obtenues du fait de l'exécution de la présente convention à d'autres personnes que l'opérateur bénéficiaire à l'origine de son habilitation.</text:p>
            <text:p text:style-name="P15">L’opérateur s’engage à déposer ses déclarations par voie électronique sur l’ensemble de sa campagne.</text:p>
            <text:p text:style-name="P15">La D.G.D.D.I ne pourra être tenue pour responsable de l’utilisation faite par le bénéficiaire et par les titulaires de comptes Prodou@ne de leurs identifiants et mots de passe, ainsi que des données consultées en ligne.</text:p>
            <text:p text:style-name="P15">La D.G.D.D.I ne peut être tenue pour responsable en cas d’interruption du service due à la force majeure.</text:p>
            <text:p text:style-name="P15"/>
            <text:p text:style-name="P27"/>
            <text:p text:style-name="P27">Article 7 : Transmission des données économiques</text:p>
            <text:p text:style-name="P15">En désignant son interprofession principale, l’opérateur autorise la D.G.D.D.I à transmettre à celle-ci, par voie dématérialisée, les données économiques et son numéro d’agrément, nécessaires à l’accomplissement des missions économiques au titre desquelles les interprofessions ont été reconnues.</text:p>
            <text:p text:style-name="P13"/>
            <text:p text:style-name="P14"/>
          </text:deletion>
        </text:changed-region>
        <text:changed-region xml:id="ct54895376" text:id="ct54895376">
          <text:deletion>
            <office:change-info>
              <dc:creator>Auteur inconnu</dc:creator>
              <dc:date>2016-05-13T15:52:00</dc:date>
            </office:change-info>
            <text:p text:style-name="P12"/>
            <text:p text:style-name="P12"/>
          </text:deletion>
        </text:changed-region>
        <text:changed-region xml:id="ct54895152" text:id="ct54895152">
          <text:deletion>
            <office:change-info>
              <dc:creator>Auteur inconnu</dc:creator>
              <dc:date>2016-05-25T15:58:00</dc:date>
            </office:change-info>
            <text:p text:style-name="P12"/>
            <text:p text:style-name="P13">Article 8 : Conditions financières</text:p>
            <text:p text:style-name="P14">L’utilisation des téléprocédures CIEL et </text:p>
          </text:deletion>
        </text:changed-region>
        <text:changed-region xml:id="ct54894928" text:id="ct54894928">
          <text:deletion>
            <office:change-info>
              <dc:creator>Auteur inconnu</dc:creator>
              <dc:date>2016-04-13T10:59:00</dc:date>
            </office:change-info>
            <text:p text:style-name="P14">Télépaiements</text:p>
          </text:deletion>
        </text:changed-region>
        <text:changed-region xml:id="ct54894704" text:id="ct54894704">
          <text:deletion>
            <office:change-info>
              <dc:creator>Auteur inconnu</dc:creator>
              <dc:date>2016-05-25T15:58:00</dc:date>
            </office:change-info>
            <text:p text:style-name="P14"><text:s/>(volet CIEL) est gratuite (sauf coût d’accès à Internet indépendant du service fourni par la D.G.D.D.I).</text:p>
            <text:p text:style-name="P15"/>
            <text:p text:style-name="P13">Article 9 : Données à caractère personnel</text:p>
            <text:p text:style-name="P22"><text:span text:style-name="T9">Le traitement des données nécessaires au fonctionnement du service est effectué dans le respect des droits et obligations prévus par la loi n° 78-17 du 6 janvier 1978. Dans ce cadre, tout bénéficiaire dispose d’un droit d’accès et de rectification des données à caractère personnel le concernant. </text:span><text:span text:style-name="T20">Pour ce faire, il peut s’adresser au service des douanes compétent pour la gestion de l'adhésion</text:span><text:span text:style-name="T9">.</text:span></text:p>
            <text:p text:style-name="P15"/>
            <text:p text:style-name="P13">Article 10 : Conditions de modification de la convention</text:p>
            <text:p text:style-name="P15">Toute demande de modification des informations renseignées dans la présente convention doit être adressée au service des douanes compétent pour la gestion de l'adhésion.</text:p>
            <text:p text:style-name="P13"/>
            <text:p text:style-name="P13"/>
            <text:p text:style-name="P13">Article 11 : Suspension et retrait de la convention</text:p>
            <text:p text:style-name="P15">Une décision de suspension ou de retrait de l’agrément de l’opérateur entraîne la suspension ou le retrait de la convention. La décision de suspension ou de retrait du bénéfice de la convention est notifiée au bénéficiaire par lettre recommandée avec accusé de réception.</text:p>
            <text:p text:style-name="P13"/>
            <text:p text:style-name="P13"/>
            <text:p text:style-name="P28">Article 12 : Exécution de la convention</text:p>
            <text:p text:style-name="P29">La présente convention deviendra exécutoire après avoir été revêtue de la signature des parties.</text:p>
            <text:p text:style-name="P29"/>
            <text:p text:style-name="P29"/>
            <text:p text:style-name="P29">Fait à …......................................................................................................, le …........<text:span text:style-name="T25">..........................</text:span></text:p>
            <text:p text:style-name="P29"/>
            <text:p text:style-name="P29">En deux exemplaires originaux.</text:p>
            <text:p text:style-name="P29"/>
            <text:p text:style-name="P30">L'autorité administrative<text:tab/><text:tab/><text:tab/><text:tab/><text:tab/><text:tab/><text:tab/></text:p>
          </text:deletion>
        </text:changed-region>
        <text:changed-region xml:id="ct54894480" text:id="ct54894480">
          <text:deletion>
            <office:change-info>
              <dc:creator>Auteur inconnu</dc:creator>
              <dc:date>2016-04-13T10:59:00</dc:date>
            </office:change-info>
            <text:p text:style-name="P30"><text:tab/></text:p>
          </text:deletion>
        </text:changed-region>
        <text:changed-region xml:id="ct54894256" text:id="ct54894256">
          <text:deletion>
            <office:change-info>
              <dc:creator>Auteur inconnu</dc:creator>
              <dc:date>2016-05-25T15:58:00</dc:date>
            </office:change-info>
            <text:p text:style-name="P30"><text:s/>Le bénéficiaire</text:p>
            <text:p text:style-name="P31"/>
            <text:p text:style-name="P31"/>
            <text:p text:style-name="P31"/>
            <text:p text:style-name="P31"/>
            <text:p text:style-name="P31"/>
            <text:p text:style-name="P31"/>
            <text:p text:style-name="P31"/>
            <text:p text:style-name="P31"/>
            <text:p text:style-name="P32"/>
            <text:p text:style-name="P31"/>
            <text:p text:style-name="P31"/>
            <text:p text:style-name="P31"/>
            <text:p text:style-name="P31"/>
            <text:p text:style-name="P33"/>
            <text:p text:style-name="P34">Conformément à la loi n° 78-17 du 6 janvier 1978 relative à l'informatique, aux fichiers, et aux libertés, les informations demandées dans ce formulaire sont strictement nécessaires au traitement de votre demande d'habilitation aux té<text:span text:style-name="T26">léprocédures. Les services de la direction générale des douanes et droits indirects chargés de la gestion de ce service sont les seuls destinataires de ces données. En vertu des articles 39 et 40 de la loi n° 78-17, vous disposez d'un droit d'accès et de rectification des données vous concernant. Ce droit peut être exercé auprès du service des douanes destinataire du présent formulaire.</text:span></text:p>
            <text:p text:style-name="P35"/>
            <text:p text:style-name="P30"/>
          </text:deletion>
        </text:changed-region>
        <text:changed-region xml:id="ct54894032" text:id="ct54894032">
          <text:deletion>
            <office:change-info>
              <dc:creator>Auteur inconnu</dc:creator>
              <dc:date>2016-05-13T15:52:00</dc:date>
            </office:change-info>
            <text:p text:style-name="P12"/>
            <text:p text:style-name="P35"/>
            <text:p text:style-name="P35"/>
            <text:p text:style-name="P12"/>
          </text:deletion>
        </text:changed-region>
        <text:changed-region xml:id="ct54893808" text:id="ct54893808">
          <text:deletion>
            <office:change-info>
              <dc:creator>Auteur inconnu</dc:creator>
              <dc:date>2016-05-25T15:58:00</dc:date>
            </office:change-info>
            <text:p text:style-name="P36">Notice explicative</text:p>
            <text:p text:style-name="P37"/>
            <text:p text:style-name="P12"/>
          </text:deletion>
        </text:changed-region>
        <text:changed-region xml:id="ct54893584" text:id="ct54893584">
          <text:deletion>
            <office:change-info>
              <dc:creator>Auteur inconnu</dc:creator>
              <dc:date>2016-04-28T15:25:00</dc:date>
            </office:change-info>
            <text:p text:style-name="P12"/>
            <text:p text:style-name="P12"/>
          </text:deletion>
        </text:changed-region>
        <text:changed-region xml:id="ct54893360" text:id="ct54893360">
          <text:deletion>
            <office:change-info>
              <dc:creator>Auteur inconnu</dc:creator>
              <dc:date>2016-05-25T15:58:00</dc:date>
            </office:change-info>
            <text:p text:style-name="P30">Les informations demandées sont nécessaires au traitement de votre demande d'adhésion aux</text:p>
            <text:p text:style-name="P30">téléprocédures CIEL et </text:p>
          </text:deletion>
        </text:changed-region>
        <text:changed-region xml:id="ct54893136" text:id="ct54893136">
          <text:deletion>
            <office:change-info>
              <dc:creator>Auteur inconnu</dc:creator>
              <dc:date>2016-04-13T10:59:00</dc:date>
            </office:change-info>
            <text:p text:style-name="P30">Télépaiements</text:p>
          </text:deletion>
        </text:changed-region>
        <text:changed-region xml:id="ct54892912" text:id="ct54892912">
          <text:deletion>
            <office:change-info>
              <dc:creator>Auteur inconnu</dc:creator>
              <dc:date>2016-05-25T15:58:00</dc:date>
            </office:change-info>
            <text:p text:style-name="P30"><text:s/>(volet CIEL). En cas d'inexactitude ou de formulaire incomplet, les services de la direction générale des douanes et droits indirects (DGDDI) seront dans l'impossibilité de traiter votre demande.</text:p>
            <text:p text:style-name="P38"/>
            <text:p text:style-name="P38"/>
            <text:p text:style-name="P39">1 - Informations relatives au bénéficiaire</text:p>
            <text:p text:style-name="P39"/>
            <text:p text:style-name="P39">L’intégralité des champs du cadre 1 doit être remplie.</text:p>
            <text:p text:style-name="P39"/>
            <text:p text:style-name="P40">1.1 Identification de l'opérateur bénéficiaire</text:p>
            <text:p text:style-name="P41"/>
            <text:p text:style-name="P41">Les informations demandées sont les suivantes :</text:p>
            <text:p text:style-name="P19"><text:span text:style-name="T27">raison sociale de l</text:span><text:span text:style-name="T28">'entreprise bénéficiaire de la téléprocédure CIEL et </text:span></text:p>
          </text:deletion>
        </text:changed-region>
        <text:changed-region xml:id="ct54892688" text:id="ct54892688">
          <text:deletion>
            <office:change-info>
              <dc:creator>Auteur inconnu</dc:creator>
              <dc:date>2016-04-13T11:21:00</dc:date>
            </office:change-info>
            <text:p text:style-name="P42">Télépaiements</text:p>
          </text:deletion>
        </text:changed-region>
        <text:changed-region xml:id="ct54892464" text:id="ct54892464">
          <text:deletion>
            <office:change-info>
              <dc:creator>Auteur inconnu</dc:creator>
              <dc:date>2016-05-25T15:58:00</dc:date>
            </office:change-info>
            <text:p text:style-name="P42"><text:s/>(volet CIEL) et redevable vis à vis de l'administration des douanes ;</text:p>
            <text:list xml:id="list4948917325275634283" text:style-name="L2">
              <text:list-item>
                <text:list>
                  <text:list-item>
                    <text:p text:style-name="P43">numéro SIREN ou SIRET (en cas d'adhésion au niveau de l'établissement), à défaut,</text:p>
                    <text:p text:style-name="P43">numéro d'identification attribué par la douane ;</text:p>
                  </text:list-item>
                </text:list>
              </text:list-item>
            </text:list>
            <text:p text:style-name="P30">numéro CVI correspondant au numéro d'agrément auquel le compte doit être rattaché. Ce numéro n'est à renseigner que si le bénéficiaire appartient au monde viticole ;</text:p>
          </text:deletion>
        </text:changed-region>
        <text:changed-region xml:id="ct54892240" text:id="ct54892240">
          <text:deletion>
            <office:change-info>
              <dc:creator>Auteur inconnu</dc:creator>
              <dc:date>2016-04-13T11:22:00</dc:date>
            </office:change-info>
            <text:p text:style-name="P12"/>
            <text:p text:style-name="P12"/>
          </text:deletion>
        </text:changed-region>
        <text:changed-region xml:id="ct54892016" text:id="ct54892016">
          <text:deletion>
            <office:change-info>
              <dc:creator>Auteur inconnu</dc:creator>
              <dc:date>2016-05-25T15:58:00</dc:date>
            </office:change-info>
            <text:p text:style-name="P19"><text:span text:style-name="T28">adresse </text:span><text:span text:style-name="T29">du siège </text:span><text:span text:style-name="T28">de l’entreprise bénéficiaire de la téléprocédure CIEL et </text:span></text:p>
          </text:deletion>
        </text:changed-region>
        <text:changed-region xml:id="ct54891792" text:id="ct54891792">
          <text:deletion>
            <office:change-info>
              <dc:creator>Auteur inconnu</dc:creator>
              <dc:date>2016-04-13T11:22:00</dc:date>
            </office:change-info>
            <text:p text:style-name="P42">Télépaiements</text:p>
          </text:deletion>
        </text:changed-region>
        <text:changed-region xml:id="ct54891568" text:id="ct54891568">
          <text:deletion>
            <office:change-info>
              <dc:creator>Auteur inconnu</dc:creator>
              <dc:date>2016-04-22T15:08:00</dc:date>
            </office:change-info>
            <text:p text:style-name="P42"><text:s/></text:p>
          </text:deletion>
        </text:changed-region>
        <text:changed-region xml:id="ct54891344" text:id="ct54891344">
          <text:deletion>
            <office:change-info>
              <dc:creator>Auteur inconnu</dc:creator>
              <dc:date>2016-05-25T15:58:00</dc:date>
            </office:change-info>
            <text:p text:style-name="P42">(volet CIEL)</text:p>
          </text:deletion>
        </text:changed-region>
        <text:changed-region xml:id="ct54891120" text:id="ct54891120">
          <text:deletion>
            <office:change-info>
              <dc:creator>Auteur inconnu</dc:creator>
              <dc:date>2016-04-22T15:08:00</dc:date>
            </office:change-info>
            <text:p text:style-name="P42"><text:s/></text:p>
          </text:deletion>
        </text:changed-region>
        <text:changed-region xml:id="ct54890896" text:id="ct54890896">
          <text:deletion>
            <office:change-info>
              <dc:creator>Auteur inconnu</dc:creator>
              <dc:date>2016-05-25T15:58:00</dc:date>
            </office:change-info>
            <text:p text:style-name="P42"> ;</text:p>
            <text:p text:style-name="P42">Interprofession principale</text:p>
          </text:deletion>
        </text:changed-region>
        <text:changed-region xml:id="ct54890672" text:id="ct54890672">
          <text:deletion>
            <office:change-info>
              <dc:creator>Auteur inconnu</dc:creator>
              <dc:date>2016-04-13T11:00:00</dc:date>
            </office:change-info>
            <text:p text:style-name="P44">/portail de référence</text:p>
          </text:deletion>
        </text:changed-region>
        <text:changed-region xml:id="ct54890448" text:id="ct54890448">
          <text:deletion>
            <office:change-info>
              <dc:creator>Auteur inconnu</dc:creator>
              <dc:date>2016-05-25T15:58:00</dc:date>
            </office:change-info>
            <text:p text:style-name="P44"><text:s/></text:p>
          </text:deletion>
        </text:changed-region>
        <text:changed-region xml:id="ct54890224" text:id="ct54890224">
          <text:deletion>
            <office:change-info>
              <dc:creator>Auteur inconnu</dc:creator>
              <dc:date>2016-04-13T11:00:00</dc:date>
            </office:change-info>
            <text:p text:style-name="P19"><text:span text:style-name="T28">choisi</text:span><text:span text:style-name="T30"> par</text:span></text:p>
          </text:deletion>
        </text:changed-region>
        <text:changed-region xml:id="ct54890000" text:id="ct54890000">
          <text:deletion>
            <office:change-info>
              <dc:creator>Auteur inconnu</dc:creator>
              <dc:date>2016-05-25T15:58:00</dc:date>
            </office:change-info>
            <text:p text:style-name="P44"><text:s/>l’opérateur.</text:p>
            <text:p text:style-name="P40"/>
            <text:p text:style-name="P40"/>
            <text:p text:style-name="P40">1.2 Identification du signataire de la convention</text:p>
            <text:p text:style-name="P45"/>
            <text:p text:style-name="P45">Les informations demandées sont les suivantes :</text:p>
            <text:p text:style-name="P46">– <text:s text:c="2"/>nom et prénom de la personne physique signataire de la convention ;</text:p>
            <text:p text:style-name="P47">– <text:s text:c="2"/>qualité du signataire (président, directeur général, gérant, mandataire...) ;</text:p>
            <text:p text:style-name="P47">– <text:s text:c="2"/>courriel (adresse de messagerie électronique de la personne signataire) ;</text:p>
            <text:list xml:id="list3917348067210503663" text:style-name="L3">
              <text:list-item>
                <text:list>
                  <text:list-item>
                    <text:p text:style-name="P48">numéro de téléphone auquel le signataire, responsable de la convention, peut être joint.</text:p>
                  </text:list-item>
                </text:list>
              </text:list-item>
            </text:list>
            <text:p text:style-name="P40"/>
            <text:p text:style-name="P49">Si le signataire n'est pas le représentant légal de l'entreprise, il devra disposer d'un mandat de celui-ci.</text:p>
            <text:p text:style-name="P40"/>
            <text:p text:style-name="P38"><text:span text:style-name="T31">2 -</text:span><text:span text:style-name="T32"> D</text:span><text:span text:style-name="T33">ésignation des utilisateurs à habiliter</text:span></text:p>
            <text:p text:style-name="P50"/>
            <text:p text:style-name="P50">2.1 – Désignation des utilisateurs à habiliter à la téléprocédure CIEL</text:p>
            <text:p text:style-name="P51"/>
            <text:p text:style-name="P22"><text:span text:style-name="T34">Cette rubrique permet de désigner les utilisateurs disposant d'un compte </text:span><text:span text:style-name="T18">Prodou@ne</text:span><text:span text:style-name="T35">, <text:s/>auxquels un droit d'utilisation doit </text:span><text:span text:style-name="T18">être attribué pour la téléprocédure CIEL.</text:span></text:p>
            <text:p text:style-name="P52">Pour cela, les informations suivantes sont nécessaires :</text:p>
            <text:list xml:id="list4016895534104649302" text:style-name="L4">
              <text:list-item>
                <text:list>
                  <text:list-item>
                    <text:p text:style-name="P53">numéro d’agrément de l'opérateur auquel le compte doit être rattaché (un même compte pouvant intervenir sur plusieurs agréments d'un même opérateur) ;</text:p>
                  </text:list-item>
                </text:list>
              </text:list-item>
            </text:list>
            <text:list xml:id="list6856516807569264643" text:style-name="L5">
              <text:list-item>
                <text:list>
                  <text:list-item>
                    <text:p text:style-name="P54">identifiant du compte Prodou@ne défini par l'utilisateur lors de son inscription sur le portail ;</text:p>
                  </text:list-item>
                </text:list>
              </text:list-item>
            </text:list>
            <text:p text:style-name="P30"><text:tab/>NB : ce compte doit être crée par l’opérateur sur le site</text:p>
          </text:deletion>
        </text:changed-region>
        <text:changed-region xml:id="ct54889776" text:id="ct54889776">
          <text:deletion>
            <office:change-info>
              <dc:creator>Auteur inconnu</dc:creator>
              <dc:date>2016-04-13T11:02:00</dc:date>
            </office:change-info>
            <text:p text:style-name="P19"><text:span text:style-name="T27"><text:s/></text:span><text:a xlink:type="simple" xlink:href="mailto:Prodou@ne" text:style-name="Internet_20_link" text:visited-style-name="Visited_20_Internet_20_Link"><text:span text:style-name="T36">Prodou@ne</text:span></text:a></text:p>
          </text:deletion>
        </text:changed-region>
        <text:changed-region xml:id="ct54889552" text:id="ct54889552">
          <text:deletion>
            <office:change-info>
              <dc:creator>Auteur inconnu</dc:creator>
              <dc:date>2016-05-25T15:58:00</dc:date>
            </office:change-info>
            <text:p text:style-name="P19"><text:span text:style-name="T27">, accessible à l’adresse <text:tab/></text:span><text:a xlink:type="simple" xlink:href="https://pro.douane.gouv.fr/" text:style-name="Internet_20_link" text:visited-style-name="Visited_20_Internet_20_Link"><text:span text:style-name="T36">https</text:span></text:a><text:a xlink:type="simple" xlink:href="https://pro.douane.gouv.fr/" text:style-name="Internet_20_link" text:visited-style-name="Visited_20_Internet_20_Link"><text:span text:style-name="T36">:</text:span></text:a><text:a xlink:type="simple" xlink:href="https://pro.douane.gouv.fr/" text:style-name="Internet_20_link" text:visited-style-name="Visited_20_Internet_20_Link"><text:span text:style-name="T36">//pro.douane.gouv.fr</text:span></text:a><text:span text:style-name="T27">;</text:span></text:p>
            <text:list xml:id="list144839294465778" text:continue-numbering="true" text:style-name="L5">
              <text:list-item>
                <text:list>
                  <text:list-item>
                    <text:p text:style-name="P55">type de droits à attribuer, à sélectionner parmi ceux figurant dans le tableau ci-après, déterminant les possibilités d'actions de l'utilisateur et sachant qu'un utilisateur peut bénéficier d'un ou plusieurs droits </text:p>
                  </text:list-item>
                </text:list>
              </text:list-item>
            </text:list>
            <text:p text:style-name="P30"/>
          </text:deletion>
        </text:changed-region>
        <text:changed-region xml:id="ct54889328" text:id="ct54889328">
          <text:deletion>
            <office:change-info>
              <dc:creator>Auteur inconnu</dc:creator>
              <dc:date>2016-04-20T16:40:00</dc:date>
            </office:change-info>
            <text:p text:style-name="P12"/>
            <text:p text:style-name="P12"/>
          </text:deletion>
        </text:changed-region>
        <text:changed-region xml:id="ct54889104" text:id="ct54889104">
          <text:deletion>
            <office:change-info>
              <dc:creator>Auteur inconnu</dc:creator>
              <dc:date>2016-04-20T16:55:00</dc:date>
            </office:change-info>
            <text:p text:style-name="P12"/>
            <text:p text:style-name="P12"/>
          </text:deletion>
        </text:changed-region>
        <text:changed-region xml:id="ct54888880" text:id="ct54888880">
          <text:deletion>
            <office:change-info>
              <dc:creator>Auteur inconnu</dc:creator>
              <dc:date>2016-05-25T15:58:00</dc:date>
            </office:change-info>
            <text:p text:style-name="P12"/>
            <table:table table:name="Tableau5" table:style-name="Tableau5">
              <table:table-column table:style-name="Tableau5.A"/>
              <table:table-column table:style-name="Tableau5.B"/>
              <table:table-row>
                <table:table-cell table:style-name="Tableau5.A1" office:value-type="string">
                  <text:p text:style-name="P94">Téléprocédure CIEL – Droits </text:p>
                </table:table-cell>
                <table:table-cell table:style-name="Tableau5.B1" office:value-type="string">
                  <text:p text:style-name="P94">Permet à l’utilisateur de :</text:p>
                </table:table-cell>
              </table:table-row>
              <table:table-row>
                <table:table-cell table:style-name="Tableau5.A2" office:value-type="string">
                  <text:p text:style-name="P94">Consulter</text:p>
                </table:table-cell>
                <table:table-cell table:style-name="Tableau5.B3" office:value-type="string">
                  <text:p text:style-name="P94">- s’authentifier sur Prodou@ne et accéder à CIEL</text:p>
                  <text:p text:style-name="P94">- consulter l’écran de gestion des déclarations d’un EFS</text:p>
                  <text:p text:style-name="P94">- consulter une déclaration récapitulative</text:p>
                  <text:p text:style-name="P94">- rechercher une déclaration</text:p>
                  <text:p text:style-name="P94">- imprimer une déclaration</text:p>
                </table:table-cell>
              </table:table-row>
              <table:table-row>
                <table:table-cell table:style-name="Tableau5.A2" office:value-type="string">
                  <text:p text:style-name="P94">Déclarer</text:p>
                </table:table-cell>
                <table:table-cell table:style-name="Tableau5.B3" office:value-type="string">
                  <text:p text:style-name="P94">- fonctionnalités du droit « consulter »</text:p>
                  <text:p text:style-name="P94">- déposer une déclaration récapitulative</text:p>
                  <text:p text:style-name="P94">- modifier une déclaration récapitulative</text:p>
                  <text:p text:style-name="P94">- consulter / modifier son profil utilisateur</text:p>
                </table:table-cell>
              </table:table-row>
            </table:table>
            <text:p text:style-name="P39"/>
            <text:p text:style-name="P39"/>
            <text:p text:style-name="P39">2.2 - Désignation des utilisateurs auxquels les habilitations à CIEL doivent être retirées</text:p>
            <text:p text:style-name="P56"/>
            <text:p text:style-name="P57"><text:span text:style-name="T37">Cette rubrique permet de désigner les utilisateurs Prodou@ne </text:span><text:span text:style-name="T38">ayant été habilités à une date antérieure et </text:span><text:span text:style-name="T39">auxquels un droit d'utilisation doit </text:span><text:span text:style-name="T1">être retiré. Les informations demandées sont les mêmes que pour la désignation des comptes à habiliter (voir point 2.</text:span><text:span text:style-name="T21">1).</text:span></text:p>
            <text:p text:style-name="P58"/>
            <text:p text:style-name="P58"/>
            <text:p text:style-name="P58">2.3 - Désignation des utilisateurs à habiliter à la téléprocédure <text:span text:style-name="T40">Télépaiements (volet CIEL)</text:span></text:p>
            <text:p text:style-name="P56"/>
            <text:p text:style-name="P59"><text:span text:style-name="T37">Cette rubrique permet de désigner les utilisateurs </text:span><text:span text:style-name="T41">Prodou@ne</text:span><text:span text:style-name="T42"> </text:span><text:span text:style-name="T41">auxquels un droit d'utilisation doit </text:span><text:span text:style-name="T21">être attribué pour la téléprocédure </text:span><text:span text:style-name="T43">Télépaiements (volet CIEL)</text:span><text:span text:style-name="T21">.</text:span></text:p>
            <text:p text:style-name="P15">Pour cela, les informations suivantes sont nécessaires :</text:p>
            <text:p text:style-name="P60"><text:span text:style-name="T21">– <text:s/></text:span><text:span text:style-name="T1">SIRET de l'établissement payeur ;</text:span></text:p>
            <text:p text:style-name="P61"><text:span text:style-name="T21">– <text:s/>identifiant du compte Prodou@ne</text:span><text:span text:style-name="T44"> </text:span><text:span text:style-name="T21">défini par l'utilisateur lors de son inscription sur le portail ;</text:span></text:p>
            <text:p text:style-name="P62">– type de droits à attribuer, à sélectionner parmi ceux figurant dans le tableau ci-après, déterminant les possibilités d'actions de l'utilisateur et sachant qu'un utilisateur peut bénéficier d'un ou plusieurs droits.</text:p>
          </text:deletion>
        </text:changed-region>
        <text:changed-region xml:id="ct54888656" text:id="ct54888656">
          <text:deletion>
            <office:change-info>
              <dc:creator>Auteur inconnu</dc:creator>
              <dc:date>2016-04-20T16:56:00</dc:date>
            </office:change-info>
            <text:p text:style-name="P12"/>
            <text:p text:style-name="P12"/>
          </text:deletion>
        </text:changed-region>
        <text:changed-region xml:id="ct54888432" text:id="ct54888432">
          <text:deletion>
            <office:change-info>
              <dc:creator>Auteur inconnu</dc:creator>
              <dc:date>2016-05-25T15:58:00</dc:date>
            </office:change-info>
            <text:p text:style-name="P12"/>
            <table:table table:name="Tableau7" table:style-name="Tableau7">
              <table:table-column table:style-name="Tableau7.A"/>
              <table:table-column table:style-name="Tableau7.B"/>
              <table:table-row>
                <table:table-cell table:style-name="Tableau7.A1" office:value-type="string">
                  <text:p text:style-name="P98">Téléprocédure télépaiements (volet CIEL) - Droits</text:p>
                </table:table-cell>
                <table:table-cell table:style-name="Tableau7.B1" office:value-type="string">
                  <text:p text:style-name="P98">Permet à l’utilisateur de :</text:p>
                </table:table-cell>
              </table:table-row>
              <table:table-row>
                <table:table-cell table:style-name="Tableau7.A2" office:value-type="string">
                  <text:p text:style-name="P98">Adhérer</text:p>
                </table:table-cell>
                <table:table-cell table:style-name="Tableau7.B5" office:value-type="string">
                  <text:p text:style-name="P279">- <text:s/>créer son adhésion</text:p>
                  <text:p text:style-name="P277">- <text:s/>consulter son adhésion</text:p>
                  <text:p text:style-name="P277">- <text:s/>éditer un mandat à adresser à sa banque</text:p>
                  <text:p text:style-name="P277">- gérer son adhésion (ajout/suppression de mandats, modifications des données enregistrées, suppression/recréation de l'adhésion)</text:p>
                  <text:p text:style-name="P277">- <text:s/>rechercher et consulter les historiques de son adhésion</text:p>
                </table:table-cell>
              </table:table-row>
              <table:table-row>
                <table:table-cell table:style-name="Tableau7.A2" office:value-type="string">
                  <text:p text:style-name="P98">Consulter</text:p>
                </table:table-cell>
                <table:table-cell table:style-name="Tableau7.B5" office:value-type="string">
                  <text:p text:style-name="P149">- <text:s/>rechercher des créances à régler</text:p>
                  <text:p text:style-name="P57">- <text:s/>consulter les ordres de paiement préparés enregistrés</text:p>
                  <text:p text:style-name="P57">- <text:s/>consulter les listes enregistrées de créances à régler</text:p>
                  <text:p text:style-name="P57">- <text:s/>consulter l'historique des créances télépayées (*)</text:p>
                </table:table-cell>
              </table:table-row>
              <table:table-row>
                <table:table-cell table:style-name="Tableau7.A2" office:value-type="string">
                  <text:p text:style-name="P98">Préparer</text:p>
                </table:table-cell>
                <table:table-cell table:style-name="Tableau7.B5" office:value-type="string">
                  <text:p text:style-name="P280">- <text:s/>rechercher des créances à régler</text:p>
                  <text:p text:style-name="P281">- <text:s/>constituer et gérer une liste de créances à régler</text:p>
                  <text:p text:style-name="P281">- gérer la préparation d'un ou plusieurs ordres de paiement (créer/consulter/modifier/supprimer)</text:p>
                  <text:p text:style-name="P281">- <text:s/>consulter l'historique des créances télépayées (*)</text:p>
                </table:table-cell>
              </table:table-row>
              <table:table-row>
                <table:table-cell table:style-name="Tableau7.A2" office:value-type="string">
                  <text:p text:style-name="P98">Valider</text:p>
                </table:table-cell>
                <table:table-cell table:style-name="Tableau7.B5" office:value-type="string">
                  <text:p text:style-name="P149">- rechercher des créances à régler</text:p>
                  <text:p text:style-name="P57">- constituer et gérer une liste de créances à régler</text:p>
                  <text:p text:style-name="P57">- gérer la préparation d'un ou plusieurs ordres de paiement</text:p>
                  <text:p text:style-name="P57">(créer/consulter/modifier/supprimer)</text:p>
                  <text:p text:style-name="P57">- valider un ordre de paiement (télépayer une créance)</text:p>
                  <text:p text:style-name="P57">- consulter l'historique des créances télépayées (*)</text:p>
                </table:table-cell>
              </table:table-row>
            </table:table>
            <text:p text:style-name="P63">(*) : téléréglées par prélèvement SEPA interentreprises</text:p>
            <text:p text:style-name="P64"/>
            <text:p text:style-name="P65"/>
            <text:p text:style-name="P12"/>
          </text:deletion>
        </text:changed-region>
        <text:changed-region xml:id="ct54888208" text:id="ct54888208">
          <text:deletion>
            <office:change-info>
              <dc:creator>Auteur inconnu</dc:creator>
              <dc:date>2016-04-20T16:56:00</dc:date>
            </office:change-info>
            <text:p text:style-name="P12"/>
            <text:p text:style-name="P12"/>
          </text:deletion>
        </text:changed-region>
        <text:changed-region xml:id="ct54887984" text:id="ct54887984">
          <text:deletion>
            <office:change-info>
              <dc:creator>Auteur inconnu</dc:creator>
              <dc:date>2016-05-25T15:58:00</dc:date>
            </office:change-info>
            <text:p text:style-name="P66">2.4 - Désignation des utilisateurs auxquels les habilitations </text:p>
          </text:deletion>
        </text:changed-region>
        <text:changed-region xml:id="ct54887760" text:id="ct54887760">
          <text:deletion>
            <office:change-info>
              <dc:creator>Auteur inconnu</dc:creator>
              <dc:date>2016-04-28T15:05:00</dc:date>
            </office:change-info>
            <text:p text:style-name="P67">au télérèglement CIEL</text:p>
          </text:deletion>
        </text:changed-region>
        <text:changed-region xml:id="ct54887536" text:id="ct54887536">
          <text:deletion>
            <office:change-info>
              <dc:creator>Auteur inconnu</dc:creator>
              <dc:date>2016-05-25T15:58:00</dc:date>
            </office:change-info>
            <text:p text:style-name="P66"><text:s/>doivent être retirées</text:p>
            <text:p text:style-name="P39"/>
            <text:p text:style-name="P68"><text:span text:style-name="T45">Cette rubrique permet de désigner les utilisateurs Prodou@ne</text:span><text:span text:style-name="T46"> </text:span><text:span text:style-name="T45">auxquels un droit d'utilisation doit être retiré. Les informations demandées sont les mêmes que pour la désignation des utilisateurs à habiliter (voir point 3.1).</text:span></text:p>
            <text:p text:style-name="P39"/>
            <text:p text:style-name="P39"/>
            <text:p text:style-name="P39">3 - Dépôt de la demande</text:p>
            <text:p text:style-name="P69"/>
            <text:p text:style-name="P57">L'opérateur adresse une demande d'habilitation pour la société, auprès du service des douanes compétent pour la gestion de l'adhésion.</text:p>
            <text:p text:style-name="P66">Cette demande doit être rédigée en deux exemplaires. Un des deux exemplaires est immédiatement remis à l'opérateur validé par le service des douanes compétent. Il fait office de justificatif de dépôt de la demande.</text:p>
          </text:deletion>
        </text:changed-region>
        <text:changed-region xml:id="ct54887312" text:id="ct54887312">
          <text:deletion>
            <office:change-info>
              <dc:creator>Auteur inconnu</dc:creator>
              <dc:date>2016-04-20T17:06:00</dc:date>
            </office:change-info>
            <text:p text:style-name="P12"/>
            <text:p text:style-name="P12"/>
          </text:deletion>
        </text:changed-region>
        <text:changed-region xml:id="ct54887088" text:id="ct54887088">
          <text:deletion>
            <office:change-info>
              <dc:creator>Auteur inconnu</dc:creator>
              <dc:date>2016-05-25T16:11:00</dc:date>
            </office:change-info>
            <text:p text:style-name="P12"/>
            <text:p text:style-name="P70"/>
            <text:p text:style-name="P70"/>
            <text:p text:style-name="P70"/>
            <text:p text:style-name="P12"/>
          </text:deletion>
        </text:changed-region>
        <text:changed-region xml:id="ct54414592" text:id="ct54414592">
          <text:deletion>
            <office:change-info>
              <dc:creator>Auteur inconnu</dc:creator>
              <dc:date>2016-04-20T16:36:00</dc:date>
            </office:change-info>
            <text:p text:style-name="P12"/>
            <text:p text:style-name="P13"/>
            <text:p text:style-name="P22"/>
            <text:p text:style-name="P13"/>
            <text:p text:style-name="P12"/>
          </text:deletion>
        </text:changed-region>
        <text:changed-region xml:id="ct54414368" text:id="ct54414368">
          <text:deletion>
            <office:change-info>
              <dc:creator>Auteur inconnu</dc:creator>
              <dc:date>2016-05-25T16:11:00</dc:date>
            </office:change-info>
            <text:p text:style-name="P12"/>
            <text:p text:style-name="P70"/>
            <text:p text:style-name="P70"/>
            <text:p text:style-name="P12"/>
          </text:deletion>
        </text:changed-region>
        <text:changed-region xml:id="ct54885824" text:id="ct54885824">
          <text:deletion>
            <office:change-info>
              <dc:creator>Auteur inconnu</dc:creator>
              <dc:date>2016-05-25T15:57:00</dc:date>
            </office:change-info>
            <text:p text:style-name="P71">□ Suite sur papier libre</text:p>
          </text:deletion>
        </text:changed-region>
        <text:changed-region xml:id="ct54885600" text:id="ct54885600">
          <text:deletion>
            <office:change-info>
              <dc:creator>Auteur inconnu</dc:creator>
              <dc:date>2016-05-25T16:11:00</dc:date>
            </office:change-info>
            <text:p text:style-name="P12"/>
            <text:p text:style-name="P71"/>
          </text:deletion>
        </text:changed-region>
        <text:changed-region xml:id="ct54885376" text:id="ct54885376">
          <text:deletion>
            <office:change-info>
              <dc:creator>Auteur inconnu</dc:creator>
              <dc:date>2016-04-20T16:32:00</dc:date>
            </office:change-info>
            <text:p text:style-name="P72">* : l</text:p>
          </text:deletion>
        </text:changed-region>
        <text:changed-region xml:id="ct54885152" text:id="ct54885152">
          <text:deletion>
            <office:change-info>
              <dc:creator>Auteur inconnu</dc:creator>
              <dc:date>2016-04-13T10:44:00</dc:date>
            </office:change-info>
            <text:p text:style-name="P72">e</text:p>
          </text:deletion>
        </text:changed-region>
        <text:changed-region xml:id="ct54884928" text:id="ct54884928">
          <text:deletion>
            <office:change-info>
              <dc:creator>Auteur inconnu</dc:creator>
              <dc:date>2016-04-20T16:32:00</dc:date>
            </office:change-info>
            <text:p text:style-name="P72"><text:s/></text:p>
          </text:deletion>
        </text:changed-region>
        <text:changed-region xml:id="ct54884704" text:id="ct54884704">
          <text:deletion>
            <office:change-info>
              <dc:creator>Auteur inconnu</dc:creator>
              <dc:date>2016-04-13T10:35:00</dc:date>
            </office:change-info>
            <text:p text:style-name="P72"><text:s/>ne concerne que les opérateurs professionnels immatriculés dans la base INSEE. Il deviendra obligatoire à la même date que l'obligation de télédéclarer, l'utilisation du service est optionnelle jusqu'à cette date.</text:p>
          </text:deletion>
        </text:changed-region>
        <text:changed-region xml:id="ct54884480" text:id="ct54884480">
          <text:deletion>
            <office:change-info>
              <dc:creator>Auteur inconnu</dc:creator>
              <dc:date>2016-04-13T10:55:00</dc:date>
            </office:change-info>
            <text:p text:style-name="P72">téléréglement</text:p>
          </text:deletion>
        </text:changed-region>
        <text:changed-region xml:id="ct54884256" text:id="ct54884256">
          <text:deletion>
            <office:change-info>
              <dc:creator>Auteur inconnu</dc:creator>
              <dc:date>2016-04-20T16:32:00</dc:date>
            </office:change-info>
            <text:p text:style-name="P73">Le module "Télépaiement CB" permet le paiement par carte bancaire jusqu’à 1500 euros</text:p>
            <text:p text:style-name="P72"/>
          </text:deletion>
        </text:changed-region>
        <text:changed-region xml:id="ct54884032" text:id="ct54884032">
          <text:deletion>
            <office:change-info>
              <dc:creator>Auteur inconnu</dc:creator>
              <dc:date>2016-04-13T10:48:00</dc:date>
            </office:change-info>
            <text:p text:style-name="P73">,</text:p>
          </text:deletion>
        </text:changed-region>
        <text:changed-region xml:id="ct54883808" text:id="ct54883808">
          <text:deletion>
            <office:change-info>
              <dc:creator>Auteur inconnu</dc:creator>
              <dc:date>2016-04-20T16:32:00</dc:date>
            </office:change-info>
            <text:p text:style-name="P12"/>
            <text:p text:style-name="P74"/>
            <text:p text:style-name="P19"><text:span text:style-name="T47"><text:s/></text:span><text:span text:style-name="T48">Il</text:span><text:span text:style-name="T47"> est librement accessible depuis le portail Prodou@ne.</text:span></text:p>
          </text:deletion>
        </text:changed-region>
        <text:changed-region xml:id="ct54883584" text:id="ct54883584">
          <text:deletion>
            <office:change-info>
              <dc:creator>Auteur inconnu</dc:creator>
              <dc:date>2016-05-25T15:57:00</dc:date>
            </office:change-info>
            <text:p text:style-name="P75">□ Suite sur papier libre</text:p>
            <text:p text:style-name="P12"/>
          </text:deletion>
        </text:changed-region>
        <text:changed-region xml:id="ct54883360" text:id="ct54883360">
          <text:deletion>
            <office:change-info>
              <dc:creator>Auteur inconnu</dc:creator>
              <dc:date>2016-05-25T16:11:00</dc:date>
            </office:change-info>
            <text:p text:style-name="P12"/>
            <text:p text:style-name="P12"/>
          </text:deletion>
        </text:changed-region>
        <text:changed-region xml:id="ct54883136" text:id="ct54883136">
          <text:deletion>
            <office:change-info>
              <dc:creator>Auteur inconnu</dc:creator>
              <dc:date>2016-04-28T14:56:00</dc:date>
            </office:change-info>
            <text:p text:style-name="P12"/>
            <text:p text:style-name="P12"/>
          </text:deletion>
        </text:changed-region>
        <text:changed-region xml:id="ct54882912" text:id="ct54882912">
          <text:deletion>
            <office:change-info>
              <dc:creator>Auteur inconnu</dc:creator>
              <dc:date>2016-05-25T16:11:00</dc:date>
            </office:change-info>
            <text:p text:style-name="P12"/>
            <text:p text:style-name="P76"/>
            <text:p text:style-name="P12"/>
          </text:deletion>
        </text:changed-region>
        <text:changed-region xml:id="ct54882688" text:id="ct54882688">
          <text:deletion>
            <office:change-info>
              <dc:creator>Auteur inconnu</dc:creator>
              <dc:date>2016-05-25T15:57:00</dc:date>
            </office:change-info>
            <text:p text:style-name="P75">□ Suite sur papier libre</text:p>
            <text:p text:style-name="P12"/>
          </text:deletion>
        </text:changed-region>
        <text:changed-region xml:id="ct54882464" text:id="ct54882464">
          <text:deletion>
            <office:change-info>
              <dc:creator>Auteur inconnu</dc:creator>
              <dc:date>2016-04-28T14:58:00</dc:date>
            </office:change-info>
            <text:p text:style-name="P12"/>
            <text:p text:style-name="P12"/>
          </text:deletion>
        </text:changed-region>
        <text:changed-region xml:id="ct54882240" text:id="ct54882240">
          <text:deletion>
            <office:change-info>
              <dc:creator>Auteur inconnu</dc:creator>
              <dc:date>2016-05-25T15:57:00</dc:date>
            </office:change-info>
            <text:p text:style-name="P12"/>
            <text:p text:style-name="P77">□ Suite sur papier libre</text:p>
            <text:p text:style-name="P12"/>
          </text:deletion>
        </text:changed-region>
        <text:changed-region xml:id="ct54882016" text:id="ct54882016">
          <text:deletion>
            <office:change-info>
              <dc:creator>Auteur inconnu</dc:creator>
              <dc:date>2016-05-25T16:11:00</dc:date>
            </office:change-info>
            <text:p text:style-name="P12"/>
            <text:p text:style-name="P12"/>
          </text:deletion>
        </text:changed-region>
        <text:changed-region xml:id="ct54881792" text:id="ct54881792">
          <text:deletion>
            <office:change-info>
              <dc:creator>Auteur inconnu</dc:creator>
              <dc:date>2016-04-13T10:32:00</dc:date>
            </office:change-info>
            <text:p text:style-name="P12"/>
            <text:p text:style-name="P12"/>
          </text:deletion>
        </text:changed-region>
        <text:changed-region xml:id="ct54874784" text:id="ct54874784">
          <text:deletion>
            <office:change-info>
              <dc:creator>Auteur inconnu</dc:creator>
              <dc:date>2016-04-13T10:33:00</dc:date>
            </office:change-info>
            <text:p text:style-name="P12"/>
            <text:p text:style-name="P12"/>
          </text:deletion>
        </text:changed-region>
        <text:changed-region xml:id="ct54845056" text:id="ct54845056">
          <text:deletion>
            <office:change-info>
              <dc:creator>Auteur inconnu</dc:creator>
              <dc:date>2016-04-28T14:56:00</dc:date>
            </office:change-info>
            <text:p text:style-name="P12"/>
            <text:p text:style-name="P12"/>
          </text:deletion>
        </text:changed-region>
        <text:changed-region xml:id="ct53949200" text:id="ct53949200">
          <text:insertion>
            <office:change-info>
              <dc:creator>Auteur inconnu</dc:creator>
              <dc:date>2016-06-03T09:19:00</dc:date>
            </office:change-info>
          </text:insertion>
        </text:changed-region>
        <text:changed-region xml:id="ct54588672" text:id="ct54588672">
          <text:deletion>
            <office:change-info>
              <dc:creator>MOA CIEL </dc:creator>
              <dc:date>2016-07-27T11:15:00</dc:date>
            </office:change-info>
            <text:p text:style-name="P78"/>
            <text:p text:style-name="P79"/>
            <text:p text:style-name="P80"/>
            <text:p text:style-name="P80"/>
            <text:p text:style-name="P80"/>
            <text:p text:style-name="P80"/>
            <text:p text:style-name="P80"/>
            <text:p text:style-name="P78"/>
            <text:p text:style-name="P19"/>
            <text:p text:style-name="P81"/>
            <table:table table:name="Tableau9" table:style-name="Tableau9">
              <table:table-column table:style-name="Tableau9.A"/>
              <table:table-column table:style-name="Tableau9.B"/>
              <table:table-row table:style-name="Tableau9.1">
                <table:table-cell table:style-name="Tableau9.A1" office:value-type="string">
                  <text:p text:style-name="P105"><draw:frame draw:style-name="fr1" draw:name="images2" text:anchor-type="paragraph" svg:width="5.071cm" svg:height="0.926cm" draw:z-index="0"><draw:image xlink:href="Pictures/20000009000019CA0000048C018FC55623274BFE.svm" xlink:type="simple" xlink:show="embed" xlink:actuate="onLoad"/></draw:frame></text:p>
                </table:table-cell>
                <table:table-cell table:style-name="Tableau9.B1" office:value-type="string">
                  <text:p text:style-name="P194">La douane au service des professionnels</text:p>
                  <text:p text:style-name="P229">https://pro.douane.gouv.fr</text:p>
                </table:table-cell>
              </table:table-row>
              <table:table-row>
                <table:table-cell table:style-name="Tableau9.A2" table:number-columns-spanned="2" office:value-type="string">
                  <text:p text:style-name="P97">Cadre à destination de l’interprofession principale <text:span text:style-name="T189">de l’entrepositaire agréé vitivinicole </text:span></text:p>
                  <text:p text:style-name="P103">(récoltant vinificateur, négociant vinificateur ou cave coopérative)</text:p>
                </table:table-cell>
                <table:covered-table-cell/>
              </table:table-row>
            </table:table>
            <text:p text:style-name="P79"/>
            <text:p text:style-name="P82">Papillon détachable à destination de l’interprofession désignée.</text:p>
            <text:p text:style-name="P79"/>
            <text:p text:style-name="P79"/>
            <text:p text:style-name="P79"/>
            <text:p text:style-name="P78"/>
          </text:deletion>
        </text:changed-region>
        <text:changed-region xml:id="ct54869552" text:id="ct54869552">
          <text:insertion>
            <office:change-info>
              <dc:creator>Auteur inconnu</dc:creator>
              <dc:date>2016-06-03T09:19:00</dc:date>
            </office:change-info>
          </text:insertion>
        </text:changed-region>
        <text:changed-region xml:id="ct54922880" text:id="ct54922880">
          <text:insertion>
            <office:change-info>
              <dc:creator>Auteur inconnu</dc:creator>
              <dc:date>2016-06-03T09:20:00</dc:date>
            </office:change-info>
          </text:insertion>
        </text:changed-region>
        <text:changed-region xml:id="ct54927184" text:id="ct54927184">
          <text:insertion>
            <office:change-info>
              <dc:creator>Auteur inconnu</dc:creator>
              <dc:date>2016-06-03T09:21:00</dc:date>
            </office:change-info>
          </text:insertion>
        </text:changed-region>
        <text:changed-region xml:id="ct54549936" text:id="ct54549936">
          <text:deletion>
            <office:change-info>
              <dc:creator>Unknown Author</dc:creator>
              <dc:date>2017-07-19T14:56:00</dc:date>
            </office:change-info>
            <text:p text:style-name="P83"/>
            <text:p text:style-name="P83"/>
          </text:deletion>
        </text:changed-region>
        <text:changed-region xml:id="ct54937728" text:id="ct54937728">
          <text:insertion>
            <office:change-info>
              <dc:creator>Auteur inconnu</dc:creator>
              <dc:date>2016-06-03T09:21:00</dc:date>
            </office:change-info>
          </text:insertion>
        </text:changed-region>
        <text:changed-region xml:id="ct54949808" text:id="ct54949808">
          <text:insertion>
            <office:change-info>
              <dc:creator>Rébecca Koubi</dc:creator>
              <dc:date>2016-06-27T11:56:00</dc:date>
            </office:change-info>
          </text:insertion>
        </text:changed-region>
        <text:changed-region xml:id="ct54951056" text:id="ct54951056">
          <text:insertion>
            <office:change-info>
              <dc:creator>Rébecca Koubi</dc:creator>
              <dc:date>2016-06-09T18:40:00</dc:date>
            </office:change-info>
          </text:insertion>
        </text:changed-region>
        <text:changed-region xml:id="ct54951504" text:id="ct54951504">
          <text:deletion>
            <office:change-info>
              <dc:creator>Rébecca Koubi</dc:creator>
              <dc:date>2016-06-09T18:44:00</dc:date>
            </office:change-info>
            <text:p text:style-name="P84">En désignant son interprofession principale, l’opérateur </text:p>
          </text:deletion>
        </text:changed-region>
        <text:changed-region xml:id="ct54951280" text:id="ct54951280">
          <text:deletion>
            <office:change-info>
              <dc:creator>Rébecca Koubi</dc:creator>
              <dc:date>2016-06-09T18:42:00</dc:date>
            </office:change-info>
            <text:p text:style-name="P84">autorise la D.G.D.D.I à transmettre à celle-ci, par voie dématérialisée, les données économiques et son numéro d’agrément, nécessaires à l’accomplissement des missions économiques au titre desquelles les interprofessions ont été reconnues.</text:p>
          </text:deletion>
        </text:changed-region>
        <text:changed-region xml:id="ct54938272" text:id="ct54938272">
          <text:insertion>
            <office:change-info>
              <dc:creator>Auteur inconnu</dc:creator>
              <dc:date>2016-06-03T09:21:00</dc:date>
            </office:change-info>
          </text:insertion>
        </text:changed-region>
        <text:changed-region xml:id="ct54958048" text:id="ct54958048">
          <text:insertion>
            <office:change-info>
              <dc:creator>Auteur inconnu</dc:creator>
              <dc:date>2016-06-03T09:22:00</dc:date>
            </office:change-info>
          </text:insertion>
        </text:changed-region>
        <text:changed-region xml:id="ct54952016" text:id="ct54952016">
          <text:insertion>
            <office:change-info>
              <dc:creator>MOA CIEL </dc:creator>
              <dc:date>2016-07-27T11:14:00</dc:date>
            </office:change-info>
          </text:insertion>
        </text:changed-region>
        <text:changed-region xml:id="ct53292192" text:id="ct53292192">
          <text:insertion>
            <office:change-info>
              <dc:creator>Auteur inconnu</dc:creator>
              <dc:date>2016-07-27T11:19:00</dc:date>
            </office:change-info>
          </text:insertion>
        </text:changed-region>
        <text:changed-region xml:id="ct53297440" text:id="ct53297440">
          <text:deletion>
            <office:change-info>
              <dc:creator>Unknown Author</dc:creator>
              <dc:date>2017-07-19T14:56:00</dc:date>
            </office:change-info>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deletion>
        </text:changed-region>
        <text:changed-region xml:id="ct55154848" text:id="ct55154848">
          <text:insertion>
            <office:change-info>
              <dc:creator>Auteur inconnu</dc:creator>
              <dc:date>2016-07-27T11:19:00</dc:date>
            </office:change-info>
          </text:insertion>
        </text:changed-region>
        <text:changed-region xml:id="ct55157024" text:id="ct55157024">
          <text:insertion>
            <office:change-info>
              <dc:creator>Auteur inconnu</dc:creator>
              <dc:date>2016-07-27T11:19:00</dc:date>
            </office:change-info>
          </text:insertion>
        </text:changed-region>
        <text:changed-region xml:id="ct55155888" text:id="ct55155888">
          <text:insertion>
            <office:change-info>
              <dc:creator>Auteur inconnu</dc:creator>
              <dc:date>2016-07-27T11:19:00</dc:date>
            </office:change-info>
          </text:insertion>
        </text:changed-region>
        <text:changed-region xml:id="ct55148688" text:id="ct55148688">
          <text:insertion>
            <office:change-info>
              <dc:creator>Auteur inconnu</dc:creator>
              <dc:date>2016-07-27T11:19:00</dc:date>
            </office:change-info>
          </text:insertion>
        </text:changed-region>
        <text:changed-region xml:id="ct54082944" text:id="ct54082944">
          <text:insertion>
            <office:change-info>
              <dc:creator>Auteur inconnu</dc:creator>
              <dc:date>2016-07-27T11:19:00</dc:date>
            </office:change-info>
          </text:insertion>
        </text:changed-region>
        <text:changed-region xml:id="ct55164800" text:id="ct55164800">
          <text:insertion>
            <office:change-info>
              <dc:creator>Auteur inconnu</dc:creator>
              <dc:date>2016-07-27T11:19:00</dc:date>
            </office:change-info>
          </text:insertion>
        </text:changed-region>
        <text:changed-region xml:id="ct55173904" text:id="ct55173904">
          <text:insertion>
            <office:change-info>
              <dc:creator>Auteur inconnu</dc:creator>
              <dc:date>2016-07-27T11:19:00</dc:date>
            </office:change-info>
          </text:insertion>
        </text:changed-region>
        <text:changed-region xml:id="ct55277424" text:id="ct55277424">
          <text:insertion>
            <office:change-info>
              <dc:creator>Auteur inconnu</dc:creator>
              <dc:date>2016-07-27T1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2" draw:name="Shape1" draw:style-name="gr1" draw:text-style-name="P329" svg:width="12.701cm" svg:height="0.6cm" svg:x="7.02cm" svg:y="7.849cm" draw:control="control1"/>
      <draw:control text:anchor-type="page" text:anchor-page-number="1" draw:z-index="3" draw:name="Shape1" draw:style-name="gr1" draw:text-style-name="P329" svg:width="12.701cm" svg:height="0.6cm" svg:x="7.02cm" svg:y="8.5cm" draw:control="control2"/>
      <draw:control text:anchor-type="page" text:anchor-page-number="1" draw:z-index="4" draw:name="Shape1" draw:style-name="gr1" draw:text-style-name="P329" svg:width="12.701cm" svg:height="0.6cm" svg:x="7.02cm" svg:y="9.149cm" draw:control="control3"/>
      <draw:control text:anchor-type="page" text:anchor-page-number="1" draw:z-index="5" draw:name="Shape1" draw:style-name="gr1" draw:text-style-name="P329" svg:width="9.341cm" svg:height="0.6cm" svg:x="10.22cm" svg:y="10.28cm" draw:control="control4"/>
      <draw:control text:anchor-type="page" text:anchor-page-number="1" draw:z-index="6" draw:name="Shape1" draw:style-name="gr1" draw:text-style-name="P330" svg:width="5.64cm" svg:height="0.5cm" svg:x="4.32cm" svg:y="14.96cm" draw:control="control5"/>
      <draw:control text:anchor-type="page" text:anchor-page-number="1" draw:z-index="7" draw:name="Shape1" draw:style-name="gr1" draw:text-style-name="P330" svg:width="5.64cm" svg:height="0.5cm" svg:x="4.32cm" svg:y="15.64cm" draw:control="control6"/>
      <draw:control text:anchor-type="page" text:anchor-page-number="1" draw:z-index="8" draw:name="Shape1" draw:style-name="gr1" draw:text-style-name="P330" svg:width="5.64cm" svg:height="0.5cm" svg:x="4.32cm" svg:y="16.311cm" draw:control="control7"/>
      <draw:control text:anchor-type="page" text:anchor-page-number="1" draw:z-index="9" draw:name="Shape1" draw:style-name="gr1" draw:text-style-name="P330" svg:width="5.64cm" svg:height="0.5cm" svg:x="4.32cm" svg:y="17cm" draw:control="control8"/>
      <draw:control text:anchor-type="page" text:anchor-page-number="1" draw:z-index="10" draw:name="Shape1" draw:style-name="gr1" draw:text-style-name="P330" svg:width="5.64cm" svg:height="0.5cm" svg:x="4.32cm" svg:y="17.679cm" draw:control="control9"/>
      <draw:control text:anchor-type="page" text:anchor-page-number="1" draw:z-index="11" draw:name="Shape1" draw:style-name="gr1" draw:text-style-name="P330" svg:width="4.1cm" svg:height="0.5cm" svg:x="10.28cm" svg:y="14.96cm" draw:control="control10"/>
      <draw:control text:anchor-type="page" text:anchor-page-number="1" draw:z-index="12" draw:name="Shape1" draw:style-name="gr1" draw:text-style-name="P330" svg:width="4.1cm" svg:height="0.5cm" svg:x="10.28cm" svg:y="15.64cm" draw:control="control11"/>
      <draw:control text:anchor-type="page" text:anchor-page-number="1" draw:z-index="13" draw:name="Shape1" draw:style-name="gr1" draw:text-style-name="P330" svg:width="4.1cm" svg:height="0.5cm" svg:x="10.28cm" svg:y="16.311cm" draw:control="control12"/>
      <draw:control text:anchor-type="page" text:anchor-page-number="1" draw:z-index="14" draw:name="Shape1" draw:style-name="gr1" draw:text-style-name="P330" svg:width="4.1cm" svg:height="0.5cm" svg:x="10.28cm" svg:y="17cm" draw:control="control13"/>
      <draw:control text:anchor-type="page" text:anchor-page-number="1" draw:z-index="15" draw:name="Shape1" draw:style-name="gr1" draw:text-style-name="P330" svg:width="4.1cm" svg:height="0.5cm" svg:x="10.28cm" svg:y="17.679cm" draw:control="control14"/>
      <draw:control text:anchor-type="page" text:anchor-page-number="1" draw:z-index="16" draw:name="Shape1" draw:style-name="gr1" draw:text-style-name="P331" svg:width="4.92cm" svg:height="0.6cm" svg:x="14.681cm" svg:y="16.101cm" draw:control="control15"/>
      <draw:control text:anchor-type="page" text:anchor-page-number="1" draw:z-index="17" draw:name="Shape1" draw:style-name="gr1" draw:text-style-name="P329" svg:width="13.731cm" svg:height="0.6cm" svg:x="5.911cm" svg:y="20.849cm" draw:control="control16"/>
      <draw:control text:anchor-type="page" text:anchor-page-number="1" draw:z-index="18" draw:name="Shape1" draw:style-name="gr1" draw:text-style-name="P329" svg:width="11.27cm" svg:height="0.6cm" svg:x="8.35cm" svg:y="22.32cm" draw:control="control17"/>
      <draw:control text:anchor-type="page" text:anchor-page-number="1" draw:z-index="19" draw:name="Shape1" draw:style-name="gr1" draw:text-style-name="P329" svg:width="13.57cm" svg:height="0.6cm" svg:x="6.07cm" svg:y="23.781cm" draw:control="control18"/>
      <draw:control text:anchor-type="page" text:anchor-page-number="1" draw:z-index="20" draw:name="Shape1" draw:style-name="gr1" draw:text-style-name="P329" svg:width="13.2cm" svg:height="0.6cm" svg:x="6.44cm" svg:y="25.25cm" draw:control="control19"/>
      <draw:control text:anchor-type="page" text:anchor-page-number="7" draw:z-index="21" draw:name="Shape1" draw:style-name="gr1" draw:text-style-name="P329" svg:width="12.701cm" svg:height="0.6cm" svg:x="7.02cm" svg:y="8.849cm" draw:control="control20"/>
      <draw:control text:anchor-type="page" text:anchor-page-number="7" draw:z-index="22" draw:name="Shape1" draw:style-name="gr1" draw:text-style-name="P329" svg:width="12.701cm" svg:height="0.6cm" svg:x="7.02cm" svg:y="9.5cm" draw:control="control21"/>
      <draw:control text:anchor-type="page" text:anchor-page-number="7" draw:z-index="23" draw:name="Shape1" draw:style-name="gr1" draw:text-style-name="P329" svg:width="12.701cm" svg:height="0.6cm" svg:x="7.02cm" svg:y="10.149cm" draw:control="control22"/>
      <draw:control text:anchor-type="page" text:anchor-page-number="7" draw:z-index="24" draw:name="Shape1" draw:style-name="gr1" draw:text-style-name="P329" svg:width="9.341cm" svg:height="0.6cm" svg:x="10.22cm" svg:y="11.31cm" draw:control="control23"/>
      <draw:control text:anchor-type="page" text:anchor-page-number="7" draw:z-index="25" draw:name="Shape1" draw:style-name="gr1" draw:text-style-name="P331" svg:width="4.92cm" svg:height="0.6cm" svg:x="14.681cm" svg:y="17.11cm" draw:control="control24"/>
      <draw:control text:anchor-type="page" text:anchor-page-number="7" draw:z-index="26" draw:name="Shape1" draw:style-name="gr1" draw:text-style-name="P330" svg:width="5.64cm" svg:height="0.5cm" svg:x="4.32cm" svg:y="15.921cm" draw:control="control25"/>
      <draw:control text:anchor-type="page" text:anchor-page-number="7" draw:z-index="27" draw:name="Shape1" draw:style-name="gr1" draw:text-style-name="P330" svg:width="5.64cm" svg:height="0.5cm" svg:x="4.32cm" svg:y="16.649cm" draw:control="control26"/>
      <draw:control text:anchor-type="page" text:anchor-page-number="7" draw:z-index="28" draw:name="Shape1" draw:style-name="gr1" draw:text-style-name="P330" svg:width="5.64cm" svg:height="0.5cm" svg:x="4.32cm" svg:y="17.32cm" draw:control="control27"/>
      <draw:control text:anchor-type="page" text:anchor-page-number="7" draw:z-index="29" draw:name="Shape1" draw:style-name="gr1" draw:text-style-name="P330" svg:width="5.64cm" svg:height="0.5cm" svg:x="4.32cm" svg:y="18.009cm" draw:control="control28"/>
      <draw:control text:anchor-type="page" text:anchor-page-number="7" draw:z-index="30" draw:name="Shape1" draw:style-name="gr1" draw:text-style-name="P330" svg:width="5.64cm" svg:height="0.5cm" svg:x="4.32cm" svg:y="18.69cm" draw:control="control29"/>
      <draw:control text:anchor-type="page" text:anchor-page-number="7" draw:z-index="31" draw:name="Shape1" draw:style-name="gr1" draw:text-style-name="P330" svg:width="4.1cm" svg:height="0.5cm" svg:x="10.28cm" svg:y="15.97cm" draw:control="control30"/>
      <draw:control text:anchor-type="page" text:anchor-page-number="7" draw:z-index="32" draw:name="Shape1" draw:style-name="gr1" draw:text-style-name="P330" svg:width="4.1cm" svg:height="0.5cm" svg:x="10.28cm" svg:y="16.649cm" draw:control="control31"/>
      <draw:control text:anchor-type="page" text:anchor-page-number="7" draw:z-index="33" draw:name="Shape1" draw:style-name="gr1" draw:text-style-name="P330" svg:width="4.1cm" svg:height="0.5cm" svg:x="10.28cm" svg:y="17.32cm" draw:control="control32"/>
      <draw:control text:anchor-type="page" text:anchor-page-number="7" draw:z-index="34" draw:name="Shape1" draw:style-name="gr1" draw:text-style-name="P330" svg:width="4.1cm" svg:height="0.5cm" svg:x="10.28cm" svg:y="18.009cm" draw:control="control33"/>
      <draw:control text:anchor-type="page" text:anchor-page-number="7" draw:z-index="35" draw:name="Shape1" draw:style-name="gr1" draw:text-style-name="P330" svg:width="4.1cm" svg:height="0.5cm" svg:x="10.28cm" svg:y="18.69cm" draw:control="control34"/>
      <draw:control text:anchor-type="page" text:anchor-page-number="1" draw:z-index="36" draw:name="Shape1" draw:style-name="gr1" draw:text-style-name="P329" svg:width="14.241cm" svg:height="0.6cm" svg:x="5.459cm" svg:y="19.399cm" draw:control="control35"/>
      <draw:control text:anchor-type="page" text:anchor-page-number="2" draw:z-index="37" draw:name="Shape1" draw:style-name="gr2" draw:text-style-name="P332" svg:width="2.941cm" svg:height="0.5cm" svg:x="1.12cm" svg:y="5.14cm" draw:control="control36"/>
      <table:table table:name="Tableau2" table:style-name="Tableau2">
        <table:table-column table:style-name="Tableau2.A"/>
        <table:table-column table:style-name="Tableau2.B"/>
        <table:table-row table:style-name="Tableau2.1">
          <table:table-cell table:style-name="Tableau2.A1" office:value-type="string">
            <text:p text:style-name="Table_20_Contents"><draw:frame draw:style-name="fr2" draw:name="images1" text:anchor-type="paragraph" svg:width="5.071cm" svg:height="0.926cm" draw:z-index="0"><draw:image xlink:href="Pictures/20000009000019CA0000048C018FC55623274BFE.svm" xlink:type="simple" xlink:show="embed" xlink:actuate="onLoad"/></draw:frame></text:p>
          </table:table-cell>
          <table:table-cell table:style-name="Tableau2.B1" office:value-type="string">
            <text:p text:style-name="P192">La douane au service des professionnels</text:p>
            <text:p text:style-name="P227">https://pro.douane.gouv.fr</text:p>
          </table:table-cell>
        </table:table-row>
        <table:table-row>
          <table:table-cell table:style-name="Tableau2.A2" table:number-columns-spanned="2" office:value-type="string">
            <text:p text:style-name="P88"><text:change-start text:change-id="ct54344400"/>Convention d’adhésio<text:span text:style-name="T1">n et d'habilitation au</text:span>x téléprocédures CIEL <text:span text:style-name="T168">et </text:span><text:change-end text:change-id="ct54344400"/><text:change text:change-id="ct54346336"/><text:change text:change-id="ct54344768"/><text:change-start text:change-id="ct54348592"/><text:span text:style-name="T169">Télé</text:span><text:span text:style-name="T171">paiements</text:span><text:change-end text:change-id="ct54348592"/><text:change-start text:change-id="ct54350048"/><text:span text:style-name="T168"> (volet CIEL)</text:span><text:change-end text:change-id="ct54350048"/><text:change-start text:change-id="ct54352560"/><text:span text:style-name="T168"> </text:span><text:span text:style-name="T170">pour les entrepositaires agréés</text:span><text:change-end text:change-id="ct54352560"/><text:change-start text:change-id="ct54353664"/><text:span text:style-name="T170"> vitivinicoles</text:span><text:change-end text:change-id="ct54353664"/><text:change-start text:change-id="ct54356448"/><text:span text:style-name="T170"> </text:span><text:span text:style-name="T87">(récoltant vinificateur, négociant vinificateur ou cave coopérative)</text:span><text:change-end text:change-id="ct54356448"/></text:p>
          </table:table-cell>
          <table:covered-table-cell/>
        </table:table-row>
      </table:table>
      <text:p text:style-name="Standard"/>
      <text:p text:style-name="P211"><text:change-start text:change-id="ct54099584"/><text:span text:style-name="T173">Attention si vous exercez une autre activité </text:span><text:change-end text:change-id="ct54099584"/><text:change-start text:change-id="ct54339216"/><text:span text:style-name="T173">que celle précisée ci-dessus, il convient de </text:span><text:change-end text:change-id="ct54339216"/><text:change-start text:change-id="ct54352288"/><text:span text:style-name="T173">remplir l</text:span><text:change-end text:change-id="ct54352288"/><text:change-start text:change-id="ct54336416"/><text:span text:style-name="T173">a convention </text:span><text:change-end text:change-id="ct54336416"/><text:change-start text:change-id="ct54354032"/><text:span text:style-name="T173">modèle standard.</text:span><text:change-end text:change-id="ct54354032"/><text:change-start text:change-id="ct54340048"/><text:span text:style-name="T173"> </text:span><text:change-end text:change-id="ct54340048"/><text:change-start text:change-id="ct54346560"/>Pour plus de précisions, se reporter à la notice.<text:change-end text:change-id="ct54346560"/><text:change-start text:change-id="ct54354256"/></text:p>
      <text:p text:style-name="P2"/>
      <text:p text:style-name="P2"><text:change-end text:change-id="ct54354256"/><text:change text:change-id="ct54328848"/></text:p>
      <table:table table:name="Tableau1" table:style-name="Tableau1">
        <table:table-column table:style-name="Tableau1.A"/>
        <table:table-column table:style-name="Tableau1.B"/>
        <table:table-row>
          <table:table-cell table:style-name="Tableau1.A1" table:number-columns-spanned="2" office:value-type="string">
            <text:p text:style-name="P113">Cadre à remplir par le bénéficiaire <text:change-start text:change-id="ct54351856"/><text:span text:style-name="T21">(</text:span><text:change-end text:change-id="ct54351856"/><text:change text:change-id="ct54349360"/><text:change-start text:change-id="ct54347200"/><text:span text:style-name="T88">tous les</text:span><text:span text:style-name="T21"> champs </text:span><text:span text:style-name="T88">sont obligatoires</text:span><text:change-end text:change-id="ct54347200"/><text:change-start text:change-id="ct54358352"/><text:span text:style-name="T21">)</text:span><text:change-end text:change-id="ct54358352"/></text:p>
          </table:table-cell>
          <table:covered-table-cell/>
        </table:table-row>
        <table:table-row>
          <table:table-cell table:style-name="Tableau1.A2" office:value-type="string">
            <text:p text:style-name="P6">Identification de l’opérateur bénéficiaire</text:p>
            <text:p text:style-name="P92"/>
          </table:table-cell>
          <table:table-cell table:style-name="Tableau1.B2" office:value-type="string">
            <text:p text:style-name="P6"><text:change-start text:change-id="ct54365136"/>Raison sociale :</text:p>
            <text:p text:style-name="P6"/>
            <text:p text:style-name="P6"/>
            <text:p text:style-name="P6"/>
            <text:p text:style-name="P6"/>
            <text:p text:style-name="P6">N°SIREN / SIRET <text:span text:style-name="T1">ou N° douane</text:span> :</text:p>
            <text:p text:style-name="P6"/>
            <text:p text:style-name="P6"/>
            <text:p text:style-name="P4"/>
            <text:p text:style-name="P4"/>
            <table:table table:name="Tableau11" table:style-name="Tableau11">
              <table:table-column table:style-name="Tableau11.A"/>
              <table:table-column table:style-name="Tableau11.B"/>
              <table:table-column table:style-name="Tableau11.C"/>
              <table:table-row>
                <table:table-cell table:style-name="Tableau11.A1" office:value-type="string">
                  <text:p text:style-name="P230"><text:span text:style-name="T93">N</text:span><text:span text:style-name="T94">uméro(s)</text:span><text:span text:style-name="T93"> d’agrément </text:span></text:p>
                  <text:p text:style-name="P219"><text:span text:style-name="T190">(FR0+ 5 chiffres + 1 lettre + 4 </text:span><text:span text:style-name="T191">chiffres)</text:span><text:span text:style-name="T192">.</text:span></text:p>
                  <text:p text:style-name="P221"/>
                </table:table-cell>
                <table:table-cell table:style-name="Tableau11.A1" office:value-type="string">
                  <text:p text:style-name="P141"><text:span text:style-name="T95">N</text:span><text:span text:style-name="T96">uméro(s)</text:span><text:span text:style-name="T95"> </text:span><text:span text:style-name="T97">CVI</text:span></text:p>
                </table:table-cell>
                <table:table-cell table:style-name="Tableau11.C1" office:value-type="string">
                  <text:p text:style-name="P142"><text:span text:style-name="T173">I</text:span>nterprofession principale</text:p>
                </table:table-cell>
              </table:table-row>
              <table:table-row>
                <table:table-cell table:style-name="Tableau11.A2" office:value-type="string">
                  <text:p text:style-name="P91"/>
                </table:table-cell>
                <table:table-cell table:style-name="Tableau11.A2" office:value-type="string">
                  <text:p text:style-name="P91"/>
                </table:table-cell>
                <table:table-cell table:style-name="Tableau11.C2" table:number-rows-spanned="5" office:value-type="string">
                  <text:p text:style-name="P91"/>
                </table:table-cell>
              </table:table-row>
              <table:table-row>
                <table:table-cell table:style-name="Tableau11.A2" office:value-type="string">
                  <text:p text:style-name="P91"/>
                </table:table-cell>
                <table:table-cell table:style-name="Tableau11.A2" office:value-type="string">
                  <text:p text:style-name="P91"/>
                </table:table-cell>
                <table:covered-table-cell/>
              </table:table-row>
              <table:table-row>
                <table:table-cell table:style-name="Tableau11.A2" office:value-type="string">
                  <text:p text:style-name="P91"/>
                </table:table-cell>
                <table:table-cell table:style-name="Tableau11.A2" office:value-type="string">
                  <text:p text:style-name="Standard"/>
                </table:table-cell>
                <table:covered-table-cell/>
              </table:table-row>
              <table:table-row>
                <table:table-cell table:style-name="Tableau11.A2" office:value-type="string">
                  <text:p text:style-name="P91"/>
                </table:table-cell>
                <table:table-cell table:style-name="Tableau11.A2" office:value-type="string">
                  <text:p text:style-name="Standard"/>
                </table:table-cell>
                <table:covered-table-cell/>
              </table:table-row>
              <table:table-row>
                <table:table-cell table:style-name="Tableau11.A2" office:value-type="string">
                  <text:p text:style-name="P91"/>
                </table:table-cell>
                <table:table-cell table:style-name="Tableau11.A2" office:value-type="string">
                  <text:p text:style-name="Standard"/>
                </table:table-cell>
                <table:covered-table-cell/>
              </table:table-row>
            </table:table>
            <text:p text:style-name="P135"/>
            <text:p text:style-name="P8"><text:change-end text:change-id="ct54365136"/><text:change text:change-id="ct54409376"/><text:change text:change-id="ct54409152"/><text:change text:change-id="ct54408928"/><text:change text:change-id="ct54408704"/><text:change text:change-id="ct54408480"/><text:change text:change-id="ct54408256"/><text:change text:change-id="ct54408032"/><text:change text:change-id="ct54363088"/></text:p>
          </table:table-cell>
        </table:table-row>
        <table:table-row>
          <table:table-cell table:style-name="Tableau1.A3" office:value-type="string">
            <text:p text:style-name="P6">Identification du signataire de la convention</text:p>
            <text:p text:style-name="P110">(si nécessaire, joindre un</text:p>
            <text:p text:style-name="P110">mandat donné p<text:span text:style-name="T1">ar le</text:span></text:p>
            <text:p text:style-name="P178">représentant légal)</text:p>
          </table:table-cell>
          <table:table-cell table:style-name="Tableau1.B3" office:value-type="string">
            <text:p text:style-name="P6">Nom :</text:p>
            <text:p text:style-name="P6"><text:change-start text:change-id="ct54369520"/></text:p>
            <text:p text:style-name="P6"><text:change-end text:change-id="ct54369520"/></text:p>
            <text:p text:style-name="P6">Prénom :</text:p>
            <text:p text:style-name="P6"><text:change-start text:change-id="ct54410656"/></text:p>
            <text:p text:style-name="P6"><text:change-end text:change-id="ct54410656"/></text:p>
            <text:p text:style-name="P6">Agissant en qualité de :</text:p>
            <text:p text:style-name="P6"><text:change-start text:change-id="ct54349104"/></text:p>
            <text:p text:style-name="P6"><text:change-end text:change-id="ct54349104"/></text:p>
            <text:p text:style-name="P6">Courriel :</text:p>
            <text:p text:style-name="P6"><text:change-start text:change-id="ct54416912"/></text:p>
            <text:p text:style-name="P6"><text:change-end text:change-id="ct54416912"/></text:p>
            <text:p text:style-name="P6">Téléphone :<text:change text:change-id="ct54418352"/><text:change text:change-id="ct54418032"/></text:p>
          </table:table-cell>
        </table:table-row>
      </table:table>
      <text:p text:style-name="P9"><text:change text:change-id="ct53464736"/><text:change-start text:change-id="ct54329120"/></text:p>
      <text:p text:style-name="P313"><text:change-end text:change-id="ct54329120"/><text:change-start text:change-id="ct54420704"/>TABLEAU <text:span text:style-name="T180">D’ENREGISTREMENT DES</text:span> <text:span text:style-name="T181">H</text:span>ABILITATIONS</text:p>
      <text:p text:style-name="P255"/>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table-cell table:style-name="Tableau8.A1" office:value-type="string">
            <text:p text:style-name="P179"/>
          </table:table-cell>
          <table:table-cell table:style-name="Tableau8.A1" table:number-columns-spanned="3" office:value-type="string">
            <text:p text:style-name="P179">Utilisateurs à habiliter à la téléprocédure <text:span text:style-name="T182">CIEL</text:span> </text:p>
          </table:table-cell>
          <table:covered-table-cell/>
          <table:covered-table-cell/>
          <table:table-cell table:style-name="Tableau8.E1" table:number-columns-spanned="4" office:value-type="string">
            <text:p text:style-name="P179">Utilisateurs à habiliter à la téléprocédure <text:span text:style-name="T183">Télépaiements volet CIEL </text:span><text:span text:style-name="T89">(</text:span><text:span text:style-name="T90">2</text:span><text:span text:style-name="T89">)</text:span></text:p>
          </table:table-cell>
          <table:covered-table-cell/>
          <table:covered-table-cell/>
          <table:covered-table-cell/>
        </table:table-row>
        <table:table-row>
          <table:table-cell table:style-name="Tableau8.A2" office:value-type="string">
            <text:p text:style-name="P89">N° agrément <text:span text:style-name="T164">(1)</text:span></text:p>
          </table:table-cell>
          <table:table-cell table:style-name="Tableau8.B2" office:value-type="string">
            <text:p text:style-name="P90">Nom / prénom<text:span text:style-name="T157"> </text:span><text:span text:style-name="T84">(1)</text:span></text:p>
          </table:table-cell>
          <table:table-cell table:style-name="Tableau8.C2" office:value-type="string">
            <text:p text:style-name="P101"><text:span text:style-name="T153">Identifiant </text:span><text:span text:style-name="T154">du </text:span><text:span text:style-name="T153">compte Prodou@ne </text:span><text:span text:style-name="T155">(1)</text:span></text:p>
          </table:table-cell>
          <table:table-cell table:style-name="Tableau8.D2" office:value-type="string">
            <text:p text:style-name="P166"><text:span text:style-name="T31">Type de dr</text:span><text:span text:style-name="T129">oit</text:span> <text:span text:style-name="T161">(consulter / gérer) </text:span><text:span text:style-name="T162">(1)</text:span></text:p>
          </table:table-cell>
          <table:table-cell table:style-name="Tableau8.E2" office:value-type="string">
            <text:p text:style-name="P90">Nom / prénom</text:p>
          </table:table-cell>
          <table:table-cell table:style-name="Tableau8.F2" office:value-type="string">
            <text:p text:style-name="P90">Identifiant <text:span text:style-name="T184">du co</text:span>mpte Prodou@ne</text:p>
          </table:table-cell>
          <table:table-cell table:style-name="Tableau8.G2" office:value-type="string">
            <text:p text:style-name="P166"><text:span text:style-name="T31">Type de droit</text:span> <text:span text:style-name="T85">(adhérer / vali</text:span><text:span text:style-name="T86">der)</text:span></text:p>
          </table:table-cell>
          <table:table-cell table:style-name="Tableau8.H2" office:value-type="string">
            <text:p text:style-name="P218"><text:span text:style-name="T31">Echéance mensuelle</text:span> <text:span text:style-name="T161">(3)</text:span></text:p>
          </table:table-cell>
        </table:table-row>
        <table:table-row>
          <table:table-cell table:style-name="Tableau8.A3" office:value-type="string">
            <text:p text:style-name="P100"/>
          </table:table-cell>
          <table:table-cell table:style-name="Tableau8.B3" office:value-type="string">
            <text:p text:style-name="P100"/>
          </table:table-cell>
          <table:table-cell table:style-name="Tableau8.C3" office:value-type="string">
            <text:p text:style-name="P100"/>
          </table:table-cell>
          <table:table-cell table:style-name="Tableau8.D3" office:value-type="string">
            <text:p text:style-name="P100"/>
          </table:table-cell>
          <table:table-cell table:style-name="Tableau8.E3" office:value-type="string">
            <text:p text:style-name="P100"/>
          </table:table-cell>
          <table:table-cell table:style-name="Tableau8.F3" office:value-type="string">
            <text:p text:style-name="P100"/>
          </table:table-cell>
          <table:table-cell table:style-name="Tableau8.G3" office:value-type="string">
            <text:p text:style-name="P100"/>
          </table:table-cell>
          <table:table-cell table:style-name="Tableau8.H3" office:value-type="string">
            <text:p text:style-name="P100"/>
          </table:table-cell>
        </table:table-row>
        <table:table-row>
          <table:table-cell table:style-name="Tableau8.A4" office:value-type="string">
            <text:p text:style-name="P100"/>
          </table:table-cell>
          <table:table-cell table:style-name="Tableau8.B4" office:value-type="string">
            <text:p text:style-name="P100"/>
          </table:table-cell>
          <table:table-cell table:style-name="Tableau8.C4" office:value-type="string">
            <text:p text:style-name="P100"/>
          </table:table-cell>
          <table:table-cell table:style-name="Tableau8.D4" office:value-type="string">
            <text:p text:style-name="P100"/>
          </table:table-cell>
          <table:table-cell table:style-name="Tableau8.E4" office:value-type="string">
            <text:p text:style-name="P100"/>
          </table:table-cell>
          <table:table-cell table:style-name="Tableau8.F4" office:value-type="string">
            <text:p text:style-name="P100"/>
          </table:table-cell>
          <table:table-cell table:style-name="Tableau8.G4" office:value-type="string">
            <text:p text:style-name="P100"/>
          </table:table-cell>
          <table:table-cell table:style-name="Tableau8.H4" office:value-type="string">
            <text:p text:style-name="P100"/>
          </table:table-cell>
        </table:table-row>
        <table:table-row>
          <table:table-cell table:style-name="Tableau8.A10" office:value-type="string">
            <text:p text:style-name="P100"/>
          </table:table-cell>
          <table:table-cell table:style-name="Tableau8.B8" office:value-type="string">
            <text:p text:style-name="P100"/>
          </table:table-cell>
          <table:table-cell table:style-name="Tableau8.C10" office:value-type="string">
            <text:p text:style-name="P100"/>
          </table:table-cell>
          <table:table-cell table:style-name="Tableau8.D8" office:value-type="string">
            <text:p text:style-name="P100"/>
          </table:table-cell>
          <table:table-cell table:style-name="Tableau8.E8" office:value-type="string">
            <text:p text:style-name="P100"/>
          </table:table-cell>
          <table:table-cell table:style-name="Tableau8.F8" office:value-type="string">
            <text:p text:style-name="P100"/>
          </table:table-cell>
          <table:table-cell table:style-name="Tableau8.G8" office:value-type="string">
            <text:p text:style-name="P100"/>
          </table:table-cell>
          <table:table-cell table:style-name="Tableau8.H8" office:value-type="string">
            <text:p text:style-name="P100"/>
          </table:table-cell>
        </table:table-row>
        <table:table-row>
          <table:table-cell table:style-name="Tableau8.A10" office:value-type="string">
            <text:p text:style-name="P100"/>
          </table:table-cell>
          <table:table-cell table:style-name="Tableau8.B8" office:value-type="string">
            <text:p text:style-name="P100"/>
          </table:table-cell>
          <table:table-cell table:style-name="Tableau8.C10" office:value-type="string">
            <text:p text:style-name="P100"/>
          </table:table-cell>
          <table:table-cell table:style-name="Tableau8.D8" office:value-type="string">
            <text:p text:style-name="P100"/>
          </table:table-cell>
          <table:table-cell table:style-name="Tableau8.E8" office:value-type="string">
            <text:p text:style-name="P100"/>
          </table:table-cell>
          <table:table-cell table:style-name="Tableau8.F8" office:value-type="string">
            <text:p text:style-name="P100"/>
          </table:table-cell>
          <table:table-cell table:style-name="Tableau8.G8" office:value-type="string">
            <text:p text:style-name="P100"/>
          </table:table-cell>
          <table:table-cell table:style-name="Tableau8.H8" office:value-type="string">
            <text:p text:style-name="P100"/>
          </table:table-cell>
        </table:table-row>
        <table:table-row>
          <table:table-cell table:style-name="Tableau8.A10" office:value-type="string">
            <text:p text:style-name="P100"/>
          </table:table-cell>
          <table:table-cell table:style-name="Tableau8.B8" office:value-type="string">
            <text:p text:style-name="P100"/>
          </table:table-cell>
          <table:table-cell table:style-name="Tableau8.C10" office:value-type="string">
            <text:p text:style-name="P100"/>
          </table:table-cell>
          <table:table-cell table:style-name="Tableau8.D8" office:value-type="string">
            <text:p text:style-name="P100"/>
          </table:table-cell>
          <table:table-cell table:style-name="Tableau8.E8" office:value-type="string">
            <text:p text:style-name="P100"/>
          </table:table-cell>
          <table:table-cell table:style-name="Tableau8.F8" office:value-type="string">
            <text:p text:style-name="P100"/>
          </table:table-cell>
          <table:table-cell table:style-name="Tableau8.G8" office:value-type="string">
            <text:p text:style-name="P100"/>
          </table:table-cell>
          <table:table-cell table:style-name="Tableau8.H8" office:value-type="string">
            <text:p text:style-name="P100"/>
          </table:table-cell>
        </table:table-row>
        <table:table-row>
          <table:table-cell table:style-name="Tableau8.A10" office:value-type="string">
            <text:p text:style-name="P100"/>
          </table:table-cell>
          <table:table-cell table:style-name="Tableau8.B8" office:value-type="string">
            <text:p text:style-name="P100"/>
          </table:table-cell>
          <table:table-cell table:style-name="Tableau8.C10" office:value-type="string">
            <text:p text:style-name="P100"/>
          </table:table-cell>
          <table:table-cell table:style-name="Tableau8.D8" office:value-type="string">
            <text:p text:style-name="P100"/>
          </table:table-cell>
          <table:table-cell table:style-name="Tableau8.E8" office:value-type="string">
            <text:p text:style-name="P100"/>
          </table:table-cell>
          <table:table-cell table:style-name="Tableau8.F8" office:value-type="string">
            <text:p text:style-name="P100"/>
          </table:table-cell>
          <table:table-cell table:style-name="Tableau8.G8" office:value-type="string">
            <text:p text:style-name="P100"/>
          </table:table-cell>
          <table:table-cell table:style-name="Tableau8.H8" office:value-type="string">
            <text:p text:style-name="P100"/>
          </table:table-cell>
        </table:table-row>
        <table:table-row>
          <table:table-cell table:style-name="Tableau8.A9" office:value-type="string">
            <text:p text:style-name="P100"/>
          </table:table-cell>
          <table:table-cell table:style-name="Tableau8.B9" office:value-type="string">
            <text:p text:style-name="P100"/>
          </table:table-cell>
          <table:table-cell table:style-name="Tableau8.C9" office:value-type="string">
            <text:p text:style-name="P100"/>
          </table:table-cell>
          <table:table-cell table:style-name="Tableau8.D9" office:value-type="string">
            <text:p text:style-name="P100"/>
          </table:table-cell>
          <table:table-cell table:style-name="Tableau8.E9" office:value-type="string">
            <text:p text:style-name="P100"/>
          </table:table-cell>
          <table:table-cell table:style-name="Tableau8.F9" office:value-type="string">
            <text:p text:style-name="P100"/>
          </table:table-cell>
          <table:table-cell table:style-name="Tableau8.G9" office:value-type="string">
            <text:p text:style-name="P100"/>
          </table:table-cell>
          <table:table-cell table:style-name="Tableau8.H9" office:value-type="string">
            <text:p text:style-name="P100"/>
          </table:table-cell>
        </table:table-row>
        <table:table-row>
          <table:table-cell table:style-name="Tableau8.A10" office:value-type="string">
            <text:p text:style-name="P100"/>
          </table:table-cell>
          <table:table-cell table:style-name="Tableau8.B10" office:value-type="string">
            <text:p text:style-name="P100"/>
          </table:table-cell>
          <table:table-cell table:style-name="Tableau8.C10" office:value-type="string">
            <text:p text:style-name="P100"/>
          </table:table-cell>
          <table:table-cell table:style-name="Tableau8.D10" office:value-type="string">
            <text:p text:style-name="P100"/>
          </table:table-cell>
          <table:table-cell table:style-name="Tableau8.E10" office:value-type="string">
            <text:p text:style-name="P100"/>
          </table:table-cell>
          <table:table-cell table:style-name="Tableau8.F10" office:value-type="string">
            <text:p text:style-name="P100"/>
          </table:table-cell>
          <table:table-cell table:style-name="Tableau8.G10" office:value-type="string">
            <text:p text:style-name="P100"/>
          </table:table-cell>
          <table:table-cell table:style-name="Tableau8.H10" office:value-type="string">
            <text:p text:style-name="P100"/>
          </table:table-cell>
        </table:table-row>
        <table:table-row>
          <table:table-cell table:style-name="Tableau8.A11" office:value-type="string">
            <text:p text:style-name="P100"/>
          </table:table-cell>
          <table:table-cell table:style-name="Tableau8.B11" office:value-type="string">
            <text:p text:style-name="P100"/>
          </table:table-cell>
          <table:table-cell table:style-name="Tableau8.C11" office:value-type="string">
            <text:p text:style-name="P100"/>
          </table:table-cell>
          <table:table-cell table:style-name="Tableau8.D11" office:value-type="string">
            <text:p text:style-name="P100"/>
          </table:table-cell>
          <table:table-cell table:style-name="Tableau8.E11" office:value-type="string">
            <text:p text:style-name="P100"/>
          </table:table-cell>
          <table:table-cell table:style-name="Tableau8.F11" office:value-type="string">
            <text:p text:style-name="P100"/>
          </table:table-cell>
          <table:table-cell table:style-name="Tableau8.G11" office:value-type="string">
            <text:p text:style-name="P100"/>
          </table:table-cell>
          <table:table-cell table:style-name="Tableau8.H11" office:value-type="string">
            <text:p text:style-name="P100"/>
          </table:table-cell>
        </table:table-row>
        <table:table-row>
          <table:table-cell table:style-name="Tableau8.A14" office:value-type="string">
            <text:p text:style-name="P100"/>
          </table:table-cell>
          <table:table-cell table:style-name="Tableau8.B13" office:value-type="string">
            <text:p text:style-name="P100"/>
          </table:table-cell>
          <table:table-cell table:style-name="Tableau8.C14" office:value-type="string">
            <text:p text:style-name="P100"/>
          </table:table-cell>
          <table:table-cell table:style-name="Tableau8.D13" office:value-type="string">
            <text:p text:style-name="P100"/>
          </table:table-cell>
          <table:table-cell table:style-name="Tableau8.E13" office:value-type="string">
            <text:p text:style-name="P100"/>
          </table:table-cell>
          <table:table-cell table:style-name="Tableau8.F13" office:value-type="string">
            <text:p text:style-name="P100"/>
          </table:table-cell>
          <table:table-cell table:style-name="Tableau8.G13" office:value-type="string">
            <text:p text:style-name="P100"/>
          </table:table-cell>
          <table:table-cell table:style-name="Tableau8.H13" office:value-type="string">
            <text:p text:style-name="P100"/>
          </table:table-cell>
        </table:table-row>
        <table:table-row>
          <table:table-cell table:style-name="Tableau8.A14" office:value-type="string">
            <text:p text:style-name="P100"/>
          </table:table-cell>
          <table:table-cell table:style-name="Tableau8.B13" office:value-type="string">
            <text:p text:style-name="P100"/>
          </table:table-cell>
          <table:table-cell table:style-name="Tableau8.C14" office:value-type="string">
            <text:p text:style-name="P100"/>
          </table:table-cell>
          <table:table-cell table:style-name="Tableau8.D13" office:value-type="string">
            <text:p text:style-name="P100"/>
          </table:table-cell>
          <table:table-cell table:style-name="Tableau8.E13" office:value-type="string">
            <text:p text:style-name="P100"/>
          </table:table-cell>
          <table:table-cell table:style-name="Tableau8.F13" office:value-type="string">
            <text:p text:style-name="P100"/>
          </table:table-cell>
          <table:table-cell table:style-name="Tableau8.G13" office:value-type="string">
            <text:p text:style-name="P100"/>
          </table:table-cell>
          <table:table-cell table:style-name="Tableau8.H13" office:value-type="string">
            <text:p text:style-name="P100"/>
          </table:table-cell>
        </table:table-row>
        <table:table-row>
          <table:table-cell table:style-name="Tableau8.A14" office:value-type="string">
            <text:p text:style-name="P100"/>
          </table:table-cell>
          <table:table-cell table:style-name="Tableau8.B14" office:value-type="string">
            <text:p text:style-name="P100"/>
          </table:table-cell>
          <table:table-cell table:style-name="Tableau8.C14" office:value-type="string">
            <text:p text:style-name="P100"/>
          </table:table-cell>
          <table:table-cell table:style-name="Tableau8.D14" office:value-type="string">
            <text:p text:style-name="P100"/>
          </table:table-cell>
          <table:table-cell table:style-name="Tableau8.E14" office:value-type="string">
            <text:p text:style-name="P100"/>
          </table:table-cell>
          <table:table-cell table:style-name="Tableau8.F14" office:value-type="string">
            <text:p text:style-name="P100"/>
          </table:table-cell>
          <table:table-cell table:style-name="Tableau8.G14" office:value-type="string">
            <text:p text:style-name="P100"/>
          </table:table-cell>
          <table:table-cell table:style-name="Tableau8.H14" office:value-type="string">
            <text:p text:style-name="P100"/>
          </table:table-cell>
        </table:table-row>
        <table:table-row>
          <table:table-cell table:style-name="Tableau8.A15" office:value-type="string">
            <text:p text:style-name="P100"/>
          </table:table-cell>
          <table:table-cell table:style-name="Tableau8.B15" office:value-type="string">
            <text:p text:style-name="P100"/>
          </table:table-cell>
          <table:table-cell table:style-name="Tableau8.C15" office:value-type="string">
            <text:p text:style-name="P100"/>
          </table:table-cell>
          <table:table-cell table:style-name="Tableau8.D15" office:value-type="string">
            <text:p text:style-name="P100"/>
          </table:table-cell>
          <table:table-cell table:style-name="Tableau8.E15" office:value-type="string">
            <text:p text:style-name="P100"/>
          </table:table-cell>
          <table:table-cell table:style-name="Tableau8.F15" office:value-type="string">
            <text:p text:style-name="P100"/>
          </table:table-cell>
          <table:table-cell table:style-name="Tableau8.G15" office:value-type="string">
            <text:p text:style-name="P100"/>
          </table:table-cell>
          <table:table-cell table:style-name="Tableau8.H15" office:value-type="string">
            <text:p text:style-name="P100"/>
          </table:table-cell>
        </table:table-row>
      </table:table>
      <text:p text:style-name="P148">□ Suite sur papier libre</text:p>
      <text:p text:style-name="P215"/>
      <text:p text:style-name="P216"><text:span text:style-name="T162">(1) </text:span><text:span text:style-name="T184">: saisie obligatoire</text:span></text:p>
      <text:p text:style-name="P217"/>
      <text:p text:style-name="P216"><text:span text:style-name="T163">(2)</text:span><text:span text:style-name="T6"> La téléprocédure Télépaiements volet CIEL permet d’accéder au télérèglement par prélèvement SEPA interentreprises. Ce moyen de paiement est réservé aux</text:span><text:span text:style-name="T174"> opérateurs professionnels immatriculés dans la base INSEE. Il deviendra obligatoire à la même date que l'obligation de télédéclarer, l'utilisation du service est optionnelle jusqu'à cette date.</text:span></text:p>
      <text:p text:style-name="P256"/>
      <text:p text:style-name="P11"><text:span text:style-name="T165">(</text:span><text:span text:style-name="T164">3</text:span><text:span text:style-name="T165">)</text:span><text:span text:style-name="T118"> </text:span><text:change-end text:change-id="ct54420704"/><text:change text:change-id="ct54431344"/><text:change-start text:change-id="ct54658736"/><text:span text:style-name="T2">J’</text:span><text:span text:style-name="T3">adhère à la procédure </text:span><text:span text:style-name="T4">Télépaiements volet CIEL </text:span><text:span text:style-name="T3">: </text:span><text:span text:style-name="T119">si actuellement,</text:span><text:span text:style-name="T3"> je bénéficie de l’échéance annuelle unique de paiement </text:span><text:span text:style-name="T2"><text:s/>(EAUP), </text:span><text:span text:style-name="T6">je</text:span> <text:span text:style-name="T6">coche dans le tableau, </text:span><text:span text:style-name="T7">face à l’agrément concerné, </text:span><text:span text:style-name="T120">afin de</text:span><text:span text:style-name="T193"> modifier mes modalités de paiement et choisir de payer mensuellement (</text:span>échéance mensuelle<text:span text:style-name="T193">).</text:span> <text:change-end text:change-id="ct54658736"/><text:change-start text:change-id="ct54430304"/></text:p>
      <text:p text:style-name="P251"/>
      <text:p text:style-name="P252">TABLEAU <text:span text:style-name="T180">DE</text:span> RETRAIT DES HABILITATIONS</text:p>
      <text:p text:style-name="P257"/>
      <table:table table:name="Tableau4" table:style-name="Tableau4">
        <table:table-column table:style-name="Tableau4.A"/>
        <table:table-column table:style-name="Tableau4.B"/>
        <table:table-column table:style-name="Tableau4.C"/>
        <table:table-column table:style-name="Tableau4.D"/>
        <table:table-column table:style-name="Tableau4.B"/>
        <table:table-column table:style-name="Tableau4.F"/>
        <table:table-column table:style-name="Tableau4.G"/>
        <table:table-row>
          <table:table-cell table:style-name="Tableau4.A1" office:value-type="string">
            <text:p text:style-name="P179"/>
          </table:table-cell>
          <table:table-cell table:style-name="Tableau4.A1" table:number-columns-spanned="3" office:value-type="string">
            <text:p text:style-name="P180">Utilisateurs dont les habilitations à la téléprocédure CIEL doivent être retirées</text:p>
          </table:table-cell>
          <table:covered-table-cell/>
          <table:covered-table-cell/>
          <table:table-cell table:style-name="Tableau4.E1" table:number-columns-spanned="3" office:value-type="string">
            <text:p text:style-name="P179"><text:span text:style-name="T183">Utilisateurs dont les habilitations à la téléprocédure Télépaiements volet</text:span><text:span text:style-name="T121"> </text:span><text:span text:style-name="T183">CIEL doivent être retirées</text:span></text:p>
          </table:table-cell>
          <table:covered-table-cell/>
          <table:covered-table-cell/>
        </table:table-row>
        <table:table-row>
          <table:table-cell table:style-name="Tableau4.A2" office:value-type="string">
            <text:p text:style-name="P89">N° agrément</text:p>
          </table:table-cell>
          <table:table-cell table:style-name="Tableau4.B2" office:value-type="string">
            <text:p text:style-name="P90">Nom / prénom</text:p>
          </table:table-cell>
          <table:table-cell table:style-name="Tableau4.C2" office:value-type="string">
            <text:p text:style-name="P90">Identifiant du compte Prodou@ne</text:p>
          </table:table-cell>
          <table:table-cell table:style-name="Tableau4.D2" office:value-type="string">
            <text:p text:style-name="P166"><text:span text:style-name="T31">Type de droit</text:span> <text:span text:style-name="T161">(consulter / gérer)</text:span></text:p>
          </table:table-cell>
          <table:table-cell table:style-name="Tableau4.E2" office:value-type="string">
            <text:p text:style-name="P90">Nom / prénom</text:p>
          </table:table-cell>
          <table:table-cell table:style-name="Tableau4.F2" office:value-type="string">
            <text:p text:style-name="P90">Identifiant du compte Prodou@ne</text:p>
          </table:table-cell>
          <table:table-cell table:style-name="Tableau4.G2" office:value-type="string">
            <text:p text:style-name="P166"><text:span text:style-name="T31">Type de droit</text:span> <text:span text:style-name="T85">(adhérer / valider)</text:span></text:p>
          </table:table-cell>
        </table:table-row>
        <table:table-row>
          <table:table-cell table:style-name="Tableau4.A8" office:value-type="string">
            <text:p text:style-name="P100"/>
          </table:table-cell>
          <table:table-cell table:style-name="Tableau4.B8" office:value-type="string">
            <text:p text:style-name="P100"/>
          </table:table-cell>
          <table:table-cell table:style-name="Tableau4.C8" office:value-type="string">
            <text:p text:style-name="P100"/>
          </table:table-cell>
          <table:table-cell table:style-name="Tableau4.D8" office:value-type="string">
            <text:p text:style-name="P100"/>
          </table:table-cell>
          <table:table-cell table:style-name="Tableau4.E8" office:value-type="string">
            <text:p text:style-name="P100"/>
          </table:table-cell>
          <table:table-cell table:style-name="Tableau4.F8" office:value-type="string">
            <text:p text:style-name="P100"/>
          </table:table-cell>
          <table:table-cell table:style-name="Tableau4.G8" office:value-type="string">
            <text:p text:style-name="P100"/>
          </table:table-cell>
        </table:table-row>
        <table:table-row>
          <table:table-cell table:style-name="Tableau4.A8" office:value-type="string">
            <text:p text:style-name="P100"/>
          </table:table-cell>
          <table:table-cell table:style-name="Tableau4.B8" office:value-type="string">
            <text:p text:style-name="P100"/>
          </table:table-cell>
          <table:table-cell table:style-name="Tableau4.C8" office:value-type="string">
            <text:p text:style-name="P100"/>
          </table:table-cell>
          <table:table-cell table:style-name="Tableau4.D8" office:value-type="string">
            <text:p text:style-name="P100"/>
          </table:table-cell>
          <table:table-cell table:style-name="Tableau4.E8" office:value-type="string">
            <text:p text:style-name="P100"/>
          </table:table-cell>
          <table:table-cell table:style-name="Tableau4.F8" office:value-type="string">
            <text:p text:style-name="P100"/>
          </table:table-cell>
          <table:table-cell table:style-name="Tableau4.G8" office:value-type="string">
            <text:p text:style-name="P100"/>
          </table:table-cell>
        </table:table-row>
        <table:table-row>
          <table:table-cell table:style-name="Tableau4.A8" office:value-type="string">
            <text:p text:style-name="P100"/>
          </table:table-cell>
          <table:table-cell table:style-name="Tableau4.B8" office:value-type="string">
            <text:p text:style-name="P100"/>
          </table:table-cell>
          <table:table-cell table:style-name="Tableau4.C8" office:value-type="string">
            <text:p text:style-name="P100"/>
          </table:table-cell>
          <table:table-cell table:style-name="Tableau4.D8" office:value-type="string">
            <text:p text:style-name="P100"/>
          </table:table-cell>
          <table:table-cell table:style-name="Tableau4.E8" office:value-type="string">
            <text:p text:style-name="P100"/>
          </table:table-cell>
          <table:table-cell table:style-name="Tableau4.F8" office:value-type="string">
            <text:p text:style-name="P100"/>
          </table:table-cell>
          <table:table-cell table:style-name="Tableau4.G8" office:value-type="string">
            <text:p text:style-name="P100"/>
          </table:table-cell>
        </table:table-row>
        <table:table-row>
          <table:table-cell table:style-name="Tableau4.A8" office:value-type="string">
            <text:p text:style-name="P100"/>
          </table:table-cell>
          <table:table-cell table:style-name="Tableau4.B8" office:value-type="string">
            <text:p text:style-name="P100"/>
          </table:table-cell>
          <table:table-cell table:style-name="Tableau4.C8" office:value-type="string">
            <text:p text:style-name="P100"/>
          </table:table-cell>
          <table:table-cell table:style-name="Tableau4.D8" office:value-type="string">
            <text:p text:style-name="P100"/>
          </table:table-cell>
          <table:table-cell table:style-name="Tableau4.E8" office:value-type="string">
            <text:p text:style-name="P100"/>
          </table:table-cell>
          <table:table-cell table:style-name="Tableau4.F8" office:value-type="string">
            <text:p text:style-name="P100"/>
          </table:table-cell>
          <table:table-cell table:style-name="Tableau4.G8" office:value-type="string">
            <text:p text:style-name="P100"/>
          </table:table-cell>
        </table:table-row>
        <table:table-row>
          <table:table-cell table:style-name="Tableau4.A8" office:value-type="string">
            <text:p text:style-name="P100"/>
          </table:table-cell>
          <table:table-cell table:style-name="Tableau4.B8" office:value-type="string">
            <text:p text:style-name="P100"/>
          </table:table-cell>
          <table:table-cell table:style-name="Tableau4.C8" office:value-type="string">
            <text:p text:style-name="P100"/>
          </table:table-cell>
          <table:table-cell table:style-name="Tableau4.D8" office:value-type="string">
            <text:p text:style-name="P100"/>
          </table:table-cell>
          <table:table-cell table:style-name="Tableau4.E8" office:value-type="string">
            <text:p text:style-name="P100"/>
          </table:table-cell>
          <table:table-cell table:style-name="Tableau4.F8" office:value-type="string">
            <text:p text:style-name="P100"/>
          </table:table-cell>
          <table:table-cell table:style-name="Tableau4.G8" office:value-type="string">
            <text:p text:style-name="P100"/>
          </table:table-cell>
        </table:table-row>
        <table:table-row>
          <table:table-cell table:style-name="Tableau4.A8" office:value-type="string">
            <text:p text:style-name="P100"/>
          </table:table-cell>
          <table:table-cell table:style-name="Tableau4.B8" office:value-type="string">
            <text:p text:style-name="P100"/>
          </table:table-cell>
          <table:table-cell table:style-name="Tableau4.C8" office:value-type="string">
            <text:p text:style-name="P100"/>
          </table:table-cell>
          <table:table-cell table:style-name="Tableau4.D8" office:value-type="string">
            <text:p text:style-name="P100"/>
          </table:table-cell>
          <table:table-cell table:style-name="Tableau4.E8" office:value-type="string">
            <text:p text:style-name="P100"/>
          </table:table-cell>
          <table:table-cell table:style-name="Tableau4.F8" office:value-type="string">
            <text:p text:style-name="P100"/>
          </table:table-cell>
          <table:table-cell table:style-name="Tableau4.G8" office:value-type="string">
            <text:p text:style-name="P100"/>
          </table:table-cell>
        </table:table-row>
        <table:table-row>
          <table:table-cell table:style-name="Tableau4.A9" office:value-type="string">
            <text:p text:style-name="P100"/>
          </table:table-cell>
          <table:table-cell table:style-name="Tableau4.B9" office:value-type="string">
            <text:p text:style-name="P100"/>
          </table:table-cell>
          <table:table-cell table:style-name="Tableau4.C9" office:value-type="string">
            <text:p text:style-name="P100"/>
          </table:table-cell>
          <table:table-cell table:style-name="Tableau4.D9" office:value-type="string">
            <text:p text:style-name="P100"/>
          </table:table-cell>
          <table:table-cell table:style-name="Tableau4.E9" office:value-type="string">
            <text:p text:style-name="P100"/>
          </table:table-cell>
          <table:table-cell table:style-name="Tableau4.F9" office:value-type="string">
            <text:p text:style-name="P100"/>
          </table:table-cell>
          <table:table-cell table:style-name="Tableau4.G9" office:value-type="string">
            <text:p text:style-name="P100"/>
          </table:table-cell>
        </table:table-row>
        <table:table-row>
          <table:table-cell table:style-name="Tableau4.A16" office:value-type="string">
            <text:p text:style-name="P100"/>
          </table:table-cell>
          <table:table-cell table:style-name="Tableau4.B16" office:value-type="string">
            <text:p text:style-name="P100"/>
          </table:table-cell>
          <table:table-cell table:style-name="Tableau4.C16" office:value-type="string">
            <text:p text:style-name="P100"/>
          </table:table-cell>
          <table:table-cell table:style-name="Tableau4.D16" office:value-type="string">
            <text:p text:style-name="P100"/>
          </table:table-cell>
          <table:table-cell table:style-name="Tableau4.E16" office:value-type="string">
            <text:p text:style-name="P100"/>
          </table:table-cell>
          <table:table-cell table:style-name="Tableau4.F16" office:value-type="string">
            <text:p text:style-name="P100"/>
          </table:table-cell>
          <table:table-cell table:style-name="Tableau4.G16" office:value-type="string">
            <text:p text:style-name="P100"/>
          </table:table-cell>
        </table:table-row>
        <table:table-row>
          <table:table-cell table:style-name="Tableau4.A16" office:value-type="string">
            <text:p text:style-name="P100"/>
          </table:table-cell>
          <table:table-cell table:style-name="Tableau4.B16" office:value-type="string">
            <text:p text:style-name="P100"/>
          </table:table-cell>
          <table:table-cell table:style-name="Tableau4.C16" office:value-type="string">
            <text:p text:style-name="P100"/>
          </table:table-cell>
          <table:table-cell table:style-name="Tableau4.D16" office:value-type="string">
            <text:p text:style-name="P100"/>
          </table:table-cell>
          <table:table-cell table:style-name="Tableau4.E16" office:value-type="string">
            <text:p text:style-name="P100"/>
          </table:table-cell>
          <table:table-cell table:style-name="Tableau4.F16" office:value-type="string">
            <text:p text:style-name="P100"/>
          </table:table-cell>
          <table:table-cell table:style-name="Tableau4.G16" office:value-type="string">
            <text:p text:style-name="P100"/>
          </table:table-cell>
        </table:table-row>
        <table:table-row>
          <table:table-cell table:style-name="Tableau4.A16" office:value-type="string">
            <text:p text:style-name="P100"/>
          </table:table-cell>
          <table:table-cell table:style-name="Tableau4.B16" office:value-type="string">
            <text:p text:style-name="P100"/>
          </table:table-cell>
          <table:table-cell table:style-name="Tableau4.C16" office:value-type="string">
            <text:p text:style-name="P100"/>
          </table:table-cell>
          <table:table-cell table:style-name="Tableau4.D16" office:value-type="string">
            <text:p text:style-name="P100"/>
          </table:table-cell>
          <table:table-cell table:style-name="Tableau4.E16" office:value-type="string">
            <text:p text:style-name="P100"/>
          </table:table-cell>
          <table:table-cell table:style-name="Tableau4.F16" office:value-type="string">
            <text:p text:style-name="P100"/>
          </table:table-cell>
          <table:table-cell table:style-name="Tableau4.G16" office:value-type="string">
            <text:p text:style-name="P100"/>
          </table:table-cell>
        </table:table-row>
        <table:table-row>
          <table:table-cell table:style-name="Tableau4.A16" office:value-type="string">
            <text:p text:style-name="P100"/>
          </table:table-cell>
          <table:table-cell table:style-name="Tableau4.B16" office:value-type="string">
            <text:p text:style-name="P100"/>
          </table:table-cell>
          <table:table-cell table:style-name="Tableau4.C16" office:value-type="string">
            <text:p text:style-name="P100"/>
          </table:table-cell>
          <table:table-cell table:style-name="Tableau4.D16" office:value-type="string">
            <text:p text:style-name="P100"/>
          </table:table-cell>
          <table:table-cell table:style-name="Tableau4.E16" office:value-type="string">
            <text:p text:style-name="P100"/>
          </table:table-cell>
          <table:table-cell table:style-name="Tableau4.F16" office:value-type="string">
            <text:p text:style-name="P100"/>
          </table:table-cell>
          <table:table-cell table:style-name="Tableau4.G16" office:value-type="string">
            <text:p text:style-name="P100"/>
          </table:table-cell>
        </table:table-row>
        <table:table-row>
          <table:table-cell table:style-name="Tableau4.A16" office:value-type="string">
            <text:p text:style-name="P100"/>
          </table:table-cell>
          <table:table-cell table:style-name="Tableau4.B16" office:value-type="string">
            <text:p text:style-name="P100"/>
          </table:table-cell>
          <table:table-cell table:style-name="Tableau4.C16" office:value-type="string">
            <text:p text:style-name="P100"/>
          </table:table-cell>
          <table:table-cell table:style-name="Tableau4.D16" office:value-type="string">
            <text:p text:style-name="P100"/>
          </table:table-cell>
          <table:table-cell table:style-name="Tableau4.E16" office:value-type="string">
            <text:p text:style-name="P100"/>
          </table:table-cell>
          <table:table-cell table:style-name="Tableau4.F16" office:value-type="string">
            <text:p text:style-name="P100"/>
          </table:table-cell>
          <table:table-cell table:style-name="Tableau4.G16" office:value-type="string">
            <text:p text:style-name="P100"/>
          </table:table-cell>
        </table:table-row>
        <table:table-row>
          <table:table-cell table:style-name="Tableau4.A16" office:value-type="string">
            <text:p text:style-name="P100"/>
          </table:table-cell>
          <table:table-cell table:style-name="Tableau4.B16" office:value-type="string">
            <text:p text:style-name="P100"/>
          </table:table-cell>
          <table:table-cell table:style-name="Tableau4.C16" office:value-type="string">
            <text:p text:style-name="P100"/>
          </table:table-cell>
          <table:table-cell table:style-name="Tableau4.D16" office:value-type="string">
            <text:p text:style-name="P100"/>
          </table:table-cell>
          <table:table-cell table:style-name="Tableau4.E16" office:value-type="string">
            <text:p text:style-name="P100"/>
          </table:table-cell>
          <table:table-cell table:style-name="Tableau4.F16" office:value-type="string">
            <text:p text:style-name="P100"/>
          </table:table-cell>
          <table:table-cell table:style-name="Tableau4.G16" office:value-type="string">
            <text:p text:style-name="P100"/>
          </table:table-cell>
        </table:table-row>
        <table:table-row>
          <table:table-cell table:style-name="Tableau4.A16" office:value-type="string">
            <text:p text:style-name="P100"/>
          </table:table-cell>
          <table:table-cell table:style-name="Tableau4.B16" office:value-type="string">
            <text:p text:style-name="P100"/>
          </table:table-cell>
          <table:table-cell table:style-name="Tableau4.C16" office:value-type="string">
            <text:p text:style-name="P100"/>
          </table:table-cell>
          <table:table-cell table:style-name="Tableau4.D16" office:value-type="string">
            <text:p text:style-name="P100"/>
          </table:table-cell>
          <table:table-cell table:style-name="Tableau4.E16" office:value-type="string">
            <text:p text:style-name="P100"/>
          </table:table-cell>
          <table:table-cell table:style-name="Tableau4.F16" office:value-type="string">
            <text:p text:style-name="P100"/>
          </table:table-cell>
          <table:table-cell table:style-name="Tableau4.G16" office:value-type="string">
            <text:p text:style-name="P100"/>
          </table:table-cell>
        </table:table-row>
        <table:table-row>
          <table:table-cell table:style-name="Tableau4.A17" office:value-type="string">
            <text:p text:style-name="P100"/>
          </table:table-cell>
          <table:table-cell table:style-name="Tableau4.B17" office:value-type="string">
            <text:p text:style-name="P100"/>
          </table:table-cell>
          <table:table-cell table:style-name="Tableau4.C17" office:value-type="string">
            <text:p text:style-name="P100"/>
          </table:table-cell>
          <table:table-cell table:style-name="Tableau4.D17" office:value-type="string">
            <text:p text:style-name="P100"/>
          </table:table-cell>
          <table:table-cell table:style-name="Tableau4.E17" office:value-type="string">
            <text:p text:style-name="P100"/>
          </table:table-cell>
          <table:table-cell table:style-name="Tableau4.F17" office:value-type="string">
            <text:p text:style-name="P100"/>
          </table:table-cell>
          <table:table-cell table:style-name="Tableau4.G17" office:value-type="string">
            <text:p text:style-name="P100"/>
          </table:table-cell>
        </table:table-row>
      </table:table>
      <text:p text:style-name="P19"><text:change-end text:change-id="ct54430304"/><text:change text:change-id="ct54905280"/><text:change text:change-id="ct54905056"/><text:change text:change-id="ct54904832"/><text:change text:change-id="ct54904608"/><text:change text:change-id="ct54904384"/><text:change text:change-id="ct54904160"/><text:change text:change-id="ct54903936"/><text:change text:change-id="ct54903712"/><text:change text:change-id="ct54903488"/><text:change text:change-id="ct54903264"/><text:change text:change-id="ct54903040"/><text:change text:change-id="ct54886720"/><text:change text:change-id="ct54886496"/><text:change text:change-id="ct54886272"/><text:change text:change-id="ct54886048"/><text:change text:change-id="ct53568080"/><text:change text:change-id="ct54900752"/><text:change text:change-id="ct54900528"/><text:change text:change-id="ct54900304"/><text:change text:change-id="ct54900080"/><text:change text:change-id="ct54899856"/><text:change text:change-id="ct54899632"/><text:change text:change-id="ct54899408"/><text:change text:change-id="ct54899184"/><text:change text:change-id="ct54898960"/><text:change text:change-id="ct54898736"/><text:change text:change-id="ct54898512"/><text:change text:change-id="ct54898288"/><text:change text:change-id="ct54898064"/><text:change text:change-id="ct54897840"/><text:change text:change-id="ct54897616"/><text:change text:change-id="ct54897392"/><text:change text:change-id="ct54897168"/><text:change text:change-id="ct54896944"/><text:change text:change-id="ct54896720"/><text:change text:change-id="ct54896496"/><text:change text:change-id="ct54896272"/><text:change text:change-id="ct54896048"/><text:change text:change-id="ct54895824"/><text:change text:change-id="ct54895600"/><text:change text:change-id="ct54895376"/><text:change text:change-id="ct54895152"/><text:change text:change-id="ct54894928"/><text:change text:change-id="ct54894704"/><text:change text:change-id="ct54894480"/><text:change text:change-id="ct54894256"/><text:change text:change-id="ct54894032"/><text:change text:change-id="ct54893808"/><text:change text:change-id="ct54893584"/><text:change text:change-id="ct54893360"/><text:change text:change-id="ct54893136"/><text:change text:change-id="ct54892912"/><text:change text:change-id="ct54892688"/><text:change text:change-id="ct54892464"/><text:change text:change-id="ct54892240"/><text:change text:change-id="ct54892016"/><text:change text:change-id="ct54891792"/><text:change text:change-id="ct54891568"/><text:change text:change-id="ct54891344"/><text:change text:change-id="ct54891120"/><text:change text:change-id="ct54890896"/><text:change text:change-id="ct54890672"/><text:change text:change-id="ct54890448"/><text:change text:change-id="ct54890224"/><text:change text:change-id="ct54890000"/><text:change text:change-id="ct54889776"/><text:change text:change-id="ct54889552"/><text:change text:change-id="ct54889328"/><text:change text:change-id="ct54889104"/><text:change text:change-id="ct54888880"/><text:change text:change-id="ct54888656"/><text:change text:change-id="ct54888432"/><text:change text:change-id="ct54888208"/><text:change text:change-id="ct54887984"/><text:change text:change-id="ct54887760"/><text:change text:change-id="ct54887536"/><text:change text:change-id="ct54887312"/><text:change text:change-id="ct54887088"/><text:change text:change-id="ct54414592"/><text:change text:change-id="ct54414368"/><text:change text:change-id="ct54885824"/><text:change text:change-id="ct54885600"/><text:change text:change-id="ct54885376"/><text:change text:change-id="ct54885152"/><text:change text:change-id="ct54884928"/><text:change text:change-id="ct54884704"/><text:change text:change-id="ct54884480"/><text:change text:change-id="ct54884256"/><text:change text:change-id="ct54884032"/><text:change text:change-id="ct54883808"/><text:change text:change-id="ct54883584"/><text:change text:change-id="ct54883360"/><text:change text:change-id="ct54883136"/><text:change text:change-id="ct54882912"/><text:change text:change-id="ct54882688"/><text:change text:change-id="ct54882464"/><text:change text:change-id="ct54882240"/><text:change text:change-id="ct54882016"/><text:change text:change-id="ct54881792"/><text:change text:change-id="ct54874784"/><text:change text:change-id="ct54845056"/><text:change-start text:change-id="ct53949200"/>□ Suite sur papier libre</text:p>
      <text:p text:style-name="P78"><text:change-end text:change-id="ct53949200"/><text:change text:change-id="ct54588672"/><text:change-start text:change-id="ct54869552"/></text:p>
      <text:p text:style-name="P312"><text:change-end text:change-id="ct54869552"/><text:change-start text:change-id="ct54922880"/>Article 1 : Définitions</text:p>
      <text:p text:style-name="P202">Dans la présente convention, on entend par :</text:p>
      <text:list xml:id="list6897671601029510006" text:style-name="L6">
        <text:list-item>
          <text:p text:style-name="P309"><text:span text:style-name="T8">Prodou@ne </text:span><text:span text:style-name="T9">: portail internet de la direction générale des douanes et droits indirects, accessible à l’adresse </text:span><text:span text:style-name="T10">https</text:span><text:span text:style-name="T11">:</text:span><text:span text:style-name="T10">//pro.douane.gouv.fr;</text:span></text:p>
        </text:list-item>
        <text:list-item>
          <text:p text:style-name="P307"><text:span text:style-name="T8">CIEL : </text:span><text:span text:style-name="T12">application informatique permettant le dépôt par voie dématérialisée des déclarations relatives aux contributions indirectes, accessible sur le portail Prodou@ne ;</text:span></text:p>
        </text:list-item>
        <text:list-item>
          <text:p text:style-name="P314"><text:span text:style-name="T73">Télépaiements </text:span><text:span text:style-name="T74">(</text:span><text:span text:style-name="T73">volet CIEL</text:span><text:span text:style-name="T74">)</text:span><text:span text:style-name="T73"> : </text:span><text:span text:style-name="T59">application informatique de paiement dématérialisé de créances relevant du secteur des contributions indirectes accessible sur le portail ProDou@ne. Les paiements réalisés via la téléprocédure Télépaiements (volet CIEL) correspondent à des télérèglements par prélèvement SEPA interentreprises.</text:span></text:p>
        </text:list-item>
        <text:list-item>
          <text:p text:style-name="P307"><text:span text:style-name="T8">Opérateur bénéficiaire : </text:span><text:span text:style-name="T9">personne physique ou morale autorisée à bénéficier des dispositions de la présente convention, dont les déclarations peuvent être modifiées ou consultées en ligne et dont les créances sont consultables et payables en ligne, par les utilisateurs, désignés par elle, et préalablement habilités ;</text:span></text:p>
        </text:list-item>
        <text:list-item>
          <text:p text:style-name="P307"><text:span text:style-name="T8">Utilisateur </text:span><text:span text:style-name="T9">: personne physique, inscrite sur le portail Prodou@ne, disposant à ce titre d’un espace personnel et pouvant être habilitée à consulter et préparer la télédéclaration, à valider la saisie en ligne d’une déclaration, et à consulter/régler les créances ;</text:span></text:p>
        </text:list-item>
        <text:list-item>
          <text:p text:style-name="P307"><text:span text:style-name="T8">Inscription </text:span><text:span text:style-name="T9">: procédure permettant à une personne de créer un compte utilisateur sur le portail Prodou@ne ; </text:span></text:p>
        </text:list-item>
        <text:list-item>
          <text:p text:style-name="P315"><text:span text:style-name="T8">Espace personnel </text:span><text:span text:style-name="T9">: zone accessible à l’utilisateur du portail Prodou@ne après authentification, et donnant accès aux téléprocédures pour lesquels il bénéficie d’une habilitation ;</text:span></text:p>
        </text:list-item>
        <text:list-item>
          <text:p text:style-name="P315"><text:span text:style-name="T75">Interprofession principale</text:span><text:span text:style-name="T9"> : l’opérateur </text:span><text:span text:style-name="T60">vitivinicole (récoltant vinificateur, négociant vinificateur ou cave coopérative)</text:span><text:span text:style-name="T9"> désigne une organisation interprofessionnelle </text:span><text:span text:style-name="T61">de référence dont la plateforme</text:span><text:span text:style-name="T9"> sera connecté</text:span><text:span text:style-name="T61">e</text:span><text:span text:style-name="T9"> avec CIEL pour effectuer ses obligations déclaratives.</text:span></text:p>
        </text:list-item>
      </text:list>
      <text:p text:style-name="P202"/>
      <text:p text:style-name="P202"/>
      <text:p text:style-name="P183">Article 2 : Description des services</text:p>
      <text:p text:style-name="P202">La téléprocédure CIEL permet aux opérateurs dûment habilités de créer, modifier, consulter et/ou valider en ligne une déclaration relative aux droits indirects.</text:p>
      <text:p text:style-name="P139"><text:span text:style-name="T21">La téléprocédure </text:span><text:span text:style-name="T80">Télépaiements </text:span><text:span text:style-name="T81">(</text:span><text:span text:style-name="T80">volet CIEL</text:span><text:span text:style-name="T81">)</text:span><text:span text:style-name="T21"> permet aux opérateurs dûment habilités de gérer leur adhésion au </text:span><text:span text:style-name="T91">télérèglement</text:span><text:span text:style-name="T21"> </text:span><text:span text:style-name="T92">par prélèvement SEPA interentreprises </text:span><text:span text:style-name="T21">et/ou de consulter</text:span> et régler les créances dont ils sont redevables.</text:p>
      <text:p text:style-name="P202">Ces services sont accessibles via le portail Prodou@ne.</text:p>
      <text:p text:style-name="P202"/>
      <text:p text:style-name="P202"/>
      <text:p text:style-name="P183">Article 3 : Conditions préalables à la fourniture du service</text:p>
      <text:p text:style-name="P268">3.1 Conditions propres à l’opérateur bénéficiaire</text:p>
      <text:p text:style-name="P224"><text:span text:style-name="T18">Tout opérateur ayant obtenu un agrément d'entrepositaire agréé, déposant des déclarations et potentiellement redevable de sommes à recouvrer au titre des droits indirects télépayables, peut solliciter le bénéfice de la présente convention. </text:span><text:span text:style-name="T9">Une fois imprimée, cette convention doit être signée par le représentant légal de l'opérateur bénéficiaire ou par une personne dûment mandatée, et déposée ou adressée, </text:span><text:span text:style-name="T19">en deux exemplaires originaux</text:span><text:span text:style-name="T9">, au service des douanes compétent</text:span><text:span text:style-name="T20">,</text:span><text:span text:style-name="T9"> accompagnée du contrat ou titre de représentation si nécessaire.</text:span></text:p>
      <text:p text:style-name="P268"/>
      <text:p text:style-name="P268">3.2 Prérequis technique</text:p>
      <text:p text:style-name="P202">L’utilisation des services nécessite un accès à Internet et une adresse de messagerie.</text:p>
      <text:p text:style-name="P245"><text:span text:style-name="T40">Le bénéficiaire désirant utiliser les téléprocédures CIEL et Télé</text:span><text:span text:style-name="T135">paiements (</text:span><text:span text:style-name="T40">volet CIEL</text:span><text:span text:style-name="T135">)</text:span><text:span text:style-name="T40"> devra donc procéder aux démarches nécessaires auprès d’un fournisseur d’accès Internet, s’il n’est pas déjà doté d’un accès Internet.</text:span><text:change-end text:change-id="ct54922880"/><text:change-start text:change-id="ct54927184"/></text:p>
      <text:p text:style-name="P83"><text:change-end text:change-id="ct54927184"/><text:change text:change-id="ct54549936"/><text:change-start text:change-id="ct54937728"/><text:soft-page-break/>3.3 Inscription des utilisateurs sur le portail Prodou@ne</text:p>
      <text:p text:style-name="P202">Seuls les titulaires d’un compte Prodou@ne peuvent bénéficier d’un accès aux téléprocédures CIEL et Télé<text:span text:style-name="T185">paiements</text:span> (volet CIEL).</text:p>
      <text:p text:style-name="P202">La personne souhaitant disposer d’un compte <text:span text:style-name="T186">P</text:span>rodou@ane doit s’inscrire sur le portail en renseignant son identifiant, son mot de passe et son adresse de messagerie électronique. Une fois son compte créé, elle dispose d’un espace personnel dans le portail.</text:p>
      <text:p text:style-name="P268"/>
      <text:p text:style-name="P268">3.4 Habilitation des utilisateurs</text:p>
      <text:p text:style-name="P202">L’opérateur bénéficiaire désigne les utilisateurs devant recevoir une habilitation, au moyen de la présente convention. Les habilitations peuvent par la suite être modifiées sur demande écrite adressée au service des douanes compétent, au moyen du même formulaire.</text:p>
      <text:p text:style-name="P202">À compter de la réception de ce formulaire, le service des douanes compétent procède aux opérations d’habilitation ou aux modifications sollicitées.</text:p>
      <text:p text:style-name="P202"/>
      <text:p text:style-name="P183"/>
      <text:p text:style-name="P183">Article 4 : Utilisation du service</text:p>
      <text:p text:style-name="P202">Les utilisateurs disposant d’un compte Prodou@ne et ayant reçu le(s) droit(s) nécessaire(s) pour utiliser la téléprocédure CIEL et la procédure Télé<text:span text:style-name="T187">paiements</text:span> (volet CIEL) accèdent au service depuis leur espace personnel, après authentification.</text:p>
      <text:p text:style-name="P202"/>
      <text:p text:style-name="P209"/>
      <text:p text:style-name="P209">Article 5 : Conservation des données</text:p>
      <text:p text:style-name="P158"><text:span text:style-name="T21">Les déclarations sont consultables en ligne pendan</text:span><text:span text:style-name="T22">t</text:span><text:span text:style-name="T23"> </text:span><text:span text:style-name="T24">3 ans</text:span><text:span text:style-name="T22"> plus </text:span><text:span text:style-name="T21">l'année en cours, à compter de leur validation et télétransmission, par les personnes habilitées.</text:span></text:p>
      <text:p text:style-name="P158"><text:span text:style-name="T21">Les créances sont consultables en ligne pend</text:span><text:span text:style-name="T22">ant </text:span><text:span text:style-name="T24">3 ans</text:span><text:span text:style-name="T22"> plus</text:span><text:span text:style-name="T21"> l'année en cours, à compter de leur paiement, par les </text:span>personnes habilitées.</text:p>
      <text:p text:style-name="P202"/>
      <text:p text:style-name="P202"/>
      <text:p text:style-name="P183">Article 6 : Obligations des parties</text:p>
      <text:p text:style-name="P202">L'opérateur bénéficiaire s'engage à prendre toutes les mesures nécessaires pour assurer la protection des mots de passe d’accès au service. Chaque utilisateur s'engage à ne pas divulguer les données obtenues du fait de l'exécution de la présente convention à d'autres personnes que l'opérateur bénéficiaire à l'origine de son habilitation.</text:p>
      <text:p text:style-name="P202">L’opérateur s’engage à déposer ses déclarations par voie électronique sur l’ensemble de sa campagne.</text:p>
      <text:p text:style-name="P202">La D.G.D.D.I ne pourra être tenue pour responsable de l’utilisation faite par le bénéficiaire et par les titulaires de comptes Prodou@ne de leurs identifiants et mots de passe, ainsi que des données consultées en ligne.</text:p>
      <text:p text:style-name="P202">La D.G.D.D.I ne peut être tenue pour responsable en cas d’interruption du service due à la force majeure.</text:p>
      <text:p text:style-name="P202"/>
      <text:p text:style-name="P188"/>
      <text:p text:style-name="P188">Article 7 : Transmission des données économiques</text:p>
      <text:p text:style-name="P248"><text:change-end text:change-id="ct54937728"/><text:change-start text:change-id="ct54949808"/>En désignant son interprofession principale, l’opérateur autorise la D.G.D.D.I à transmettre à celle-ci, par voie dématérialisée, les données économiques et son numéro d’agrément, nécessaires à l’accomplissement des missions économiques au titre desquelles les interprofessions ont été reconnues.<text:change-end text:change-id="ct54949808"/><text:change-start text:change-id="ct54951056"/></text:p>
      <text:p text:style-name="P84"><text:change-end text:change-id="ct54951056"/><text:change text:change-id="ct54951504"/><text:change text:change-id="ct54951280"/><text:change-start text:change-id="ct54938272"/></text:p>
      <text:p text:style-name="P247"/>
      <text:p text:style-name="P247"/>
      <text:p text:style-name="P269"><text:change-end text:change-id="ct54938272"/><text:change-start text:change-id="ct54958048"/>Article 8 : Conditions financières</text:p>
      <text:p text:style-name="P202">L’utilisation des téléprocédures CIEL et Télé<text:span text:style-name="T188">paiements</text:span> (volet CIEL) est gratuite (sauf coût d’accès à Internet indépendant du service fourni par la D.G.D.D.I).</text:p>
      <text:p text:style-name="P202"/>
      <text:p text:style-name="P202"/>
      <text:p text:style-name="P183">Article 9 : Données à caractère personnel</text:p>
      <text:p text:style-name="P224"><text:span text:style-name="T9">Le traitement des données nécessaires au fonctionnement du service est effectué dans le respect des droits et obligations prévus par la loi n° 78-17 du 6 janvier 1978. Dans ce cadre, tout bénéficiaire dispose d’un droit d’accès et de rectification des données à caractère personnel le concernant. </text:span><text:span text:style-name="T20">Pour ce faire, il peut s’adresser au service des douanes compétent pour la gestion de l'adhésion</text:span><text:span text:style-name="T9">.</text:span></text:p>
      <text:p text:style-name="P202"/>
      <text:p text:style-name="P202"/>
      <text:p text:style-name="P183">Article 10 : Conditions de modification de la convention</text:p>
      <text:p text:style-name="P202">Toute demande de modification des informations renseignées dans la présente convention doit être adressée au service des douanes compétent pour la gestion de l'adhésion.</text:p>
      <text:p text:style-name="P183"/>
      <text:p text:style-name="P183"/>
      <text:p text:style-name="P183">Article 11 : Suspension et retrait de la convention</text:p>
      <text:p text:style-name="P202">Une décision de suspension ou de retrait de l’agrément de l’opérateur entraîne la suspension ou le retrait de la convention. La décision de suspension ou de retrait du bénéfice de la convention est notifiée au bénéficiaire par lettre recommandée avec accusé de réception.</text:p>
      <text:p text:style-name="P183"/>
      <text:p text:style-name="P183"/>
      <text:p text:style-name="P186">Article 12 : Exécution de la convention</text:p>
      <text:p text:style-name="P205">La présente convention deviendra exécutoire après avoir été revêtue de la signature des parties.</text:p>
      <text:p text:style-name="P205"/>
      <text:p text:style-name="P205"/>
      <text:p text:style-name="P205">Fait à …......................................................................................................, le …........<text:span text:style-name="T25">..........................</text:span></text:p>
      <text:p text:style-name="P205"/>
      <text:p text:style-name="P205"/>
      <text:p text:style-name="P205"/>
      <text:p text:style-name="P214">L'autorité administrative,<text:tab/><text:tab/><text:tab/><text:tab/><text:tab/><text:tab/><text:tab/> Le bénéficiaire<text:span text:style-name="T127">*</text:span>,</text:p>
      <text:p text:style-name="P154"/>
      <text:p text:style-name="P154"/>
      <text:p text:style-name="P154"/>
      <text:p text:style-name="P154"/>
      <text:p text:style-name="P154"/>
      <text:p text:style-name="P154"/>
      <text:p text:style-name="P154"/>
      <text:p text:style-name="P154"/>
      <text:p text:style-name="P156"><text:span text:style-name="T126">*</text:span> : faire précéder la signature de la mention « Lu et approuvé » .</text:p>
      <text:p text:style-name="P154"/>
      <text:p text:style-name="P154"/>
      <text:p text:style-name="P154"/>
      <text:p text:style-name="P165"/>
      <text:p text:style-name="P250">Conformément à la loi n° 78-17 du 6 janvier 1978 relative à l'informatique, aux fichiers, et aux libertés, les informations demandées dans ce formulaire sont strictement nécessaires au traitement de votre demande d'habilitation aux téléprocédures. Les services de la direction générale des douanes et droits indirects chargés de la gestion de ce service sont les seuls destinataires de ces données. En vertu des articles 39 et 40 de la loi n° 78-17, vous disposez d'un droit d'accès et de rectification des données vous concernant. Ce droit peut être exercé auprès du service des douanes destinataire du présent formulaire.<text:change-end text:change-id="ct54958048"/><text:change-start text:change-id="ct54952016"/></text:p>
      <text:p text:style-name="P250"/>
      <text:p text:style-name="P250"/>
      <text:p text:style-name="P250"/>
      <text:p text:style-name="P311"/>
      <table:table table:name="Tableau13" table:style-name="Tableau13">
        <table:table-column table:style-name="Tableau13.A"/>
        <table:table-column table:style-name="Tableau13.B"/>
        <table:table-row table:style-name="Tableau13.1">
          <table:table-cell table:style-name="Tableau13.A1" office:value-type="string">
            <text:p text:style-name="P104"><draw:frame draw:style-name="fr1" draw:name="Image1" text:anchor-type="paragraph" svg:width="5.071cm" svg:height="0.926cm" draw:z-index="1"><draw:image xlink:href="Pictures/20000009000019CA0000048C018FC55623274BFE.svm" xlink:type="simple" xlink:show="embed" xlink:actuate="onLoad"/></draw:frame></text:p>
          </table:table-cell>
          <table:table-cell table:style-name="Tableau13.B1" office:value-type="string">
            <text:p text:style-name="P193">La douane au service des professionnels</text:p>
            <text:p text:style-name="P228">https://pro.douane.gouv.fr</text:p>
          </table:table-cell>
        </table:table-row>
        <table:table-row>
          <table:table-cell table:style-name="Tableau13.A2" table:number-columns-spanned="2" office:value-type="string">
            <text:p text:style-name="P96">Cadre à destination de l’interprofession principale <text:span text:style-name="T189">de l’entrepositaire agréé vitivinicole </text:span></text:p>
            <text:p text:style-name="P102">(récoltant vinificateur, négociant vinificateur ou cave coopérative)</text:p>
          </table:table-cell>
          <table:covered-table-cell/>
        </table:table-row>
      </table:table>
      <text:p text:style-name="P184"/>
      <text:p text:style-name="P191">Papillon détachable à destination de l’interprofession désignée.</text:p>
      <text:p text:style-name="P184"/>
      <text:p text:style-name="P184"/>
      <text:p text:style-name="P184"/>
      <text:p text:style-name="P184"/>
      <table:table table:name="Tableau14" table:style-name="Tableau14">
        <table:table-column table:style-name="Tableau14.A"/>
        <table:table-column table:style-name="Tableau14.B"/>
        <table:table-row>
          <table:table-cell table:style-name="Tableau14.A1" table:number-columns-spanned="2" office:value-type="string">
            <text:p text:style-name="P114">Cadre à remplir par le bénéfic<text:span text:style-name="T21">iaire (</text:span><text:span text:style-name="T88">tous les</text:span><text:span text:style-name="T21"> champs </text:span><text:span text:style-name="T88">sont obligatoires</text:span><text:span text:style-name="T21">)</text:span></text:p>
          </table:table-cell>
          <table:covered-table-cell/>
        </table:table-row>
        <table:table-row>
          <table:table-cell table:style-name="Tableau14.A2" office:value-type="string">
            <text:p text:style-name="P136">Identification de l’opérateur bénéficiaire</text:p>
            <text:p text:style-name="P93"/>
          </table:table-cell>
          <table:table-cell table:style-name="Tableau14.B2" office:value-type="string">
            <text:p text:style-name="P136">Raison sociale :</text:p>
            <text:p text:style-name="P136"/>
            <text:p text:style-name="P136"/>
            <text:p text:style-name="P136"/>
            <text:p text:style-name="P136"/>
            <text:p text:style-name="P136">N°SIREN / SIRET <text:span text:style-name="T1">ou N° douane</text:span> :</text:p>
            <text:p text:style-name="P136"/>
            <text:p text:style-name="P136"/>
            <text:p text:style-name="P133"/>
            <text:p text:style-name="P1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231"><text:span text:style-name="T93">N</text:span><text:span text:style-name="T94">uméro(s)</text:span><text:span text:style-name="T93"> d’agrément </text:span></text:p>
                  <text:p text:style-name="P220"><text:span text:style-name="T190">(FR0+ 5 chiffres + 1 lettre + 4 </text:span><text:span text:style-name="T191">chiffres)</text:span><text:span text:style-name="T192">.</text:span></text:p>
                  <text:p text:style-name="P222"/>
                </table:table-cell>
                <table:table-cell table:style-name="Tableau15.A1" office:value-type="string">
                  <text:p text:style-name="P143"><text:span text:style-name="T95">N</text:span><text:span text:style-name="T96">uméro(s)</text:span><text:span text:style-name="T95"> </text:span><text:span text:style-name="T97">CVI</text:span></text:p>
                </table:table-cell>
                <table:table-cell table:style-name="Tableau15.C1" office:value-type="string">
                  <text:p text:style-name="P143"><text:span text:style-name="T173">I</text:span>nterprofession principale</text:p>
                </table:table-cell>
              </table:table-row>
              <table:table-row>
                <table:table-cell table:style-name="Tableau15.A2" office:value-type="string">
                  <text:p text:style-name="P93"/>
                </table:table-cell>
                <table:table-cell table:style-name="Tableau15.A2" office:value-type="string">
                  <text:p text:style-name="P93"/>
                </table:table-cell>
                <table:table-cell table:style-name="Tableau15.C2" table:number-rows-spanned="5" office:value-type="string">
                  <text:p text:style-name="P93"/>
                </table:table-cell>
              </table:table-row>
              <table:table-row>
                <table:table-cell table:style-name="Tableau15.A2" office:value-type="string">
                  <text:p text:style-name="P93"/>
                </table:table-cell>
                <table:table-cell table:style-name="Tableau15.A2" office:value-type="string">
                  <text:p text:style-name="P93"/>
                </table:table-cell>
                <table:covered-table-cell/>
              </table:table-row>
              <table:table-row>
                <table:table-cell table:style-name="Tableau15.A2" office:value-type="string">
                  <text:p text:style-name="P93"/>
                </table:table-cell>
                <table:table-cell table:style-name="Tableau15.A2" office:value-type="string">
                  <text:p text:style-name="P232"/>
                </table:table-cell>
                <table:covered-table-cell/>
              </table:table-row>
              <table:table-row>
                <table:table-cell table:style-name="Tableau15.A2" office:value-type="string">
                  <text:p text:style-name="P93"/>
                </table:table-cell>
                <table:table-cell table:style-name="Tableau15.A2" office:value-type="string">
                  <text:p text:style-name="P232"/>
                </table:table-cell>
                <table:covered-table-cell/>
              </table:table-row>
              <table:table-row>
                <table:table-cell table:style-name="Tableau15.A2" office:value-type="string">
                  <text:p text:style-name="P93"/>
                </table:table-cell>
                <table:table-cell table:style-name="Tableau15.A2" office:value-type="string">
                  <text:p text:style-name="P232"/>
                </table:table-cell>
                <table:covered-table-cell/>
              </table:table-row>
            </table:table>
            <text:p text:style-name="P136"/>
            <text:p text:style-name="P136"/>
          </table:table-cell>
        </table:table-row>
      </table:table>
      <text:p text:style-name="P184"/>
      <text:p text:style-name="P243"><text:change-end text:change-id="ct54952016"/><text:change-start text:change-id="ct53292192"/></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85"><text:change-end text:change-id="ct53292192"/><text:change text:change-id="ct53297440"/><text:change-start text:change-id="ct55154848"/><text:soft-page-break/>Notice explicative</text:p>
      <text:p text:style-name="P85"/>
      <text:p text:style-name="P144">Les informations demandées sont nécessaires au traitement de votre demande d'adhésion aux</text:p>
      <text:p text:style-name="P140">téléprocédures CIEL et <text:span text:style-name="T21">Télé</text:span><text:span text:style-name="T98">paiements</text:span><text:span text:style-name="T2"> (volet CIEL)</text:span>. En cas d'inexactitude ou de formulaire incomplet, les services de la direction générale des douanes et droits indirects (DGDDI) seront dans l'impossibilité de traiter votre demande.</text:p>
      <text:p text:style-name="P126"/>
      <text:p text:style-name="P126"/>
      <text:p text:style-name="P116">1 - Informations relatives au bénéficiaire</text:p>
      <text:p text:style-name="P116"/>
      <text:p text:style-name="P116">L’intégralité des champs du cadre 1 doit être remplie.</text:p>
      <text:p text:style-name="P116"/>
      <text:p text:style-name="P112">1.1 Identification de l'opérateur bénéficiaire</text:p>
      <text:p text:style-name="P128"/>
      <text:p text:style-name="P128">Les informations demandées sont les suivantes :</text:p>
      <text:list xml:id="list4868531584529889537" text:style-name="L7">
        <text:list-item>
          <text:list>
            <text:list-item>
              <text:p text:style-name="P317">raison sociale de l<text:span text:style-name="T1">'entreprise bénéficiaire de la téléprocédure CIEL et Télé</text:span><text:span text:style-name="T113">paiements</text:span><text:span text:style-name="T1"> (volet CIEL) et redevable vis à vis de l'administration des douanes ;</text:span></text:p>
            </text:list-item>
          </text:list>
        </text:list-item>
      </text:list>
      <text:list xml:id="list6630902543095414631" text:style-name="L8">
        <text:list-item>
          <text:list>
            <text:list-item>
              <text:p text:style-name="P318">numéro SIREN <text:span text:style-name="T197">si l’entreprise adhère pour l’ensemble de ses établissements </text:span>ou <text:span text:style-name="T197">numéro </text:span>SIRET en cas d'adhésion <text:span text:style-name="T197">d’un </text:span>établissement <text:span text:style-name="T197">ou </text:span>numéro d'identification attribué par la douane <text:span text:style-name="T198">(N° douane) si l’entreprise n’est pas immatriculée à l’INSEE </text:span><text:span text:style-name="T107">;</text:span></text:p>
            </text:list-item>
            <text:list-item>
              <text:p text:style-name="P319"><text:span text:style-name="T144">n</text:span><text:span text:style-name="T143">uméro(s) d’agrément de l’opérateur (numéro au format FR0 + 5 chiffres + 1 lettre + 4 chiffres) ;</text:span></text:p>
            </text:list-item>
            <text:list-item>
              <text:p text:style-name="P320">n<text:span text:style-name="T199">uméro(s) CVI de l’opérateur ;</text:span></text:p>
            </text:list-item>
          </text:list>
        </text:list-item>
      </text:list>
      <text:list xml:id="list2522259392331534728" text:style-name="L9">
        <text:list-item>
          <text:list>
            <text:list-item>
              <text:p text:style-name="P316">adresse <text:span text:style-name="T141">du siège </text:span>de l’entreprise <text:span text:style-name="T197">ou de l’établissement </text:span>bénéficiaire de la téléprocédure CIEL et Télé<text:span text:style-name="T200">paiements</text:span> <text:s/>(volet CIEL), <text:span text:style-name="T197">correspondant à l’identifiant (SIREN ou SIRET) communiqué ;</text:span></text:p>
            </text:list-item>
          </text:list>
        </text:list-item>
      </text:list>
      <text:list xml:id="list9013883825451557390" text:style-name="L10">
        <text:list-item>
          <text:list>
            <text:list-item>
              <text:p text:style-name="P304">Interprofession principale <text:span text:style-name="T201">dont</text:span> l’opérateur <text:span text:style-name="T201">est ressortissant</text:span>.</text:p>
            </text:list-item>
          </text:list>
        </text:list-item>
      </text:list>
      <text:p text:style-name="P112"/>
      <text:p text:style-name="P112"/>
      <text:p text:style-name="P112">1.2 Identification du signataire de la convention</text:p>
      <text:p text:style-name="P122"/>
      <text:p text:style-name="P122">Les informations demandées sont les suivantes :</text:p>
      <text:p text:style-name="P264">– <text:s text:c="2"/>nom et prénom de la personne physique signataire de la convention ;</text:p>
      <text:p text:style-name="P266">– <text:s text:c="2"/>qualité du signataire (président, directeur général, gérant, mandataire...) ;</text:p>
      <text:p text:style-name="P266">– <text:s text:c="2"/>courriel (adresse de messagerie électronique de la personne signataire) ;</text:p>
      <text:list xml:id="list4246830258604745368" text:style-name="L11">
        <text:list-item>
          <text:list>
            <text:list-item>
              <text:p text:style-name="P302">numéro de téléphone auquel le signataire, responsable de la convention, peut être joint.</text:p>
            </text:list-item>
          </text:list>
        </text:list-item>
      </text:list>
      <text:p text:style-name="P112"/>
      <text:p text:style-name="P171">Si le signataire n'est pas le représentant légal de l'entreprise, il devra disposer d'un mandat de celui-ci.</text:p>
      <text:p text:style-name="P112"/>
      <text:p text:style-name="P112"/>
      <text:p text:style-name="P212">1.3 Modification des modalités de paiement pour les opérateurs bénéficiant de l’EAUP</text:p>
      <text:p text:style-name="P213"/>
      <text:p text:style-name="P199"><text:span text:style-name="T202">L</text:span>es opérateurs bénéficiant à ce jour de l’échéance annuelle <text:span text:style-name="T203">unique</text:span> de paiement (EAUP) peuvent choisir d’acquitter les droits mensuellement (échéance mensuelle) sous réserve de télédéclarer et de télérègler leur impôt <text:span text:style-name="T202">par prélèvement SEPA interentreprises</text:span>. <text:span text:style-name="T204">La prise en compte de ce changement n’est effective que si l’opérateur acquitte les droits liquidés en EAUP et remplit toujours les critères réglementaires de dispense de garantie de paiement lors de l’enregistrement du changement de modalités.</text:span></text:p>
      <text:p text:style-name="P112"/>
      <text:p text:style-name="P129"/>
      <text:p text:style-name="P129"/>
      <text:p text:style-name="P129"/>
      <text:p text:style-name="P126"><text:soft-page-break/><text:span text:style-name="T31">2 -</text:span><text:span text:style-name="T32"> D</text:span><text:span text:style-name="T33">ésignation des utilisateurs à habiliter</text:span></text:p>
      <text:p text:style-name="P173"/>
      <text:p text:style-name="P173">2.1 – Désignation des utilisateurs à habiliter à la téléprocédure CIEL</text:p>
      <text:p text:style-name="P175"/>
      <text:p text:style-name="P226"><text:span text:style-name="T34">Cette rubrique permet de désigner les utilisateurs disposant d'un compte </text:span><text:span text:style-name="T18">Prodou@ne</text:span><text:span text:style-name="T35">, <text:s/>auxquels un droit d'utilisation doit </text:span><text:span text:style-name="T18">être attribué pour la téléprocédure CIEL.</text:span></text:p>
      <text:p text:style-name="P177">Pour cela, les informations suivantes sont nécessaires :</text:p>
      <text:list xml:id="list1221809208850833334" text:style-name="L12">
        <text:list-item>
          <text:list>
            <text:list-item>
              <text:p text:style-name="P321">numéro d’agrément de l'opérateur<text:span text:style-name="T21"> </text:span><text:span text:style-name="T99">(FR0 + 5 chiffres + 1 lettre + 4 chiffres) </text:span>auquel le compte doit être rattaché (un même compte <text:span text:style-name="T21">Prodou@ne </text:span>pouvant intervenir sur plusieurs agréments d'un même opérateur) ;</text:p>
            </text:list-item>
          </text:list>
        </text:list-item>
      </text:list>
      <text:list xml:id="list144839858288101" text:continue-list="list2522259392331534728" text:style-name="L9">
        <text:list-item>
          <text:list>
            <text:list-item>
              <text:p text:style-name="P298">identifiant du compte Prodou@ne défini par l'utilisateur lors de son inscription sur le portail ;</text:p>
            </text:list-item>
          </text:list>
        </text:list-item>
      </text:list>
      <text:p text:style-name="P225"><text:span text:style-name="T66"><text:tab/>NB : ce compte doit être crée par l’opérateur sur le site Prodou@ne, accessible à l’adresse <text:tab/></text:span><text:a xlink:type="simple" xlink:href="https://pro.douane.gouv.fr/" text:style-name="Internet_20_link" text:visited-style-name="Visited_20_Internet_20_Link"><text:span text:style-name="T138">https</text:span></text:a><text:a xlink:type="simple" xlink:href="https://pro.douane.gouv.fr/" text:style-name="Internet_20_link" text:visited-style-name="Visited_20_Internet_20_Link"><text:span text:style-name="T138">:</text:span></text:a><text:a xlink:type="simple" xlink:href="https://pro.douane.gouv.fr/" text:style-name="Internet_20_link" text:visited-style-name="Visited_20_Internet_20_Link"><text:span text:style-name="T138">//pro.douane.gouv.fr</text:span></text:a><text:span text:style-name="T66">; </text:span><text:span text:style-name="T67">un guide utilisateur est disponible sur le site </text:span><text:span text:style-name="T66">Prodou@ne, </text:span><text:span text:style-name="T68">onglet <text:tab/>« téléservices disponibles » / « statut d’opérateur prodouane ». </text:span><text:span text:style-name="T77">L’opérateur peut également <text:tab/>utiliser des comptes préalablement créées pour d’autres téléservices.</text:span></text:p>
      <text:list xml:id="list144840156234129" text:continue-numbering="true" text:style-name="L9">
        <text:list-item>
          <text:list>
            <text:list-item>
              <text:p text:style-name="P298">type de droits à attribuer, à sélectionner parmi ceux figurant dans le tableau ci-après, déterminant les possibilités d'actions de l'utilisateur et sachant qu'un utilisateur peut bénéficier d'un ou plusieurs droits </text:p>
            </text:list-item>
          </text:list>
        </text:list-item>
      </text:list>
      <text:list xml:id="list716461849786873588" text:style-name="L13">
        <text:list-item>
          <text:list>
            <text:list-header>
              <text:p text:style-name="P300"/>
            </text:list-header>
          </text:list>
        </text:list-item>
      </text:list>
      <table:table table:name="Tableau6" table:style-name="Tableau6">
        <table:table-column table:style-name="Tableau6.A"/>
        <table:table-column table:style-name="Tableau6.B"/>
        <table:table-row>
          <table:table-cell table:style-name="Tableau6.A1" office:value-type="string">
            <text:p text:style-name="P95">Téléprocédure CIEL – Droits </text:p>
          </table:table-cell>
          <table:table-cell table:style-name="Tableau6.B1" office:value-type="string">
            <text:p text:style-name="P95">Permet à l’utilisateur de :</text:p>
          </table:table-cell>
        </table:table-row>
        <table:table-row>
          <table:table-cell table:style-name="Tableau6.A2" office:value-type="string">
            <text:p text:style-name="P95">Consulter</text:p>
          </table:table-cell>
          <table:table-cell table:style-name="Tableau6.B3" office:value-type="string">
            <text:p text:style-name="P95">- s’authentifier sur Prodou@ne et accéder à CIEL</text:p>
            <text:p text:style-name="P95">- consulter l’écran de gestion des déclarations d’un EFS</text:p>
            <text:p text:style-name="P95">- consulter une déclaration récapitulative</text:p>
            <text:p text:style-name="P95">- rechercher une déclaration</text:p>
            <text:p text:style-name="P95">- imprimer une déclaration</text:p>
          </table:table-cell>
        </table:table-row>
        <table:table-row>
          <table:table-cell table:style-name="Tableau6.A2" office:value-type="string">
            <text:p text:style-name="P95">Déclarer</text:p>
          </table:table-cell>
          <table:table-cell table:style-name="Tableau6.B3" office:value-type="string">
            <text:p text:style-name="P95">- fonctionnalités du droit « consulter »</text:p>
            <text:p text:style-name="P95">- déposer une déclaration récapitulative</text:p>
            <text:p text:style-name="P95">- modifier une déclaration récapitulative</text:p>
            <text:p text:style-name="P95">- consulter / modifier son profil utilisateur</text:p>
          </table:table-cell>
        </table:table-row>
      </table:table>
      <text:p text:style-name="P116"/>
      <text:p text:style-name="P116"/>
      <text:p text:style-name="P116">2.2 - Désignation des utilisateurs auxquels les habilitations à CIEL doivent être retirées</text:p>
      <text:p text:style-name="P196"/>
      <text:p text:style-name="P140"><text:span text:style-name="T37">Cette rubrique permet de désigner les utilisateurs Prodou@ne </text:span><text:span text:style-name="T38">ayant été habilités à une date antérieure et </text:span><text:span text:style-name="T39">auxquels un droit d'utilisation doit </text:span><text:span text:style-name="T1">être retiré. Les informations demandées sont les mêmes que pour la désignation des comptes à habiliter (voir point 2.</text:span><text:span text:style-name="T21">1).</text:span></text:p>
      <text:p text:style-name="P118"/>
      <text:p text:style-name="P118"/>
      <text:p text:style-name="P118">2.3 - Désignation des utilisateurs à habiliter à la téléprocédure <text:span text:style-name="T40">Télépaiements (volet CIEL)</text:span></text:p>
      <text:p text:style-name="P196"/>
      <text:p text:style-name="P140"><text:span text:style-name="T37">Cette rubrique permet de désigner les utilisateurs </text:span><text:span text:style-name="T41">Prodou@ne</text:span><text:span text:style-name="T42"> </text:span><text:span text:style-name="T41">auxquels un droit d'utilisation doit </text:span><text:span text:style-name="T21">être attribué pour la téléprocédure </text:span><text:span text:style-name="T43">Télépaiements (volet CIEL)</text:span><text:span text:style-name="T21">.</text:span></text:p>
      <text:p text:style-name="P203"/>
      <text:p text:style-name="P203">Pour cela, les informations suivantes sont nécessaires :</text:p>
      <text:p text:style-name="P259"><text:span text:style-name="T21">– <text:s/></text:span><text:span text:style-name="T100">N° agrément pour lequel l’utilisateur sera habilité à payer les droits </text:span></text:p>
      <text:p text:style-name="P262"><text:span text:style-name="T21">– <text:s/>identifiant du compte Prodou@ne</text:span><text:span text:style-name="T44"> </text:span><text:span text:style-name="T21">défini par l'utilisateur lors de son inscription sur le portail ;</text:span></text:p>
      <text:p text:style-name="P260">– type de droits à attribuer, à sélectionner parmi ceux figurant dans le tableau ci-après, déterminant les possibilités d'actions de l'utilisateur et sachant qu'un utilisateur peut bénéficier d'un ou plusieurs droits.<text:change-end text:change-id="ct55154848"/></text:p>
      <table:table table:name="Tableau10" table:style-name="Tableau10">
        <table:table-column table:style-name="Tableau10.A"/>
        <table:table-column table:style-name="Tableau10.B"/>
        <text:soft-page-break/>
        <table:table-row>
          <table:table-cell table:style-name="Tableau10.A1" office:value-type="string">
            <text:p text:style-name="P99"><text:change-start text:change-id="ct55157024"/>Téléprocédure télépaiements (volet CIEL) - Droits<text:change-end text:change-id="ct55157024"/></text:p>
          </table:table-cell>
          <table:table-cell table:style-name="Tableau10.B1" office:value-type="string">
            <text:p text:style-name="P99"><text:change-start text:change-id="ct55155888"/>Permet à l’utilisateur de :<text:change-end text:change-id="ct55155888"/></text:p>
          </table:table-cell>
        </table:table-row>
        <table:table-row>
          <table:table-cell table:style-name="Tableau10.A2" office:value-type="string">
            <text:p text:style-name="P99"><text:change-start text:change-id="ct55148688"/>Adhérer<text:change-end text:change-id="ct55148688"/></text:p>
          </table:table-cell>
          <table:table-cell table:style-name="Tableau10.B2" office:value-type="string">
            <text:p text:style-name="P274"><text:change-start text:change-id="ct54082944"/>Au moins un utilisateur doit avoir le droit « adhérer » pour :</text:p>
            <text:p text:style-name="P275">- <text:s/>créer son adhésion, <text:span text:style-name="T205">en précisant le SIRET de l’établissement payeur (qui pourra être le SIRET de l’établissement siège ou le SIRET de l’entrepôt concerné par l’agrément, selon le choix de l’opérateur)</text:span></text:p>
            <text:p text:style-name="P276">- <text:s/>consulter son adhésion</text:p>
            <text:p text:style-name="P276">- <text:s/>éditer un mandat à adresser à <text:span text:style-name="T205">la banque de l’établissement payeur (il devra avoir les pouvoirs pour cela)</text:span></text:p>
            <text:p text:style-name="P278">- gérer son adhésion (ajout/suppression de mandats, modifications des données enregistrées, suppression/recréation de l'adhésion)</text:p>
            <text:p text:style-name="P278">- <text:s/>rechercher et consulter les historiques de son adhésion<text:change-end text:change-id="ct54082944"/></text:p>
          </table:table-cell>
        </table:table-row>
        <table:table-row>
          <table:table-cell table:style-name="Tableau10.A2" office:value-type="string">
            <text:p text:style-name="P99"><text:change-start text:change-id="ct55164800"/>Valider<text:change-end text:change-id="ct55164800"/></text:p>
          </table:table-cell>
          <table:table-cell table:style-name="Tableau10.B3" office:value-type="string">
            <text:p text:style-name="P150"><text:change-start text:change-id="ct55173904"/>- rechercher des créances à régler</text:p>
            <text:p text:style-name="P140">- constituer et gérer une liste de créances à régler</text:p>
            <text:p text:style-name="P140">- gérer la préparation d'un ou plusieurs ordres de paiement</text:p>
            <text:p text:style-name="P140">(créer/consulter/modifier/supprimer)</text:p>
            <text:p text:style-name="P140">- valider un ordre de paiement (télépayer une créance)</text:p>
            <text:p text:style-name="P140">- consulter l'historique des créances télépayées (*)<text:change-end text:change-id="ct55173904"/></text:p>
          </table:table-cell>
        </table:table-row>
      </table:table>
      <text:p text:style-name="P108"><text:change-start text:change-id="ct55277424"/>(*) : téléréglées par prélèvement SEPA interentreprises</text:p>
      <text:p text:style-name="P124"/>
      <text:p text:style-name="P203"><text:span text:style-name="T175">NB : </text:span><text:span text:style-name="T176">Le télérèglement par prélèvement SEPA interentreprise</text:span><text:span text:style-name="T177">s</text:span><text:span text:style-name="T176"> deviendra obligatoire au 1</text:span><text:span text:style-name="T206">er</text:span><text:span text:style-name="T176"> euro et moyen de paiement unique avec </text:span><text:span text:style-name="T178">l’entrée en vigueur de</text:span><text:span text:style-name="T176"> l’obligation de télédéclarer</text:span><text:span text:style-name="T179">. <text:s/></text:span></text:p>
      <text:p text:style-name="P200"/>
      <text:p text:style-name="P197"/>
      <text:p text:style-name="P118">2.4 - Désignation des utilisateurs auxquels les habilitation<text:span text:style-name="T21">s </text:span><text:span text:style-name="T92">à la</text:span><text:span text:style-name="T21"> </text:span><text:span text:style-name="T101">téléprocédure Télépaiements (volet CIEL)</text:span><text:span text:style-name="T21"> doivent être retirées</text:span></text:p>
      <text:p text:style-name="P120"><text:span text:style-name="T45">Cette rubrique permet de désigner les utilisateurs Prodou@ne</text:span><text:span text:style-name="T46"> </text:span><text:span text:style-name="T45">auxquels un droit d'utilisation doit être retiré. Les informations demandées sont les mêmes que pour la désignation des utilisateurs à habiliter (voir point </text:span><text:span text:style-name="T52">2.3</text:span><text:span text:style-name="T45">).</text:span></text:p>
      <text:p text:style-name="P116"/>
      <text:p text:style-name="P116"/>
      <text:p text:style-name="P116">3 - Dépôt de la demande</text:p>
      <text:p text:style-name="P206">L'opérateur adresse par courrier ou dépose la <text:span text:style-name="T207">demande d’habilitation et la </text:span>convention <text:span text:style-name="T207">d’adhésion </text:span>d<text:span text:style-name="T208">û</text:span>ment remplie<text:span text:style-name="T207">s et signées</text:span> auprès du service des douanes compétent. L’opérateur sera informé par courriel du traitement de sa demande.</text:p>
      <text:p text:style-name="P206"/>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07"><text:soft-page-break/><text:span text:style-name="T31">Aide au remplissage </text:span><text:span text:style-name="T130">du tableau d’enregistrement des habilitations</text:span><text:span text:style-name="T31"> </text:span></text:p>
      <text:p text:style-name="P145"/>
      <text:p text:style-name="P159"/>
      <text:p text:style-name="P160">Prérequis :</text:p>
      <text:p text:style-name="P145"><text:span text:style-name="T209">Vous devez </text:span>déterminer <text:span text:style-name="T209">au préalable </text:span>qui va télédéclarer dans CIEL <text:span text:style-name="T210">et qui va télérégler vos créances (si vous optez pour cette téléprocédure également). Il peut s’agir de la même personne ou de personnes différentes. </text:span></text:p>
      <text:p text:style-name="P233"><text:span text:style-name="T148">Chaque personne désignée devra disposer d’un compte </text:span><text:span text:style-name="T20">Prodou@ne</text:span><text:span text:style-name="T9">. </text:span><text:span text:style-name="T69">Si le compte </text:span><text:span text:style-name="T20">Prodou@ne</text:span><text:span text:style-name="T9"> </text:span><text:span text:style-name="T69">a déjà été créé précédemment pour accéder à une autre téléprocédure, il peut être réutilisé.</text:span></text:p>
      <text:p text:style-name="P145"/>
      <text:p text:style-name="P161">Exemples :</text:p>
      <text:p text:style-name="P145"/>
      <text:list xml:id="list3253339771745803925" text:style-name="L14">
        <text:list-item>
          <text:p text:style-name="P322">Exemple 1 :</text:p>
        </text:list-item>
      </text:list>
      <text:p text:style-name="P271"><text:span text:style-name="T195">Une société n’a qu’un établissement et qu’un seul agrément. </text:span>La même personne dans la société gère la télédéclaration et le télérèglement : <text:span text:style-name="T210">indiquer son com</text:span>pte prodouane <text:span text:style-name="T210">avec les d</text:span>roit<text:span text:style-name="T210">s</text:span> « gérer » <text:span text:style-name="T102">ou « consulter » pour la téléprocédure CIEL et les </text:span><text:span text:style-name="T21">droits « adhérer » </text:span><text:span text:style-name="T102">ou </text:span><text:span text:style-name="T211">« </text:span>valider » <text:span text:style-name="T196">pour la téléprocédure Télépaiements volet CIEL</text:span>.</text:p>
      <text:p text:style-name="P145"/>
      <text:list xml:id="list4446381179756293352" text:style-name="L15">
        <text:list-item>
          <text:p text:style-name="P323">Exemple 2 :</text:p>
        </text:list-item>
      </text:list>
      <text:p text:style-name="P270"><text:span text:style-name="T149">Une société n’a qu’un établissement et qu’un seul agrément. Une personne gère les télédéclarations dans CIEL et une autre personne gère les télérèglements : indiquer le compte </text:span><text:a xlink:type="simple" xlink:href="mailto:Prodou@ne" text:style-name="Internet_20_link" text:visited-style-name="Visited_20_Internet_20_Link"><text:span text:style-name="T20">Prodou@ne</text:span></text:a><text:span text:style-name="T9"> </text:span><text:span text:style-name="T69">de la 1ère personne avec les d</text:span><text:span text:style-name="T63">roit</text:span><text:span text:style-name="T69">s</text:span><text:span text:style-name="T63"> « gérer » </text:span><text:span text:style-name="T70">ou</text:span><text:span text:style-name="T69"> « consulter » pour la téléprocédure CIEL et celui de la 2ème</text:span><text:span text:style-name="T20"> </text:span><text:span text:style-name="T148">personne avec les droits « adhérer » </text:span><text:span text:style-name="T150">ou</text:span><text:span text:style-name="T148"> « valider » </text:span><text:span text:style-name="T65">pour la téléprocédure Télépaiements volet CIE</text:span><text:span text:style-name="T64">L.</text:span></text:p>
      <text:p text:style-name="P146"/>
      <text:list xml:id="list4682666333369127189" text:style-name="L16">
        <text:list-item>
          <text:p text:style-name="P324">Exemple 3 :</text:p>
        </text:list-item>
      </text:list>
      <text:p text:style-name="P272">Une société a 3 établissements et 3 agréments. La société établit la convention et indique son SIREN. </text:p>
      <text:p text:style-name="P273"><text:span text:style-name="T149">Trois personnes, pour chacun des établissements, gèrent les télédéclarations : indiquer le compte </text:span><text:span text:style-name="T151">Prodou@ne</text:span><text:span text:style-name="T64"> </text:span><text:span text:style-name="T69">de </text:span><text:span text:style-name="T64">chacune de ces personnes face au numéro d’agrément correspondant, </text:span><text:span text:style-name="T69">avec les d</text:span><text:span text:style-name="T63">roit</text:span><text:span text:style-name="T69">s</text:span><text:span text:style-name="T63"> « gérer » </text:span><text:span text:style-name="T70">ou</text:span><text:span text:style-name="T69"> « consulter » pour la téléprocédure CIEL. </text:span></text:p>
      <text:p text:style-name="P273"><text:span text:style-name="T64">Une seule personne gère le télérèglement pour les 3 agréments : indiquer le compte </text:span><text:span text:style-name="T151">Prodou@ne</text:span><text:span text:style-name="T64"> de cette personne face aux 3 numéros d’agrément <text:s/></text:span><text:span text:style-name="T69">avec les droits « adhérer » </text:span><text:span text:style-name="T70">ou</text:span><text:span text:style-name="T69"> « valider » </text:span><text:span text:style-name="T65">pour la téléprocédure Télépaiements volet CIE</text:span><text:span text:style-name="T64">L.</text:span></text:p>
      <text:p text:style-name="P146"/>
      <text:list xml:id="list144839284985611" text:continue-numbering="true" text:style-name="L16">
        <text:list-item>
          <text:p text:style-name="P324">Exemple 4 :</text:p>
        </text:list-item>
      </text:list>
      <text:p text:style-name="P271"><text:span text:style-name="T195">Une société a 3 établissements et 3 agréments. La convention est établie par chaque établissement. Il indique donc son numéro de SIRET et s’inscrit soit dans le cadre de l’exemple 1, soit dans le cadre de l’exemple 2, pour remplir sa convention</text:span><text:span text:style-name="T103">.</text:span></text:p>
      <text:p text:style-name="P145"/>
      <text:list xml:id="list1649424886671893620" text:style-name="L17">
        <text:list-item>
          <text:p text:style-name="P325"><text:span text:style-name="T166">Exemple </text:span><text:span text:style-name="T167">5</text:span><text:span text:style-name="T166"> :</text:span></text:p>
        </text:list-item>
      </text:list>
      <text:p text:style-name="P272">Une société (ou un établissement) a 2 agréments. La société (ou l’établissement) établit la convention et indique son SIREN (ou son SIRET). </text:p>
      <text:list xml:id="list9103565428361083371" text:style-name="L18">
        <text:list-header>
          <text:p text:style-name="P326"><text:span text:style-name="T152">Une personne gère les télédéclarations pour les 2 agréments : indiquer le compte </text:span><text:span text:style-name="T151">Prodou@ne</text:span><text:span text:style-name="T64"> </text:span><text:span text:style-name="T69">de </text:span><text:span text:style-name="T64">ce</text:span><text:span text:style-name="T62">tte</text:span><text:span text:style-name="T64"> personne face </text:span><text:span text:style-name="T62">à chacun des numéros d’agrément </text:span><text:span text:style-name="T64"><text:s/></text:span><text:span text:style-name="T69">avec les d</text:span><text:span text:style-name="T63">roit</text:span><text:span text:style-name="T69">s</text:span><text:span text:style-name="T63"> « gérer » </text:span><text:span text:style-name="T70">ou</text:span><text:span text:style-name="T69"> « consulter » pour la téléprocédure CIEL. </text:span></text:p>
          <text:p text:style-name="P327"><text:span text:style-name="T194">Deux personnes gèrent le télérèglement pour les 2 agréments : répéter le même numéro d’agrément sur 2 lignes et indiquer le compte Prodou@ne de chacune des personnes désignées numéros d’agrément avec les droits « adhérer » ou « valider »</text:span><text:span text:style-name="T159"> </text:span><text:span text:style-name="T196">pour la téléprocédure Télépaiements volet CIEL.</text:span><text:change-end text:change-id="ct55277424"/></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ans" svg:font-family="'Liberation Sans'" style:font-family-generic="swiss"/>
    <style:font-face style:name="FreeMono" svg:font-family="FreeMono" style:font-adornments="Regular" style:font-family-generic="moder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9.14999961853027pt" style:font-size-complex="10.5pt"/>
    </style:style>
    <style:page-layout style:name="Mpm1">
      <style:page-layout-properties fo:page-width="21.001cm" fo:page-height="29.7cm" style:num-format="1" style:print-orientation="portrait" fo:margin-top="2cm" fo:margin-bottom="2cm" fo:margin-left="2cm" fo:margin-right="1.6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tracked-changes>
          <text:changed-region xml:id="ct49485232" text:id="ct49485232">
            <text:insertion>
              <office:change-info>
                <dc:creator>MOA CIEL </dc:creator>
                <dc:date>2016-07-20T12:05:00</dc:date>
              </office:change-info>
            </text:insertion>
          </text:changed-region>
        </text:tracked-changes>
        <text:p text:style-name="MP1"><text:change-start text:change-id="ct49485232"/><text:page-number text:select-page="current">11</text:page-number>/<text:page-count>11</text:page-count><text:change-end text:change-id="ct49485232"/></text:p>
      </style:footer>
    </style:master-page>
    <style:master-page style:name="Landscape" style:page-layout-name="Mpm2">
      <style:footer>
        <text:tracked-changes>
          <text:changed-region xml:id="ct49585568" text:id="ct49585568">
            <text:insertion>
              <office:change-info>
                <dc:creator>Auteur inconnu</dc:creator>
                <dc:date>2016-06-03T09:19:00</dc:date>
              </office:change-info>
            </text:insertion>
          </text:changed-region>
        </text:tracked-changes>
        <text:p text:style-name="MP1"><text:change-start text:change-id="ct49585568"/><text:page-number text:select-page="current">3</text:page-number>/<text:page-count>11</text:page-count><text:change-end text:change-id="ct4958556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11:50:10.021000000</meta:creation-date>
    <meta:editing-duration>PT15H36M6S</meta:editing-duration>
    <meta:editing-cycles>131</meta:editing-cycles>
    <meta:generator>LibreOffice/5.1.6.2$Linux_X86_64 LibreOffice_project/10m0$Build-2</meta:generator>
    <dc:date>2017-09-12T14:48:38.525883694</dc:date>
    <meta:print-date>2016-07-20T12:06:18.888000000</meta:print-date>
    <meta:printed-by>MOA CIEL </meta:printed-by>
    <meta:document-statistic meta:table-count="14" meta:image-count="3" meta:object-count="0" meta:page-count="11" meta:paragraph-count="207" meta:word-count="3053" meta:character-count="20664" meta:non-whitespace-character-count="17790"/>
  </office:meta>
</office:document-meta>
</file>